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1.027cm"/>
    </style:style>
    <style:style style:name="co3" style:family="table-column">
      <style:table-column-properties fo:break-before="auto" style:column-width="5.022cm"/>
    </style:style>
    <style:style style:name="co4" style:family="table-column">
      <style:table-column-properties fo:break-before="auto" style:column-width="2.275cm"/>
    </style:style>
    <style:style style:name="co5" style:family="table-column">
      <style:table-column-properties fo:break-before="auto" style:column-width="2.267cm"/>
    </style:style>
    <style:style style:name="co6" style:family="table-column">
      <style:table-column-properties fo:break-before="auto" style:column-width="1.831cm"/>
    </style:style>
    <style:style style:name="co7" style:family="table-column">
      <style:table-column-properties fo:break-before="auto" style:column-width="2.08cm"/>
    </style:style>
    <style:style style:name="co8" style:family="table-column">
      <style:table-column-properties fo:break-before="auto" style:column-width="1.663cm"/>
    </style:style>
    <style:style style:name="co9" style:family="table-column">
      <style:table-column-properties fo:break-before="auto" style:column-width="0.277cm"/>
    </style:style>
    <style:style style:name="co10" style:family="table-column">
      <style:table-column-properties fo:break-before="auto" style:column-width="0.998cm"/>
    </style:style>
    <style:style style:name="co11" style:family="table-column">
      <style:table-column-properties fo:break-before="auto" style:column-width="5.493cm"/>
    </style:style>
    <style:style style:name="co12" style:family="table-column">
      <style:table-column-properties fo:break-before="auto" style:column-width="3.052cm"/>
    </style:style>
    <style:style style:name="co13" style:family="table-column">
      <style:table-column-properties fo:break-before="auto" style:column-width="6.436cm"/>
    </style:style>
    <style:style style:name="co14" style:family="table-column">
      <style:table-column-properties fo:break-before="auto" style:column-width="0.554cm"/>
    </style:style>
    <style:style style:name="co15" style:family="table-column">
      <style:table-column-properties fo:break-before="auto" style:column-width="2.469cm"/>
    </style:style>
    <style:style style:name="ro1" style:family="table-row">
      <style:table-row-properties style:row-height="0.62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3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4.685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8.056cm" fo:break-before="auto" style:use-optimal-row-height="true"/>
    </style:style>
    <style:style style:name="ro13" style:family="table-row">
      <style:table-row-properties style:row-height="5.106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4.263cm" fo:break-before="auto" style:use-optimal-row-height="true"/>
    </style:style>
    <style:style style:name="ro16" style:family="table-row">
      <style:table-row-properties style:row-height="2.579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3cm" fo:break-before="auto" style:use-optimal-row-height="true"/>
    </style:style>
    <style:style style:name="ro19" style:family="table-row">
      <style:table-row-properties style:row-height="7.213cm" fo:break-before="auto" style:use-optimal-row-height="true"/>
    </style:style>
    <style:style style:name="ro20" style:family="table-row">
      <style:table-row-properties style:row-height="2.157cm" fo:break-before="auto" style:use-optimal-row-height="true"/>
    </style:style>
    <style:style style:name="ro21"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CraneBackgroundNoWrap">
      <style:text-properties fo:font-size="14pt" fo:font-weight="bold" style:font-size-asian="14pt" style:font-weight-asian="bold" style:font-size-complex="14pt" style:font-weight-complex="bold"/>
    </style:style>
    <style:style style:name="ce2" style:family="table-cell" style:parent-style-name="CraneErrorCell" style:data-style-name="N109"/>
    <style:style style:name="ce3" style:family="table-cell" style:parent-style-name="CraneBackground">
      <style:text-properties fo:font-weight="bold" style:font-weight-asian="bold" style:font-weight-complex="bold"/>
    </style:style>
    <style:style style:name="ce4" style:family="table-cell" style:parent-style-name="CraneBackground">
      <style:text-properties fo:font-size="12pt" fo:font-weight="bold" style:font-weight-asian="bold" style:font-weight-complex="bold"/>
    </style:style>
    <style:style style:name="ce5" style:family="table-cell" style:parent-style-name="CraneBackground">
      <style:table-cell-properties style:text-align-source="fix" style:repeat-content="false"/>
      <style:paragraph-properties fo:text-align="end" fo:margin-left="0cm"/>
    </style:style>
    <style:style style:name="ce6" style:family="table-cell" style:parent-style-name="CraneBackground">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CraneBackground">
      <style:table-cell-properties style:text-align-source="fix" style:repeat-content="false"/>
      <style:paragraph-properties fo:text-align="center" fo:margin-left="0cm"/>
    </style:style>
    <style:style style:name="ce8" style:family="table-cell" style:parent-style-name="CraneLanguageNoPrint">
      <style:text-properties fo:font-weight="normal" style:font-weight-asian="normal" style:font-weight-complex="normal"/>
    </style:style>
    <style:style style:name="ce9" style:family="table-cell" style:parent-style-name="Default">
      <style:map style:condition="cell-content()!=&quot;&quot;" style:apply-style-name="DataEntry" style:base-cell-address="Identification.E10"/>
      <style:map style:condition="cell-content()=&quot;&quot;" style:apply-style-name="DataEntryError" style:base-cell-address="Identification.E10"/>
    </style:style>
    <style:style style:name="ce10" style:family="table-cell" style:parent-style-name="Default">
      <style:map style:condition="cell-content()=&quot;&quot;" style:apply-style-name="DataEntryError" style:base-cell-address="Identification.E13"/>
      <style:map style:condition="cell-content()!=&quot;&quot;" style:apply-style-name="DataEntry" style:base-cell-address="Identification.E13"/>
    </style:style>
    <style:style style:name="ce11" style:family="table-cell" style:parent-style-name="Default">
      <style:table-cell-properties style:cell-protect="none" style:print-content="true"/>
      <style:map style:condition="cell-content()!=&quot;&quot;" style:apply-style-name="DataEntry" style:base-cell-address="Identification.E10"/>
      <style:map style:condition="cell-content()=&quot;&quot;" style:apply-style-name="DataEntryError" style:base-cell-address="Identification.E10"/>
    </style:style>
    <style:style style:name="ce12" style:family="table-cell" style:parent-style-name="Default">
      <style:map style:condition="is-true-formula(IF(OR([.E$15]=&quot;&quot;;[.E$12]=&quot;&quot;;[.E$13]=&quot;&quot;;[.E$14]=&quot;&quot;);1;0))" style:apply-style-name="DataEntryIgnored" style:base-cell-address="Identification.E16"/>
      <style:map style:condition="is-true-formula(1)" style:apply-style-name="DataEntry" style:base-cell-address="Identification.E16"/>
    </style:style>
    <style:style style:name="ce13" style:family="table-cell" style:parent-style-name="Default">
      <style:text-properties fo:color="#000000" style:font-name="Arial2" fo:font-size="9pt" style:font-name-asian="Arial2" style:font-size-asian="9pt" style:font-name-complex="Arial2" style:font-size-complex="5.09999990463257pt"/>
      <style:map style:condition="is-true-formula(IF(OR([.E$15]=&quot;&quot;;[.E$12]=&quot;&quot;;[.E$13]=&quot;&quot;;[.E$14]=&quot;&quot;);1;0))" style:apply-style-name="DataEntryIgnored" style:base-cell-address="Identification.E16"/>
      <style:map style:condition="is-true-formula(1)" style:apply-style-name="DataEntry" style:base-cell-address="Identification.E16"/>
    </style:style>
    <style:style style:name="ce14" style:family="table-cell" style:parent-style-name="Default">
      <style:map style:condition="is-true-formula(IF(OR([.E10]=&quot;&quot;;[.E11]=&quot;&quot;;[.E12]=&quot;&quot;;[.E13]=&quot;&quot;);1;0))" style:apply-style-name="DataEntryIgnored" style:base-cell-address="Identification.E20"/>
      <style:map style:condition="is-true-formula(1)" style:apply-style-name="DataEntry" style:base-cell-address="Identification.E20"/>
    </style:style>
    <style:style style:name="ce15" style:family="table-cell" style:parent-style-name="Default">
      <style:map style:condition="is-true-formula(IF(OR([.E$15]=&quot;&quot;;[.E$12]=&quot;&quot;;[.E$13]=&quot;&quot;;[.E$14]=&quot;&quot;);1;0))" style:apply-style-name="DataEntryIgnored" style:base-cell-address="Identification.E16"/>
      <style:map style:condition="is-true-formula(1)" style:apply-style-name="DataEntry" style:base-cell-address="Identification.E16"/>
    </style:style>
    <style:style style:name="ce16" style:family="table-cell" style:parent-style-name="CraneBackgroundNoWrap">
      <style:table-cell-properties style:text-align-source="fix" style:repeat-content="false"/>
      <style:paragraph-properties fo:text-align="end" fo:margin-left="0cm"/>
    </style:style>
    <style:style style:name="ce17" style:family="table-cell" style:parent-style-name="CraneProtectExposition">
      <style:table-cell-properties style:text-align-source="fix" style:repeat-content="false"/>
      <style:paragraph-properties fo:text-align="end" fo:margin-left="0cm"/>
      <style:text-properties fo:font-weight="bold" style:font-weight-asian="bold" style:font-weight-complex="bold"/>
    </style:style>
    <style:style style:name="ce18" style:family="table-cell" style:parent-style-name="Default">
      <style:map style:condition="is-true-formula(IF(OR([.E$15]=&quot;&quot;;[.E$12]=&quot;&quot;;[.E$13]=&quot;&quot;;[.E$14]=&quot;&quot;);1;0))" style:apply-style-name="DataEntryIgnored" style:base-cell-address="Identification.J24"/>
      <style:map style:condition="is-true-formula(1)" style:apply-style-name="DataEntry" style:base-cell-address="Identification.J24"/>
    </style:style>
    <style:style style:name="ce19" style:family="table-cell" style:parent-style-name="DataEntry">
      <style:map style:condition="is-true-formula(IF([$Identification.$E$9]=&quot;&quot;;1;0))" style:apply-style-name="DataEntryIgnored" style:base-cell-address="Identification.M8"/>
      <style:map style:condition="is-true-formula(1)" style:apply-style-name="DataEntry" style:base-cell-address="Identification.M8"/>
    </style:style>
    <style:style style:name="ce20" style:family="table-cell" style:parent-style-name="Default">
      <style:map style:condition="is-true-formula(IF(OR([.E$15]=&quot;&quot;;[.E$12]=&quot;&quot;;[.E$13]=&quot;&quot;;[.E$14]=&quot;&quot;);1;0))" style:apply-style-name="DataEntryIgnored" style:base-cell-address="Identification.M16"/>
      <style:map style:condition="is-true-formula(1)" style:apply-style-name="DataEntry" style:base-cell-address="Identification.M16"/>
    </style:style>
    <style:style style:name="ce21" style:family="table-cell" style:parent-style-name="CraneBackground">
      <style:table-cell-properties style:text-align-source="fix" style:repeat-content="false"/>
      <style:paragraph-properties fo:text-align="start" fo:margin-left="0cm"/>
      <style:text-properties fo:font-size="14pt" fo:font-weight="bold"/>
      <style:map style:condition="is-true-formula(1)" style:apply-style-name="CraneBackgroundNoWrapNumber" style:base-cell-address="Columns.A1"/>
    </style:style>
    <style:style style:name="ce22" style:family="table-cell" style:parent-style-name="CraneBackgroundNoWrap">
      <style:map style:condition="is-true-formula(1)" style:apply-style-name="CraneBackgroundNoWrap" style:base-cell-address="Columns.A15"/>
    </style:style>
    <style:style style:name="ce23" style:family="table-cell" style:parent-style-name="CraneBackgroundNoWrap">
      <style:map style:condition="is-true-formula(1)" style:apply-style-name="CraneBackgroundNoWrapNumber" style:base-cell-address="Columns.A1"/>
    </style:style>
    <style:style style:name="ce24" style:family="table-cell" style:parent-style-name="CraneBackgroundNoWrap">
      <style:map style:condition="is-true-formula(1)" style:apply-style-name="CraneBackgroundNoWrapNumber" style:base-cell-address="Columns.A1"/>
    </style:style>
    <style:style style:name="ce25" style:family="table-cell" style:parent-style-name="CraneBackgroundNoWrap">
      <style:text-properties fo:font-size="12pt" fo:font-weight="bold" style:font-weight-asian="bold" style:font-weight-complex="bold"/>
      <style:map style:condition="is-true-formula(1)" style:apply-style-name="CraneBackgroundNoWrapNumber" style:base-cell-address="Columns.A1"/>
    </style:style>
    <style:style style:name="ce26" style:family="table-cell" style:parent-style-name="CraneBackgroundNoWrap">
      <style:table-cell-properties style:text-align-source="fix" style:repeat-content="false"/>
      <style:paragraph-properties fo:text-align="center" fo:margin-left="0cm"/>
      <style:text-properties fo:font-weight="bold" style:font-weight-asian="bold" style:font-weight-complex="bold"/>
      <style:map style:condition="is-true-formula(1)" style:apply-style-name="CraneBackgroundNoWrapNumber" style:base-cell-address="Columns.A1"/>
    </style:style>
    <style:style style:name="ce27" style:family="table-cell" style:parent-style-name="CraneBackgroundNoWrap">
      <style:table-cell-properties style:text-align-source="fix" style:repeat-content="false"/>
      <style:paragraph-properties fo:text-align="center" fo:margin-left="0cm"/>
      <style:map style:condition="is-true-formula(1)" style:apply-style-name="CraneBackgroundNoWrapNumber" style:base-cell-address="Columns.A1"/>
    </style:style>
    <style:style style:name="ce28" style:family="table-cell" style:parent-style-name="CraneBackgroundNoWrap">
      <style:table-cell-properties style:text-align-source="fix" style:repeat-content="false"/>
      <style:paragraph-properties fo:text-align="center" fo:margin-left="0cm"/>
      <style:text-properties fo:font-weight="normal" style:font-weight-asian="normal" style:font-weight-complex="normal"/>
      <style:map style:condition="is-true-formula(1)" style:apply-style-name="CraneBackgroundNoWrapNumber" style:base-cell-address="Columns.A1"/>
    </style:style>
    <style:style style:name="ce29" style:family="table-cell" style:parent-style-name="CraneBackground">
      <style:table-cell-properties style:text-align-source="fix" style:repeat-content="false"/>
      <style:paragraph-properties fo:text-align="center" fo:margin-left="0cm"/>
      <style:text-properties fo:font-weight="normal" style:font-weight-asian="normal" style:font-weight-complex="normal"/>
      <style:map style:condition="is-true-formula(1)" style:apply-style-name="CraneBackgroundNoWrapNumber" style:base-cell-address="Columns.A1"/>
    </style:style>
    <style:style style:name="ce30" style:family="table-cell" style:parent-style-name="CraneBackgroundNoWrap">
      <style:table-cell-properties style:text-align-source="fix" style:repeat-content="false"/>
      <style:paragraph-properties fo:text-align="center" fo:margin-left="0cm"/>
      <style:text-properties fo:font-weight="bold" style:font-weight-asian="bold" style:font-weight-complex="bold"/>
      <style:map style:condition="is-true-formula(1)" style:apply-style-name="CraneBackgroundNoWrap" style:base-cell-address="Columns.A15"/>
    </style:style>
    <style:style style:name="ce31" style:family="table-cell" style:parent-style-name="CraneLanguageNoWrap">
      <style:text-properties fo:font-weight="normal" style:font-weight-asian="normal" style:font-weight-complex="normal"/>
      <style:map style:condition="is-true-formula(1)" style:apply-style-name="CraneBackgroundNoWrapNumber" style:base-cell-address="Columns.A1"/>
    </style:style>
    <style:style style:name="ce32" style:family="table-cell" style:parent-style-name="CraneLabelColumnId">
      <style:map style:condition="is-true-formula(1)" style:apply-style-name="CraneBackgroundNoWrapNumber" style:base-cell-address="Columns.A1"/>
    </style:style>
    <style:style style:name="ce33" style:family="table-cell" style:parent-style-name="CraneLabelColumnUse">
      <style:map style:condition="is-true-formula(1)" style:apply-style-name="CraneBackgroundNoWrapNumber" style:base-cell-address="Columns.A1"/>
    </style:style>
    <style:style style:name="ce34" style:family="table-cell" style:parent-style-name="CraneLabelColumnShortName">
      <style:map style:condition="is-true-formula(1)" style:apply-style-name="CraneBackgroundNoWrapNumber" style:base-cell-address="Columns.A1"/>
    </style:style>
    <style:style style:name="ce35" style:family="table-cell" style:parent-style-name="CraneLabelColumnDataType">
      <style:map style:condition="is-true-formula(1)" style:apply-style-name="CraneBackgroundNoWrapNumber" style:base-cell-address="Columns.A1"/>
    </style:style>
    <style:style style:name="ce36" style:family="table-cell" style:parent-style-name="CraneLabelColumnDataTypeLanguage">
      <style:map style:condition="is-true-formula(1)" style:apply-style-name="CraneBackgroundNoWrapNumber" style:base-cell-address="Columns.A1"/>
    </style:style>
    <style:style style:name="ce37" style:family="table-cell" style:parent-style-name="CraneLabelColumnDataTypeLibrary">
      <style:map style:condition="is-true-formula(1)" style:apply-style-name="CraneBackgroundNoWrapNumber" style:base-cell-address="Columns.A1"/>
    </style:style>
    <style:style style:name="ce38" style:family="table-cell" style:parent-style-name="CraneLabelColumnKeyId">
      <style:map style:condition="is-true-formula(1)" style:apply-style-name="CraneBackgroundNoWrapNumber" style:base-cell-address="Columns.A1"/>
    </style:style>
    <style:style style:name="ce39" style:family="table-cell" style:parent-style-name="CraneLabelColumnKeyShortName">
      <style:map style:condition="is-true-formula(1)" style:apply-style-name="CraneBackgroundNoWrap" style:base-cell-address="Columns.A15"/>
    </style:style>
    <style:style style:name="ce40" style:family="table-cell" style:parent-style-name="CraneLabelColumnKeyLongName">
      <style:map style:condition="is-true-formula(1)" style:apply-style-name="CraneBackgroundNoWrapNumber" style:base-cell-address="Columns.A1"/>
    </style:style>
    <style:style style:name="ce41" style:family="table-cell" style:parent-style-name="CraneLabelColumnKeyLongNameLang">
      <style:map style:condition="is-true-formula(1)" style:apply-style-name="CraneBackgroundNoWrapNumber" style:base-cell-address="Columns.A1"/>
    </style:style>
    <style:style style:name="ce42" style:family="table-cell" style:parent-style-name="CraneLabelColumnKeyLongNameIdentifier">
      <style:map style:condition="is-true-formula(1)" style:apply-style-name="CraneBackgroundNoWrapNumber" style:base-cell-address="Columns.A1"/>
    </style:style>
    <style:style style:name="ce43" style:family="table-cell" style:parent-style-name="CraneLabelColumnKeyCanonicalUri">
      <style:map style:condition="is-true-formula(1)" style:apply-style-name="CraneBackgroundNoWrapNumber" style:base-cell-address="Columns.A1"/>
    </style:style>
    <style:style style:name="ce44" style:family="table-cell" style:parent-style-name="CraneLabelColumnKeyCanonicalVersionUri">
      <style:map style:condition="is-true-formula(1)" style:apply-style-name="CraneBackgroundNoWrapNumber" style:base-cell-address="Columns.A1"/>
    </style:style>
    <style:style style:name="ce45" style:family="table-cell" style:parent-style-name="CraneLabelColumnKeyAnnotationDescription">
      <style:map style:condition="is-true-formula(1)" style:apply-style-name="CraneBackgroundNoWrapNumber" style:base-cell-address="Columns.A1"/>
    </style:style>
    <style:style style:name="ce46" style:family="table-cell" style:parent-style-name="CraneLabelColumnKeyAnnotationDescriptionLang">
      <style:map style:condition="is-true-formula(1)" style:apply-style-name="CraneBackgroundNoWrapNumber" style:base-cell-address="Columns.A1"/>
    </style:style>
    <style:style style:name="ce47" style:family="table-cell" style:parent-style-name="CraneLabelColumnKeyAnnotationApplication">
      <style:map style:condition="is-true-formula(1)" style:apply-style-name="CraneBackgroundNoWrapNumber" style:base-cell-address="Columns.A1"/>
    </style:style>
    <style:style style:name="ce48" style:family="table-cell" style:parent-style-name="CraneLabelColumnLongName">
      <style:map style:condition="is-true-formula(1)" style:apply-style-name="CraneBackgroundNoWrapNumber" style:base-cell-address="Columns.A1"/>
    </style:style>
    <style:style style:name="ce49" style:family="table-cell" style:parent-style-name="CraneLabelColumnLongNameLang">
      <style:map style:condition="is-true-formula(1)" style:apply-style-name="CraneBackgroundNoWrapNumber" style:base-cell-address="Columns.A1"/>
    </style:style>
    <style:style style:name="ce50" style:family="table-cell" style:parent-style-name="CraneLabelColumnLongNameIdentifier">
      <style:map style:condition="is-true-formula(1)" style:apply-style-name="CraneBackgroundNoWrapNumber" style:base-cell-address="Columns.A1"/>
    </style:style>
    <style:style style:name="ce51" style:family="table-cell" style:parent-style-name="CraneLabelColumnCanonicalUri">
      <style:map style:condition="is-true-formula(1)" style:apply-style-name="CraneBackgroundNoWrapNumber" style:base-cell-address="Columns.A1"/>
    </style:style>
    <style:style style:name="ce52" style:family="table-cell" style:parent-style-name="CraneLabelColumnCanonicalVersionUri">
      <style:map style:condition="is-true-formula(1)" style:apply-style-name="CraneBackgroundNoWrapNumber" style:base-cell-address="Columns.A1"/>
    </style:style>
    <style:style style:name="ce53" style:family="table-cell" style:parent-style-name="CraneLabelColumnAnnotationDescription">
      <style:map style:condition="is-true-formula(1)" style:apply-style-name="CraneBackgroundNoWrapNumber" style:base-cell-address="Columns.A1"/>
    </style:style>
    <style:style style:name="ce54" style:family="table-cell" style:parent-style-name="CraneLabelColumnAnnotationDescriptionLang">
      <style:map style:condition="is-true-formula(1)" style:apply-style-name="CraneBackgroundNoWrapNumber" style:base-cell-address="Columns.A1"/>
    </style:style>
    <style:style style:name="ce55" style:family="table-cell" style:parent-style-name="CraneLabelColumnAnnotationApplication">
      <style:map style:condition="is-true-formula(1)" style:apply-style-name="CraneBackgroundNoWrapNumber" style:base-cell-address="Columns.A1"/>
    </style:style>
    <style:style style:name="ce56" style:family="table-cell" style:parent-style-name="CraneLabelColumnDataTypeParameter">
      <style:map style:condition="is-true-formula(1)" style:apply-style-name="CraneBackgroundNoWrapNumber" style:base-cell-address="Columns.A1"/>
    </style:style>
    <style:style style:name="ce57" style:family="table-cell" style:parent-style-name="CraneLabelColumnDataTypeParameterLongName">
      <style:map style:condition="is-true-formula(1)" style:apply-style-name="CraneBackgroundNoWrapNumber" style:base-cell-address="Columns.A1"/>
    </style:style>
    <style:style style:name="ce58" style:family="table-cell" style:parent-style-name="CraneLanguageNoWrap">
      <style:map style:condition="is-true-formula(1)" style:apply-style-name="CraneBackgroundNoWrapNumber" style:base-cell-address="Columns.A1"/>
    </style:style>
    <style:style style:name="ce59" style:family="table-cell" style:parent-style-name="CraneBackgroundNoWrapNumberProtected">
      <style:map style:condition="is-true-formula(1)" style:apply-style-name="Background" style:base-cell-address="Columns.A6"/>
    </style:style>
    <style:style style:name="ce60" style:family="table-cell" style:parent-style-name="CraneBackground">
      <style:map style:condition="is-true-formula(1)" style:apply-style-name="Background" style:base-cell-address="Columns.A6"/>
    </style:style>
    <style:style style:name="ce61" style:family="table-cell" style:parent-style-name="Default">
      <style:map style:condition="is-true-formula(IF([.E$7]=&quot;&quot;;1;0))" style:apply-style-name="DataEntryError" style:base-cell-address="Columns.E7"/>
      <style:map style:condition="is-true-formula(1)" style:apply-style-name="DataEntryBold" style:base-cell-address="Columns.E7"/>
    </style:style>
    <style:style style:name="ce62" style:family="table-cell" style:parent-style-name="Default">
      <style:map style:condition="is-true-formula(IF([.E$8]=&quot;&quot;;1;0))" style:apply-style-name="DataEntryError" style:base-cell-address="Columns.E8"/>
      <style:map style:condition="is-true-formula(1)" style:apply-style-name="DataEntry" style:base-cell-address="Columns.E8"/>
    </style:style>
    <style:style style:name="ce63" style:family="table-cell" style:parent-style-name="Default">
      <style:map style:condition="is-true-formula(IF([.E$9]=&quot;&quot;;1;0))" style:apply-style-name="DataEntryError" style:base-cell-address="Columns.E9"/>
      <style:map style:condition="is-true-formula(1)" style:apply-style-name="DataEntry" style:base-cell-address="Columns.E9"/>
    </style:style>
    <style:style style:name="ce64" style:family="table-cell" style:parent-style-name="Default">
      <style:map style:condition="is-true-formula(IF([.E$10]=&quot;&quot;;1;0))" style:apply-style-name="DataEntryError" style:base-cell-address="Columns.E10"/>
      <style:map style:condition="is-true-formula(1)" style:apply-style-name="DataEntry" style:base-cell-address="Columns.E10"/>
    </style:style>
    <style:style style:name="ce65" style:family="table-cell" style:parent-style-name="DataEntry">
      <style:map style:condition="is-true-formula(IF(OR([.E$7]=&quot;&quot;;[.E$8]=&quot;&quot;;[.E$9]=&quot;&quot;;[.E$10]=&quot;&quot;);1;0))" style:apply-style-name="DataEntryIgnored" style:base-cell-address="Columns.E11"/>
      <style:map style:condition="is-true-formula(1)" style:apply-style-name="DataEntry" style:base-cell-address="Columns.E11"/>
    </style:style>
    <style:style style:name="ce66" style:family="table-cell" style:parent-style-name="DataEntry">
      <style:table-cell-properties style:cell-protect="none" style:print-content="true"/>
      <style:map style:condition="is-true-formula(IF(OR([.E$7]=&quot;&quot;;[.E$8]=&quot;&quot;;[.E$9]=&quot;&quot;;[.E$10]=&quot;&quot;);1;0))" style:apply-style-name="DataEntryIgnored" style:base-cell-address="Columns.E11"/>
      <style:map style:condition="is-true-formula(1)" style:apply-style-name="DataEntry" style:base-cell-address="Columns.E11"/>
    </style:style>
    <style:style style:name="ce67" style:family="table-cell" style:parent-style-name="DataEntry">
      <style:table-cell-properties style:cell-protect="none" style:print-content="true"/>
      <style:map style:condition="is-true-formula(IF(OR([.E$7]=&quot;&quot;;[.E$8]=&quot;&quot;;[.E$9]=&quot;&quot;;[.E$10]=&quot;&quot;);1;0))" style:apply-style-name="DataEntryIgnored" style:base-cell-address="Columns.E14"/>
      <style:map style:condition="is-true-formula(1)" style:apply-style-name="DataEntry" style:base-cell-address="Columns.E14"/>
    </style:style>
    <style:style style:name="ce68" style:family="table-cell" style:parent-style-name="Default">
      <style:table-cell-properties style:cell-protect="none" style:print-content="true"/>
      <style:map style:condition="is-true-formula(IF(OR([.E$7]=&quot;&quot;;[.E$8]=&quot;&quot;;[.E$9]=&quot;&quot;;[.E$10]=&quot;&quot;;[.E$14]=&quot;&quot;);1;0))" style:apply-style-name="DataEntryIgnored" style:base-cell-address="Columns.E15"/>
      <style:map style:condition="is-true-formula(IF(OR(AND([.E$14]&lt;&gt;&quot;&quot;;[.E$15]=&quot;&quot;);AND([.E$14]=&quot;&quot;;[.E$15]&lt;&gt;&quot;&quot;));1;0))" style:apply-style-name="DataEntryError" style:base-cell-address="Columns.E15"/>
      <style:map style:condition="is-true-formula(1)" style:apply-style-name="DataEntry" style:base-cell-address="Columns.E15"/>
    </style:style>
    <style:style style:name="ce69" style:family="table-cell" style:parent-style-name="DataEntry">
      <style:map style:condition="is-true-formula(IF(OR([.E$7]=&quot;&quot;;[.E$8]=&quot;&quot;;[.E$9]=&quot;&quot;;[.E$10]=&quot;&quot;;[.E$14]=&quot;&quot;);1;0))" style:apply-style-name="DataEntryIgnored" style:base-cell-address="Columns.E16"/>
      <style:map style:condition="is-true-formula(1)" style:apply-style-name="DataEntry" style:base-cell-address="Columns.E16"/>
    </style:style>
    <style:style style:name="ce70" style:family="table-cell" style:parent-style-name="DataEntry">
      <style:table-cell-properties style:cell-protect="none" style:print-content="true"/>
      <style:map style:condition="is-true-formula(IF(OR([.E$7]=&quot;&quot;;[.E$8]=&quot;&quot;;[.E$9]=&quot;&quot;;[.E$10]=&quot;&quot;;[.E$14]=&quot;&quot;);1;0))" style:apply-style-name="DataEntryIgnored" style:base-cell-address="Columns.E16"/>
      <style:map style:condition="is-true-formula(1)" style:apply-style-name="DataEntry" style:base-cell-address="Columns.E16"/>
    </style:style>
    <style:style style:name="ce71" style:family="table-cell" style:parent-style-name="DataEntry">
      <style:map style:condition="is-true-formula(IF(OR([.E$7]=&quot;&quot;;[.E$8]=&quot;&quot;;[.E$9]=&quot;&quot;;[.E$10]=&quot;&quot;);1;0))" style:apply-style-name="DataEntryIgnored" style:base-cell-address="Columns.E25"/>
      <style:map style:condition="is-true-formula(1)" style:apply-style-name="DataEntry" style:base-cell-address="Columns.E25"/>
    </style:style>
    <style:style style:name="ce72" style:family="table-cell" style:parent-style-name="DataEntry">
      <style:table-cell-properties style:cell-protect="none" style:print-content="true"/>
      <style:map style:condition="is-true-formula(IF(OR([.E$7]=&quot;&quot;;[.E$8]=&quot;&quot;;[.E$9]=&quot;&quot;;[.E$10]=&quot;&quot;);1;0))" style:apply-style-name="DataEntryIgnored" style:base-cell-address="Columns.E25"/>
      <style:map style:condition="is-true-formula(1)" style:apply-style-name="DataEntry" style:base-cell-address="Columns.E25"/>
    </style:style>
    <style:style style:name="ce73" style:family="table-cell" style:parent-style-name="CraneBackgroundNoWrapNumberProtected">
      <style:table-cell-properties style:text-align-source="fix" style:repeat-content="false"/>
      <style:paragraph-properties fo:text-align="end" fo:margin-left="0cm"/>
      <style:map style:condition="is-true-formula(1)" style:apply-style-name="Background" style:base-cell-address="Columns.A6"/>
    </style:style>
    <style:style style:name="ce74" style:family="table-cell" style:parent-style-name="Default">
      <style:table-cell-properties style:cell-protect="none" style:print-content="true"/>
      <style:map style:condition="is-true-formula(IF([.E$7]=&quot;&quot;;1;0))" style:apply-style-name="DataEntryError" style:base-cell-address="Columns.E7"/>
      <style:map style:condition="is-true-formula(1)" style:apply-style-name="DataEntryBold" style:base-cell-address="Columns.E7"/>
    </style:style>
    <style:style style:name="ce75" style:family="table-cell" style:parent-style-name="DataEntry">
      <style:map style:condition="is-true-formula(IF(OR([.E$7]=&quot;&quot;;[.E$8]=&quot;&quot;;[.E$9]=&quot;&quot;;[.E$10]=&quot;&quot;);1;0))" style:apply-style-name="DataEntryIgnored" style:base-cell-address="Columns.E14"/>
      <style:map style:condition="is-true-formula(1)" style:apply-style-name="DataEntry" style:base-cell-address="Columns.E14"/>
    </style:style>
    <style:style style:name="ce76" style:family="table-cell" style:parent-style-name="Default">
      <style:map style:condition="is-true-formula(IF(OR([.E$7]=&quot;&quot;;[.E$8]=&quot;&quot;;[.E$9]=&quot;&quot;;[.E$10]=&quot;&quot;;[.E$14]=&quot;&quot;);1;0))" style:apply-style-name="DataEntryIgnored" style:base-cell-address="Columns.E15"/>
      <style:map style:condition="is-true-formula(IF(OR(AND([.E$14]&lt;&gt;&quot;&quot;;[.E$15]=&quot;&quot;);AND([.E$14]=&quot;&quot;;[.E$15]&lt;&gt;&quot;&quot;));1;0))" style:apply-style-name="DataEntryError" style:base-cell-address="Columns.E15"/>
      <style:map style:condition="is-true-formula(1)" style:apply-style-name="DataEntry" style:base-cell-address="Columns.E15"/>
    </style:style>
    <style:style style:name="ce77" style:family="table-cell" style:parent-style-name="CraneBackgroundNoWrapNumber">
      <style:table-cell-properties style:text-align-source="fix" style:repeat-content="false"/>
      <style:paragraph-properties fo:text-align="end" fo:margin-left="0cm"/>
    </style:style>
    <style:style style:name="ce78" style:family="table-cell" style:parent-style-name="CraneBackgroundNoWrap">
      <style:table-cell-properties style:text-align-source="fix" style:repeat-content="false"/>
      <style:paragraph-properties fo:text-align="start" fo:margin-left="0cm"/>
      <style:text-properties fo:font-size="14pt" fo:font-weight="bold"/>
      <style:map style:condition="is-true-formula(1)" style:apply-style-name="BackgroundNoWrap" style:base-cell-address="Values.A1"/>
    </style:style>
    <style:style style:name="ce79" style:family="table-cell" style:parent-style-name="CraneBackgroundNoWrap">
      <style:map style:condition="is-true-formula(1)" style:apply-style-name="BackgroundNoWrap" style:base-cell-address="Values.A1"/>
    </style:style>
    <style:style style:name="ce80" style:family="table-cell" style:parent-style-name="CraneBackgroundNoWrap">
      <style:table-cell-properties style:text-align-source="fix" style:repeat-content="false"/>
      <style:paragraph-properties fo:text-align="start" fo:margin-left="0cm"/>
      <style:text-properties fo:font-size="14pt" fo:font-weight="bold"/>
      <style:map style:condition="is-true-formula(1)" style:apply-style-name="BackgroundNoWrap" style:base-cell-address="Values.A1"/>
    </style:style>
    <style:style style:name="ce81" style:family="table-cell" style:parent-style-name="CraneBackgroundNoWrap">
      <style:map style:condition="is-true-formula(1)" style:apply-style-name="BackgroundNoWrap" style:base-cell-address="Values.A1"/>
    </style:style>
    <style:style style:name="ce82" style:family="table-cell" style:parent-style-name="CraneBackgroundNoWrap">
      <style:text-properties fo:font-size="12pt" fo:font-weight="bold" style:font-weight-asian="bold" style:font-weight-complex="bold"/>
      <style:map style:condition="is-true-formula(1)" style:apply-style-name="BackgroundNoWrap" style:base-cell-address="Values.A1"/>
    </style:style>
    <style:style style:name="ce83" style:family="table-cell" style:parent-style-name="CraneLabelValuesId">
      <style:map style:condition="is-true-formula(1)" style:apply-style-name="BackgroundNoWrap" style:base-cell-address="Values.A1"/>
    </style:style>
    <style:style style:name="ce84" style:family="table-cell" style:parent-style-name="CraneLabelValuesShortName">
      <style:text-properties fo:font-size="12pt" fo:font-weight="bold" style:font-weight-asian="bold" style:font-weight-complex="bold"/>
      <style:map style:condition="is-true-formula(1)" style:apply-style-name="BackgroundNoWrap" style:base-cell-address="Values.A1"/>
    </style:style>
    <style:style style:name="ce85" style:family="table-cell" style:parent-style-name="CraneLabelValues">
      <style:text-properties fo:font-size="12pt" fo:font-weight="bold" style:font-weight-asian="bold" style:font-weight-complex="bold"/>
      <style:map style:condition="is-true-formula(1)" style:apply-style-name="BackgroundNoWrap" style:base-cell-address="Values.A1"/>
    </style:style>
    <style:style style:name="ce86" style:family="table-cell" style:parent-style-name="CraneFillerValues4">
      <style:map style:condition="is-true-formula(1)" style:apply-style-name="CraneBackground" style:base-cell-address="Values.D1"/>
    </style:style>
    <style:style style:name="ce87" style:family="table-cell" style:parent-style-name="CraneFillerValues4">
      <style:map style:condition="is-true-formula(1)" style:apply-style-name="CraneBackground" style:base-cell-address="Values.D1"/>
    </style:style>
    <style:style style:name="ce88" style:family="table-cell" style:parent-style-name="Default">
      <style:table-cell-properties style:cell-protect="none"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CraneBackgroundUnprotected">
      <style:map style:condition="is-true-formula(IF([.I$4]=&quot;&quot;;1;0))" style:apply-style-name="DataEntryIgnored" style:base-cell-address="Values.I1"/>
      <style:map style:condition="is-true-formula(1)" style:apply-style-name="DataEntry" style:base-cell-address="Values.I1"/>
    </style:style>
    <style:style style:name="ce9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1" style:family="table-cell" style:parent-style-name="CraneBackgroundNoWrapNumberProtected">
      <style:table-cell-properties style:text-align-source="fix" style:repeat-content="false"/>
      <style:paragraph-properties fo:text-align="end" fo:margin-left="0cm"/>
      <style:text-properties fo:font-style="normal" style:font-style-asian="normal" style:font-style-complex="normal"/>
    </style:style>
    <style:style style:name="ce92" style:family="table-cell" style:parent-style-name="Default" style:data-style-name="N84">
      <style:table-cell-properties style:cell-protect="none" style:print-content="true"/>
    </style:style>
    <style:style style:name="ce93" style:family="table-cell" style:parent-style-name="Default">
      <style:table-cell-properties style:cell-protect="none" style:print-content="true"/>
    </style:style>
    <style:style style:name="ce94" style:family="table-cell" style:parent-style-name="CranePad">
      <style:map style:condition="is-true-formula(1)" style:apply-style-name="CraneBackgroundNoWrap" style:base-cell-address="Columns.A15"/>
    </style:style>
    <style:style style:name="ce95" style:family="table-cell" style:parent-style-name="CraneBackgroundNoWrap">
      <style:text-properties fo:font-weight="bold" style:font-weight-asian="bold" style:font-weight-complex="bold"/>
    </style:style>
    <style:style style:name="ce96" style:family="table-cell" style:parent-style-name="CraneBackgroundNoWrap">
      <style:text-properties fo:font-weight="normal" style:font-weight-asian="normal" style:font-weight-complex="normal"/>
    </style:style>
    <style:style style:name="ce97" style:family="table-cell" style:parent-style-name="CraneBackgroundNoWrap">
      <style:table-cell-properties fo:background-color="#ffcc99"/>
    </style:style>
    <style:style style:name="ce98" style:family="table-cell" style:parent-style-name="CraneBackgroundNoWrap">
      <style:table-cell-properties fo:background-color="#ffffcc"/>
    </style:style>
    <style:style style:name="ce99" style:family="table-cell" style:parent-style-name="CraneBackgroundNoWrap">
      <style:table-cell-properties fo:background-color="#ffffff"/>
    </style:style>
    <style:style style:name="ce100" style:family="table-cell" style:parent-style-name="CraneLanguage">
      <style:text-properties style:use-window-font-color="true" fo:font-size="10pt" fo:font-weight="normal" style:font-size-asian="10pt" style:font-weight-asian="normal" style:font-size-complex="10pt" style:font-weight-complex="normal"/>
    </style:style>
    <style:style style:name="ce101" style:family="table-cell" style:parent-style-name="CraneBackgroundNoWrapNumberProtected">
      <style:table-cell-properties style:text-align-source="fix" style:repeat-content="false"/>
      <style:paragraph-properties fo:text-align="end" fo:margin-left="0cm"/>
    </style:style>
    <style:style style:name="ce102" style:family="table-cell" style:parent-style-name="CraneBackgroundNoWrap" style:data-style-name="N0">
      <style:table-cell-properties style:text-align-source="fix" style:repeat-content="false"/>
      <style:paragraph-properties fo:text-align="end" fo:margin-left="0cm"/>
    </style:style>
    <style:style style:name="T1" style:family="text">
      <style:text-properties fo:language="en" fo:country="US"/>
    </style:style>
  </office:automatic-styles>
  <office:body>
    <office:spreadsheet table:structure-protected="true">
      <table:content-validations>
        <table:content-validation table:name="val1" table:condition="of:cell-content-is-in-list(&quot;Save without indentation&quot;;&quot;Save with indentation&quot;)" table:allow-empty-cell="false" table:display-list="unsorted" table:base-cell-address="Identification.E7"/>
        <table:content-validation table:name="val2" table:base-cell-address="Identification.E10">
          <table:help-message table:title="ShortName value:" table:display="true">
            <text:p>Value must not contain any spaces.</text:p>
          </table:help-message>
        </table:content-validation>
        <table:content-validation table:name="val3" table:condition="of:cell-content-is-in-list(&quot;No column action &quot;;&quot;Delete column&quot;;&quot;Move to the left&quot;;&quot;Move to the right&quot;;&quot;Insert 1 to the left&quot;;&quot;Insert 2 to the left&quot;;&quot;Insert 3 to the left&quot;;&quot;Insert 1 to the right&quot;;&quot;Insert 2 to the right&quot;;&quot;Insert 3 to the right&quot;;&quot;&quot;)" table:allow-empty-cell="false" table:display-list="unsorted" table:base-cell-address="Columns.E5">
          <table:help-message table:title="Save action" table:display="true">
            <text:p>Indicate here whether to insert or delete column definitions during a save.</text:p>
            <text:p>To engage the revised column definition, save and reload the document.</text:p>
          </table:help-message>
        </table:content-validation>
        <table:content-validation table:name="val4" table:base-cell-address="Columns.E7">
          <table:help-message table:title="Column Identifier value:" table:display="true">
            <text:p>Value must not contain any spaces.</text:p>
          </table:help-message>
        </table:content-validation>
        <table:content-validation table:name="val5" table:condition="of:cell-content-is-in-list(&quot; &quot;;&quot;optional&quot;;&quot;required&quot;;&quot;&quot;)" table:allow-empty-cell="false" table:display-list="unsorted" table:base-cell-address="Columns.E8">
          <table:error-message table:message-type="stop" table:display="true"/>
        </table:content-validation>
        <table:content-validation table:name="val6" table:base-cell-address="Columns.E9">
          <table:help-message table:title="Column ShortName value:" table:display="true">
            <text:p>Value must not contain any spaces.</text:p>
          </table:help-message>
        </table:content-validation>
        <table:content-validation table:name="val7" table:base-cell-address="Columns.E22">
          <table:help-message table:title="Column Key Identifier" table:display="true">
            <text:p>Value must not contain spaces.</text:p>
            <text:p>At least one column must have a key identifier.</text:p>
          </table:help-message>
        </table:content-validation>
        <table:content-validation table:name="val8" table:base-cell-address="Columns.E23">
          <table:help-message table:title="Column Key Short Name" table:display="true">
            <text:p>Value must not contain spaces.</text:p>
            <text:p>Value only mandatory when column key identifier specified.</text:p>
          </table:help-message>
        </table:content-validation>
      </table:content-validations>
      <table:table table:name="Identification" table:style-name="ta1" table:protected="true" table:print="false">
        <office:forms form:automatic-focus="false" form:apply-design-mode="false"/>
        <table:table-column table:style-name="co1" table:default-cell-style-name="CraneBackground"/>
        <table:table-column table:style-name="co2" table:default-cell-style-name="CraneBackground"/>
        <table:table-column table:style-name="co3" table:default-cell-style-name="CraneBackground"/>
        <table:table-column table:style-name="co1" table:default-cell-style-name="CraneBackground"/>
        <table:table-column table:style-name="co4" table:default-cell-style-name="CraneBackground"/>
        <table:table-column table:style-name="co5" table:number-columns-repeated="2" table:default-cell-style-name="CraneBackground"/>
        <table:table-column table:style-name="co6" table:default-cell-style-name="CraneBackground"/>
        <table:table-column table:style-name="co1" table:default-cell-style-name="CraneBackground"/>
        <table:table-column table:style-name="co7" table:default-cell-style-name="CraneBackground"/>
        <table:table-column table:style-name="co8" table:default-cell-style-name="CraneBackground"/>
        <table:table-column table:style-name="co1" table:default-cell-style-name="CraneBackground"/>
        <table:table-column table:style-name="co5" table:default-cell-style-name="CraneBackground"/>
        <table:table-column table:style-name="co9" table:default-cell-style-name="CraneBackground"/>
        <table:table-column table:style-name="co5" table:number-columns-repeated="1010" table:default-cell-style-name="CraneBackground"/>
        <table:table-row table:style-name="ro1">
          <table:table-cell table:style-name="ce1" office:value-type="string" table:number-columns-spanned="6" table:number-rows-spanned="1">
            <text:p>Crane's OASIS genericode 1.0 editor</text:p>
          </table:table-cell>
          <table:covered-table-cell table:number-columns-repeated="5" table:style-name="CraneBackgroundNoWrap"/>
          <table:table-cell table:style-name="ce16" office:value-type="string" table:number-columns-spanned="8" table:number-rows-spanned="1">
            <text:p>Editor version:$Date: 2008/11/26 21:40:01 $(UTC)</text:p>
          </table:table-cell>
          <table:covered-table-cell table:number-columns-repeated="2" table:style-name="CraneBackgroundNoWrap"/>
          <table:covered-table-cell table:style-name="ce16"/>
          <table:covered-table-cell table:number-columns-repeated="3" table:style-name="CraneBackgroundNoWrap"/>
          <table:covered-table-cell table:style-name="ce16"/>
          <table:table-cell table:number-columns-repeated="1010"/>
        </table:table-row>
        <table:table-row table:style-name="ro2">
          <table:table-cell table:style-name="CraneLanguageNoPrint" office:value-type="string">
            <text:p><text:a xlink:href="#HelpDisclaimer">??</text:a></text:p>
          </table:table-cell>
          <table:table-cell table:style-name="CraneLanguageNoPrint" office:value-type="string" table:number-columns-spanned="6" table:number-rows-spanned="1">
            <text:p>Information, disclaimer of use and limits to distribution (please read)</text:p>
          </table:table-cell>
          <table:covered-table-cell table:number-columns-repeated="5" table:style-name="CraneLanguage"/>
          <table:table-cell table:style-name="ce17" office:value-type="string" table:number-columns-spanned="7" table:number-rows-spanned="1">
            <text:p>SHEET NOT PROTECTED AS RECOMMENDED</text:p>
          </table:table-cell>
          <table:covered-table-cell table:number-columns-repeated="6" table:style-name="CraneProtectExposition"/>
          <table:table-cell table:number-columns-repeated="1010"/>
        </table:table-row>
        <table:table-row table:style-name="ro2">
          <table:table-cell table:style-name="CraneLanguageNoPrint" office:value-type="string">
            <text:p><text:a xlink:href="#HelpCrane">??</text:a></text:p>
          </table:table-cell>
          <table:table-cell table:style-name="CraneLanguage" office:value-type="string" table:number-columns-spanned="13" table:number-rows-spanned="1">
            <text:p>Editing environment copyright © Crane Softwrights Ltd. (For use by customers of "Practical Code List Implementation")</text:p>
          </table:table-cell>
          <table:covered-table-cell table:number-columns-repeated="12" table:style-name="CraneLanguage"/>
          <table:table-cell table:number-columns-repeated="1010"/>
        </table:table-row>
        <table:table-row table:style-name="ro3">
          <table:table-cell table:style-name="CraneLanguageNoPrint" office:value-type="string">
            <text:p><text:a xlink:href="#HelpOASIS">??</text:a></text:p>
          </table:table-cell>
          <table:table-cell table:style-name="CraneLanguage" office:value-type="string" table:number-columns-spanned="13" table:number-rows-spanned="1">
            <text:p>Portions copyright © OASIS Open 2008 All rights reserved.</text:p>
          </table:table-cell>
          <table:covered-table-cell table:number-columns-repeated="12" table:style-name="CraneLanguage"/>
          <table:table-cell table:number-columns-repeated="1010"/>
        </table:table-row>
        <table:table-row table:style-name="ro2">
          <table:table-cell table:style-name="CraneLanguageNoPrint" office:value-type="string">
            <text:p><text:a xlink:href="#HelpHelp">??</text:a></text:p>
          </table:table-cell>
          <table:table-cell table:style-name="CraneLanguageNoPrint" office:value-type="string" table:number-columns-spanned="13" table:number-rows-spanned="1">
            <text:p>Help, limitations, conventions and troubleshooting known problems - click on any "<text:a xlink:href="#Help">??</text:a>" at any time for contextual assistance</text:p>
          </table:table-cell>
          <table:covered-table-cell table:number-columns-repeated="12" table:style-name="CraneLanguage"/>
          <table:table-cell table:number-columns-repeated="1010"/>
        </table:table-row>
        <table:table-row table:style-name="ro4">
          <table:table-cell table:style-name="ce2" table:number-columns-spanned="14" table:number-rows-spanned="1"/>
          <table:covered-table-cell table:number-columns-repeated="3"/>
          <table:covered-table-cell table:number-columns-repeated="7" table:style-name="CraneLanguage"/>
          <table:covered-table-cell table:number-columns-repeated="3"/>
          <table:table-cell table:number-columns-repeated="1010"/>
        </table:table-row>
        <table:table-row table:style-name="ro2">
          <table:table-cell table:number-columns-repeated="2"/>
          <table:table-cell table:style-name="CraneLabelSaveIndentation" office:value-type="string">
            <text:p>Indentation during save:</text:p>
          </table:table-cell>
          <table:table-cell table:style-name="CraneLanguageNoPrint" office:value-type="string">
            <text:p><text:a xlink:href="#HelpIndentation">??</text:a></text:p>
          </table:table-cell>
          <table:table-cell table:style-name="DataEntry" table:content-validation-name="val1" office:value-type="string" table:number-columns-spanned="2" table:number-rows-spanned="1">
            <text:p>Save without indentation</text:p>
          </table:table-cell>
          <table:covered-table-cell table:style-name="CraneBackgroundNoWrap"/>
          <table:table-cell table:style-name="CraneBackgroundNoWrap" table:number-columns-spanned="7" table:number-rows-spanned="1"/>
          <table:covered-table-cell table:number-columns-repeated="6" table:style-name="CraneBackgroundNoWrap"/>
          <table:table-cell table:style-name="CraneBackgroundNoWrap"/>
          <table:table-cell table:number-columns-repeated="1010"/>
        </table:table-row>
        <table:table-row table:style-name="ro2">
          <table:table-cell table:number-columns-repeated="2"/>
          <table:table-cell table:style-name="CraneLabelSaveEncoding" office:value-type="string">
            <text:p>Encoding during save:</text:p>
          </table:table-cell>
          <table:table-cell table:style-name="CraneLanguageNoPrint" office:value-type="string">
            <text:p><text:a xlink:href="#HelpEncoding">??</text:a></text:p>
          </table:table-cell>
          <table:table-cell table:style-name="DataEntry" office:value-type="string" table:number-columns-spanned="2" table:number-rows-spanned="1">
            <text:p>UTF-8</text:p>
          </table:table-cell>
          <table:covered-table-cell table:style-name="CraneBackgroundNoWrap"/>
          <table:table-cell table:style-name="CraneBackgroundNoWrap" table:number-columns-spanned="7" table:number-rows-spanned="1"/>
          <table:covered-table-cell table:number-columns-repeated="6" table:style-name="CraneBackgroundNoWrap"/>
          <table:table-cell table:style-name="CraneBackgroundNoWrap"/>
          <table:table-cell table:number-columns-repeated="1010"/>
        </table:table-row>
        <table:table-row table:style-name="ro2">
          <table:table-cell table:number-columns-repeated="2"/>
          <table:table-cell table:style-name="CraneLabelSaveStylesheet" office:value-type="string">
            <text:p>Associated stylesheet href</text:p>
          </table:table-cell>
          <table:table-cell table:style-name="CraneLanguageNoPrint" office:value-type="string">
            <text:p><text:a xlink:href="#HelpStylesheet">??</text:a></text:p>
          </table:table-cell>
          <table:table-cell table:style-name="DataEntry" office:value-type="string" table:number-columns-spanned="6" table:number-rows-spanned="1">
            <text:p>Crane-gc2html.xsl</text:p>
          </table:table-cell>
          <table:covered-table-cell table:number-columns-repeated="5" table:style-name="CraneBackgroundNoWrap"/>
          <table:table-cell table:style-name="CraneLabelSaveStylesheetType" office:value-type="string">
            <text:p>Type</text:p>
          </table:table-cell>
          <table:table-cell table:style-name="CraneLanguageNoPrint" office:value-type="string">
            <text:p><text:a xlink:href="#HelpStylesheet">??</text:a></text:p>
          </table:table-cell>
          <table:table-cell table:style-name="ce19" office:value-type="string">
            <text:p>text/xsl</text:p>
          </table:table-cell>
          <table:table-cell table:style-name="CraneBackgroundNoWrap"/>
          <table:table-cell table:number-columns-repeated="1010"/>
        </table:table-row>
        <table:table-row table:style-name="ro5">
          <table:table-cell/>
          <table:table-cell table:style-name="ce4" office:value-type="string" table:number-columns-spanned="2" table:number-rows-spanned="1">
            <text:p>Identification:</text:p>
          </table:table-cell>
          <table:covered-table-cell/>
          <table:table-cell table:style-name="CraneLanguageNoPrint" office:value-type="string">
            <text:p><text:a xlink:href="#HelpNewIdentification">??</text:a></text:p>
          </table:table-cell>
          <table:table-cell table:style-name="CraneLanguage" office:value-type="string" table:number-columns-spanned="9" table:number-rows-spanned="1">
            <text:p>Add a new facet of list-level identification</text:p>
          </table:table-cell>
          <table:covered-table-cell table:number-columns-repeated="4" table:style-name="CraneLanguage"/>
          <table:covered-table-cell table:style-name="Default"/>
          <table:covered-table-cell table:style-name="CraneLanguage"/>
          <table:covered-table-cell table:number-columns-repeated="2"/>
          <table:table-cell table:number-columns-spanned="1" table:number-rows-spanned="12"/>
          <table:table-cell table:number-columns-repeated="1010"/>
        </table:table-row>
        <table:table-row table:style-name="ro2">
          <table:table-cell/>
          <table:table-cell table:style-name="ce5"/>
          <table:table-cell table:style-name="CraneLanguageNoWrap" office:value-type="string">
            <text:p>Item</text:p>
          </table:table-cell>
          <table:table-cell table:style-name="CraneLanguageNoPrint"/>
          <table:table-cell table:style-name="CraneLanguage" office:value-type="string" table:number-columns-spanned="3" table:number-rows-spanned="1">
            <text:p>Value</text:p>
          </table:table-cell>
          <table:covered-table-cell table:style-name="Default"/>
          <table:covered-table-cell table:style-name="CraneLanguage"/>
          <table:table-cell table:style-name="CraneLanguage" office:value-type="string" table:number-columns-spanned="6" table:number-rows-spanned="1">
            <text:p>Attributes</text:p>
          </table:table-cell>
          <table:covered-table-cell table:number-columns-repeated="3" table:style-name="CraneLanguage"/>
          <table:covered-table-cell table:number-columns-repeated="3"/>
          <table:table-cell table:number-columns-repeated="1010"/>
        </table:table-row>
        <table:table-row table:style-name="ro2">
          <table:table-cell/>
          <table:table-cell table:style-name="ce6" office:value-type="string">
            <text:p>1..1</text:p>
          </table:table-cell>
          <table:table-cell table:style-name="CraneLabelIdentShortName" office:value-type="string">
            <text:p>ShortName</text:p>
          </table:table-cell>
          <table:table-cell table:style-name="ce8" office:value-type="string">
            <text:p><text:a xlink:href="#HelpIdentShortName">??</text:a></text:p>
          </table:table-cell>
          <table:table-cell table:style-name="ce9" table:content-validation-name="val2" office:value-type="string" table:number-columns-spanned="3" table:number-rows-spanned="1">
            <text:p>AKRKadastraleGemeenteCode</text:p>
          </table:table-cell>
          <table:covered-table-cell table:style-name="Default"/>
          <table:covered-table-cell table:style-name="CraneLanguage"/>
          <table:table-cell table:number-columns-spanned="6" table:number-rows-spanned="4"/>
          <table:covered-table-cell table:style-name="CraneErrorCell"/>
          <table:covered-table-cell table:number-columns-repeated="3"/>
          <table:covered-table-cell table:style-name="CraneLanguage"/>
          <table:covered-table-cell/>
          <table:table-cell table:number-columns-repeated="1010"/>
        </table:table-row>
        <table:table-row table:style-name="ro2">
          <table:table-cell table:style-name="ce3"/>
          <table:table-cell table:style-name="ce6" office:value-type="string">
            <text:p>1..1</text:p>
          </table:table-cell>
          <table:table-cell table:style-name="CraneLabelIdentVersion" office:value-type="string">
            <text:p>Version</text:p>
          </table:table-cell>
          <table:table-cell table:style-name="ce8" office:value-type="string">
            <text:p><text:a xlink:href="#HelpIdentVersion">??</text:a></text:p>
          </table:table-cell>
          <table:table-cell table:style-name="ce10" office:value-type="string" table:number-columns-spanned="3" table:number-rows-spanned="1">
            <text:p>2012-04-19</text:p>
          </table:table-cell>
          <table:covered-table-cell table:style-name="Default"/>
          <table:covered-table-cell table:style-name="CraneLanguage"/>
          <table:covered-table-cell table:number-columns-repeated="5"/>
          <table:covered-table-cell table:style-name="CraneLanguage"/>
          <table:covered-table-cell/>
          <table:table-cell table:number-columns-repeated="1010"/>
        </table:table-row>
        <table:table-row table:style-name="ro2">
          <table:table-cell table:style-name="ce3"/>
          <table:table-cell table:style-name="ce6" office:value-type="string">
            <text:p>1..1</text:p>
          </table:table-cell>
          <table:table-cell table:style-name="CraneLabelIdentCanonicalUri" office:value-type="string">
            <text:p>CanonicalUri</text:p>
          </table:table-cell>
          <table:table-cell table:style-name="ce8" office:value-type="string">
            <text:p><text:a xlink:href="#HelpIdentCanonicalUri">??</text:a></text:p>
          </table:table-cell>
          <table:table-cell table:style-name="ce10" office:value-type="string" table:number-columns-spanned="3" table:number-rows-spanned="1">
            <text:p>AKRKadastraleGemeenteCode</text:p>
          </table:table-cell>
          <table:covered-table-cell table:style-name="Default"/>
          <table:covered-table-cell table:style-name="CraneLanguage"/>
          <table:covered-table-cell table:number-columns-repeated="5"/>
          <table:covered-table-cell table:style-name="CraneLanguage"/>
          <table:covered-table-cell/>
          <table:table-cell table:number-columns-repeated="1010"/>
        </table:table-row>
        <table:table-row table:style-name="ro2">
          <table:table-cell table:style-name="ce3"/>
          <table:table-cell table:style-name="ce6" office:value-type="string">
            <text:p>1..1</text:p>
          </table:table-cell>
          <table:table-cell table:style-name="CraneLabelIdentCanonicalVersionUri" office:value-type="string">
            <text:p>CanonicalVersionUri</text:p>
          </table:table-cell>
          <table:table-cell table:style-name="ce8" office:value-type="string">
            <text:p><text:a xlink:href="#HelpIdentCanonicalVersionUri">??</text:a></text:p>
          </table:table-cell>
          <table:table-cell table:style-name="ce10" office:value-type="string" table:number-columns-spanned="3" table:number-rows-spanned="1">
            <text:p>AKRKadastraleGemeenteCode20120419</text:p>
          </table:table-cell>
          <table:covered-table-cell table:style-name="Default"/>
          <table:covered-table-cell table:style-name="CraneLanguage"/>
          <table:covered-table-cell table:number-columns-repeated="5"/>
          <table:covered-table-cell table:style-name="CraneLanguage"/>
          <table:covered-table-cell/>
          <table:table-cell table:number-columns-repeated="1010"/>
        </table:table-row>
        <table:table-row table:style-name="ro2">
          <table:table-cell/>
          <table:table-cell table:style-name="ce7" office:value-type="string">
            <text:p>0..n</text:p>
          </table:table-cell>
          <table:table-cell table:style-name="CraneLabelIdentLongName" office:value-type="string">
            <text:p>LongName</text:p>
          </table:table-cell>
          <table:table-cell table:style-name="ce8" office:value-type="string">
            <text:p><text:a xlink:href="#HelpIdentLongName">??</text:a></text:p>
          </table:table-cell>
          <table:table-cell table:style-name="ce11" table:content-validation-name="val2" office:value-type="string" table:number-columns-spanned="3" table:number-rows-spanned="1">
            <text:p>AKRKadastraleGemeenteCode</text:p>
          </table:table-cell>
          <table:covered-table-cell table:number-columns-repeated="2" table:style-name="ce14"/>
          <table:table-cell table:style-name="CraneLabelIdentLongNameLang" office:value-type="string">
            <text:p>xml:lang</text:p>
          </table:table-cell>
          <table:table-cell table:style-name="ce8" office:value-type="string">
            <text:p><text:a xlink:href="#HelpIdentLongName">??</text:a></text:p>
          </table:table-cell>
          <table:table-cell table:style-name="ce18"/>
          <table:table-cell table:style-name="CraneLabelIdentLongNameIdentifier" office:value-type="string">
            <text:p>Identifier</text:p>
          </table:table-cell>
          <table:table-cell table:style-name="ce8" office:value-type="string">
            <text:p><text:a xlink:href="#HelpIdentLongName">??</text:a></text:p>
          </table:table-cell>
          <table:table-cell table:style-name="ce20"/>
          <table:covered-table-cell/>
          <table:table-cell table:number-columns-repeated="1010"/>
        </table:table-row>
        <table:table-row table:style-name="ro2">
          <table:table-cell/>
          <table:table-cell table:style-name="ce7" office:value-type="string">
            <text:p>0..n</text:p>
          </table:table-cell>
          <table:table-cell table:style-name="CraneLabelIdentLocationUri" office:value-type="string">
            <text:p>LocationUri</text:p>
          </table:table-cell>
          <table:table-cell table:style-name="ce8" office:value-type="string">
            <text:p><text:a xlink:href="#HelpIdentLocationUri">??</text:a></text:p>
          </table:table-cell>
          <table:table-cell table:style-name="ce12" office:value-type="string" table:number-columns-spanned="3" table:number-rows-spanned="1">
            <text:p><text:a xlink:href="http://www.kadaster.nl/">www.kadaster.nl</text:a>/schemas/waardelijsten/AKRKadastraleGemeenteCode</text:p>
          </table:table-cell>
          <table:covered-table-cell table:number-columns-repeated="2" table:style-name="ce15"/>
          <table:table-cell table:number-columns-spanned="6" table:number-rows-spanned="1"/>
          <table:covered-table-cell table:style-name="CraneLanguageNoPrint"/>
          <table:covered-table-cell table:number-columns-repeated="3"/>
          <table:covered-table-cell table:style-name="CraneLanguage"/>
          <table:covered-table-cell/>
          <table:table-cell table:number-columns-repeated="1010"/>
        </table:table-row>
        <table:table-row table:style-name="ro2">
          <table:table-cell/>
          <table:table-cell table:style-name="ce7" office:value-type="string">
            <text:p>0..n</text:p>
          </table:table-cell>
          <table:table-cell table:style-name="CraneLabelIdentAlternateFormatLocationUri" office:value-type="string">
            <text:p>AlternateFormatLocationUri</text:p>
          </table:table-cell>
          <table:table-cell table:style-name="ce8" office:value-type="string">
            <text:p><text:a xlink:href="#HelpIdentAlternateFormatLocationuri">??</text:a></text:p>
          </table:table-cell>
          <table:table-cell table:style-name="ce12" table:number-columns-spanned="3" table:number-rows-spanned="1"/>
          <table:covered-table-cell table:number-columns-repeated="2" table:style-name="ce15"/>
          <table:table-cell table:style-name="CraneLabelIdentAlternateFormatLocationUriMimeType" office:value-type="string">
            <text:p>MimeType</text:p>
          </table:table-cell>
          <table:table-cell table:style-name="ce8" office:value-type="string">
            <text:p><text:a xlink:href="#HelpIdentAlternateFormatLocationuri">??</text:a></text:p>
          </table:table-cell>
          <table:table-cell table:style-name="ce18"/>
          <table:table-cell table:number-columns-spanned="3" table:number-rows-spanned="1"/>
          <table:covered-table-cell/>
          <table:covered-table-cell table:style-name="CraneLanguage"/>
          <table:covered-table-cell/>
          <table:table-cell table:number-columns-repeated="1010"/>
        </table:table-row>
        <table:table-row table:style-name="ro2">
          <table:table-cell/>
          <table:table-cell table:style-name="ce7" office:value-type="string">
            <text:p>0..1</text:p>
          </table:table-cell>
          <table:table-cell table:style-name="CraneLabelIdentAgencyShortName" office:value-type="string">
            <text:p>Agency ShortName</text:p>
          </table:table-cell>
          <table:table-cell table:style-name="ce8" office:value-type="string">
            <text:p><text:a xlink:href="#HelpIdentAgencyShortName">??</text:a></text:p>
          </table:table-cell>
          <table:table-cell table:style-name="ce12" table:number-columns-spanned="3" table:number-rows-spanned="1"/>
          <table:covered-table-cell table:number-columns-repeated="2" table:style-name="ce15"/>
          <table:table-cell table:number-columns-spanned="6" table:number-rows-spanned="1"/>
          <table:covered-table-cell table:style-name="CraneLanguageNoPrint"/>
          <table:covered-table-cell table:number-columns-repeated="3"/>
          <table:covered-table-cell table:style-name="CraneLanguage"/>
          <table:covered-table-cell/>
          <table:table-cell table:number-columns-repeated="1010"/>
        </table:table-row>
        <table:table-row table:style-name="ro2">
          <table:table-cell/>
          <table:table-cell table:style-name="ce7" office:value-type="string">
            <text:p>0..n</text:p>
          </table:table-cell>
          <table:table-cell table:style-name="CraneLabelIdentAgencyLongName" office:value-type="string">
            <text:p>Agency LongName</text:p>
          </table:table-cell>
          <table:table-cell table:style-name="ce8" office:value-type="string">
            <text:p><text:a xlink:href="#HelpIdentAgencyLongName">??</text:a></text:p>
          </table:table-cell>
          <table:table-cell table:style-name="ce12" table:number-columns-spanned="3" table:number-rows-spanned="1"/>
          <table:covered-table-cell table:number-columns-repeated="2" table:style-name="ce15"/>
          <table:table-cell table:style-name="CraneLabelIdentAgencyLongNameLang" office:value-type="string">
            <text:p>xml:lang</text:p>
          </table:table-cell>
          <table:table-cell table:style-name="ce8" office:value-type="string">
            <text:p><text:a xlink:href="#HelpIdentAgencyLongName">??</text:a></text:p>
          </table:table-cell>
          <table:table-cell table:style-name="ce18"/>
          <table:table-cell table:style-name="CraneLabelIdentAgencyLongNameIdentifier" office:value-type="string">
            <text:p>Identifier</text:p>
          </table:table-cell>
          <table:table-cell table:style-name="ce8" office:value-type="string">
            <text:p><text:a xlink:href="#HelpIdentAgencyLongName">??</text:a></text:p>
          </table:table-cell>
          <table:table-cell table:style-name="ce20"/>
          <table:covered-table-cell/>
          <table:table-cell table:number-columns-repeated="1010"/>
        </table:table-row>
        <table:table-row table:style-name="ro2">
          <table:table-cell/>
          <table:table-cell table:style-name="ce7" office:value-type="string">
            <text:p>0..n</text:p>
          </table:table-cell>
          <table:table-cell table:style-name="CraneLabelIdentAgencyIdentifier" office:value-type="string">
            <text:p>Agency Identifier</text:p>
          </table:table-cell>
          <table:table-cell table:style-name="ce8" office:value-type="string">
            <text:p><text:a xlink:href="#HelpIdentAgencyIdentifier">??</text:a></text:p>
          </table:table-cell>
          <table:table-cell table:style-name="ce12" table:number-columns-spanned="3" table:number-rows-spanned="1"/>
          <table:covered-table-cell table:number-columns-repeated="2" table:style-name="ce15"/>
          <table:table-cell table:style-name="CraneLabelIdentAgencyIdentifierLang" office:value-type="string">
            <text:p>xml:lang</text:p>
          </table:table-cell>
          <table:table-cell table:style-name="ce8" office:value-type="string">
            <text:p><text:a xlink:href="#HelpIdentAgencyIdentifier">??</text:a></text:p>
          </table:table-cell>
          <table:table-cell table:style-name="ce18"/>
          <table:table-cell table:style-name="CraneLabelIdentAgencyIdentifierIdentifier" office:value-type="string">
            <text:p>Identifier</text:p>
          </table:table-cell>
          <table:table-cell table:style-name="ce8" office:value-type="string">
            <text:p><text:a xlink:href="#HelpIdentAgencyIdentifier">??</text:a></text:p>
          </table:table-cell>
          <table:table-cell table:style-name="ce20"/>
          <table:covered-table-cell/>
          <table:table-cell table:number-columns-repeated="1010"/>
        </table:table-row>
        <table:table-row table:style-name="ro2">
          <table:table-cell/>
          <table:table-cell table:style-name="ce7" office:value-type="string">
            <text:p>0..n</text:p>
          </table:table-cell>
          <table:table-cell table:style-name="CraneLabelIdentAnnotationDescription" office:value-type="string">
            <text:p>Annotation Description</text:p>
          </table:table-cell>
          <table:table-cell table:style-name="ce8" office:value-type="string">
            <text:p><text:a xlink:href="#HelpIdentDescription">??</text:a></text:p>
          </table:table-cell>
          <table:table-cell table:style-name="ce13" office:value-type="string" table:number-columns-spanned="3" table:number-rows-spanned="1">
            <text:p>20121023: SDREQ 1776643: ongespecificeerde ColumnRef=”DatumVanaf DatumTot” ==&gt; nieuwe gc file gemaakt; Colomn Shortname "Datum Vanaf" en "Datum Tot" spaties verwijderd</text:p>
          </table:table-cell>
          <table:covered-table-cell table:number-columns-repeated="2" table:style-name="ce15"/>
          <table:table-cell table:style-name="CraneLabelIdentAnnotationDescriptionLang" office:value-type="string">
            <text:p>xml:lang</text:p>
          </table:table-cell>
          <table:table-cell table:style-name="ce8" office:value-type="string">
            <text:p><text:a xlink:href="#HelpIdentDescription">??</text:a></text:p>
          </table:table-cell>
          <table:table-cell table:style-name="ce18"/>
          <table:table-cell table:style-name="CraneLabelIdentAgencyIdentifierIdentifier" table:number-columns-spanned="3" table:number-rows-spanned="1"/>
          <table:covered-table-cell table:number-columns-repeated="2"/>
          <table:table-cell table:number-columns-repeated="1011"/>
        </table:table-row>
        <table:table-row table:style-name="ro2">
          <table:table-cell/>
          <table:table-cell table:style-name="ce7" office:value-type="string">
            <text:p>0..1</text:p>
          </table:table-cell>
          <table:table-cell table:style-name="CraneLabelIdentAnnotationApplication" office:value-type="string">
            <text:p>Annotation Application Info</text:p>
          </table:table-cell>
          <table:table-cell table:style-name="ce8" office:value-type="string">
            <text:p><text:a xlink:href="#HelpIdentApplicationInfo">??</text:a></text:p>
          </table:table-cell>
          <table:table-cell table:style-name="ce12" table:number-columns-spanned="3" table:number-rows-spanned="1"/>
          <table:covered-table-cell table:number-columns-repeated="2" table:style-name="ce15"/>
          <table:table-cell table:number-columns-spanned="6" table:number-rows-spanned="1"/>
          <table:covered-table-cell table:style-name="CraneLanguageNoPrint"/>
          <table:covered-table-cell/>
          <table:covered-table-cell table:style-name="CraneLabelIdentAgencyIdentifierIdentifier"/>
          <table:covered-table-cell table:number-columns-repeated="2"/>
          <table:table-cell table:number-columns-repeated="1011"/>
        </table:table-row>
        <table:table-row table:style-name="ro2">
          <table:table-cell/>
          <table:table-cell table:style-name="ce7" office:value-type="string">
            <text:p>0..n</text:p>
          </table:table-cell>
          <table:table-cell table:style-name="CraneLabelIdentValuesAnnotationDescription" office:value-type="string">
            <text:p>Values Annotation Description</text:p>
          </table:table-cell>
          <table:table-cell table:style-name="ce8" office:value-type="string">
            <text:p><text:a xlink:href="#HelpIdentValuesDescription">??</text:a></text:p>
          </table:table-cell>
          <table:table-cell table:style-name="ce12" table:number-columns-spanned="3" table:number-rows-spanned="1"/>
          <table:covered-table-cell table:number-columns-repeated="2" table:style-name="ce15"/>
          <table:table-cell table:style-name="CraneLabelIdentValuesAnnotationDescriptionLang" office:value-type="string">
            <text:p>xml:lang</text:p>
          </table:table-cell>
          <table:table-cell table:style-name="ce8" office:value-type="string">
            <text:p><text:a xlink:href="#HelpIdentValuesDescription">??</text:a></text:p>
          </table:table-cell>
          <table:table-cell table:style-name="ce18"/>
          <table:table-cell table:style-name="CraneLabelIdentAgencyIdentifierIdentifier" table:number-columns-spanned="3" table:number-rows-spanned="1"/>
          <table:covered-table-cell table:number-columns-repeated="2"/>
          <table:table-cell table:number-columns-repeated="1011"/>
        </table:table-row>
        <table:table-row table:style-name="ro2">
          <table:table-cell/>
          <table:table-cell table:style-name="ce7" office:value-type="string">
            <text:p>0..1</text:p>
          </table:table-cell>
          <table:table-cell table:style-name="CraneLabelIdentValuesAnnotationApplication" office:value-type="string">
            <text:p>Values Annotation App. Info</text:p>
          </table:table-cell>
          <table:table-cell table:style-name="ce8" office:value-type="string">
            <text:p><text:a xlink:href="#HelpIdentValuesApplicationInfo">??</text:a></text:p>
          </table:table-cell>
          <table:table-cell table:style-name="ce12" table:number-columns-spanned="3" table:number-rows-spanned="1"/>
          <table:covered-table-cell table:number-columns-repeated="2" table:style-name="ce15"/>
          <table:table-cell table:number-columns-spanned="6" table:number-rows-spanned="1"/>
          <table:covered-table-cell table:number-columns-repeated="2"/>
          <table:covered-table-cell table:style-name="CraneLabelIdentAgencyIdentifierIdentifier"/>
          <table:covered-table-cell table:number-columns-repeated="2"/>
          <table:table-cell table:number-columns-repeated="1011"/>
        </table:table-row>
        <table:table-row table:style-name="ro2">
          <table:table-cell table:number-columns-spanned="14" table:number-rows-spanned="1"/>
          <table:covered-table-cell table:number-columns-repeated="3"/>
          <table:covered-table-cell table:number-columns-repeated="9" table:style-name="CraneLanguage"/>
          <table:covered-table-cell/>
          <table:table-cell table:number-columns-repeated="1010"/>
        </table:table-row>
        <table:table-row table:style-name="ro2" table:number-rows-repeated="65509">
          <table:table-cell table:number-columns-repeated="1024"/>
        </table:table-row>
        <table:table-row table:style-name="ro2">
          <table:table-cell table:number-columns-repeated="1024"/>
        </table:table-row>
      </table:table>
      <table:table table:name="Columns" table:style-name="ta1" table:protected="true" table:print="false">
        <office:forms form:automatic-focus="false" form:apply-design-mode="false"/>
        <table:table-column table:style-name="co1" table:default-cell-style-name="ce23"/>
        <table:table-column table:style-name="co10" table:default-cell-style-name="ce23"/>
        <table:table-column table:style-name="co11" table:default-cell-style-name="ce23"/>
        <table:table-column table:style-name="co1" table:default-cell-style-name="ce23"/>
        <table:table-column table:style-name="co12" table:number-columns-repeated="5" table:default-cell-style-name="ce60"/>
        <table:table-column table:style-name="co12" table:number-columns-repeated="1015" table:default-cell-style-name="CraneBackgroundNoWrap"/>
        <table:table-row table:style-name="ro6">
          <table:table-cell table:style-name="ce21" office:value-type="string" table:number-columns-spanned="6" table:number-rows-spanned="1">
            <text:p>Crane's OASIS genericode 1.0 editor - Columns</text:p>
          </table:table-cell>
          <table:covered-table-cell table:number-columns-repeated="3" table:style-name="ce24"/>
          <table:covered-table-cell table:number-columns-repeated="2" table:style-name="ce59"/>
          <table:table-cell table:style-name="ce73" table:formula="of:=TemplateVersion" office:value-type="string" office:string-value="Editor version:$Date: 2008/11/26 21:40:01 $(UTC)" table:number-columns-spanned="3" table:number-rows-spanned="1">
            <text:p>Editor version:$Date: 2008/11/26 21:40:01 $(UTC)</text:p>
          </table:table-cell>
          <table:covered-table-cell table:number-columns-repeated="2" table:style-name="ce77"/>
          <table:table-cell table:style-name="CraneBackground" table:number-columns-repeated="3"/>
          <table:table-cell table:number-columns-repeated="1012"/>
        </table:table-row>
        <table:table-row table:style-name="ro2">
          <table:table-cell table:style-name="CraneLanguageNoPrint" office:value-type="string">
            <text:p><text:a xlink:href="#HelpColumns">??</text:a></text:p>
          </table:table-cell>
          <table:table-cell table:style-name="CraneLanguageNoPrint" office:value-type="string">
            <text:p>Help</text:p>
          </table:table-cell>
          <table:table-cell/>
          <table:table-cell table:style-name="ce58"/>
          <table:table-cell table:number-columns-repeated="4"/>
          <table:table-cell table:style-name="ce17" office:value-type="string">
            <text:p>SHEET NOT PROTECTED AS RECOMMENDED</text:p>
          </table:table-cell>
          <table:table-cell table:style-name="CraneBackground" table:number-columns-repeated="3"/>
          <table:table-cell table:number-columns-repeated="1012"/>
        </table:table-row>
        <table:table-row table:style-name="ro7">
          <table:table-cell table:style-name="CraneBackgroundNoWrap"/>
          <table:table-cell table:style-name="ce25" office:value-type="string" table:number-columns-spanned="2" table:number-rows-spanned="1">
            <text:p>Identification (ShortName):</text:p>
          </table:table-cell>
          <table:covered-table-cell table:style-name="ce24"/>
          <table:table-cell table:style-name="CraneLanguageNoPrint" office:value-type="string">
            <text:p><text:a xlink:href="#HelpColumnsId">??</text:a></text:p>
          </table:table-cell>
          <table:table-cell table:style-name="CraneBackgroundNoWrapNumberProtectedBold" table:formula="of:=IF([$Identification.E12]=&quot;&quot;;&quot;&quot;;[$Identification.E12])" office:value-type="string" office:string-value="AKRKadastraleGemeenteCode">
            <text:p>AKRKadastraleGemeenteCode</text:p>
          </table:table-cell>
          <table:table-cell table:style-name="CraneBackgroundNoWrapNumberProtectedBold" table:formula="of:=IF([$Identification.F12]=&quot;&quot;;&quot;&quot;;[$Identification.F12])">
            <text:p/>
          </table:table-cell>
          <table:table-cell table:style-name="CraneBackgroundNoWrapNumberProtectedBold" table:formula="of:=IF([$Identification.G12]=&quot;&quot;;&quot;&quot;;[$Identification.G12])">
            <text:p/>
          </table:table-cell>
          <table:table-cell table:style-name="CraneBackgroundNoWrapNumberProtectedBold" table:formula="of:=IF([$Identification.H12]=&quot;&quot;;&quot;&quot;;[$Identification.H12])">
            <text:p/>
          </table:table-cell>
          <table:table-cell table:style-name="CraneBackgroundNoWrapNumberProtectedBold" table:formula="of:=IF([$Identification.I12]=&quot;&quot;;&quot;&quot;;[$Identification.I12])">
            <text:p/>
          </table:table-cell>
          <table:table-cell table:number-columns-repeated="1015"/>
        </table:table-row>
        <table:table-row table:style-name="ro7">
          <table:table-cell table:style-name="CraneBackground"/>
          <table:table-cell table:style-name="ce25" office:value-type="string" table:number-columns-spanned="2" table:number-rows-spanned="1">
            <text:p>Columns:</text:p>
          </table:table-cell>
          <table:covered-table-cell table:style-name="ce24"/>
          <table:table-cell table:style-name="CraneLanguageNoPrint"/>
          <table:table-cell table:style-name="CraneBackgroundNoWrap" table:number-columns-repeated="5"/>
          <table:table-cell table:number-columns-repeated="1015"/>
        </table:table-row>
        <table:table-row table:style-name="ro2">
          <table:table-cell table:style-name="CraneBackgroundNoWrap"/>
          <table:table-cell table:style-name="CraneBackground"/>
          <table:table-cell table:style-name="CraneLabelColumnSaveAction" office:value-type="string">
            <text:p>Indicate column save action:</text:p>
          </table:table-cell>
          <table:table-cell table:style-name="CraneLanguageNoPrint" office:value-type="string">
            <text:p><text:a xlink:href="#HelpColumnsSave">??</text:a></text:p>
          </table:table-cell>
          <table:table-cell table:number-columns-repeated="5" table:style-name="CraneSaveAction" table:content-validation-name="val3" office:value-type="string">
            <text:p>No column action </text:p>
          </table:table-cell>
          <table:table-cell table:number-columns-repeated="1015"/>
        </table:table-row>
        <table:table-row table:style-name="ro2">
          <table:table-cell table:style-name="CraneBackgroundNoWrap"/>
          <table:table-cell/>
          <table:table-cell table:style-name="ce31" office:value-type="string">
            <text:p>Column identification/type:</text:p>
          </table:table-cell>
          <table:table-cell table:style-name="CraneLanguageNoPrint" office:value-type="string">
            <text:p><text:a xlink:href="#HelpColumns">??</text:a></text:p>
          </table:table-cell>
          <table:table-cell table:style-name="CraneLanguageNoWrap" office:value-type="string">
            <text:p>Each column defines a new column of value-level meta data</text:p>
          </table:table-cell>
          <table:table-cell table:style-name="CraneLanguageNoWrap" table:number-columns-repeated="4"/>
          <table:table-cell table:number-columns-repeated="1015"/>
        </table:table-row>
        <table:table-row table:style-name="ro2">
          <table:table-cell table:style-name="CraneBackgroundNoWrap"/>
          <table:table-cell table:style-name="ce26" office:value-type="string">
            <text:p>1..1</text:p>
          </table:table-cell>
          <table:table-cell table:style-name="ce32" office:value-type="string">
            <text:p>Id</text:p>
          </table:table-cell>
          <table:table-cell table:style-name="CraneLanguageNoPrint" office:value-type="string">
            <text:p><text:a xlink:href="#HelpColId">??</text:a></text:p>
          </table:table-cell>
          <table:table-cell table:style-name="ce61" table:content-validation-name="val4" office:value-type="string">
            <text:p>Code</text:p>
          </table:table-cell>
          <table:table-cell table:style-name="ce61" table:content-validation-name="val4" office:value-type="string">
            <text:p>Waarde</text:p>
          </table:table-cell>
          <table:table-cell table:style-name="ce61" table:content-validation-name="val4" office:value-type="string">
            <text:p>DatumVanaf</text:p>
          </table:table-cell>
          <table:table-cell table:style-name="ce61" table:content-validation-name="val4" office:value-type="string">
            <text:p>DatumTot</text:p>
          </table:table-cell>
          <table:table-cell table:style-name="ce61" table:content-validation-name="val4"/>
          <table:table-cell table:number-columns-repeated="1015"/>
        </table:table-row>
        <table:table-row table:style-name="ro2">
          <table:table-cell table:style-name="CraneBackgroundNoWrap"/>
          <table:table-cell table:style-name="ce26" office:value-type="string">
            <text:p>1..1</text:p>
          </table:table-cell>
          <table:table-cell table:style-name="ce33" office:value-type="string">
            <text:p>Optional/Required</text:p>
          </table:table-cell>
          <table:table-cell table:style-name="CraneLanguageNoPrint" office:value-type="string">
            <text:p><text:a xlink:href="#HelpColOptional">??</text:a></text:p>
          </table:table-cell>
          <table:table-cell table:number-columns-repeated="2" table:style-name="ce62" table:content-validation-name="val5" office:value-type="string">
            <text:p>required</text:p>
          </table:table-cell>
          <table:table-cell table:number-columns-repeated="2" table:style-name="ce62" table:content-validation-name="val5" office:value-type="string">
            <text:p>optional</text:p>
          </table:table-cell>
          <table:table-cell table:style-name="ce62" table:content-validation-name="val5"/>
          <table:table-cell table:number-columns-repeated="1015"/>
        </table:table-row>
        <table:table-row table:style-name="ro2">
          <table:table-cell table:style-name="CraneBackgroundNoWrap"/>
          <table:table-cell table:style-name="ce26" office:value-type="string">
            <text:p>1..1</text:p>
          </table:table-cell>
          <table:table-cell table:style-name="ce34" office:value-type="string">
            <text:p>ShortName</text:p>
          </table:table-cell>
          <table:table-cell table:style-name="CraneLanguageNoPrint" office:value-type="string">
            <text:p><text:a xlink:href="#HelpColShortName">??</text:a></text:p>
          </table:table-cell>
          <table:table-cell table:style-name="ce63" table:content-validation-name="val6" office:value-type="string">
            <text:p>Code</text:p>
          </table:table-cell>
          <table:table-cell table:style-name="ce63" table:content-validation-name="val6" office:value-type="string">
            <text:p>Waarde</text:p>
          </table:table-cell>
          <table:table-cell table:style-name="ce74" table:content-validation-name="val4" office:value-type="string">
            <text:p>DatumVanaf</text:p>
          </table:table-cell>
          <table:table-cell table:style-name="ce74" table:content-validation-name="val4" office:value-type="string">
            <text:p>DatumTot</text:p>
          </table:table-cell>
          <table:table-cell table:style-name="ce63" table:content-validation-name="val6"/>
          <table:table-cell table:number-columns-repeated="1015"/>
        </table:table-row>
        <table:table-row table:style-name="ro2">
          <table:table-cell table:style-name="CraneBackgroundNoWrap"/>
          <table:table-cell table:style-name="ce26" office:value-type="string">
            <text:p>1..1</text:p>
          </table:table-cell>
          <table:table-cell table:style-name="ce35" office:value-type="string">
            <text:p>Data Type</text:p>
          </table:table-cell>
          <table:table-cell table:style-name="CraneLanguageNoPrint" office:value-type="string">
            <text:p><text:a xlink:href="#HelpColDataType">??</text:a></text:p>
          </table:table-cell>
          <table:table-cell table:number-columns-repeated="2" table:style-name="ce64" office:value-type="string">
            <text:p>String</text:p>
          </table:table-cell>
          <table:table-cell table:number-columns-repeated="2" table:style-name="ce64" office:value-type="string">
            <text:p>date</text:p>
          </table:table-cell>
          <table:table-cell table:style-name="ce64"/>
          <table:table-cell table:number-columns-repeated="1015"/>
        </table:table-row>
        <table:table-row table:style-name="ro2">
          <table:table-cell table:style-name="CraneBackgroundNoWrap"/>
          <table:table-cell table:style-name="ce27" office:value-type="string">
            <text:p>0..1</text:p>
          </table:table-cell>
          <table:table-cell table:style-name="ce36" office:value-type="string">
            <text:p>Data Type Language</text:p>
          </table:table-cell>
          <table:table-cell table:style-name="CraneLanguageNoPrint" office:value-type="string">
            <text:p><text:a xlink:href="#HelpColDataTypeLanguage">??</text:a></text:p>
          </table:table-cell>
          <table:table-cell table:style-name="ce65"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37" office:value-type="string">
            <text:p>Data Type Library</text:p>
          </table:table-cell>
          <table:table-cell table:style-name="CraneLanguageNoPrint" office:value-type="string">
            <text:p><text:a xlink:href="#HelpColDataTypeLibrary">??</text:a></text:p>
          </table:table-cell>
          <table:table-cell table:style-name="ce66" table:number-columns-repeated="5"/>
          <table:table-cell table:number-columns-repeated="1015"/>
        </table:table-row>
        <table:table-row table:style-name="ro2">
          <table:table-cell table:style-name="CraneBackgroundNoWrap"/>
          <table:table-cell/>
          <table:table-cell table:style-name="ce31" office:value-type="string">
            <text:p>Key indication:</text:p>
          </table:table-cell>
          <table:table-cell table:style-name="ce8" office:value-type="string">
            <text:p><text:a xlink:href="#HelpKey">??</text:a></text:p>
          </table:table-cell>
          <table:table-cell table:style-name="CraneLanguageNoWrap" office:value-type="string">
            <text:p>Indicate that the value-level meta data is a key (at least one key is required)</text:p>
          </table:table-cell>
          <table:table-cell table:style-name="CraneLanguageNoWrap" table:number-columns-repeated="4"/>
          <table:table-cell table:number-columns-repeated="1015"/>
        </table:table-row>
        <table:table-row table:style-name="ro2">
          <table:table-cell table:style-name="CraneBackgroundNoWrap"/>
          <table:table-cell table:style-name="ce29" office:value-type="string">
            <text:p>0..1</text:p>
          </table:table-cell>
          <table:table-cell table:style-name="ce38" office:value-type="string">
            <text:p>Key Id (absent for not a key)</text:p>
          </table:table-cell>
          <table:table-cell table:style-name="CraneLanguageNoPrint" office:value-type="string">
            <text:p><text:a xlink:href="#HelpKeyId">??</text:a></text:p>
          </table:table-cell>
          <table:table-cell table:style-name="ce67" table:content-validation-name="val7" office:value-type="string">
            <text:p>CodeKey</text:p>
          </table:table-cell>
          <table:table-cell table:style-name="ce67" table:content-validation-name="val7" office:value-type="string">
            <text:p>WaardeKey</text:p>
          </table:table-cell>
          <table:table-cell table:style-name="ce75" table:content-validation-name="val7" table:number-columns-repeated="3"/>
          <table:table-cell table:number-columns-repeated="1015"/>
        </table:table-row>
        <table:table-row table:style-name="ro2">
          <table:table-cell table:style-name="ce22"/>
          <table:table-cell table:style-name="ce30" office:value-type="string">
            <text:p>1..1</text:p>
          </table:table-cell>
          <table:table-cell table:style-name="ce39" office:value-type="string">
            <text:p>Key ShortName</text:p>
          </table:table-cell>
          <table:table-cell table:style-name="CraneLanguageNoPrint" office:value-type="string">
            <text:p><text:a xlink:href="#HelpKeyShortName">??</text:a></text:p>
          </table:table-cell>
          <table:table-cell table:style-name="ce68" table:content-validation-name="val8" office:value-type="string">
            <text:p>key for column 'Code'</text:p>
          </table:table-cell>
          <table:table-cell table:style-name="ce68" table:content-validation-name="val8" office:value-type="string">
            <text:p>key for column 'Waarde'</text:p>
          </table:table-cell>
          <table:table-cell table:style-name="ce76" table:content-validation-name="val8" table:number-columns-repeated="3"/>
          <table:table-cell table:style-name="ce22" table:number-columns-repeated="1014"/>
          <table:table-cell/>
        </table:table-row>
        <table:table-row table:style-name="ro2">
          <table:table-cell table:style-name="CraneBackgroundNoWrap"/>
          <table:table-cell table:style-name="ce28" office:value-type="string">
            <text:p>0..n</text:p>
          </table:table-cell>
          <table:table-cell table:style-name="ce40" office:value-type="string">
            <text:p>Key LongName</text:p>
          </table:table-cell>
          <table:table-cell table:style-name="CraneLanguageNoPrint" office:value-type="string">
            <text:p><text:a xlink:href="#HelpKeyLongName">??</text:a></text:p>
          </table:table-cell>
          <table:table-cell table:style-name="ce69"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41" office:value-type="string">
            <text:p>Key LongName xml:lang</text:p>
          </table:table-cell>
          <table:table-cell table:style-name="CraneLanguageNoPrint" office:value-type="string">
            <text:p><text:a xlink:href="#HelpKeyLongNameLang">??</text:a></text:p>
          </table:table-cell>
          <table:table-cell table:style-name="ce70"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42" office:value-type="string">
            <text:p>Key LongName Identifier</text:p>
          </table:table-cell>
          <table:table-cell table:style-name="CraneLanguageNoPrint" office:value-type="string">
            <text:p><text:a xlink:href="#HelpKeyLongNameIdentifier">??</text:a></text:p>
          </table:table-cell>
          <table:table-cell table:style-name="ce70"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43" office:value-type="string">
            <text:p>Key CanonicalUri</text:p>
          </table:table-cell>
          <table:table-cell table:style-name="CraneLanguageNoPrint" office:value-type="string">
            <text:p><text:a xlink:href="#HelpKeyCanonicalUri">??</text:a></text:p>
          </table:table-cell>
          <table:table-cell table:style-name="ce70"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44" office:value-type="string">
            <text:p>Key CanonicalVersionUri</text:p>
          </table:table-cell>
          <table:table-cell table:style-name="CraneLanguageNoPrint" office:value-type="string">
            <text:p><text:a xlink:href="#HelpKeyCanonicalVersionUri">??</text:a></text:p>
          </table:table-cell>
          <table:table-cell table:style-name="ce70" table:number-columns-repeated="5"/>
          <table:table-cell table:number-columns-repeated="1015"/>
        </table:table-row>
        <table:table-row table:style-name="ro2">
          <table:table-cell table:style-name="CraneBackgroundNoWrap"/>
          <table:table-cell table:style-name="ce28" office:value-type="string">
            <text:p>0..n</text:p>
          </table:table-cell>
          <table:table-cell table:style-name="ce45" office:value-type="string">
            <text:p>Key Annotation Description</text:p>
          </table:table-cell>
          <table:table-cell table:style-name="CraneLanguageNoPrint" office:value-type="string">
            <text:p><text:a xlink:href="#HelpKeyDescription">??</text:a></text:p>
          </table:table-cell>
          <table:table-cell table:style-name="ce70"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46" office:value-type="string">
            <text:p>Key Annotation xml:lang</text:p>
          </table:table-cell>
          <table:table-cell table:style-name="CraneLanguageNoPrint" office:value-type="string">
            <text:p><text:a xlink:href="#HelpKeyLang">??</text:a></text:p>
          </table:table-cell>
          <table:table-cell table:style-name="ce70"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47" office:value-type="string">
            <text:p>Key Annotation Application Info</text:p>
          </table:table-cell>
          <table:table-cell table:style-name="CraneLanguageNoPrint" office:value-type="string">
            <text:p><text:a xlink:href="#HelpKeyApplicationInfo">??</text:a></text:p>
          </table:table-cell>
          <table:table-cell table:style-name="ce70" table:number-columns-repeated="5"/>
          <table:table-cell table:number-columns-repeated="1015"/>
        </table:table-row>
        <table:table-row table:style-name="ro2">
          <table:table-cell table:style-name="CraneBackgroundNoWrap"/>
          <table:table-cell/>
          <table:table-cell table:style-name="ce31" office:value-type="string">
            <text:p>Other column definition:</text:p>
          </table:table-cell>
          <table:table-cell table:style-name="ce8"/>
          <table:table-cell table:style-name="CraneLanguageNoWrap" office:value-type="string">
            <text:p>Add any optional additional meta data for each column</text:p>
          </table:table-cell>
          <table:table-cell table:style-name="CraneLanguageNoWrap" table:number-columns-repeated="4"/>
          <table:table-cell table:number-columns-repeated="1015"/>
        </table:table-row>
        <table:table-row table:style-name="ro2">
          <table:table-cell table:style-name="CraneBackgroundNoWrap"/>
          <table:table-cell table:style-name="ce27" office:value-type="string">
            <text:p>0..n</text:p>
          </table:table-cell>
          <table:table-cell table:style-name="ce48" office:value-type="string">
            <text:p>Column LongName</text:p>
          </table:table-cell>
          <table:table-cell table:style-name="CraneLanguageNoPrint" office:value-type="string">
            <text:p><text:a xlink:href="#HelpColLongName">??</text:a></text:p>
          </table:table-cell>
          <table:table-cell table:style-name="ce71" table:number-columns-repeated="5"/>
          <table:table-cell table:number-columns-repeated="1015"/>
        </table:table-row>
        <table:table-row table:style-name="ro2">
          <table:table-cell table:style-name="CraneBackgroundNoWrap"/>
          <table:table-cell table:style-name="ce27" office:value-type="string">
            <text:p>0..1</text:p>
          </table:table-cell>
          <table:table-cell table:style-name="ce49" office:value-type="string">
            <text:p>Column LongName xml:lang</text:p>
          </table:table-cell>
          <table:table-cell table:style-name="CraneLanguageNoPrint" office:value-type="string">
            <text:p><text:a xlink:href="#HelpColLongNameLang">??</text:a></text:p>
          </table:table-cell>
          <table:table-cell table:style-name="ce72" table:number-columns-repeated="5"/>
          <table:table-cell table:number-columns-repeated="1015"/>
        </table:table-row>
        <table:table-row table:style-name="ro2">
          <table:table-cell table:style-name="CraneBackgroundNoWrap"/>
          <table:table-cell table:style-name="ce27" office:value-type="string">
            <text:p>0..1</text:p>
          </table:table-cell>
          <table:table-cell table:style-name="ce50" office:value-type="string">
            <text:p>Column LongName Identifier</text:p>
          </table:table-cell>
          <table:table-cell table:style-name="CraneLanguageNoPrint" office:value-type="string">
            <text:p><text:a xlink:href="#HelpColLongNameIdentifier">??</text:a></text:p>
          </table:table-cell>
          <table:table-cell table:style-name="ce72"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51" office:value-type="string">
            <text:p>Column CanonicalUri</text:p>
          </table:table-cell>
          <table:table-cell table:style-name="CraneLanguageNoPrint" office:value-type="string">
            <text:p><text:a xlink:href="#HelpColCanonicalUri">??</text:a></text:p>
          </table:table-cell>
          <table:table-cell table:style-name="ce72" table:number-columns-repeated="5"/>
          <table:table-cell table:number-columns-repeated="1015"/>
        </table:table-row>
        <table:table-row table:style-name="ro2">
          <table:table-cell table:style-name="CraneBackgroundNoWrap"/>
          <table:table-cell table:style-name="ce28" office:value-type="string">
            <text:p>0..1</text:p>
          </table:table-cell>
          <table:table-cell table:style-name="ce52" office:value-type="string">
            <text:p>Column CanonicalVersionUri</text:p>
          </table:table-cell>
          <table:table-cell table:style-name="CraneLanguageNoPrint" office:value-type="string">
            <text:p><text:a xlink:href="#HelpColCanonicalVersionUri">??</text:a></text:p>
          </table:table-cell>
          <table:table-cell table:style-name="ce72" table:number-columns-repeated="5"/>
          <table:table-cell table:number-columns-repeated="1015"/>
        </table:table-row>
        <table:table-row table:style-name="ro2">
          <table:table-cell/>
          <table:table-cell table:style-name="ce27" office:value-type="string">
            <text:p>0..n</text:p>
          </table:table-cell>
          <table:table-cell table:style-name="ce53" office:value-type="string">
            <text:p>Column Annotation Description</text:p>
          </table:table-cell>
          <table:table-cell table:style-name="CraneLanguageNoPrint" office:value-type="string">
            <text:p><text:a xlink:href="#HelpColDescription">??</text:a></text:p>
          </table:table-cell>
          <table:table-cell table:style-name="ce72" table:number-columns-repeated="5"/>
          <table:table-cell table:number-columns-repeated="1015"/>
        </table:table-row>
        <table:table-row table:style-name="ro2">
          <table:table-cell/>
          <table:table-cell table:style-name="ce27" office:value-type="string">
            <text:p>0..1</text:p>
          </table:table-cell>
          <table:table-cell table:style-name="ce54" office:value-type="string">
            <text:p>Column Annotation xml:lang</text:p>
          </table:table-cell>
          <table:table-cell table:style-name="CraneLanguageNoPrint" office:value-type="string">
            <text:p><text:a xlink:href="#HelpColDescriptionLang">??</text:a></text:p>
          </table:table-cell>
          <table:table-cell table:style-name="ce72" table:number-columns-repeated="5"/>
          <table:table-cell table:number-columns-repeated="1015"/>
        </table:table-row>
        <table:table-row table:style-name="ro2">
          <table:table-cell/>
          <table:table-cell table:style-name="ce27" office:value-type="string">
            <text:p>0..1</text:p>
          </table:table-cell>
          <table:table-cell table:style-name="ce55" office:value-type="string">
            <text:p>Column Annotation App. Info</text:p>
          </table:table-cell>
          <table:table-cell table:style-name="CraneLanguageNoPrint" office:value-type="string">
            <text:p><text:a xlink:href="#HelpColApplicationInfo">??</text:a></text:p>
          </table:table-cell>
          <table:table-cell table:style-name="ce72" table:number-columns-repeated="5"/>
          <table:table-cell table:number-columns-repeated="1015"/>
        </table:table-row>
        <table:table-row table:style-name="ro2">
          <table:table-cell table:style-name="CraneBackgroundNoWrap"/>
          <table:table-cell table:style-name="ce28" office:value-type="string">
            <text:p>0..n</text:p>
          </table:table-cell>
          <table:table-cell table:style-name="ce56" office:value-type="string">
            <text:p>Data Type Parameter</text:p>
          </table:table-cell>
          <table:table-cell table:style-name="CraneLanguageNoPrint" office:value-type="string">
            <text:p><text:a xlink:href="#HelpDataTypeParameter">??</text:a></text:p>
          </table:table-cell>
          <table:table-cell table:style-name="ce72" table:number-columns-repeated="5"/>
          <table:table-cell table:number-columns-repeated="1015"/>
        </table:table-row>
        <table:table-row table:style-name="ro2">
          <table:table-cell table:style-name="CraneBackgroundNoWrap"/>
          <table:table-cell table:style-name="ce27" office:value-type="string">
            <text:p>0..1</text:p>
          </table:table-cell>
          <table:table-cell table:style-name="CraneLabelColumnDataTypeParameterShortName" office:value-type="string">
            <text:p>Data Type Parameter ShortName</text:p>
          </table:table-cell>
          <table:table-cell table:style-name="CraneLanguageNoPrint" office:value-type="string">
            <text:p><text:a xlink:href="#HelpDataTypeParameterShortName">??</text:a></text:p>
          </table:table-cell>
          <table:table-cell table:style-name="ce72" table:number-columns-repeated="5"/>
          <table:table-cell table:number-columns-repeated="1015"/>
        </table:table-row>
        <table:table-row table:style-name="ro2">
          <table:table-cell/>
          <table:table-cell table:style-name="ce27" office:value-type="string">
            <text:p>0..1</text:p>
          </table:table-cell>
          <table:table-cell table:style-name="ce57" office:value-type="string">
            <text:p>Data Type Parameter LongName</text:p>
          </table:table-cell>
          <table:table-cell table:style-name="CraneLanguageNoPrint" office:value-type="string">
            <text:p><text:a xlink:href="#HelpDataTypeParameterLongName">??</text:a></text:p>
          </table:table-cell>
          <table:table-cell table:style-name="ce72" table:number-columns-repeated="5"/>
          <table:table-cell table:number-columns-repeated="1015"/>
        </table:table-row>
        <table:table-row table:style-name="ro2" table:number-rows-repeated="65500">
          <table:table-cell table:number-columns-repeated="1024"/>
        </table:table-row>
        <table:table-row table:style-name="ro2">
          <table:table-cell table:number-columns-repeated="1024"/>
        </table:table-row>
      </table:table>
      <table:table table:name="Values" table:style-name="ta1" table:protected="true" table:print="false">
        <office:forms form:automatic-focus="false" form:apply-design-mode="false"/>
        <table:table-column table:style-name="co1" table:default-cell-style-name="CraneBackgroundUnprotected"/>
        <table:table-column table:style-name="co5" table:visibility="collapse" table:default-cell-style-name="CraneBackgroundUnprotected"/>
        <table:table-column table:style-name="co13" table:default-cell-style-name="CraneBackgroundUnprotected"/>
        <table:table-column table:style-name="co1" table:default-cell-style-name="CraneBackgroundUnprotected"/>
        <table:table-column table:style-name="co12" table:number-columns-repeated="5" table:default-cell-style-name="ce89"/>
        <table:table-column table:style-name="co12" table:number-columns-repeated="1015" table:default-cell-style-name="CraneBackgroundUnprotected"/>
        <table:table-row table:style-name="ro6">
          <table:table-cell table:style-name="ce78" office:value-type="string" table:number-columns-spanned="6" table:number-rows-spanned="1">
            <text:p>Crane's OASIS genericode 1.0 editor - Values</text:p>
          </table:table-cell>
          <table:covered-table-cell table:style-name="ce80"/>
          <table:covered-table-cell table:style-name="ce81"/>
          <table:covered-table-cell table:style-name="ce86"/>
          <table:covered-table-cell table:style-name="CraneBackground"/>
          <table:covered-table-cell table:style-name="CraneFillerValues1"/>
          <table:table-cell table:style-name="ce91" table:formula="of:=TemplateVersion" office:value-type="string" office:string-value="Editor version:$Date: 2008/11/26 21:40:01 $(UTC)" table:number-columns-spanned="3" table:number-rows-spanned="1">
            <text:p>Editor version:$Date: 2008/11/26 21:40:01 $(UTC)</text:p>
          </table:table-cell>
          <table:covered-table-cell table:style-name="CraneLabelFillerValues"/>
          <table:covered-table-cell table:style-name="ce16"/>
          <table:table-cell table:style-name="CranePad" office:value-type="string">
            <text:p><text:s/></text:p>
          </table:table-cell>
          <table:table-cell table:number-columns-repeated="1014"/>
        </table:table-row>
        <table:table-row table:style-name="ro2">
          <table:table-cell table:style-name="CraneLanguageNoPrint" office:value-type="string">
            <text:p><text:a xlink:href="#HelpContent">??</text:a></text:p>
          </table:table-cell>
          <table:table-cell table:style-name="CraneLanguageNoPrint"/>
          <table:table-cell table:style-name="CraneLanguageNoPrint" office:value-type="string">
            <text:p>Help</text:p>
          </table:table-cell>
          <table:table-cell table:style-name="ce87"/>
          <table:table-cell table:style-name="CraneBackground"/>
          <table:table-cell table:style-name="CraneFillerValues1"/>
          <table:table-cell table:style-name="CraneFillerValues2"/>
          <table:table-cell table:style-name="CraneLabelFillerValues"/>
          <table:table-cell table:style-name="ce17" office:value-type="string">
            <text:p>SHEET NOT PROTECTED AS RECOMMENDED</text:p>
          </table:table-cell>
          <table:table-cell table:style-name="ce94" office:value-type="string">
            <text:p><text:s/></text:p>
          </table:table-cell>
          <table:table-cell table:number-columns-repeated="1014"/>
        </table:table-row>
        <table:table-row table:style-name="ro7">
          <table:table-cell table:style-name="ce79" table:number-columns-repeated="2"/>
          <table:table-cell table:style-name="ce82" office:value-type="string">
            <text:p>Identification (ShortName):</text:p>
          </table:table-cell>
          <table:table-cell table:style-name="CraneLanguageNoPrint" office:value-type="string">
            <text:p><text:span text:style-name="T1"><text:a xlink:href="#HelpValueIdentification">??</text:a></text:span></text:p>
          </table:table-cell>
          <table:table-cell table:style-name="CraneBackgroundNoWrapNumberProtectedBold" table:formula="of:=IF([$Identification.E12]=&quot;&quot;;&quot;&quot;;[$Identification.E12])" office:value-type="string" office:string-value="AKRKadastraleGemeenteCode">
            <text:p>AKRKadastraleGemeenteCode</text:p>
          </table:table-cell>
          <table:table-cell table:style-name="CraneFillerValues1"/>
          <table:table-cell table:style-name="CraneFillerValues2"/>
          <table:table-cell table:style-name="CraneLabelFillerValues"/>
          <table:table-cell table:style-name="CraneBackgroundNoWrap"/>
          <table:table-cell table:style-name="ce94" office:value-type="string">
            <text:p><text:s/></text:p>
          </table:table-cell>
          <table:table-cell table:number-columns-repeated="1014"/>
        </table:table-row>
        <table:table-row table:style-name="ro7">
          <table:table-cell table:style-name="ce79" table:number-columns-repeated="2"/>
          <table:table-cell table:style-name="ce83" office:value-type="string">
            <text:p>Columns (Id):</text:p>
          </table:table-cell>
          <table:table-cell table:style-name="CraneLanguageNoPrint" office:value-type="string">
            <text:p><text:span text:style-name="T1"><text:a xlink:href="#HelpValueColumnId">??</text:a></text:span></text:p>
          </table:table-cell>
          <table:table-cell table:style-name="CraneBackgroundNoWrapNumberProtectedBold" table:formula="of:=IF([$Columns.E7]=&quot;&quot;;&quot;&quot;;[$Columns.E7])" office:value-type="string" office:string-value="Code">
            <text:p>Code</text:p>
          </table:table-cell>
          <table:table-cell table:style-name="CraneBackgroundNoWrapNumberProtectedBold" table:formula="of:=IF([$Columns.F7]=&quot;&quot;;&quot;&quot;;[$Columns.F7])" office:value-type="string" office:string-value="Waarde">
            <text:p>Waarde</text:p>
          </table:table-cell>
          <table:table-cell table:style-name="CraneBackgroundNoWrapNumberProtectedBold" table:formula="of:=IF([$Columns.G7]=&quot;&quot;;&quot;&quot;;[$Columns.G7])" office:value-type="string" office:string-value="DatumVanaf">
            <text:p>DatumVanaf</text:p>
          </table:table-cell>
          <table:table-cell table:style-name="CraneBackgroundNoWrapNumberProtectedBold" table:formula="of:=IF([$Columns.H7]=&quot;&quot;;&quot;&quot;;[$Columns.H7])" office:value-type="string" office:string-value="DatumTot">
            <text:p>DatumTot</text:p>
          </table:table-cell>
          <table:table-cell table:style-name="CraneBackgroundNoWrapNumberProtectedBold" table:formula="of:=IF([$Columns.I7]=&quot;&quot;;&quot;&quot;;[$Columns.I7])">
            <text:p/>
          </table:table-cell>
          <table:table-cell table:style-name="CranePad"/>
          <table:table-cell table:number-columns-repeated="1014"/>
        </table:table-row>
        <table:table-row table:style-name="ro7">
          <table:table-cell table:style-name="ce79" table:number-columns-repeated="2"/>
          <table:table-cell table:style-name="ce84" office:value-type="string">
            <text:p>Columns (ShortName):</text:p>
          </table:table-cell>
          <table:table-cell table:style-name="CraneLanguageNoPrint" office:value-type="string">
            <text:p><text:span text:style-name="T1"><text:a xlink:href="#HelpValueColumnShortName">??</text:a></text:span></text:p>
          </table:table-cell>
          <table:table-cell table:style-name="CraneBackgroundNoWrapNumberProtectedBold" table:formula="of:=IF([$Columns.E9]=&quot;&quot;;&quot;&quot;;[$Columns.E9])" office:value-type="string" office:string-value="Code">
            <text:p>Code</text:p>
          </table:table-cell>
          <table:table-cell table:style-name="CraneBackgroundNoWrapNumberProtectedBold" table:formula="of:=IF([$Columns.F9]=&quot;&quot;;&quot;&quot;;[$Columns.F9])" office:value-type="string" office:string-value="Waarde">
            <text:p>Waarde</text:p>
          </table:table-cell>
          <table:table-cell table:style-name="CraneBackgroundNoWrapNumberProtectedBold" table:formula="of:=IF([$Columns.G9]=&quot;&quot;;&quot;&quot;;[$Columns.G9])" office:value-type="string" office:string-value="DatumVanaf">
            <text:p>DatumVanaf</text:p>
          </table:table-cell>
          <table:table-cell table:style-name="CraneBackgroundNoWrapNumberProtectedBold" table:formula="of:=IF([$Columns.H9]=&quot;&quot;;&quot;&quot;;[$Columns.H9])" office:value-type="string" office:string-value="DatumTot">
            <text:p>DatumTot</text:p>
          </table:table-cell>
          <table:table-cell table:style-name="CraneBackgroundNoWrapNumberProtectedBold" table:formula="of:=IF([$Columns.I9]=&quot;&quot;;&quot;&quot;;[$Columns.I9])">
            <text:p/>
          </table:table-cell>
          <table:table-cell table:style-name="CranePad"/>
          <table:table-cell table:number-columns-repeated="1014"/>
        </table:table-row>
        <table:table-row table:style-name="ro7">
          <table:table-cell table:style-name="ce79" table:number-columns-repeated="2"/>
          <table:table-cell table:style-name="ce85" office:value-type="string">
            <text:p>Values:</text:p>
          </table:table-cell>
          <table:table-cell table:style-name="CraneLanguageNoPrint" office:value-type="string">
            <text:p><text:span text:style-name="T1"><text:a xlink:href="#HelpValue">??</text:a></text:span></text:p>
          </table:table-cell>
          <table:table-cell table:style-name="CraneLanguageNoWrap" office:value-type="string">
            <text:p>Each row defines a new code value; each column is meta data facet for that value</text:p>
          </table:table-cell>
          <table:table-cell table:style-name="CraneFillerValues1"/>
          <table:table-cell table:style-name="CraneFillerValues2"/>
          <table:table-cell table:style-name="CraneLabelFillerValues"/>
          <table:table-cell table:style-name="CraneBackgroundNoWrap"/>
          <table:table-cell table:style-name="ce94" office:value-type="string">
            <text:p><text:s/></text:p>
          </table:table-cell>
          <table:table-cell table:number-columns-repeated="1014"/>
        </table:table-row>
        <table:table-row table:style-name="ro4">
          <table:table-cell table:number-columns-repeated="4"/>
          <table:table-cell table:style-name="ce88" office:value-type="float" office:value="1">
            <text:p>1</text:p>
          </table:table-cell>
          <table:table-cell table:style-name="ce90" office:value-type="string">
            <text:p>ABG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
            <text:p>2</text:p>
          </table:table-cell>
          <table:table-cell table:style-name="ce90" office:value-type="string">
            <text:p>AMR0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
            <text:p>3</text:p>
          </table:table-cell>
          <table:table-cell table:style-name="ce90" office:value-type="string">
            <text:p>AAL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
            <text:p>4</text:p>
          </table:table-cell>
          <table:table-cell table:style-name="ce90" office:value-type="string">
            <text:p>AAL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
            <text:p>5</text:p>
          </table:table-cell>
          <table:table-cell table:style-name="ce90" office:value-type="string">
            <text:p>ATN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
            <text:p>6</text:p>
          </table:table-cell>
          <table:table-cell table:style-name="ce90" office:value-type="string">
            <text:p>ADB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
            <text:p>7</text:p>
          </table:table-cell>
          <table:table-cell table:style-name="ce90" office:value-type="string">
            <text:p>ALD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
            <text:p>8</text:p>
          </table:table-cell>
          <table:table-cell table:style-name="ce90" office:value-type="string">
            <text:p>ALE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
            <text:p>9</text:p>
          </table:table-cell>
          <table:table-cell table:style-name="ce90" office:value-type="string">
            <text:p>ABK00</text:p>
          </table:table-cell>
          <table:table-cell table:style-name="ce92" office:value-type="date" office:date-value="2000-01-01">
            <text:p>2000-01-01</text:p>
          </table:table-cell>
          <table:table-cell table:style-name="ce92" office:value-type="date" office:date-value="2009-01-01">
            <text:p>2009-01-01</text:p>
          </table:table-cell>
          <table:table-cell table:style-name="ce93" table:number-columns-repeated="3"/>
          <table:table-cell table:number-columns-repeated="1013"/>
        </table:table-row>
        <table:table-row table:style-name="ro4">
          <table:table-cell table:number-columns-repeated="4"/>
          <table:table-cell table:style-name="ce88" office:value-type="float" office:value="10">
            <text:p>10</text:p>
          </table:table-cell>
          <table:table-cell table:style-name="ce90" office:value-type="string">
            <text:p>ABB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
            <text:p>11</text:p>
          </table:table-cell>
          <table:table-cell table:style-name="ce90" office:value-type="string">
            <text:p>ACD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2">
            <text:p>12</text:p>
          </table:table-cell>
          <table:table-cell table:style-name="ce90" office:value-type="string">
            <text:p>ASD4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3">
            <text:p>13</text:p>
          </table:table-cell>
          <table:table-cell table:style-name="ce90" office:value-type="string">
            <text:p>ADP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4">
            <text:p>14</text:p>
          </table:table-cell>
          <table:table-cell table:style-name="ce90" office:value-type="string">
            <text:p>ADA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5">
            <text:p>15</text:p>
          </table:table-cell>
          <table:table-cell table:style-name="ce90" office:value-type="string">
            <text:p>AER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6">
            <text:p>16</text:p>
          </table:table-cell>
          <table:table-cell table:style-name="ce90" office:value-type="string">
            <text:p>AFD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7">
            <text:p>17</text:p>
          </table:table-cell>
          <table:table-cell table:style-name="ce90" office:value-type="string">
            <text:p>AKS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8">
            <text:p>18</text:p>
          </table:table-cell>
          <table:table-cell table:style-name="ce90" office:value-type="string">
            <text:p>AKW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9">
            <text:p>19</text:p>
          </table:table-cell>
          <table:table-cell table:style-name="ce90" office:value-type="string">
            <text:p>AKM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0">
            <text:p>20</text:p>
          </table:table-cell>
          <table:table-cell table:style-name="ce90" office:value-type="string">
            <text:p>ABS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1">
            <text:p>21</text:p>
          </table:table-cell>
          <table:table-cell table:style-name="ce90" office:value-type="string">
            <text:p>ALM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2">
            <text:p>22</text:p>
          </table:table-cell>
          <table:table-cell table:style-name="ce90" office:value-type="string">
            <text:p>AKM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3">
            <text:p>23</text:p>
          </table:table-cell>
          <table:table-cell table:style-name="ce90" office:value-type="string">
            <text:p>AMR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4">
            <text:p>24</text:p>
          </table:table-cell>
          <table:table-cell table:style-name="ce90" office:value-type="string">
            <text:p>AMN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5">
            <text:p>25</text:p>
          </table:table-cell>
          <table:table-cell table:style-name="ce90" office:value-type="string">
            <text:p>AMR0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6">
            <text:p>26</text:p>
          </table:table-cell>
          <table:table-cell table:style-name="ce90" office:value-type="string">
            <text:p>APN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7">
            <text:p>27</text:p>
          </table:table-cell>
          <table:table-cell table:style-name="ce90" office:value-type="string">
            <text:p>APN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8">
            <text:p>28</text:p>
          </table:table-cell>
          <table:table-cell table:style-name="ce90" office:value-type="string">
            <text:p>APN0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29">
            <text:p>29</text:p>
          </table:table-cell>
          <table:table-cell table:style-name="ce90" office:value-type="string">
            <text:p>AML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0">
            <text:p>30</text:p>
          </table:table-cell>
          <table:table-cell table:style-name="ce90" office:value-type="string">
            <text:p>DDN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1">
            <text:p>31</text:p>
          </table:table-cell>
          <table:table-cell table:style-name="ce90" office:value-type="string">
            <text:p>DTC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2">
            <text:p>32</text:p>
          </table:table-cell>
          <table:table-cell table:style-name="ce90" office:value-type="string">
            <text:p>HDB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3">
            <text:p>33</text:p>
          </table:table-cell>
          <table:table-cell table:style-name="ce90" office:value-type="string">
            <text:p>OMN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4">
            <text:p>34</text:p>
          </table:table-cell>
          <table:table-cell table:style-name="ce90" office:value-type="string">
            <text:p>ABY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5">
            <text:p>35</text:p>
          </table:table-cell>
          <table:table-cell table:style-name="ce90" office:value-type="string">
            <text:p>AMD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6">
            <text:p>36</text:p>
          </table:table-cell>
          <table:table-cell table:style-name="ce90" office:value-type="string">
            <text:p>AMR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7">
            <text:p>37</text:p>
          </table:table-cell>
          <table:table-cell table:style-name="ce90" office:value-type="string">
            <text:p>AMF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8">
            <text:p>38</text:p>
          </table:table-cell>
          <table:table-cell table:style-name="ce90" office:value-type="string">
            <text:p>AMS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39">
            <text:p>39</text:p>
          </table:table-cell>
          <table:table-cell table:style-name="ce90" office:value-type="string">
            <text:p>AMZ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0">
            <text:p>40</text:p>
          </table:table-cell>
          <table:table-cell table:style-name="ce90" office:value-type="string">
            <text:p>ASV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1">
            <text:p>41</text:p>
          </table:table-cell>
          <table:table-cell table:style-name="ce90" office:value-type="string">
            <text:p>ASR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2">
            <text:p>42</text:p>
          </table:table-cell>
          <table:table-cell table:style-name="ce90" office:value-type="string">
            <text:p>ASD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3">
            <text:p>43</text:p>
          </table:table-cell>
          <table:table-cell table:style-name="ce90" office:value-type="string">
            <text:p>ASD0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4">
            <text:p>44</text:p>
          </table:table-cell>
          <table:table-cell table:style-name="ce90" office:value-type="string">
            <text:p>ASD0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5">
            <text:p>45</text:p>
          </table:table-cell>
          <table:table-cell table:style-name="ce90" office:value-type="string">
            <text:p>ASD05</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6">
            <text:p>46</text:p>
          </table:table-cell>
          <table:table-cell table:style-name="ce90" office:value-type="string">
            <text:p>ASD06</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7">
            <text:p>47</text:p>
          </table:table-cell>
          <table:table-cell table:style-name="ce90" office:value-type="string">
            <text:p>ASD07</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8">
            <text:p>48</text:p>
          </table:table-cell>
          <table:table-cell table:style-name="ce90" office:value-type="string">
            <text:p>ASD08</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49">
            <text:p>49</text:p>
          </table:table-cell>
          <table:table-cell table:style-name="ce90" office:value-type="string">
            <text:p>ASD09</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0">
            <text:p>50</text:p>
          </table:table-cell>
          <table:table-cell table:style-name="ce90" office:value-type="string">
            <text:p>ASD1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1">
            <text:p>51</text:p>
          </table:table-cell>
          <table:table-cell table:style-name="ce90" office:value-type="string">
            <text:p>ASD1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2">
            <text:p>52</text:p>
          </table:table-cell>
          <table:table-cell table:style-name="ce90" office:value-type="string">
            <text:p>ASD1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3">
            <text:p>53</text:p>
          </table:table-cell>
          <table:table-cell table:style-name="ce90" office:value-type="string">
            <text:p>ASD1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4">
            <text:p>54</text:p>
          </table:table-cell>
          <table:table-cell table:style-name="ce90" office:value-type="string">
            <text:p>ASD1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5">
            <text:p>55</text:p>
          </table:table-cell>
          <table:table-cell table:style-name="ce90" office:value-type="string">
            <text:p>ASD15</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6">
            <text:p>56</text:p>
          </table:table-cell>
          <table:table-cell table:style-name="ce90" office:value-type="string">
            <text:p>ASD16</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7">
            <text:p>57</text:p>
          </table:table-cell>
          <table:table-cell table:style-name="ce90" office:value-type="string">
            <text:p>ASD17</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8">
            <text:p>58</text:p>
          </table:table-cell>
          <table:table-cell table:style-name="ce90" office:value-type="string">
            <text:p>ASD18</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59">
            <text:p>59</text:p>
          </table:table-cell>
          <table:table-cell table:style-name="ce90" office:value-type="string">
            <text:p>ASD19</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0">
            <text:p>60</text:p>
          </table:table-cell>
          <table:table-cell table:style-name="ce90" office:value-type="string">
            <text:p>ASD2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1">
            <text:p>61</text:p>
          </table:table-cell>
          <table:table-cell table:style-name="ce90" office:value-type="string">
            <text:p>ASD2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2">
            <text:p>62</text:p>
          </table:table-cell>
          <table:table-cell table:style-name="ce90" office:value-type="string">
            <text:p>ASD2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3">
            <text:p>63</text:p>
          </table:table-cell>
          <table:table-cell table:style-name="ce90" office:value-type="string">
            <text:p>ASD2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4">
            <text:p>64</text:p>
          </table:table-cell>
          <table:table-cell table:style-name="ce90" office:value-type="string">
            <text:p>ASD2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5">
            <text:p>65</text:p>
          </table:table-cell>
          <table:table-cell table:style-name="ce90" office:value-type="string">
            <text:p>ASD25</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6">
            <text:p>66</text:p>
          </table:table-cell>
          <table:table-cell table:style-name="ce90" office:value-type="string">
            <text:p>ASD26</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7">
            <text:p>67</text:p>
          </table:table-cell>
          <table:table-cell table:style-name="ce90" office:value-type="string">
            <text:p>ASD27</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8">
            <text:p>68</text:p>
          </table:table-cell>
          <table:table-cell table:style-name="ce90" office:value-type="string">
            <text:p>ASD28</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69">
            <text:p>69</text:p>
          </table:table-cell>
          <table:table-cell table:style-name="ce90" office:value-type="string">
            <text:p>ASD29</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0">
            <text:p>70</text:p>
          </table:table-cell>
          <table:table-cell table:style-name="ce90" office:value-type="string">
            <text:p>ASD3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1">
            <text:p>71</text:p>
          </table:table-cell>
          <table:table-cell table:style-name="ce90" office:value-type="string">
            <text:p>ASD3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2">
            <text:p>72</text:p>
          </table:table-cell>
          <table:table-cell table:style-name="ce90" office:value-type="string">
            <text:p>ASD3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3">
            <text:p>73</text:p>
          </table:table-cell>
          <table:table-cell table:style-name="ce90" office:value-type="string">
            <text:p>ASD3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4">
            <text:p>74</text:p>
          </table:table-cell>
          <table:table-cell table:style-name="ce90" office:value-type="string">
            <text:p>ASD3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5">
            <text:p>75</text:p>
          </table:table-cell>
          <table:table-cell table:style-name="ce90" office:value-type="string">
            <text:p>ASD35</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6">
            <text:p>76</text:p>
          </table:table-cell>
          <table:table-cell table:style-name="ce90" office:value-type="string">
            <text:p>ASD36</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7">
            <text:p>77</text:p>
          </table:table-cell>
          <table:table-cell table:style-name="ce90" office:value-type="string">
            <text:p>ASD37</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78">
            <text:p>78</text:p>
          </table:table-cell>
          <table:table-cell table:style-name="ce90" office:value-type="string">
            <text:p>ASD38</text:p>
          </table:table-cell>
          <table:table-cell table:style-name="ce92" office:value-type="date" office:date-value="2000-01-01">
            <text:p>2000-01-01</text:p>
          </table:table-cell>
          <table:table-cell table:style-name="ce92" office:value-type="date" office:date-value="2009-01-01">
            <text:p>2009-01-01</text:p>
          </table:table-cell>
          <table:table-cell table:style-name="ce93" table:number-columns-repeated="3"/>
          <table:table-cell table:number-columns-repeated="1013"/>
        </table:table-row>
        <table:table-row table:style-name="ro4">
          <table:table-cell table:number-columns-repeated="4"/>
          <table:table-cell table:style-name="ce88" office:value-type="float" office:value="79">
            <text:p>79</text:p>
          </table:table-cell>
          <table:table-cell table:style-name="ce90" office:value-type="string">
            <text:p>ASD39</text:p>
          </table:table-cell>
          <table:table-cell table:style-name="ce92" office:value-type="date" office:date-value="2000-01-01">
            <text:p>2000-01-01</text:p>
          </table:table-cell>
          <table:table-cell table:style-name="ce92" office:value-type="date" office:date-value="2009-01-01">
            <text:p>2009-01-01</text:p>
          </table:table-cell>
          <table:table-cell table:style-name="ce93" table:number-columns-repeated="3"/>
          <table:table-cell table:number-columns-repeated="1013"/>
        </table:table-row>
        <table:table-row table:style-name="ro4">
          <table:table-cell table:number-columns-repeated="4"/>
          <table:table-cell table:style-name="ce88" office:value-type="float" office:value="80">
            <text:p>80</text:p>
          </table:table-cell>
          <table:table-cell table:style-name="ce90" office:value-type="string">
            <text:p>ASD4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1">
            <text:p>81</text:p>
          </table:table-cell>
          <table:table-cell table:style-name="ce90" office:value-type="string">
            <text:p>ASD4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2">
            <text:p>82</text:p>
          </table:table-cell>
          <table:table-cell table:style-name="ce90" office:value-type="string">
            <text:p>ASD4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3">
            <text:p>83</text:p>
          </table:table-cell>
          <table:table-cell table:style-name="ce90" office:value-type="string">
            <text:p>ADK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4">
            <text:p>84</text:p>
          </table:table-cell>
          <table:table-cell table:style-name="ce90" office:value-type="string">
            <text:p>AGR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5">
            <text:p>85</text:p>
          </table:table-cell>
          <table:table-cell table:style-name="ce90" office:value-type="string">
            <text:p>AGL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6">
            <text:p>86</text:p>
          </table:table-cell>
          <table:table-cell table:style-name="ce90" office:value-type="string">
            <text:p>AJM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7">
            <text:p>87</text:p>
          </table:table-cell>
          <table:table-cell table:style-name="ce90" office:value-type="string">
            <text:p>AKV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8">
            <text:p>88</text:p>
          </table:table-cell>
          <table:table-cell table:style-name="ce90" office:value-type="string">
            <text:p>ALO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89">
            <text:p>89</text:p>
          </table:table-cell>
          <table:table-cell table:style-name="ce90" office:value-type="string">
            <text:p>ANA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0">
            <text:p>90</text:p>
          </table:table-cell>
          <table:table-cell table:style-name="ce90" office:value-type="string">
            <text:p>APD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1">
            <text:p>91</text:p>
          </table:table-cell>
          <table:table-cell table:style-name="ce90" office:value-type="string">
            <text:p>APD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2">
            <text:p>92</text:p>
          </table:table-cell>
          <table:table-cell table:style-name="ce90" office:value-type="string">
            <text:p>APD0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3">
            <text:p>93</text:p>
          </table:table-cell>
          <table:table-cell table:style-name="ce90" office:value-type="string">
            <text:p>APD0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4">
            <text:p>94</text:p>
          </table:table-cell>
          <table:table-cell table:style-name="ce90" office:value-type="string">
            <text:p>APT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5">
            <text:p>95</text:p>
          </table:table-cell>
          <table:table-cell table:style-name="ce90" office:value-type="string">
            <text:p>APG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6">
            <text:p>96</text:p>
          </table:table-cell>
          <table:table-cell table:style-name="ce90" office:value-type="string">
            <text:p>ACN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7">
            <text:p>97</text:p>
          </table:table-cell>
          <table:table-cell table:style-name="ce90" office:value-type="string">
            <text:p>AKL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8">
            <text:p>98</text:p>
          </table:table-cell>
          <table:table-cell table:style-name="ce90" office:value-type="string">
            <text:p>ANM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99">
            <text:p>99</text:p>
          </table:table-cell>
          <table:table-cell table:style-name="ce90" office:value-type="string">
            <text:p>AHM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0">
            <text:p>100</text:p>
          </table:table-cell>
          <table:table-cell table:style-name="ce90" office:value-type="string">
            <text:p>AHM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1">
            <text:p>101</text:p>
          </table:table-cell>
          <table:table-cell table:style-name="ce90" office:value-type="string">
            <text:p>AHM03</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2">
            <text:p>102</text:p>
          </table:table-cell>
          <table:table-cell table:style-name="ce90" office:value-type="string">
            <text:p>AHM04</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3">
            <text:p>103</text:p>
          </table:table-cell>
          <table:table-cell table:style-name="ce90" office:value-type="string">
            <text:p>AHM05</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4">
            <text:p>104</text:p>
          </table:table-cell>
          <table:table-cell table:style-name="ce90" office:value-type="string">
            <text:p>ARM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5">
            <text:p>105</text:p>
          </table:table-cell>
          <table:table-cell table:style-name="ce90" office:value-type="string">
            <text:p>APR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6">
            <text:p>106</text:p>
          </table:table-cell>
          <table:table-cell table:style-name="ce90" office:value-type="string">
            <text:p>ASN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7">
            <text:p>107</text:p>
          </table:table-cell>
          <table:table-cell table:style-name="ce90" office:value-type="string">
            <text:p>ASD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8">
            <text:p>108</text:p>
          </table:table-cell>
          <table:table-cell table:style-name="ce90" office:value-type="string">
            <text:p>ATN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09">
            <text:p>109</text:p>
          </table:table-cell>
          <table:table-cell table:style-name="ce90" office:value-type="string">
            <text:p>AVE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0">
            <text:p>110</text:p>
          </table:table-cell>
          <table:table-cell table:style-name="ce90" office:value-type="string">
            <text:p>AEL00</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1">
            <text:p>111</text:p>
          </table:table-cell>
          <table:table-cell table:style-name="ce90" office:value-type="string">
            <text:p>BBG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2">
            <text:p>112</text:p>
          </table:table-cell>
          <table:table-cell table:style-name="ce90" office:value-type="string">
            <text:p>BAA02</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3">
            <text:p>113</text:p>
          </table:table-cell>
          <table:table-cell table:style-name="ce90" office:value-type="string">
            <text:p>BWK03</text:p>
          </table:table-cell>
          <table:table-cell table:style-name="ce92" office:value-type="date" office:date-value="2000-01-01">
            <text:p>2000-01-01</text:p>
          </table:table-cell>
          <table:table-cell table:style-name="ce92" office:value-type="date" office:date-value="2009-01-01">
            <text:p>2009-01-01</text:p>
          </table:table-cell>
          <table:table-cell table:style-name="ce93" table:number-columns-repeated="3"/>
          <table:table-cell table:number-columns-repeated="1013"/>
        </table:table-row>
        <table:table-row table:style-name="ro4">
          <table:table-cell table:number-columns-repeated="4"/>
          <table:table-cell table:style-name="ce88" office:value-type="float" office:value="114">
            <text:p>114</text:p>
          </table:table-cell>
          <table:table-cell table:style-name="ce90" office:value-type="string">
            <text:p>BLE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5">
            <text:p>115</text:p>
          </table:table-cell>
          <table:table-cell table:style-name="ce90" office:value-type="string">
            <text:p>BAA01</text:p>
          </table:table-cell>
          <table:table-cell table:style-name="ce92" office:value-type="date" office:date-value="2000-01-01">
            <text:p>2000-01-01</text:p>
          </table:table-cell>
          <table:table-cell table:style-name="ce92"/>
          <table:table-cell table:style-name="ce93" table:number-columns-repeated="3"/>
          <table:table-cell table:number-columns-repeated="1013"/>
        </table:table-row>
        <table:table-row table:style-name="ro4">
          <table:table-cell table:number-columns-repeated="4"/>
          <table:table-cell table:style-name="ce88" office:value-type="float" office:value="116">
            <text:p>116</text:p>
          </table:table-cell>
          <table:table-cell table:style-name="ce90" office:value-type="string">
            <text:p>BX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
            <text:p>117</text:p>
          </table:table-cell>
          <table:table-cell table:style-name="ce90" office:value-type="string">
            <text:p>B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
            <text:p>118</text:p>
          </table:table-cell>
          <table:table-cell table:style-name="ce90" office:value-type="string">
            <text:p>BA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
            <text:p>119</text:p>
          </table:table-cell>
          <table:table-cell table:style-name="ce90" office:value-type="string">
            <text:p>BK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
            <text:p>120</text:p>
          </table:table-cell>
          <table:table-cell table:style-name="ce90" office:value-type="string">
            <text:p>BGY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
            <text:p>121</text:p>
          </table:table-cell>
          <table:table-cell table:style-name="ce90" office:value-type="string">
            <text:p>BA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
            <text:p>122</text:p>
          </table:table-cell>
          <table:table-cell table:style-name="ce90" office:value-type="string">
            <text:p>BL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
            <text:p>123</text:p>
          </table:table-cell>
          <table:table-cell table:style-name="ce90" office:value-type="string">
            <text:p>BR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
            <text:p>124</text:p>
          </table:table-cell>
          <table:table-cell table:style-name="ce90" office:value-type="string">
            <text:p>BN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
            <text:p>125</text:p>
          </table:table-cell>
          <table:table-cell table:style-name="ce90" office:value-type="string">
            <text:p>BSG00 </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
            <text:p>126</text:p>
          </table:table-cell>
          <table:table-cell table:style-name="ce90" office:value-type="string">
            <text:p>BW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
            <text:p>127</text:p>
          </table:table-cell>
          <table:table-cell table:style-name="ce90" office:value-type="string">
            <text:p>BT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
            <text:p>128</text:p>
          </table:table-cell>
          <table:table-cell table:style-name="ce90" office:value-type="string">
            <text:p>BAT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9">
            <text:p>129</text:p>
          </table:table-cell>
          <table:table-cell table:style-name="ce90" office:value-type="string">
            <text:p>BM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0">
            <text:p>130</text:p>
          </table:table-cell>
          <table:table-cell table:style-name="ce90" office:value-type="string">
            <text:p>B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1">
            <text:p>131</text:p>
          </table:table-cell>
          <table:table-cell table:style-name="ce90" office:value-type="string">
            <text:p>BD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2">
            <text:p>132</text:p>
          </table:table-cell>
          <table:table-cell table:style-name="ce90" office:value-type="string">
            <text:p>BE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3">
            <text:p>133</text:p>
          </table:table-cell>
          <table:table-cell table:style-name="ce90" office:value-type="string">
            <text:p>BE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4">
            <text:p>134</text:p>
          </table:table-cell>
          <table:table-cell table:style-name="ce90" office:value-type="string">
            <text:p>B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5">
            <text:p>135</text:p>
          </table:table-cell>
          <table:table-cell table:style-name="ce90" office:value-type="string">
            <text:p>BS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6">
            <text:p>136</text:p>
          </table:table-cell>
          <table:table-cell table:style-name="ce90" office:value-type="string">
            <text:p>BEE04</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37">
            <text:p>137</text:p>
          </table:table-cell>
          <table:table-cell table:style-name="ce90" office:value-type="string">
            <text:p>BT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8">
            <text:p>138</text:p>
          </table:table-cell>
          <table:table-cell table:style-name="ce90" office:value-type="string">
            <text:p>BEE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9">
            <text:p>139</text:p>
          </table:table-cell>
          <table:table-cell table:style-name="ce90" office:value-type="string">
            <text:p>BS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0">
            <text:p>140</text:p>
          </table:table-cell>
          <table:table-cell table:style-name="ce90" office:value-type="string">
            <text:p>BG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1">
            <text:p>141</text:p>
          </table:table-cell>
          <table:table-cell table:style-name="ce90" office:value-type="string">
            <text:p>BEE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2">
            <text:p>142</text:p>
          </table:table-cell>
          <table:table-cell table:style-name="ce90" office:value-type="string">
            <text:p>BS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3">
            <text:p>143</text:p>
          </table:table-cell>
          <table:table-cell table:style-name="ce90" office:value-type="string">
            <text:p>BL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4">
            <text:p>144</text:p>
          </table:table-cell>
          <table:table-cell table:style-name="ce90" office:value-type="string">
            <text:p>BF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5">
            <text:p>145</text:p>
          </table:table-cell>
          <table:table-cell table:style-name="ce90" office:value-type="string">
            <text:p>BL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6">
            <text:p>146</text:p>
          </table:table-cell>
          <table:table-cell table:style-name="ce90" office:value-type="string">
            <text:p>BTM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47">
            <text:p>147</text:p>
          </table:table-cell>
          <table:table-cell table:style-name="ce90" office:value-type="string">
            <text:p>BM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8">
            <text:p>148</text:p>
          </table:table-cell>
          <table:table-cell table:style-name="ce90" office:value-type="string">
            <text:p>BM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49">
            <text:p>149</text:p>
          </table:table-cell>
          <table:table-cell table:style-name="ce90" office:value-type="string">
            <text:p>BN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0">
            <text:p>150</text:p>
          </table:table-cell>
          <table:table-cell table:style-name="ce90" office:value-type="string">
            <text:p>BN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1">
            <text:p>151</text:p>
          </table:table-cell>
          <table:table-cell table:style-name="ce90" office:value-type="string">
            <text:p>BS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2">
            <text:p>152</text:p>
          </table:table-cell>
          <table:table-cell table:style-name="ce90" office:value-type="string">
            <text:p>BHZ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3">
            <text:p>153</text:p>
          </table:table-cell>
          <table:table-cell table:style-name="ce90" office:value-type="string">
            <text:p>BE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4">
            <text:p>154</text:p>
          </table:table-cell>
          <table:table-cell table:style-name="ce90" office:value-type="string">
            <text:p>BA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5">
            <text:p>155</text:p>
          </table:table-cell>
          <table:table-cell table:style-name="ce90" office:value-type="string">
            <text:p>BE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6">
            <text:p>156</text:p>
          </table:table-cell>
          <table:table-cell table:style-name="ce90" office:value-type="string">
            <text:p>BG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7">
            <text:p>157</text:p>
          </table:table-cell>
          <table:table-cell table:style-name="ce90" office:value-type="string">
            <text:p>BG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8">
            <text:p>158</text:p>
          </table:table-cell>
          <table:table-cell table:style-name="ce90" office:value-type="string">
            <text:p>BG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59">
            <text:p>159</text:p>
          </table:table-cell>
          <table:table-cell table:style-name="ce90" office:value-type="string">
            <text:p>BE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0">
            <text:p>160</text:p>
          </table:table-cell>
          <table:table-cell table:style-name="ce90" office:value-type="string">
            <text:p>BH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1">
            <text:p>161</text:p>
          </table:table-cell>
          <table:table-cell table:style-name="ce90" office:value-type="string">
            <text:p>BH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2">
            <text:p>162</text:p>
          </table:table-cell>
          <table:table-cell table:style-name="ce90" office:value-type="string">
            <text:p>BS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3">
            <text:p>163</text:p>
          </table:table-cell>
          <table:table-cell table:style-name="ce90" office:value-type="string">
            <text:p>BG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4">
            <text:p>164</text:p>
          </table:table-cell>
          <table:table-cell table:style-name="ce90" office:value-type="string">
            <text:p>BKL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5">
            <text:p>165</text:p>
          </table:table-cell>
          <table:table-cell table:style-name="ce90" office:value-type="string">
            <text:p>BK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6">
            <text:p>166</text:p>
          </table:table-cell>
          <table:table-cell table:style-name="ce90" office:value-type="string">
            <text:p>BK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7">
            <text:p>167</text:p>
          </table:table-cell>
          <table:table-cell table:style-name="ce90" office:value-type="string">
            <text:p>BL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8">
            <text:p>168</text:p>
          </table:table-cell>
          <table:table-cell table:style-name="ce90" office:value-type="string">
            <text:p>BL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69">
            <text:p>169</text:p>
          </table:table-cell>
          <table:table-cell table:style-name="ce90" office:value-type="string">
            <text:p>BNS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0">
            <text:p>170</text:p>
          </table:table-cell>
          <table:table-cell table:style-name="ce90" office:value-type="string">
            <text:p>BSE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71">
            <text:p>171</text:p>
          </table:table-cell>
          <table:table-cell table:style-name="ce90" office:value-type="string">
            <text:p>BE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2">
            <text:p>172</text:p>
          </table:table-cell>
          <table:table-cell table:style-name="ce90" office:value-type="string">
            <text:p>BN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3">
            <text:p>173</text:p>
          </table:table-cell>
          <table:table-cell table:style-name="ce90" office:value-type="string">
            <text:p>BS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4">
            <text:p>174</text:p>
          </table:table-cell>
          <table:table-cell table:style-name="ce90" office:value-type="string">
            <text:p>BV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5">
            <text:p>175</text:p>
          </table:table-cell>
          <table:table-cell table:style-name="ce90" office:value-type="string">
            <text:p>BR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6">
            <text:p>176</text:p>
          </table:table-cell>
          <table:table-cell table:style-name="ce90" office:value-type="string">
            <text:p>BG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7">
            <text:p>177</text:p>
          </table:table-cell>
          <table:table-cell table:style-name="ce90" office:value-type="string">
            <text:p>BD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8">
            <text:p>178</text:p>
          </table:table-cell>
          <table:table-cell table:style-name="ce90" office:value-type="string">
            <text:p>BD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79">
            <text:p>179</text:p>
          </table:table-cell>
          <table:table-cell table:style-name="ce90" office:value-type="string">
            <text:p>BK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0">
            <text:p>180</text:p>
          </table:table-cell>
          <table:table-cell table:style-name="ce90" office:value-type="string">
            <text:p>BR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1">
            <text:p>181</text:p>
          </table:table-cell>
          <table:table-cell table:style-name="ce90" office:value-type="string">
            <text:p>BW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2">
            <text:p>182</text:p>
          </table:table-cell>
          <table:table-cell table:style-name="ce90" office:value-type="string">
            <text:p>BD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3">
            <text:p>183</text:p>
          </table:table-cell>
          <table:table-cell table:style-name="ce90" office:value-type="string">
            <text:p>BK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4">
            <text:p>184</text:p>
          </table:table-cell>
          <table:table-cell table:style-name="ce90" office:value-type="string">
            <text:p>BJ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5">
            <text:p>185</text:p>
          </table:table-cell>
          <table:table-cell table:style-name="ce90" office:value-type="string">
            <text:p>B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6">
            <text:p>186</text:p>
          </table:table-cell>
          <table:table-cell table:style-name="ce90" office:value-type="string">
            <text:p>BZ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7">
            <text:p>187</text:p>
          </table:table-cell>
          <table:table-cell table:style-name="ce90" office:value-type="string">
            <text:p>BC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8">
            <text:p>188</text:p>
          </table:table-cell>
          <table:table-cell table:style-name="ce90" office:value-type="string">
            <text:p>BD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89">
            <text:p>189</text:p>
          </table:table-cell>
          <table:table-cell table:style-name="ce90" office:value-type="string">
            <text:p>BKL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0">
            <text:p>190</text:p>
          </table:table-cell>
          <table:table-cell table:style-name="ce90" office:value-type="string">
            <text:p>BW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1">
            <text:p>191</text:p>
          </table:table-cell>
          <table:table-cell table:style-name="ce90" office:value-type="string">
            <text:p>BBG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2">
            <text:p>192</text:p>
          </table:table-cell>
          <table:table-cell table:style-name="ce90" office:value-type="string">
            <text:p>BC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3">
            <text:p>193</text:p>
          </table:table-cell>
          <table:table-cell table:style-name="ce90" office:value-type="string">
            <text:p>BG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4">
            <text:p>194</text:p>
          </table:table-cell>
          <table:table-cell table:style-name="ce90" office:value-type="string">
            <text:p>BH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5">
            <text:p>195</text:p>
          </table:table-cell>
          <table:table-cell table:style-name="ce90" office:value-type="string">
            <text:p>BKL0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6">
            <text:p>196</text:p>
          </table:table-cell>
          <table:table-cell table:style-name="ce90" office:value-type="string">
            <text:p>BO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7">
            <text:p>197</text:p>
          </table:table-cell>
          <table:table-cell table:style-name="ce90" office:value-type="string">
            <text:p>BN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8">
            <text:p>198</text:p>
          </table:table-cell>
          <table:table-cell table:style-name="ce90" office:value-type="string">
            <text:p>BS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99">
            <text:p>199</text:p>
          </table:table-cell>
          <table:table-cell table:style-name="ce90" office:value-type="string">
            <text:p>BK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0">
            <text:p>200</text:p>
          </table:table-cell>
          <table:table-cell table:style-name="ce90" office:value-type="string">
            <text:p>BVK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201">
            <text:p>201</text:p>
          </table:table-cell>
          <table:table-cell table:style-name="ce90" office:value-type="string">
            <text:p>BM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2">
            <text:p>202</text:p>
          </table:table-cell>
          <table:table-cell table:style-name="ce90" office:value-type="string">
            <text:p>BT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3">
            <text:p>203</text:p>
          </table:table-cell>
          <table:table-cell table:style-name="ce90" office:value-type="string">
            <text:p>BKL0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4">
            <text:p>204</text:p>
          </table:table-cell>
          <table:table-cell table:style-name="ce90" office:value-type="string">
            <text:p>BW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5">
            <text:p>205</text:p>
          </table:table-cell>
          <table:table-cell table:style-name="ce90" office:value-type="string">
            <text:p>BD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6">
            <text:p>206</text:p>
          </table:table-cell>
          <table:table-cell table:style-name="ce90" office:value-type="string">
            <text:p>BD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7">
            <text:p>207</text:p>
          </table:table-cell>
          <table:table-cell table:style-name="ce90" office:value-type="string">
            <text:p>BD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8">
            <text:p>208</text:p>
          </table:table-cell>
          <table:table-cell table:style-name="ce90" office:value-type="string">
            <text:p>BKL0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09">
            <text:p>209</text:p>
          </table:table-cell>
          <table:table-cell table:style-name="ce90" office:value-type="string">
            <text:p>BKL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0">
            <text:p>210</text:p>
          </table:table-cell>
          <table:table-cell table:style-name="ce90" office:value-type="string">
            <text:p>BKL0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1">
            <text:p>211</text:p>
          </table:table-cell>
          <table:table-cell table:style-name="ce90" office:value-type="string">
            <text:p>BL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2">
            <text:p>212</text:p>
          </table:table-cell>
          <table:table-cell table:style-name="ce90" office:value-type="string">
            <text:p>BR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3">
            <text:p>213</text:p>
          </table:table-cell>
          <table:table-cell table:style-name="ce90" office:value-type="string">
            <text:p>BHZ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4">
            <text:p>214</text:p>
          </table:table-cell>
          <table:table-cell table:style-name="ce90" office:value-type="string">
            <text:p>BST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215">
            <text:p>215</text:p>
          </table:table-cell>
          <table:table-cell table:style-name="ce90" office:value-type="string">
            <text:p>BW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6">
            <text:p>216</text:p>
          </table:table-cell>
          <table:table-cell table:style-name="ce90" office:value-type="string">
            <text:p>BN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7">
            <text:p>217</text:p>
          </table:table-cell>
          <table:table-cell table:style-name="ce90" office:value-type="string">
            <text:p>BM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8">
            <text:p>218</text:p>
          </table:table-cell>
          <table:table-cell table:style-name="ce90" office:value-type="string">
            <text:p>BS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19">
            <text:p>219</text:p>
          </table:table-cell>
          <table:table-cell table:style-name="ce90" office:value-type="string">
            <text:p>BD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0">
            <text:p>220</text:p>
          </table:table-cell>
          <table:table-cell table:style-name="ce90" office:value-type="string">
            <text:p>BGN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1">
            <text:p>221</text:p>
          </table:table-cell>
          <table:table-cell table:style-name="ce90" office:value-type="string">
            <text:p>BT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2">
            <text:p>222</text:p>
          </table:table-cell>
          <table:table-cell table:style-name="ce90" office:value-type="string">
            <text:p>BD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3">
            <text:p>223</text:p>
          </table:table-cell>
          <table:table-cell table:style-name="ce90" office:value-type="string">
            <text:p>BN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4">
            <text:p>224</text:p>
          </table:table-cell>
          <table:table-cell table:style-name="ce90" office:value-type="string">
            <text:p>BS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5">
            <text:p>225</text:p>
          </table:table-cell>
          <table:table-cell table:style-name="ce90" office:value-type="string">
            <text:p>BR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6">
            <text:p>226</text:p>
          </table:table-cell>
          <table:table-cell table:style-name="ce90" office:value-type="string">
            <text:p>BW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7">
            <text:p>227</text:p>
          </table:table-cell>
          <table:table-cell table:style-name="ce90" office:value-type="string">
            <text:p>BR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8">
            <text:p>228</text:p>
          </table:table-cell>
          <table:table-cell table:style-name="ce90" office:value-type="string">
            <text:p>BS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29">
            <text:p>229</text:p>
          </table:table-cell>
          <table:table-cell table:style-name="ce90" office:value-type="string">
            <text:p>BM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0">
            <text:p>230</text:p>
          </table:table-cell>
          <table:table-cell table:style-name="ce90" office:value-type="string">
            <text:p>CD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1">
            <text:p>231</text:p>
          </table:table-cell>
          <table:table-cell table:style-name="ce90" office:value-type="string">
            <text:p>CZ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232">
            <text:p>232</text:p>
          </table:table-cell>
          <table:table-cell table:style-name="ce90" office:value-type="string">
            <text:p>C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3">
            <text:p>233</text:p>
          </table:table-cell>
          <table:table-cell table:style-name="ce90" office:value-type="string">
            <text:p>CP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4">
            <text:p>234</text:p>
          </table:table-cell>
          <table:table-cell table:style-name="ce90" office:value-type="string">
            <text:p>CP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5">
            <text:p>235</text:p>
          </table:table-cell>
          <table:table-cell table:style-name="ce90" office:value-type="string">
            <text:p>CT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6">
            <text:p>236</text:p>
          </table:table-cell>
          <table:table-cell table:style-name="ce90" office:value-type="string">
            <text:p>C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7">
            <text:p>237</text:p>
          </table:table-cell>
          <table:table-cell table:style-name="ce90" office:value-type="string">
            <text:p>CH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8">
            <text:p>238</text:p>
          </table:table-cell>
          <table:table-cell table:style-name="ce90" office:value-type="string">
            <text:p>C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39">
            <text:p>239</text:p>
          </table:table-cell>
          <table:table-cell table:style-name="ce90" office:value-type="string">
            <text:p>CGE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240">
            <text:p>240</text:p>
          </table:table-cell>
          <table:table-cell table:style-name="ce90" office:value-type="string">
            <text:p>C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1">
            <text:p>241</text:p>
          </table:table-cell>
          <table:table-cell table:style-name="ce90" office:value-type="string">
            <text:p>C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2">
            <text:p>242</text:p>
          </table:table-cell>
          <table:table-cell table:style-name="ce90" office:value-type="string">
            <text:p>CU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3">
            <text:p>243</text:p>
          </table:table-cell>
          <table:table-cell table:style-name="ce90" office:value-type="string">
            <text:p>CL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4">
            <text:p>244</text:p>
          </table:table-cell>
          <table:table-cell table:style-name="ce90" office:value-type="string">
            <text:p>DL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5">
            <text:p>245</text:p>
          </table:table-cell>
          <table:table-cell table:style-name="ce90" office:value-type="string">
            <text:p>DS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6">
            <text:p>246</text:p>
          </table:table-cell>
          <table:table-cell table:style-name="ce90" office:value-type="string">
            <text:p>BI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7">
            <text:p>247</text:p>
          </table:table-cell>
          <table:table-cell table:style-name="ce90" office:value-type="string">
            <text:p>LI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8">
            <text:p>248</text:p>
          </table:table-cell>
          <table:table-cell table:style-name="ce90" office:value-type="string">
            <text:p>RIJ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49">
            <text:p>249</text:p>
          </table:table-cell>
          <table:table-cell table:style-name="ce90" office:value-type="string">
            <text:p>WIJ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0">
            <text:p>250</text:p>
          </table:table-cell>
          <table:table-cell table:style-name="ce90" office:value-type="string">
            <text:p>DE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1">
            <text:p>251</text:p>
          </table:table-cell>
          <table:table-cell table:style-name="ce90" office:value-type="string">
            <text:p>DN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2">
            <text:p>252</text:p>
          </table:table-cell>
          <table:table-cell table:style-name="ce90" office:value-type="string">
            <text:p>DH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3">
            <text:p>253</text:p>
          </table:table-cell>
          <table:table-cell table:style-name="ce90" office:value-type="string">
            <text:p>DE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4">
            <text:p>254</text:p>
          </table:table-cell>
          <table:table-cell table:style-name="ce90" office:value-type="string">
            <text:p>DZ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5">
            <text:p>255</text:p>
          </table:table-cell>
          <table:table-cell table:style-name="ce90" office:value-type="string">
            <text:p>BML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6">
            <text:p>256</text:p>
          </table:table-cell>
          <table:table-cell table:style-name="ce90" office:value-type="string">
            <text:p>DG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7">
            <text:p>257</text:p>
          </table:table-cell>
          <table:table-cell table:style-name="ce90" office:value-type="string">
            <text:p>HA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8">
            <text:p>258</text:p>
          </table:table-cell>
          <table:table-cell table:style-name="ce90" office:value-type="string">
            <text:p>HD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59">
            <text:p>259</text:p>
          </table:table-cell>
          <table:table-cell table:style-name="ce90" office:value-type="string">
            <text:p>DN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0">
            <text:p>260</text:p>
          </table:table-cell>
          <table:table-cell table:style-name="ce90" office:value-type="string">
            <text:p>DN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1">
            <text:p>261</text:p>
          </table:table-cell>
          <table:table-cell table:style-name="ce90" office:value-type="string">
            <text:p>DV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2">
            <text:p>262</text:p>
          </table:table-cell>
          <table:table-cell table:style-name="ce90" office:value-type="string">
            <text:p>D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3">
            <text:p>263</text:p>
          </table:table-cell>
          <table:table-cell table:style-name="ce90" office:value-type="string">
            <text:p>DM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4">
            <text:p>264</text:p>
          </table:table-cell>
          <table:table-cell table:style-name="ce90" office:value-type="string">
            <text:p>DP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5">
            <text:p>265</text:p>
          </table:table-cell>
          <table:table-cell table:style-name="ce90" office:value-type="string">
            <text:p>DP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6">
            <text:p>266</text:p>
          </table:table-cell>
          <table:table-cell table:style-name="ce90" office:value-type="string">
            <text:p>DR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7">
            <text:p>267</text:p>
          </table:table-cell>
          <table:table-cell table:style-name="ce90" office:value-type="string">
            <text:p>DS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8">
            <text:p>268</text:p>
          </table:table-cell>
          <table:table-cell table:style-name="ce90" office:value-type="string">
            <text:p>DV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69">
            <text:p>269</text:p>
          </table:table-cell>
          <table:table-cell table:style-name="ce90" office:value-type="string">
            <text:p>DTO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0">
            <text:p>270</text:p>
          </table:table-cell>
          <table:table-cell table:style-name="ce90" office:value-type="string">
            <text:p>DP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1">
            <text:p>271</text:p>
          </table:table-cell>
          <table:table-cell table:style-name="ce90" office:value-type="string">
            <text:p>DL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2">
            <text:p>272</text:p>
          </table:table-cell>
          <table:table-cell table:style-name="ce90" office:value-type="string">
            <text:p>DD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3">
            <text:p>273</text:p>
          </table:table-cell>
          <table:table-cell table:style-name="ce90" office:value-type="string">
            <text:p>D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4">
            <text:p>274</text:p>
          </table:table-cell>
          <table:table-cell table:style-name="ce90" office:value-type="string">
            <text:p>DK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5">
            <text:p>275</text:p>
          </table:table-cell>
          <table:table-cell table:style-name="ce90" office:value-type="string">
            <text:p>DBG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6">
            <text:p>276</text:p>
          </table:table-cell>
          <table:table-cell table:style-name="ce90" office:value-type="string">
            <text:p>DML01</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277">
            <text:p>277</text:p>
          </table:table-cell>
          <table:table-cell table:style-name="ce90" office:value-type="string">
            <text:p>DG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8">
            <text:p>278</text:p>
          </table:table-cell>
          <table:table-cell table:style-name="ce90" office:value-type="string">
            <text:p>DK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79">
            <text:p>279</text:p>
          </table:table-cell>
          <table:table-cell table:style-name="ce90" office:value-type="string">
            <text:p>D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0">
            <text:p>280</text:p>
          </table:table-cell>
          <table:table-cell table:style-name="ce90" office:value-type="string">
            <text:p>DN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1">
            <text:p>281</text:p>
          </table:table-cell>
          <table:table-cell table:style-name="ce90" office:value-type="string">
            <text:p>DS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2">
            <text:p>282</text:p>
          </table:table-cell>
          <table:table-cell table:style-name="ce90" office:value-type="string">
            <text:p>DW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3">
            <text:p>283</text:p>
          </table:table-cell>
          <table:table-cell table:style-name="ce90" office:value-type="string">
            <text:p>DD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4">
            <text:p>284</text:p>
          </table:table-cell>
          <table:table-cell table:style-name="ce90" office:value-type="string">
            <text:p>DT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5">
            <text:p>285</text:p>
          </table:table-cell>
          <table:table-cell table:style-name="ce90" office:value-type="string">
            <text:p>DT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6">
            <text:p>286</text:p>
          </table:table-cell>
          <table:table-cell table:style-name="ce90" office:value-type="string">
            <text:p>DM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7">
            <text:p>287</text:p>
          </table:table-cell>
          <table:table-cell table:style-name="ce90" office:value-type="string">
            <text:p>D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8">
            <text:p>288</text:p>
          </table:table-cell>
          <table:table-cell table:style-name="ce90" office:value-type="string">
            <text:p>DR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89">
            <text:p>289</text:p>
          </table:table-cell>
          <table:table-cell table:style-name="ce90" office:value-type="string">
            <text:p>DG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0">
            <text:p>290</text:p>
          </table:table-cell>
          <table:table-cell table:style-name="ce90" office:value-type="string">
            <text:p>DR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1">
            <text:p>291</text:p>
          </table:table-cell>
          <table:table-cell table:style-name="ce90" office:value-type="string">
            <text:p>DT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2">
            <text:p>292</text:p>
          </table:table-cell>
          <table:table-cell table:style-name="ce90" office:value-type="string">
            <text:p>DN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3">
            <text:p>293</text:p>
          </table:table-cell>
          <table:table-cell table:style-name="ce90" office:value-type="string">
            <text:p>DT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4">
            <text:p>294</text:p>
          </table:table-cell>
          <table:table-cell table:style-name="ce90" office:value-type="string">
            <text:p>DB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5">
            <text:p>295</text:p>
          </table:table-cell>
          <table:table-cell table:style-name="ce90" office:value-type="string">
            <text:p>DV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6">
            <text:p>296</text:p>
          </table:table-cell>
          <table:table-cell table:style-name="ce90" office:value-type="string">
            <text:p>DV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7">
            <text:p>297</text:p>
          </table:table-cell>
          <table:table-cell table:style-name="ce90" office:value-type="string">
            <text:p>DZL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298">
            <text:p>298</text:p>
          </table:table-cell>
          <table:table-cell table:style-name="ce90" office:value-type="string">
            <text:p>DS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299">
            <text:p>299</text:p>
          </table:table-cell>
          <table:table-cell table:style-name="ce90" office:value-type="string">
            <text:p>D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0">
            <text:p>300</text:p>
          </table:table-cell>
          <table:table-cell table:style-name="ce90" office:value-type="string">
            <text:p>DG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1">
            <text:p>301</text:p>
          </table:table-cell>
          <table:table-cell table:style-name="ce90" office:value-type="string">
            <text:p>EC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2">
            <text:p>302</text:p>
          </table:table-cell>
          <table:table-cell table:style-name="ce90" office:value-type="string">
            <text:p>ET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3">
            <text:p>303</text:p>
          </table:table-cell>
          <table:table-cell table:style-name="ce90" office:value-type="string">
            <text:p>EC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4">
            <text:p>304</text:p>
          </table:table-cell>
          <table:table-cell table:style-name="ce90" office:value-type="string">
            <text:p>E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5">
            <text:p>305</text:p>
          </table:table-cell>
          <table:table-cell table:style-name="ce90" office:value-type="string">
            <text:p>ED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6">
            <text:p>306</text:p>
          </table:table-cell>
          <table:table-cell table:style-name="ce90" office:value-type="string">
            <text:p>EEX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7">
            <text:p>307</text:p>
          </table:table-cell>
          <table:table-cell table:style-name="ce90" office:value-type="string">
            <text:p>ED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8">
            <text:p>308</text:p>
          </table:table-cell>
          <table:table-cell table:style-name="ce90" office:value-type="string">
            <text:p>EN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09">
            <text:p>309</text:p>
          </table:table-cell>
          <table:table-cell table:style-name="ce90" office:value-type="string">
            <text:p>ER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0">
            <text:p>310</text:p>
          </table:table-cell>
          <table:table-cell table:style-name="ce90" office:value-type="string">
            <text:p>ES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1">
            <text:p>311</text:p>
          </table:table-cell>
          <table:table-cell table:style-name="ce90" office:value-type="string">
            <text:p>EM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2">
            <text:p>312</text:p>
          </table:table-cell>
          <table:table-cell table:style-name="ce90" office:value-type="string">
            <text:p>EM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3">
            <text:p>313</text:p>
          </table:table-cell>
          <table:table-cell table:style-name="ce90" office:value-type="string">
            <text:p>E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4">
            <text:p>314</text:p>
          </table:table-cell>
          <table:table-cell table:style-name="ce90" office:value-type="string">
            <text:p>ED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5">
            <text:p>315</text:p>
          </table:table-cell>
          <table:table-cell table:style-name="ce90" office:value-type="string">
            <text:p>EH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6">
            <text:p>316</text:p>
          </table:table-cell>
          <table:table-cell table:style-name="ce90" office:value-type="string">
            <text:p>E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7">
            <text:p>317</text:p>
          </table:table-cell>
          <table:table-cell table:style-name="ce90" office:value-type="string">
            <text:p>E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8">
            <text:p>318</text:p>
          </table:table-cell>
          <table:table-cell table:style-name="ce90" office:value-type="string">
            <text:p>E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19">
            <text:p>319</text:p>
          </table:table-cell>
          <table:table-cell table:style-name="ce90" office:value-type="string">
            <text:p>EM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0">
            <text:p>320</text:p>
          </table:table-cell>
          <table:table-cell table:style-name="ce90" office:value-type="string">
            <text:p>EPL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21">
            <text:p>321</text:p>
          </table:table-cell>
          <table:table-cell table:style-name="ce90" office:value-type="string">
            <text:p>EH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2">
            <text:p>322</text:p>
          </table:table-cell>
          <table:table-cell table:style-name="ce90" office:value-type="string">
            <text:p>ES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3">
            <text:p>323</text:p>
          </table:table-cell>
          <table:table-cell table:style-name="ce90" office:value-type="string">
            <text:p>EP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4">
            <text:p>324</text:p>
          </table:table-cell>
          <table:table-cell table:style-name="ce90" office:value-type="string">
            <text:p>EM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5">
            <text:p>325</text:p>
          </table:table-cell>
          <table:table-cell table:style-name="ce90" office:value-type="string">
            <text:p>ER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6">
            <text:p>326</text:p>
          </table:table-cell>
          <table:table-cell table:style-name="ce90" office:value-type="string">
            <text:p>ES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7">
            <text:p>327</text:p>
          </table:table-cell>
          <table:table-cell table:style-name="ce90" office:value-type="string">
            <text:p>E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28">
            <text:p>328</text:p>
          </table:table-cell>
          <table:table-cell table:style-name="ce90" office:value-type="string">
            <text:p>ETN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29">
            <text:p>329</text:p>
          </table:table-cell>
          <table:table-cell table:style-name="ce90" office:value-type="string">
            <text:p>ET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0">
            <text:p>330</text:p>
          </table:table-cell>
          <table:table-cell table:style-name="ce90" office:value-type="string">
            <text:p>E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1">
            <text:p>331</text:p>
          </table:table-cell>
          <table:table-cell table:style-name="ce90" office:value-type="string">
            <text:p>EW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2">
            <text:p>332</text:p>
          </table:table-cell>
          <table:table-cell table:style-name="ce90" office:value-type="string">
            <text:p>EGH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33">
            <text:p>333</text:p>
          </table:table-cell>
          <table:table-cell table:style-name="ce90" office:value-type="string">
            <text:p>EZ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4">
            <text:p>334</text:p>
          </table:table-cell>
          <table:table-cell table:style-name="ce90" office:value-type="string">
            <text:p>F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5">
            <text:p>335</text:p>
          </table:table-cell>
          <table:table-cell table:style-name="ce90" office:value-type="string">
            <text:p>FN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6">
            <text:p>336</text:p>
          </table:table-cell>
          <table:table-cell table:style-name="ce90" office:value-type="string">
            <text:p>FS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7">
            <text:p>337</text:p>
          </table:table-cell>
          <table:table-cell table:style-name="ce90" office:value-type="string">
            <text:p>FN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8">
            <text:p>338</text:p>
          </table:table-cell>
          <table:table-cell table:style-name="ce90" office:value-type="string">
            <text:p>GA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39">
            <text:p>339</text:p>
          </table:table-cell>
          <table:table-cell table:style-name="ce90" office:value-type="string">
            <text:p>GM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0">
            <text:p>340</text:p>
          </table:table-cell>
          <table:table-cell table:style-name="ce90" office:value-type="string">
            <text:p>GDR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1">
            <text:p>341</text:p>
          </table:table-cell>
          <table:table-cell table:style-name="ce90" office:value-type="string">
            <text:p>GSL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42">
            <text:p>342</text:p>
          </table:table-cell>
          <table:table-cell table:style-name="ce90" office:value-type="string">
            <text:p>G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3">
            <text:p>343</text:p>
          </table:table-cell>
          <table:table-cell table:style-name="ce90" office:value-type="string">
            <text:p>GT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4">
            <text:p>344</text:p>
          </table:table-cell>
          <table:table-cell table:style-name="ce90" office:value-type="string">
            <text:p>GV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5">
            <text:p>345</text:p>
          </table:table-cell>
          <table:table-cell table:style-name="ce90" office:value-type="string">
            <text:p>G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6">
            <text:p>346</text:p>
          </table:table-cell>
          <table:table-cell table:style-name="ce90" office:value-type="string">
            <text:p>GF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7">
            <text:p>347</text:p>
          </table:table-cell>
          <table:table-cell table:style-name="ce90" office:value-type="string">
            <text:p>G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8">
            <text:p>348</text:p>
          </table:table-cell>
          <table:table-cell table:style-name="ce90" office:value-type="string">
            <text:p>GD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49">
            <text:p>349</text:p>
          </table:table-cell>
          <table:table-cell table:style-name="ce90" office:value-type="string">
            <text:p>GL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0">
            <text:p>350</text:p>
          </table:table-cell>
          <table:table-cell table:style-name="ce90" office:value-type="string">
            <text:p>GM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1">
            <text:p>351</text:p>
          </table:table-cell>
          <table:table-cell table:style-name="ce90" office:value-type="string">
            <text:p>GD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2">
            <text:p>352</text:p>
          </table:table-cell>
          <table:table-cell table:style-name="ce90" office:value-type="string">
            <text:p>GE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3">
            <text:p>353</text:p>
          </table:table-cell>
          <table:table-cell table:style-name="ce90" office:value-type="string">
            <text:p>GN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4">
            <text:p>354</text:p>
          </table:table-cell>
          <table:table-cell table:style-name="ce90" office:value-type="string">
            <text:p>GN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5">
            <text:p>355</text:p>
          </table:table-cell>
          <table:table-cell table:style-name="ce90" office:value-type="string">
            <text:p>GT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6">
            <text:p>356</text:p>
          </table:table-cell>
          <table:table-cell table:style-name="ce90" office:value-type="string">
            <text:p>GL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7">
            <text:p>357</text:p>
          </table:table-cell>
          <table:table-cell table:style-name="ce90" office:value-type="string">
            <text:p>GK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8">
            <text:p>358</text:p>
          </table:table-cell>
          <table:table-cell table:style-name="ce90" office:value-type="string">
            <text:p>GS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59">
            <text:p>359</text:p>
          </table:table-cell>
          <table:table-cell table:style-name="ce90" office:value-type="string">
            <text:p>G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0">
            <text:p>360</text:p>
          </table:table-cell>
          <table:table-cell table:style-name="ce90" office:value-type="string">
            <text:p>GH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1">
            <text:p>361</text:p>
          </table:table-cell>
          <table:table-cell table:style-name="ce90" office:value-type="string">
            <text:p>GZ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2">
            <text:p>362</text:p>
          </table:table-cell>
          <table:table-cell table:style-name="ce90" office:value-type="string">
            <text:p>GN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3">
            <text:p>363</text:p>
          </table:table-cell>
          <table:table-cell table:style-name="ce90" office:value-type="string">
            <text:p>GD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4">
            <text:p>364</text:p>
          </table:table-cell>
          <table:table-cell table:style-name="ce90" office:value-type="string">
            <text:p>GO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5">
            <text:p>365</text:p>
          </table:table-cell>
          <table:table-cell table:style-name="ce90" office:value-type="string">
            <text:p>GL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6">
            <text:p>366</text:p>
          </table:table-cell>
          <table:table-cell table:style-name="ce90" office:value-type="string">
            <text:p>G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7">
            <text:p>367</text:p>
          </table:table-cell>
          <table:table-cell table:style-name="ce90" office:value-type="string">
            <text:p>GR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8">
            <text:p>368</text:p>
          </table:table-cell>
          <table:table-cell table:style-name="ce90" office:value-type="string">
            <text:p>GR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69">
            <text:p>369</text:p>
          </table:table-cell>
          <table:table-cell table:style-name="ce90" office:value-type="string">
            <text:p>GS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0">
            <text:p>370</text:p>
          </table:table-cell>
          <table:table-cell table:style-name="ce90" office:value-type="string">
            <text:p>GDA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1">
            <text:p>371</text:p>
          </table:table-cell>
          <table:table-cell table:style-name="ce90" office:value-type="string">
            <text:p>GD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2">
            <text:p>372</text:p>
          </table:table-cell>
          <table:table-cell table:style-name="ce90" office:value-type="string">
            <text:p>GDA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3">
            <text:p>373</text:p>
          </table:table-cell>
          <table:table-cell table:style-name="ce90" office:value-type="string">
            <text:p>G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4">
            <text:p>374</text:p>
          </table:table-cell>
          <table:table-cell table:style-name="ce90" office:value-type="string">
            <text:p>GRA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75">
            <text:p>375</text:p>
          </table:table-cell>
          <table:table-cell table:style-name="ce90" office:value-type="string">
            <text:p>GHT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76">
            <text:p>376</text:p>
          </table:table-cell>
          <table:table-cell table:style-name="ce90" office:value-type="string">
            <text:p>GRA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77">
            <text:p>377</text:p>
          </table:table-cell>
          <table:table-cell table:style-name="ce90" office:value-type="string">
            <text:p>GRA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8">
            <text:p>378</text:p>
          </table:table-cell>
          <table:table-cell table:style-name="ce90" office:value-type="string">
            <text:p>GB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79">
            <text:p>379</text:p>
          </table:table-cell>
          <table:table-cell table:style-name="ce90" office:value-type="string">
            <text:p>GT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0">
            <text:p>380</text:p>
          </table:table-cell>
          <table:table-cell table:style-name="ce90" office:value-type="string">
            <text:p>GV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1">
            <text:p>381</text:p>
          </table:table-cell>
          <table:table-cell table:style-name="ce90" office:value-type="string">
            <text:p>GV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2">
            <text:p>382</text:p>
          </table:table-cell>
          <table:table-cell table:style-name="ce90" office:value-type="string">
            <text:p>GK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3">
            <text:p>383</text:p>
          </table:table-cell>
          <table:table-cell table:style-name="ce90" office:value-type="string">
            <text:p>G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4">
            <text:p>384</text:p>
          </table:table-cell>
          <table:table-cell table:style-name="ce90" office:value-type="string">
            <text:p>GB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5">
            <text:p>385</text:p>
          </table:table-cell>
          <table:table-cell table:style-name="ce90" office:value-type="string">
            <text:p>GS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6">
            <text:p>386</text:p>
          </table:table-cell>
          <table:table-cell table:style-name="ce90" office:value-type="string">
            <text:p>GN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7">
            <text:p>387</text:p>
          </table:table-cell>
          <table:table-cell table:style-name="ce90" office:value-type="string">
            <text:p>GN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8">
            <text:p>388</text:p>
          </table:table-cell>
          <table:table-cell table:style-name="ce90" office:value-type="string">
            <text:p>GV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89">
            <text:p>389</text:p>
          </table:table-cell>
          <table:table-cell table:style-name="ce90" office:value-type="string">
            <text:p>AMS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0">
            <text:p>390</text:p>
          </table:table-cell>
          <table:table-cell table:style-name="ce90" office:value-type="string">
            <text:p>GTB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391">
            <text:p>391</text:p>
          </table:table-cell>
          <table:table-cell table:style-name="ce90" office:value-type="string">
            <text:p>GT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2">
            <text:p>392</text:p>
          </table:table-cell>
          <table:table-cell table:style-name="ce90" office:value-type="string">
            <text:p>GR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3">
            <text:p>393</text:p>
          </table:table-cell>
          <table:table-cell table:style-name="ce90" office:value-type="string">
            <text:p>GB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4">
            <text:p>394</text:p>
          </table:table-cell>
          <table:table-cell table:style-name="ce90" office:value-type="string">
            <text:p>GP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5">
            <text:p>395</text:p>
          </table:table-cell>
          <table:table-cell table:style-name="ce90" office:value-type="string">
            <text:p>HTN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6">
            <text:p>396</text:p>
          </table:table-cell>
          <table:table-cell table:style-name="ce90" office:value-type="string">
            <text:p>H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7">
            <text:p>397</text:p>
          </table:table-cell>
          <table:table-cell table:style-name="ce90" office:value-type="string">
            <text:p>HR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8">
            <text:p>398</text:p>
          </table:table-cell>
          <table:table-cell table:style-name="ce90" office:value-type="string">
            <text:p>HL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399">
            <text:p>399</text:p>
          </table:table-cell>
          <table:table-cell table:style-name="ce90" office:value-type="string">
            <text:p>HL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0">
            <text:p>400</text:p>
          </table:table-cell>
          <table:table-cell table:style-name="ce90" office:value-type="string">
            <text:p>HLM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1">
            <text:p>401</text:p>
          </table:table-cell>
          <table:table-cell table:style-name="ce90" office:value-type="string">
            <text:p>HLM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2">
            <text:p>402</text:p>
          </table:table-cell>
          <table:table-cell table:style-name="ce90" office:value-type="string">
            <text:p>HT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3">
            <text:p>403</text:p>
          </table:table-cell>
          <table:table-cell table:style-name="ce90" office:value-type="string">
            <text:p>HL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4">
            <text:p>404</text:p>
          </table:table-cell>
          <table:table-cell table:style-name="ce90" office:value-type="string">
            <text:p>HG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5">
            <text:p>405</text:p>
          </table:table-cell>
          <table:table-cell table:style-name="ce90" office:value-type="string">
            <text:p>HA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6">
            <text:p>406</text:p>
          </table:table-cell>
          <table:table-cell table:style-name="ce90" office:value-type="string">
            <text:p>HLM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7">
            <text:p>407</text:p>
          </table:table-cell>
          <table:table-cell table:style-name="ce90" office:value-type="string">
            <text:p>HS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08">
            <text:p>408</text:p>
          </table:table-cell>
          <table:table-cell table:style-name="ce90" office:value-type="string">
            <text:p>HAP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409">
            <text:p>409</text:p>
          </table:table-cell>
          <table:table-cell table:style-name="ce90" office:value-type="string">
            <text:p>HD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0">
            <text:p>410</text:p>
          </table:table-cell>
          <table:table-cell table:style-name="ce90" office:value-type="string">
            <text:p>HD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1">
            <text:p>411</text:p>
          </table:table-cell>
          <table:table-cell table:style-name="ce90" office:value-type="string">
            <text:p>HD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2">
            <text:p>412</text:p>
          </table:table-cell>
          <table:table-cell table:style-name="ce90" office:value-type="string">
            <text:p>HR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3">
            <text:p>413</text:p>
          </table:table-cell>
          <table:table-cell table:style-name="ce90" office:value-type="string">
            <text:p>HR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4">
            <text:p>414</text:p>
          </table:table-cell>
          <table:table-cell table:style-name="ce90" office:value-type="string">
            <text:p>HSD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415">
            <text:p>415</text:p>
          </table:table-cell>
          <table:table-cell table:style-name="ce90" office:value-type="string">
            <text:p>HL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6">
            <text:p>416</text:p>
          </table:table-cell>
          <table:table-cell table:style-name="ce90" office:value-type="string">
            <text:p>HM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7">
            <text:p>417</text:p>
          </table:table-cell>
          <table:table-cell table:style-name="ce90" office:value-type="string">
            <text:p>H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8">
            <text:p>418</text:p>
          </table:table-cell>
          <table:table-cell table:style-name="ce90" office:value-type="string">
            <text:p>HT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19">
            <text:p>419</text:p>
          </table:table-cell>
          <table:table-cell table:style-name="ce90" office:value-type="string">
            <text:p>HT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0">
            <text:p>420</text:p>
          </table:table-cell>
          <table:table-cell table:style-name="ce90" office:value-type="string">
            <text:p>HVT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1">
            <text:p>421</text:p>
          </table:table-cell>
          <table:table-cell table:style-name="ce90" office:value-type="string">
            <text:p>HZ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2">
            <text:p>422</text:p>
          </table:table-cell>
          <table:table-cell table:style-name="ce90" office:value-type="string">
            <text:p>HD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3">
            <text:p>423</text:p>
          </table:table-cell>
          <table:table-cell table:style-name="ce90" office:value-type="string">
            <text:p>HEE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4">
            <text:p>424</text:p>
          </table:table-cell>
          <table:table-cell table:style-name="ce90" office:value-type="string">
            <text:p>HE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5">
            <text:p>425</text:p>
          </table:table-cell>
          <table:table-cell table:style-name="ce90" office:value-type="string">
            <text:p>HK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6">
            <text:p>426</text:p>
          </table:table-cell>
          <table:table-cell table:style-name="ce90" office:value-type="string">
            <text:p>HS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7">
            <text:p>427</text:p>
          </table:table-cell>
          <table:table-cell table:style-name="ce90" office:value-type="string">
            <text:p>HVT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8">
            <text:p>428</text:p>
          </table:table-cell>
          <table:table-cell table:style-name="ce90" office:value-type="string">
            <text:p>HEE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29">
            <text:p>429</text:p>
          </table:table-cell>
          <table:table-cell table:style-name="ce90" office:value-type="string">
            <text:p>HD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0">
            <text:p>430</text:p>
          </table:table-cell>
          <table:table-cell table:style-name="ce90" office:value-type="string">
            <text:p>HRV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1">
            <text:p>431</text:p>
          </table:table-cell>
          <table:table-cell table:style-name="ce90" office:value-type="string">
            <text:p>HR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2">
            <text:p>432</text:p>
          </table:table-cell>
          <table:table-cell table:style-name="ce90" office:value-type="string">
            <text:p>HH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3">
            <text:p>433</text:p>
          </table:table-cell>
          <table:table-cell table:style-name="ce90" office:value-type="string">
            <text:p>HJ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4">
            <text:p>434</text:p>
          </table:table-cell>
          <table:table-cell table:style-name="ce90" office:value-type="string">
            <text:p>HL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5">
            <text:p>435</text:p>
          </table:table-cell>
          <table:table-cell table:style-name="ce90" office:value-type="string">
            <text:p>HE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6">
            <text:p>436</text:p>
          </table:table-cell>
          <table:table-cell table:style-name="ce90" office:value-type="string">
            <text:p>HW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7">
            <text:p>437</text:p>
          </table:table-cell>
          <table:table-cell table:style-name="ce90" office:value-type="string">
            <text:p>HZ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8">
            <text:p>438</text:p>
          </table:table-cell>
          <table:table-cell table:style-name="ce90" office:value-type="string">
            <text:p>HE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39">
            <text:p>439</text:p>
          </table:table-cell>
          <table:table-cell table:style-name="ce90" office:value-type="string">
            <text:p>H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0">
            <text:p>440</text:p>
          </table:table-cell>
          <table:table-cell table:style-name="ce90" office:value-type="string">
            <text:p>HNO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1">
            <text:p>441</text:p>
          </table:table-cell>
          <table:table-cell table:style-name="ce90" office:value-type="string">
            <text:p>HNO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2">
            <text:p>442</text:p>
          </table:table-cell>
          <table:table-cell table:style-name="ce90" office:value-type="string">
            <text:p>HK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3">
            <text:p>443</text:p>
          </table:table-cell>
          <table:table-cell table:style-name="ce90" office:value-type="string">
            <text:p>HD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4">
            <text:p>444</text:p>
          </table:table-cell>
          <table:table-cell table:style-name="ce90" office:value-type="string">
            <text:p>HL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5">
            <text:p>445</text:p>
          </table:table-cell>
          <table:table-cell table:style-name="ce90" office:value-type="string">
            <text:p>HLV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6">
            <text:p>446</text:p>
          </table:table-cell>
          <table:table-cell table:style-name="ce90" office:value-type="string">
            <text:p>H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7">
            <text:p>447</text:p>
          </table:table-cell>
          <table:table-cell table:style-name="ce90" office:value-type="string">
            <text:p>HM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8">
            <text:p>448</text:p>
          </table:table-cell>
          <table:table-cell table:style-name="ce90" office:value-type="string">
            <text:p>HV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49">
            <text:p>449</text:p>
          </table:table-cell>
          <table:table-cell table:style-name="ce90" office:value-type="string">
            <text:p>HDK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0">
            <text:p>450</text:p>
          </table:table-cell>
          <table:table-cell table:style-name="ce90" office:value-type="string">
            <text:p>HG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1">
            <text:p>451</text:p>
          </table:table-cell>
          <table:table-cell table:style-name="ce90" office:value-type="string">
            <text:p>HG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2">
            <text:p>452</text:p>
          </table:table-cell>
          <table:table-cell table:style-name="ce90" office:value-type="string">
            <text:p>HK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3">
            <text:p>453</text:p>
          </table:table-cell>
          <table:table-cell table:style-name="ce90" office:value-type="string">
            <text:p>HNN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454">
            <text:p>454</text:p>
          </table:table-cell>
          <table:table-cell table:style-name="ce90" office:value-type="string">
            <text:p>HT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5">
            <text:p>455</text:p>
          </table:table-cell>
          <table:table-cell table:style-name="ce90" office:value-type="string">
            <text:p>HW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6">
            <text:p>456</text:p>
          </table:table-cell>
          <table:table-cell table:style-name="ce90" office:value-type="string">
            <text:p>HW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7">
            <text:p>457</text:p>
          </table:table-cell>
          <table:table-cell table:style-name="ce90" office:value-type="string">
            <text:p>H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8">
            <text:p>458</text:p>
          </table:table-cell>
          <table:table-cell table:style-name="ce90" office:value-type="string">
            <text:p>HK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59">
            <text:p>459</text:p>
          </table:table-cell>
          <table:table-cell table:style-name="ce90" office:value-type="string">
            <text:p>HM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0">
            <text:p>460</text:p>
          </table:table-cell>
          <table:table-cell table:style-name="ce90" office:value-type="string">
            <text:p>H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1">
            <text:p>461</text:p>
          </table:table-cell>
          <table:table-cell table:style-name="ce90" office:value-type="string">
            <text:p>HH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2">
            <text:p>462</text:p>
          </table:table-cell>
          <table:table-cell table:style-name="ce90" office:value-type="string">
            <text:p>HI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3">
            <text:p>463</text:p>
          </table:table-cell>
          <table:table-cell table:style-name="ce90" office:value-type="string">
            <text:p>HU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4">
            <text:p>464</text:p>
          </table:table-cell>
          <table:table-cell table:style-name="ce90" office:value-type="string">
            <text:p>HLG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5">
            <text:p>465</text:p>
          </table:table-cell>
          <table:table-cell table:style-name="ce90" office:value-type="string">
            <text:p>HL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6">
            <text:p>466</text:p>
          </table:table-cell>
          <table:table-cell table:style-name="ce90" office:value-type="string">
            <text:p>HV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7">
            <text:p>467</text:p>
          </table:table-cell>
          <table:table-cell table:style-name="ce90" office:value-type="string">
            <text:p>HV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8">
            <text:p>468</text:p>
          </table:table-cell>
          <table:table-cell table:style-name="ce90" office:value-type="string">
            <text:p>HD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69">
            <text:p>469</text:p>
          </table:table-cell>
          <table:table-cell table:style-name="ce90" office:value-type="string">
            <text:p>HO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0">
            <text:p>470</text:p>
          </table:table-cell>
          <table:table-cell table:style-name="ce90" office:value-type="string">
            <text:p>HO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1">
            <text:p>471</text:p>
          </table:table-cell>
          <table:table-cell table:style-name="ce90" office:value-type="string">
            <text:p>HB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2">
            <text:p>472</text:p>
          </table:table-cell>
          <table:table-cell table:style-name="ce90" office:value-type="string">
            <text:p>HV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3">
            <text:p>473</text:p>
          </table:table-cell>
          <table:table-cell table:style-name="ce90" office:value-type="string">
            <text:p>HV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4">
            <text:p>474</text:p>
          </table:table-cell>
          <table:table-cell table:style-name="ce90" office:value-type="string">
            <text:p>HT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5">
            <text:p>475</text:p>
          </table:table-cell>
          <table:table-cell table:style-name="ce90" office:value-type="string">
            <text:p>H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6">
            <text:p>476</text:p>
          </table:table-cell>
          <table:table-cell table:style-name="ce90" office:value-type="string">
            <text:p>HT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7">
            <text:p>477</text:p>
          </table:table-cell>
          <table:table-cell table:style-name="ce90" office:value-type="string">
            <text:p>SR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8">
            <text:p>478</text:p>
          </table:table-cell>
          <table:table-cell table:style-name="ce90" office:value-type="string">
            <text:p>HB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79">
            <text:p>479</text:p>
          </table:table-cell>
          <table:table-cell table:style-name="ce90" office:value-type="string">
            <text:p>MD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0">
            <text:p>480</text:p>
          </table:table-cell>
          <table:table-cell table:style-name="ce90" office:value-type="string">
            <text:p>ZL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1">
            <text:p>481</text:p>
          </table:table-cell>
          <table:table-cell table:style-name="ce90" office:value-type="string">
            <text:p>HGL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2">
            <text:p>482</text:p>
          </table:table-cell>
          <table:table-cell table:style-name="ce90" office:value-type="string">
            <text:p>HG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3">
            <text:p>483</text:p>
          </table:table-cell>
          <table:table-cell table:style-name="ce90" office:value-type="string">
            <text:p>HG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4">
            <text:p>484</text:p>
          </table:table-cell>
          <table:table-cell table:style-name="ce90" office:value-type="string">
            <text:p>HKS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485">
            <text:p>485</text:p>
          </table:table-cell>
          <table:table-cell table:style-name="ce90" office:value-type="string">
            <text:p>HK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6">
            <text:p>486</text:p>
          </table:table-cell>
          <table:table-cell table:style-name="ce90" office:value-type="string">
            <text:p>HL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7">
            <text:p>487</text:p>
          </table:table-cell>
          <table:table-cell table:style-name="ce90" office:value-type="string">
            <text:p>HV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8">
            <text:p>488</text:p>
          </table:table-cell>
          <table:table-cell table:style-name="ce90" office:value-type="string">
            <text:p>H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89">
            <text:p>489</text:p>
          </table:table-cell>
          <table:table-cell table:style-name="ce90" office:value-type="string">
            <text:p>HN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0">
            <text:p>490</text:p>
          </table:table-cell>
          <table:table-cell table:style-name="ce90" office:value-type="string">
            <text:p>HO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1">
            <text:p>491</text:p>
          </table:table-cell>
          <table:table-cell table:style-name="ce90" office:value-type="string">
            <text:p>HS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2">
            <text:p>492</text:p>
          </table:table-cell>
          <table:table-cell table:style-name="ce90" office:value-type="string">
            <text:p>HO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3">
            <text:p>493</text:p>
          </table:table-cell>
          <table:table-cell table:style-name="ce90" office:value-type="string">
            <text:p>HTN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4">
            <text:p>494</text:p>
          </table:table-cell>
          <table:table-cell table:style-name="ce90" office:value-type="string">
            <text:p>HH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5">
            <text:p>495</text:p>
          </table:table-cell>
          <table:table-cell table:style-name="ce90" office:value-type="string">
            <text:p>HBG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6">
            <text:p>496</text:p>
          </table:table-cell>
          <table:table-cell table:style-name="ce90" office:value-type="string">
            <text:p>HS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7">
            <text:p>497</text:p>
          </table:table-cell>
          <table:table-cell table:style-name="ce90" office:value-type="string">
            <text:p>HZ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8">
            <text:p>498</text:p>
          </table:table-cell>
          <table:table-cell table:style-name="ce90" office:value-type="string">
            <text:p>HZ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499">
            <text:p>499</text:p>
          </table:table-cell>
          <table:table-cell table:style-name="ce90" office:value-type="string">
            <text:p>H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0">
            <text:p>500</text:p>
          </table:table-cell>
          <table:table-cell table:style-name="ce90" office:value-type="string">
            <text:p>HU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1">
            <text:p>501</text:p>
          </table:table-cell>
          <table:table-cell table:style-name="ce90" office:value-type="string">
            <text:p>HM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2">
            <text:p>502</text:p>
          </table:table-cell>
          <table:table-cell table:style-name="ce90" office:value-type="string">
            <text:p>HS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3">
            <text:p>503</text:p>
          </table:table-cell>
          <table:table-cell table:style-name="ce90" office:value-type="string">
            <text:p>IJ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4">
            <text:p>504</text:p>
          </table:table-cell>
          <table:table-cell table:style-name="ce90" office:value-type="string">
            <text:p>I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5">
            <text:p>505</text:p>
          </table:table-cell>
          <table:table-cell table:style-name="ce90" office:value-type="string">
            <text:p>IS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6">
            <text:p>506</text:p>
          </table:table-cell>
          <table:table-cell table:style-name="ce90" office:value-type="string">
            <text:p>ISM03</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507">
            <text:p>507</text:p>
          </table:table-cell>
          <table:table-cell table:style-name="ce90" office:value-type="string">
            <text:p>ISM04</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508">
            <text:p>508</text:p>
          </table:table-cell>
          <table:table-cell table:style-name="ce90" office:value-type="string">
            <text:p>IS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09">
            <text:p>509</text:p>
          </table:table-cell>
          <table:table-cell table:style-name="ce90" office:value-type="string">
            <text:p>IS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0">
            <text:p>510</text:p>
          </table:table-cell>
          <table:table-cell table:style-name="ce90" office:value-type="string">
            <text:p>IS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1">
            <text:p>511</text:p>
          </table:table-cell>
          <table:table-cell table:style-name="ce90" office:value-type="string">
            <text:p>IP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512">
            <text:p>512</text:p>
          </table:table-cell>
          <table:table-cell table:style-name="ce90" office:value-type="string">
            <text:p>IG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3">
            <text:p>513</text:p>
          </table:table-cell>
          <table:table-cell table:style-name="ce90" office:value-type="string">
            <text:p>I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4">
            <text:p>514</text:p>
          </table:table-cell>
          <table:table-cell table:style-name="ce90" office:value-type="string">
            <text:p>IT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5">
            <text:p>515</text:p>
          </table:table-cell>
          <table:table-cell table:style-name="ce90" office:value-type="string">
            <text:p>J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6">
            <text:p>516</text:p>
          </table:table-cell>
          <table:table-cell table:style-name="ce90" office:value-type="string">
            <text:p>JB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7">
            <text:p>517</text:p>
          </table:table-cell>
          <table:table-cell table:style-name="ce90" office:value-type="string">
            <text:p>JS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8">
            <text:p>518</text:p>
          </table:table-cell>
          <table:table-cell table:style-name="ce90" office:value-type="string">
            <text:p>JI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19">
            <text:p>519</text:p>
          </table:table-cell>
          <table:table-cell table:style-name="ce90" office:value-type="string">
            <text:p>J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0">
            <text:p>520</text:p>
          </table:table-cell>
          <table:table-cell table:style-name="ce90" office:value-type="string">
            <text:p>JR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1">
            <text:p>521</text:p>
          </table:table-cell>
          <table:table-cell table:style-name="ce90" office:value-type="string">
            <text:p>JP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2">
            <text:p>522</text:p>
          </table:table-cell>
          <table:table-cell table:style-name="ce90" office:value-type="string">
            <text:p>KM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3">
            <text:p>523</text:p>
          </table:table-cell>
          <table:table-cell table:style-name="ce90" office:value-type="string">
            <text:p>KP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4">
            <text:p>524</text:p>
          </table:table-cell>
          <table:table-cell table:style-name="ce90" office:value-type="string">
            <text:p>KT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5">
            <text:p>525</text:p>
          </table:table-cell>
          <table:table-cell table:style-name="ce90" office:value-type="string">
            <text:p>KP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6">
            <text:p>526</text:p>
          </table:table-cell>
          <table:table-cell table:style-name="ce90" office:value-type="string">
            <text:p>KT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527">
            <text:p>527</text:p>
          </table:table-cell>
          <table:table-cell table:style-name="ce90" office:value-type="string">
            <text:p>KW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8">
            <text:p>528</text:p>
          </table:table-cell>
          <table:table-cell table:style-name="ce90" office:value-type="string">
            <text:p>K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29">
            <text:p>529</text:p>
          </table:table-cell>
          <table:table-cell table:style-name="ce90" office:value-type="string">
            <text:p>KD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0">
            <text:p>530</text:p>
          </table:table-cell>
          <table:table-cell table:style-name="ce90" office:value-type="string">
            <text:p>KP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1">
            <text:p>531</text:p>
          </table:table-cell>
          <table:table-cell table:style-name="ce90" office:value-type="string">
            <text:p>KR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2">
            <text:p>532</text:p>
          </table:table-cell>
          <table:table-cell table:style-name="ce90" office:value-type="string">
            <text:p>KW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3">
            <text:p>533</text:p>
          </table:table-cell>
          <table:table-cell table:style-name="ce90" office:value-type="string">
            <text:p>KS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4">
            <text:p>534</text:p>
          </table:table-cell>
          <table:table-cell table:style-name="ce90" office:value-type="string">
            <text:p>K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5">
            <text:p>535</text:p>
          </table:table-cell>
          <table:table-cell table:style-name="ce90" office:value-type="string">
            <text:p>KW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6">
            <text:p>536</text:p>
          </table:table-cell>
          <table:table-cell table:style-name="ce90" office:value-type="string">
            <text:p>KM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7">
            <text:p>537</text:p>
          </table:table-cell>
          <table:table-cell table:style-name="ce90" office:value-type="string">
            <text:p>KT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8">
            <text:p>538</text:p>
          </table:table-cell>
          <table:table-cell table:style-name="ce90" office:value-type="string">
            <text:p>KT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39">
            <text:p>539</text:p>
          </table:table-cell>
          <table:table-cell table:style-name="ce90" office:value-type="string">
            <text:p>KD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0">
            <text:p>540</text:p>
          </table:table-cell>
          <table:table-cell table:style-name="ce90" office:value-type="string">
            <text:p>KP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1">
            <text:p>541</text:p>
          </table:table-cell>
          <table:table-cell table:style-name="ce90" office:value-type="string">
            <text:p>KK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2">
            <text:p>542</text:p>
          </table:table-cell>
          <table:table-cell table:style-name="ce90" office:value-type="string">
            <text:p>KL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3">
            <text:p>543</text:p>
          </table:table-cell>
          <table:table-cell table:style-name="ce90" office:value-type="string">
            <text:p>K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4">
            <text:p>544</text:p>
          </table:table-cell>
          <table:table-cell table:style-name="ce90" office:value-type="string">
            <text:p>K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5">
            <text:p>545</text:p>
          </table:table-cell>
          <table:table-cell table:style-name="ce90" office:value-type="string">
            <text:p>KT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6">
            <text:p>546</text:p>
          </table:table-cell>
          <table:table-cell table:style-name="ce90" office:value-type="string">
            <text:p>KG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7">
            <text:p>547</text:p>
          </table:table-cell>
          <table:table-cell table:style-name="ce90" office:value-type="string">
            <text:p>KD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8">
            <text:p>548</text:p>
          </table:table-cell>
          <table:table-cell table:style-name="ce90" office:value-type="string">
            <text:p>K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49">
            <text:p>549</text:p>
          </table:table-cell>
          <table:table-cell table:style-name="ce90" office:value-type="string">
            <text:p>KB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0">
            <text:p>550</text:p>
          </table:table-cell>
          <table:table-cell table:style-name="ce90" office:value-type="string">
            <text:p>KL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1">
            <text:p>551</text:p>
          </table:table-cell>
          <table:table-cell table:style-name="ce90" office:value-type="string">
            <text:p>KP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2">
            <text:p>552</text:p>
          </table:table-cell>
          <table:table-cell table:style-name="ce90" office:value-type="string">
            <text:p>KP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3">
            <text:p>553</text:p>
          </table:table-cell>
          <table:table-cell table:style-name="ce90" office:value-type="string">
            <text:p>KR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4">
            <text:p>554</text:p>
          </table:table-cell>
          <table:table-cell table:style-name="ce90" office:value-type="string">
            <text:p>KM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5">
            <text:p>555</text:p>
          </table:table-cell>
          <table:table-cell table:style-name="ce90" office:value-type="string">
            <text:p>KN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6">
            <text:p>556</text:p>
          </table:table-cell>
          <table:table-cell table:style-name="ce90" office:value-type="string">
            <text:p>KR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7">
            <text:p>557</text:p>
          </table:table-cell>
          <table:table-cell table:style-name="ce90" office:value-type="string">
            <text:p>KD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58">
            <text:p>558</text:p>
          </table:table-cell>
          <table:table-cell table:style-name="ce90" office:value-type="string">
            <text:p>NKP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559">
            <text:p>559</text:p>
          </table:table-cell>
          <table:table-cell table:style-name="ce90" office:value-type="string">
            <text:p>LGF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0">
            <text:p>560</text:p>
          </table:table-cell>
          <table:table-cell table:style-name="ce90" office:value-type="string">
            <text:p>LM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1">
            <text:p>561</text:p>
          </table:table-cell>
          <table:table-cell table:style-name="ce90" office:value-type="string">
            <text:p>LB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2">
            <text:p>562</text:p>
          </table:table-cell>
          <table:table-cell table:style-name="ce90" office:value-type="string">
            <text:p>WD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3">
            <text:p>563</text:p>
          </table:table-cell>
          <table:table-cell table:style-name="ce90" office:value-type="string">
            <text:p>LG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4">
            <text:p>564</text:p>
          </table:table-cell>
          <table:table-cell table:style-name="ce90" office:value-type="string">
            <text:p>LG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5">
            <text:p>565</text:p>
          </table:table-cell>
          <table:table-cell table:style-name="ce90" office:value-type="string">
            <text:p>LG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6">
            <text:p>566</text:p>
          </table:table-cell>
          <table:table-cell table:style-name="ce90" office:value-type="string">
            <text:p>LW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7">
            <text:p>567</text:p>
          </table:table-cell>
          <table:table-cell table:style-name="ce90" office:value-type="string">
            <text:p>LR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8">
            <text:p>568</text:p>
          </table:table-cell>
          <table:table-cell table:style-name="ce90" office:value-type="string">
            <text:p>LR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69">
            <text:p>569</text:p>
          </table:table-cell>
          <table:table-cell table:style-name="ce90" office:value-type="string">
            <text:p>LR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0">
            <text:p>570</text:p>
          </table:table-cell>
          <table:table-cell table:style-name="ce90" office:value-type="string">
            <text:p>LW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1">
            <text:p>571</text:p>
          </table:table-cell>
          <table:table-cell table:style-name="ce90" office:value-type="string">
            <text:p>LE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2">
            <text:p>572</text:p>
          </table:table-cell>
          <table:table-cell table:style-name="ce90" office:value-type="string">
            <text:p>LD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3">
            <text:p>573</text:p>
          </table:table-cell>
          <table:table-cell table:style-name="ce90" office:value-type="string">
            <text:p>LE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4">
            <text:p>574</text:p>
          </table:table-cell>
          <table:table-cell table:style-name="ce90" office:value-type="string">
            <text:p>LB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5">
            <text:p>575</text:p>
          </table:table-cell>
          <table:table-cell table:style-name="ce90" office:value-type="string">
            <text:p>L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6">
            <text:p>576</text:p>
          </table:table-cell>
          <table:table-cell table:style-name="ce90" office:value-type="string">
            <text:p>LS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7">
            <text:p>577</text:p>
          </table:table-cell>
          <table:table-cell table:style-name="ce90" office:value-type="string">
            <text:p>L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8">
            <text:p>578</text:p>
          </table:table-cell>
          <table:table-cell table:style-name="ce90" office:value-type="string">
            <text:p>LW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79">
            <text:p>579</text:p>
          </table:table-cell>
          <table:table-cell table:style-name="ce90" office:value-type="string">
            <text:p>LD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0">
            <text:p>580</text:p>
          </table:table-cell>
          <table:table-cell table:style-name="ce90" office:value-type="string">
            <text:p>LD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1">
            <text:p>581</text:p>
          </table:table-cell>
          <table:table-cell table:style-name="ce90" office:value-type="string">
            <text:p>LM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2">
            <text:p>582</text:p>
          </table:table-cell>
          <table:table-cell table:style-name="ce90" office:value-type="string">
            <text:p>LK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3">
            <text:p>583</text:p>
          </table:table-cell>
          <table:table-cell table:style-name="ce90" office:value-type="string">
            <text:p>L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4">
            <text:p>584</text:p>
          </table:table-cell>
          <table:table-cell table:style-name="ce90" office:value-type="string">
            <text:p>LM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5">
            <text:p>585</text:p>
          </table:table-cell>
          <table:table-cell table:style-name="ce90" office:value-type="string">
            <text:p>LE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6">
            <text:p>586</text:p>
          </table:table-cell>
          <table:table-cell table:style-name="ce90" office:value-type="string">
            <text:p>L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7">
            <text:p>587</text:p>
          </table:table-cell>
          <table:table-cell table:style-name="ce90" office:value-type="string">
            <text:p>LE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8">
            <text:p>588</text:p>
          </table:table-cell>
          <table:table-cell table:style-name="ce90" office:value-type="string">
            <text:p>LM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89">
            <text:p>589</text:p>
          </table:table-cell>
          <table:table-cell table:style-name="ce90" office:value-type="string">
            <text:p>LT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0">
            <text:p>590</text:p>
          </table:table-cell>
          <table:table-cell table:style-name="ce90" office:value-type="string">
            <text:p>LD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1">
            <text:p>591</text:p>
          </table:table-cell>
          <table:table-cell table:style-name="ce90" office:value-type="string">
            <text:p>LDN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2">
            <text:p>592</text:p>
          </table:table-cell>
          <table:table-cell table:style-name="ce90" office:value-type="string">
            <text:p>LRP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593">
            <text:p>593</text:p>
          </table:table-cell>
          <table:table-cell table:style-name="ce90" office:value-type="string">
            <text:p>LH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4">
            <text:p>594</text:p>
          </table:table-cell>
          <table:table-cell table:style-name="ce90" office:value-type="string">
            <text:p>VW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5">
            <text:p>595</text:p>
          </table:table-cell>
          <table:table-cell table:style-name="ce90" office:value-type="string">
            <text:p>LB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6">
            <text:p>596</text:p>
          </table:table-cell>
          <table:table-cell table:style-name="ce90" office:value-type="string">
            <text:p>LM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7">
            <text:p>597</text:p>
          </table:table-cell>
          <table:table-cell table:style-name="ce90" office:value-type="string">
            <text:p>LN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8">
            <text:p>598</text:p>
          </table:table-cell>
          <table:table-cell table:style-name="ce90" office:value-type="string">
            <text:p>L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599">
            <text:p>599</text:p>
          </table:table-cell>
          <table:table-cell table:style-name="ce90" office:value-type="string">
            <text:p>LP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0">
            <text:p>600</text:p>
          </table:table-cell>
          <table:table-cell table:style-name="ce90" office:value-type="string">
            <text:p>LS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1">
            <text:p>601</text:p>
          </table:table-cell>
          <table:table-cell table:style-name="ce90" office:value-type="string">
            <text:p>LI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2">
            <text:p>602</text:p>
          </table:table-cell>
          <table:table-cell table:style-name="ce90" office:value-type="string">
            <text:p>LH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3">
            <text:p>603</text:p>
          </table:table-cell>
          <table:table-cell table:style-name="ce90" office:value-type="string">
            <text:p>LB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4">
            <text:p>604</text:p>
          </table:table-cell>
          <table:table-cell table:style-name="ce90" office:value-type="string">
            <text:p>LC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5">
            <text:p>605</text:p>
          </table:table-cell>
          <table:table-cell table:style-name="ce90" office:value-type="string">
            <text:p>LN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6">
            <text:p>606</text:p>
          </table:table-cell>
          <table:table-cell table:style-name="ce90" office:value-type="string">
            <text:p>LNS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607">
            <text:p>607</text:p>
          </table:table-cell>
          <table:table-cell table:style-name="ce90" office:value-type="string">
            <text:p>LN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8">
            <text:p>608</text:p>
          </table:table-cell>
          <table:table-cell table:style-name="ce90" office:value-type="string">
            <text:p>L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09">
            <text:p>609</text:p>
          </table:table-cell>
          <table:table-cell table:style-name="ce90" office:value-type="string">
            <text:p>LD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0">
            <text:p>610</text:p>
          </table:table-cell>
          <table:table-cell table:style-name="ce90" office:value-type="string">
            <text:p>LD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1">
            <text:p>611</text:p>
          </table:table-cell>
          <table:table-cell table:style-name="ce90" office:value-type="string">
            <text:p>LP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2">
            <text:p>612</text:p>
          </table:table-cell>
          <table:table-cell table:style-name="ce90" office:value-type="string">
            <text:p>LP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3">
            <text:p>613</text:p>
          </table:table-cell>
          <table:table-cell table:style-name="ce90" office:value-type="string">
            <text:p>LS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4">
            <text:p>614</text:p>
          </table:table-cell>
          <table:table-cell table:style-name="ce90" office:value-type="string">
            <text:p>L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5">
            <text:p>615</text:p>
          </table:table-cell>
          <table:table-cell table:style-name="ce90" office:value-type="string">
            <text:p>LG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6">
            <text:p>616</text:p>
          </table:table-cell>
          <table:table-cell table:style-name="ce90" office:value-type="string">
            <text:p>MH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7">
            <text:p>617</text:p>
          </table:table-cell>
          <table:table-cell table:style-name="ce90" office:value-type="string">
            <text:p>MA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8">
            <text:p>618</text:p>
          </table:table-cell>
          <table:table-cell table:style-name="ce90" office:value-type="string">
            <text:p>MS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19">
            <text:p>619</text:p>
          </table:table-cell>
          <table:table-cell table:style-name="ce90" office:value-type="string">
            <text:p>MS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0">
            <text:p>620</text:p>
          </table:table-cell>
          <table:table-cell table:style-name="ce90" office:value-type="string">
            <text:p>MT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1">
            <text:p>621</text:p>
          </table:table-cell>
          <table:table-cell table:style-name="ce90" office:value-type="string">
            <text:p>MB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2">
            <text:p>622</text:p>
          </table:table-cell>
          <table:table-cell table:style-name="ce90" office:value-type="string">
            <text:p>MB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3">
            <text:p>623</text:p>
          </table:table-cell>
          <table:table-cell table:style-name="ce90" office:value-type="string">
            <text:p>MB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4">
            <text:p>624</text:p>
          </table:table-cell>
          <table:table-cell table:style-name="ce90" office:value-type="string">
            <text:p>MD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5">
            <text:p>625</text:p>
          </table:table-cell>
          <table:table-cell table:style-name="ce90" office:value-type="string">
            <text:p>MD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6">
            <text:p>626</text:p>
          </table:table-cell>
          <table:table-cell table:style-name="ce90" office:value-type="string">
            <text:p>MHS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627">
            <text:p>627</text:p>
          </table:table-cell>
          <table:table-cell table:style-name="ce90" office:value-type="string">
            <text:p>ML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8">
            <text:p>628</text:p>
          </table:table-cell>
          <table:table-cell table:style-name="ce90" office:value-type="string">
            <text:p>MN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29">
            <text:p>629</text:p>
          </table:table-cell>
          <table:table-cell table:style-name="ce90" office:value-type="string">
            <text:p>MS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0">
            <text:p>630</text:p>
          </table:table-cell>
          <table:table-cell table:style-name="ce90" office:value-type="string">
            <text:p>MT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1">
            <text:p>631</text:p>
          </table:table-cell>
          <table:table-cell table:style-name="ce90" office:value-type="string">
            <text:p>MD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2">
            <text:p>632</text:p>
          </table:table-cell>
          <table:table-cell table:style-name="ce90" office:value-type="string">
            <text:p>MK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3">
            <text:p>633</text:p>
          </table:table-cell>
          <table:table-cell table:style-name="ce90" office:value-type="string">
            <text:p>MK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4">
            <text:p>634</text:p>
          </table:table-cell>
          <table:table-cell table:style-name="ce90" office:value-type="string">
            <text:p>MG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5">
            <text:p>635</text:p>
          </table:table-cell>
          <table:table-cell table:style-name="ce90" office:value-type="string">
            <text:p>MR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6">
            <text:p>636</text:p>
          </table:table-cell>
          <table:table-cell table:style-name="ce90" office:value-type="string">
            <text:p>MK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7">
            <text:p>637</text:p>
          </table:table-cell>
          <table:table-cell table:style-name="ce90" office:value-type="string">
            <text:p>MK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38">
            <text:p>638</text:p>
          </table:table-cell>
          <table:table-cell table:style-name="ce90" office:value-type="string">
            <text:p>MKM01</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639">
            <text:p>639</text:p>
          </table:table-cell>
          <table:table-cell table:style-name="ce90" office:value-type="string">
            <text:p>MKW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640">
            <text:p>640</text:p>
          </table:table-cell>
          <table:table-cell table:style-name="ce90" office:value-type="string">
            <text:p>MR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1">
            <text:p>641</text:p>
          </table:table-cell>
          <table:table-cell table:style-name="ce90" office:value-type="string">
            <text:p>MR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2">
            <text:p>642</text:p>
          </table:table-cell>
          <table:table-cell table:style-name="ce90" office:value-type="string">
            <text:p>MR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3">
            <text:p>643</text:p>
          </table:table-cell>
          <table:table-cell table:style-name="ce90" office:value-type="string">
            <text:p>MDB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4">
            <text:p>644</text:p>
          </table:table-cell>
          <table:table-cell table:style-name="ce90" office:value-type="string">
            <text:p>M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5">
            <text:p>645</text:p>
          </table:table-cell>
          <table:table-cell table:style-name="ce90" office:value-type="string">
            <text:p>MK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6">
            <text:p>646</text:p>
          </table:table-cell>
          <table:table-cell table:style-name="ce90" office:value-type="string">
            <text:p>MLO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7">
            <text:p>647</text:p>
          </table:table-cell>
          <table:table-cell table:style-name="ce90" office:value-type="string">
            <text:p>MS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8">
            <text:p>648</text:p>
          </table:table-cell>
          <table:table-cell table:style-name="ce90" office:value-type="string">
            <text:p>MG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49">
            <text:p>649</text:p>
          </table:table-cell>
          <table:table-cell table:style-name="ce90" office:value-type="string">
            <text:p>ME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0">
            <text:p>650</text:p>
          </table:table-cell>
          <table:table-cell table:style-name="ce90" office:value-type="string">
            <text:p>ML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1">
            <text:p>651</text:p>
          </table:table-cell>
          <table:table-cell table:style-name="ce90" office:value-type="string">
            <text:p>M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2">
            <text:p>652</text:p>
          </table:table-cell>
          <table:table-cell table:style-name="ce90" office:value-type="string">
            <text:p>MP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3">
            <text:p>653</text:p>
          </table:table-cell>
          <table:table-cell table:style-name="ce90" office:value-type="string">
            <text:p>MK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4">
            <text:p>654</text:p>
          </table:table-cell>
          <table:table-cell table:style-name="ce90" office:value-type="string">
            <text:p>ME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5">
            <text:p>655</text:p>
          </table:table-cell>
          <table:table-cell table:style-name="ce90" office:value-type="string">
            <text:p>MH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6">
            <text:p>656</text:p>
          </table:table-cell>
          <table:table-cell table:style-name="ce90" office:value-type="string">
            <text:p>MDB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7">
            <text:p>657</text:p>
          </table:table-cell>
          <table:table-cell table:style-name="ce90" office:value-type="string">
            <text:p>MD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8">
            <text:p>658</text:p>
          </table:table-cell>
          <table:table-cell table:style-name="ce90" office:value-type="string">
            <text:p>MD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59">
            <text:p>659</text:p>
          </table:table-cell>
          <table:table-cell table:style-name="ce90" office:value-type="string">
            <text:p>MDS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0">
            <text:p>660</text:p>
          </table:table-cell>
          <table:table-cell table:style-name="ce90" office:value-type="string">
            <text:p>MDS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1">
            <text:p>661</text:p>
          </table:table-cell>
          <table:table-cell table:style-name="ce90" office:value-type="string">
            <text:p>MW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2">
            <text:p>662</text:p>
          </table:table-cell>
          <table:table-cell table:style-name="ce90" office:value-type="string">
            <text:p>MWD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663">
            <text:p>663</text:p>
          </table:table-cell>
          <table:table-cell table:style-name="ce90" office:value-type="string">
            <text:p>MLO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4">
            <text:p>664</text:p>
          </table:table-cell>
          <table:table-cell table:style-name="ce90" office:value-type="string">
            <text:p>MD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5">
            <text:p>665</text:p>
          </table:table-cell>
          <table:table-cell table:style-name="ce90" office:value-type="string">
            <text:p>MH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6">
            <text:p>666</text:p>
          </table:table-cell>
          <table:table-cell table:style-name="ce90" office:value-type="string">
            <text:p>MD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7">
            <text:p>667</text:p>
          </table:table-cell>
          <table:table-cell table:style-name="ce90" office:value-type="string">
            <text:p>MI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8">
            <text:p>668</text:p>
          </table:table-cell>
          <table:table-cell table:style-name="ce90" office:value-type="string">
            <text:p>ML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69">
            <text:p>669</text:p>
          </table:table-cell>
          <table:table-cell table:style-name="ce90" office:value-type="string">
            <text:p>MG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0">
            <text:p>670</text:p>
          </table:table-cell>
          <table:table-cell table:style-name="ce90" office:value-type="string">
            <text:p>MG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1">
            <text:p>671</text:p>
          </table:table-cell>
          <table:table-cell table:style-name="ce90" office:value-type="string">
            <text:p>MK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2">
            <text:p>672</text:p>
          </table:table-cell>
          <table:table-cell table:style-name="ce90" office:value-type="string">
            <text:p>ML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3">
            <text:p>673</text:p>
          </table:table-cell>
          <table:table-cell table:style-name="ce90" office:value-type="string">
            <text:p>MN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4">
            <text:p>674</text:p>
          </table:table-cell>
          <table:table-cell table:style-name="ce90" office:value-type="string">
            <text:p>MS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5">
            <text:p>675</text:p>
          </table:table-cell>
          <table:table-cell table:style-name="ce90" office:value-type="string">
            <text:p>MF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6">
            <text:p>676</text:p>
          </table:table-cell>
          <table:table-cell table:style-name="ce90" office:value-type="string">
            <text:p>MF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7">
            <text:p>677</text:p>
          </table:table-cell>
          <table:table-cell table:style-name="ce90" office:value-type="string">
            <text:p>M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8">
            <text:p>678</text:p>
          </table:table-cell>
          <table:table-cell table:style-name="ce90" office:value-type="string">
            <text:p>MD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79">
            <text:p>679</text:p>
          </table:table-cell>
          <table:table-cell table:style-name="ce90" office:value-type="string">
            <text:p>MD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0">
            <text:p>680</text:p>
          </table:table-cell>
          <table:table-cell table:style-name="ce90" office:value-type="string">
            <text:p>MS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1">
            <text:p>681</text:p>
          </table:table-cell>
          <table:table-cell table:style-name="ce90" office:value-type="string">
            <text:p>MT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2">
            <text:p>682</text:p>
          </table:table-cell>
          <table:table-cell table:style-name="ce90" office:value-type="string">
            <text:p>NW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3">
            <text:p>683</text:p>
          </table:table-cell>
          <table:table-cell table:style-name="ce90" office:value-type="string">
            <text:p>ND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4">
            <text:p>684</text:p>
          </table:table-cell>
          <table:table-cell table:style-name="ce90" office:value-type="string">
            <text:p>ND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5">
            <text:p>685</text:p>
          </table:table-cell>
          <table:table-cell table:style-name="ce90" office:value-type="string">
            <text:p>ND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6">
            <text:p>686</text:p>
          </table:table-cell>
          <table:table-cell table:style-name="ce90" office:value-type="string">
            <text:p>ND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7">
            <text:p>687</text:p>
          </table:table-cell>
          <table:table-cell table:style-name="ce90" office:value-type="string">
            <text:p>ND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8">
            <text:p>688</text:p>
          </table:table-cell>
          <table:table-cell table:style-name="ce90" office:value-type="string">
            <text:p>ND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89">
            <text:p>689</text:p>
          </table:table-cell>
          <table:table-cell table:style-name="ce90" office:value-type="string">
            <text:p>NE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90">
            <text:p>690</text:p>
          </table:table-cell>
          <table:table-cell table:style-name="ce90" office:value-type="string">
            <text:p>NB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91">
            <text:p>691</text:p>
          </table:table-cell>
          <table:table-cell table:style-name="ce90" office:value-type="string">
            <text:p>NI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92">
            <text:p>692</text:p>
          </table:table-cell>
          <table:table-cell table:style-name="ce90" office:value-type="string">
            <text:p>NES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93">
            <text:p>693</text:p>
          </table:table-cell>
          <table:table-cell table:style-name="ce90" office:value-type="string">
            <text:p>NES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694">
            <text:p>694</text:p>
          </table:table-cell>
          <table:table-cell table:style-name="ce90" office:value-type="string">
            <text:p>NWK24</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695">
            <text:p>695</text:p>
          </table:table-cell>
          <table:table-cell table:style-name="ce90" office:value-type="string">
            <text:p>NWK14</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696">
            <text:p>696</text:p>
          </table:table-cell>
          <table:table-cell table:style-name="ce90" office:value-type="string">
            <text:p>NWK25</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697">
            <text:p>697</text:p>
          </table:table-cell>
          <table:table-cell table:style-name="ce90" office:value-type="string">
            <text:p>NWK21</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698">
            <text:p>698</text:p>
          </table:table-cell>
          <table:table-cell table:style-name="ce90" office:value-type="string">
            <text:p>NWK13</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699">
            <text:p>699</text:p>
          </table:table-cell>
          <table:table-cell table:style-name="ce90" office:value-type="string">
            <text:p>NWK19</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0">
            <text:p>700</text:p>
          </table:table-cell>
          <table:table-cell table:style-name="ce90" office:value-type="string">
            <text:p>NWK22</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1">
            <text:p>701</text:p>
          </table:table-cell>
          <table:table-cell table:style-name="ce90" office:value-type="string">
            <text:p>NWK20</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2">
            <text:p>702</text:p>
          </table:table-cell>
          <table:table-cell table:style-name="ce90" office:value-type="string">
            <text:p>NWK26</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3">
            <text:p>703</text:p>
          </table:table-cell>
          <table:table-cell table:style-name="ce90" office:value-type="string">
            <text:p>NWK12</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4">
            <text:p>704</text:p>
          </table:table-cell>
          <table:table-cell table:style-name="ce90" office:value-type="string">
            <text:p>NWK18</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5">
            <text:p>705</text:p>
          </table:table-cell>
          <table:table-cell table:style-name="ce90" office:value-type="string">
            <text:p>NWK15</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6">
            <text:p>706</text:p>
          </table:table-cell>
          <table:table-cell table:style-name="ce90" office:value-type="string">
            <text:p>NWK1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07">
            <text:p>707</text:p>
          </table:table-cell>
          <table:table-cell table:style-name="ce90" office:value-type="string">
            <text:p>NWK16</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8">
            <text:p>708</text:p>
          </table:table-cell>
          <table:table-cell table:style-name="ce90" office:value-type="string">
            <text:p>NWK23</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09">
            <text:p>709</text:p>
          </table:table-cell>
          <table:table-cell table:style-name="ce90" office:value-type="string">
            <text:p>NBW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710">
            <text:p>710</text:p>
          </table:table-cell>
          <table:table-cell table:style-name="ce90" office:value-type="string">
            <text:p>NDP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1">
            <text:p>711</text:p>
          </table:table-cell>
          <table:table-cell table:style-name="ce90" office:value-type="string">
            <text:p>BEL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2">
            <text:p>712</text:p>
          </table:table-cell>
          <table:table-cell table:style-name="ce90" office:value-type="string">
            <text:p>PK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3">
            <text:p>713</text:p>
          </table:table-cell>
          <table:table-cell table:style-name="ce90" office:value-type="string">
            <text:p>TG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4">
            <text:p>714</text:p>
          </table:table-cell>
          <table:table-cell table:style-name="ce90" office:value-type="string">
            <text:p>NW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5">
            <text:p>715</text:p>
          </table:table-cell>
          <table:table-cell table:style-name="ce90" office:value-type="string">
            <text:p>NW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6">
            <text:p>716</text:p>
          </table:table-cell>
          <table:table-cell table:style-name="ce90" office:value-type="string">
            <text:p>NW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7">
            <text:p>717</text:p>
          </table:table-cell>
          <table:table-cell table:style-name="ce90" office:value-type="string">
            <text:p>NWK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8">
            <text:p>718</text:p>
          </table:table-cell>
          <table:table-cell table:style-name="ce90" office:value-type="string">
            <text:p>NW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19">
            <text:p>719</text:p>
          </table:table-cell>
          <table:table-cell table:style-name="ce90" office:value-type="string">
            <text:p>GN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0">
            <text:p>720</text:p>
          </table:table-cell>
          <table:table-cell table:style-name="ce90" office:value-type="string">
            <text:p>HLV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1">
            <text:p>721</text:p>
          </table:table-cell>
          <table:table-cell table:style-name="ce90" office:value-type="string">
            <text:p>NKP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2">
            <text:p>722</text:p>
          </table:table-cell>
          <table:table-cell table:style-name="ce90" office:value-type="string">
            <text:p>NL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3">
            <text:p>723</text:p>
          </table:table-cell>
          <table:table-cell table:style-name="ce90" office:value-type="string">
            <text:p>NL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4">
            <text:p>724</text:p>
          </table:table-cell>
          <table:table-cell table:style-name="ce90" office:value-type="string">
            <text:p>LK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5">
            <text:p>725</text:p>
          </table:table-cell>
          <table:table-cell table:style-name="ce90" office:value-type="string">
            <text:p>N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6">
            <text:p>726</text:p>
          </table:table-cell>
          <table:table-cell table:style-name="ce90" office:value-type="string">
            <text:p>NWD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7">
            <text:p>727</text:p>
          </table:table-cell>
          <table:table-cell table:style-name="ce90" office:value-type="string">
            <text:p>NP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8">
            <text:p>728</text:p>
          </table:table-cell>
          <table:table-cell table:style-name="ce90" office:value-type="string">
            <text:p>NS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29">
            <text:p>729</text:p>
          </table:table-cell>
          <table:table-cell table:style-name="ce90" office:value-type="string">
            <text:p>NV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0">
            <text:p>730</text:p>
          </table:table-cell>
          <table:table-cell table:style-name="ce90" office:value-type="string">
            <text:p>VS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1">
            <text:p>731</text:p>
          </table:table-cell>
          <table:table-cell table:style-name="ce90" office:value-type="string">
            <text:p>NT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2">
            <text:p>732</text:p>
          </table:table-cell>
          <table:table-cell table:style-name="ce90" office:value-type="string">
            <text:p>NT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3">
            <text:p>733</text:p>
          </table:table-cell>
          <table:table-cell table:style-name="ce90" office:value-type="string">
            <text:p>NB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4">
            <text:p>734</text:p>
          </table:table-cell>
          <table:table-cell table:style-name="ce90" office:value-type="string">
            <text:p>NE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5">
            <text:p>735</text:p>
          </table:table-cell>
          <table:table-cell table:style-name="ce90" office:value-type="string">
            <text:p>NE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6">
            <text:p>736</text:p>
          </table:table-cell>
          <table:table-cell table:style-name="ce90" office:value-type="string">
            <text:p>NK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7">
            <text:p>737</text:p>
          </table:table-cell>
          <table:table-cell table:style-name="ce90" office:value-type="string">
            <text:p>NK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8">
            <text:p>738</text:p>
          </table:table-cell>
          <table:table-cell table:style-name="ce90" office:value-type="string">
            <text:p>NM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39">
            <text:p>739</text:p>
          </table:table-cell>
          <table:table-cell table:style-name="ce90" office:value-type="string">
            <text:p>N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0">
            <text:p>740</text:p>
          </table:table-cell>
          <table:table-cell table:style-name="ce90" office:value-type="string">
            <text:p>NBK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1">
            <text:p>741</text:p>
          </table:table-cell>
          <table:table-cell table:style-name="ce90" office:value-type="string">
            <text:p>NB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2">
            <text:p>742</text:p>
          </table:table-cell>
          <table:table-cell table:style-name="ce90" office:value-type="string">
            <text:p>ND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3">
            <text:p>743</text:p>
          </table:table-cell>
          <table:table-cell table:style-name="ce90" office:value-type="string">
            <text:p>ND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4">
            <text:p>744</text:p>
          </table:table-cell>
          <table:table-cell table:style-name="ce90" office:value-type="string">
            <text:p>KG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5">
            <text:p>745</text:p>
          </table:table-cell>
          <table:table-cell table:style-name="ce90" office:value-type="string">
            <text:p>NO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6">
            <text:p>746</text:p>
          </table:table-cell>
          <table:table-cell table:style-name="ce90" office:value-type="string">
            <text:p>NW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7">
            <text:p>747</text:p>
          </table:table-cell>
          <table:table-cell table:style-name="ce90" office:value-type="string">
            <text:p>NWK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8">
            <text:p>748</text:p>
          </table:table-cell>
          <table:table-cell table:style-name="ce90" office:value-type="string">
            <text:p>NW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49">
            <text:p>749</text:p>
          </table:table-cell>
          <table:table-cell table:style-name="ce90" office:value-type="string">
            <text:p>NZE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0">
            <text:p>750</text:p>
          </table:table-cell>
          <table:table-cell table:style-name="ce90" office:value-type="string">
            <text:p>NZE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1">
            <text:p>751</text:p>
          </table:table-cell>
          <table:table-cell table:style-name="ce90" office:value-type="string">
            <text:p>NZ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2">
            <text:p>752</text:p>
          </table:table-cell>
          <table:table-cell table:style-name="ce90" office:value-type="string">
            <text:p>NZ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3">
            <text:p>753</text:p>
          </table:table-cell>
          <table:table-cell table:style-name="ce90" office:value-type="string">
            <text:p>NZE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4">
            <text:p>754</text:p>
          </table:table-cell>
          <table:table-cell table:style-name="ce90" office:value-type="string">
            <text:p>NZE0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5">
            <text:p>755</text:p>
          </table:table-cell>
          <table:table-cell table:style-name="ce90" office:value-type="string">
            <text:p>NZE07</text:p>
          </table:table-cell>
          <table:table-cell table:style-name="ce92" office:value-type="date" office:date-value="2000-01-01">
            <text:p>2000-01-01</text:p>
          </table:table-cell>
          <table:table-cell table:style-name="ce92" office:value-type="date" office:date-value="2012-01-01">
            <text:p>2012-01-01</text:p>
          </table:table-cell>
          <table:table-cell table:number-columns-repeated="1016"/>
        </table:table-row>
        <table:table-row table:style-name="ro4">
          <table:table-cell table:number-columns-repeated="4"/>
          <table:table-cell table:style-name="ce88" office:value-type="float" office:value="756">
            <text:p>756</text:p>
          </table:table-cell>
          <table:table-cell table:style-name="ce90" office:value-type="string">
            <text:p>NDP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7">
            <text:p>757</text:p>
          </table:table-cell>
          <table:table-cell table:style-name="ce90" office:value-type="string">
            <text:p>NO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8">
            <text:p>758</text:p>
          </table:table-cell>
          <table:table-cell table:style-name="ce90" office:value-type="string">
            <text:p>NN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59">
            <text:p>759</text:p>
          </table:table-cell>
          <table:table-cell table:style-name="ce90" office:value-type="string">
            <text:p>NLD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0">
            <text:p>760</text:p>
          </table:table-cell>
          <table:table-cell table:style-name="ce90" office:value-type="string">
            <text:p>N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1">
            <text:p>761</text:p>
          </table:table-cell>
          <table:table-cell table:style-name="ce90" office:value-type="string">
            <text:p>NH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2">
            <text:p>762</text:p>
          </table:table-cell>
          <table:table-cell table:style-name="ce90" office:value-type="string">
            <text:p>NS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3">
            <text:p>763</text:p>
          </table:table-cell>
          <table:table-cell table:style-name="ce90" office:value-type="string">
            <text:p>NU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4">
            <text:p>764</text:p>
          </table:table-cell>
          <table:table-cell table:style-name="ce90" office:value-type="string">
            <text:p>OB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5">
            <text:p>765</text:p>
          </table:table-cell>
          <table:table-cell table:style-name="ce90" office:value-type="string">
            <text:p>OD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6">
            <text:p>766</text:p>
          </table:table-cell>
          <table:table-cell table:style-name="ce90" office:value-type="string">
            <text:p>O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7">
            <text:p>767</text:p>
          </table:table-cell>
          <table:table-cell table:style-name="ce90" office:value-type="string">
            <text:p>OD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8">
            <text:p>768</text:p>
          </table:table-cell>
          <table:table-cell table:style-name="ce90" office:value-type="string">
            <text:p>OD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69">
            <text:p>769</text:p>
          </table:table-cell>
          <table:table-cell table:style-name="ce90" office:value-type="string">
            <text:p>OFT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770">
            <text:p>770</text:p>
          </table:table-cell>
          <table:table-cell table:style-name="ce90" office:value-type="string">
            <text:p>OG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1">
            <text:p>771</text:p>
          </table:table-cell>
          <table:table-cell table:style-name="ce90" office:value-type="string">
            <text:p>OLE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772">
            <text:p>772</text:p>
          </table:table-cell>
          <table:table-cell table:style-name="ce90" office:value-type="string">
            <text:p>OH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3">
            <text:p>773</text:p>
          </table:table-cell>
          <table:table-cell table:style-name="ce90" office:value-type="string">
            <text:p>OE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4">
            <text:p>774</text:p>
          </table:table-cell>
          <table:table-cell table:style-name="ce90" office:value-type="string">
            <text:p>OB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5">
            <text:p>775</text:p>
          </table:table-cell>
          <table:table-cell table:style-name="ce90" office:value-type="string">
            <text:p>O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6">
            <text:p>776</text:p>
          </table:table-cell>
          <table:table-cell table:style-name="ce90" office:value-type="string">
            <text:p>OTW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7">
            <text:p>777</text:p>
          </table:table-cell>
          <table:table-cell table:style-name="ce90" office:value-type="string">
            <text:p>ODB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8">
            <text:p>778</text:p>
          </table:table-cell>
          <table:table-cell table:style-name="ce90" office:value-type="string">
            <text:p>ODB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79">
            <text:p>779</text:p>
          </table:table-cell>
          <table:table-cell table:style-name="ce90" office:value-type="string">
            <text:p>ODB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0">
            <text:p>780</text:p>
          </table:table-cell>
          <table:table-cell table:style-name="ce90" office:value-type="string">
            <text:p>OD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1">
            <text:p>781</text:p>
          </table:table-cell>
          <table:table-cell table:style-name="ce90" office:value-type="string">
            <text:p>OD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2">
            <text:p>782</text:p>
          </table:table-cell>
          <table:table-cell table:style-name="ce90" office:value-type="string">
            <text:p>OD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3">
            <text:p>783</text:p>
          </table:table-cell>
          <table:table-cell table:style-name="ce90" office:value-type="string">
            <text:p>OD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4">
            <text:p>784</text:p>
          </table:table-cell>
          <table:table-cell table:style-name="ce90" office:value-type="string">
            <text:p>O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5">
            <text:p>785</text:p>
          </table:table-cell>
          <table:table-cell table:style-name="ce90" office:value-type="string">
            <text:p>OM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6">
            <text:p>786</text:p>
          </table:table-cell>
          <table:table-cell table:style-name="ce90" office:value-type="string">
            <text:p>O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7">
            <text:p>787</text:p>
          </table:table-cell>
          <table:table-cell table:style-name="ce90" office:value-type="string">
            <text:p>OO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8">
            <text:p>788</text:p>
          </table:table-cell>
          <table:table-cell table:style-name="ce90" office:value-type="string">
            <text:p>OG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89">
            <text:p>789</text:p>
          </table:table-cell>
          <table:table-cell table:style-name="ce90" office:value-type="string">
            <text:p>MDB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0">
            <text:p>790</text:p>
          </table:table-cell>
          <table:table-cell table:style-name="ce90" office:value-type="string">
            <text:p>OB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1">
            <text:p>791</text:p>
          </table:table-cell>
          <table:table-cell table:style-name="ce90" office:value-type="string">
            <text:p>OT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2">
            <text:p>792</text:p>
          </table:table-cell>
          <table:table-cell table:style-name="ce90" office:value-type="string">
            <text:p>OT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3">
            <text:p>793</text:p>
          </table:table-cell>
          <table:table-cell table:style-name="ce90" office:value-type="string">
            <text:p>OT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4">
            <text:p>794</text:p>
          </table:table-cell>
          <table:table-cell table:style-name="ce90" office:value-type="string">
            <text:p>OT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5">
            <text:p>795</text:p>
          </table:table-cell>
          <table:table-cell table:style-name="ce90" office:value-type="string">
            <text:p>OT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6">
            <text:p>796</text:p>
          </table:table-cell>
          <table:table-cell table:style-name="ce90" office:value-type="string">
            <text:p>OTW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7">
            <text:p>797</text:p>
          </table:table-cell>
          <table:table-cell table:style-name="ce90" office:value-type="string">
            <text:p>OTW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8">
            <text:p>798</text:p>
          </table:table-cell>
          <table:table-cell table:style-name="ce90" office:value-type="string">
            <text:p>OT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799">
            <text:p>799</text:p>
          </table:table-cell>
          <table:table-cell table:style-name="ce90" office:value-type="string">
            <text:p>OF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0">
            <text:p>800</text:p>
          </table:table-cell>
          <table:table-cell table:style-name="ce90" office:value-type="string">
            <text:p>OH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1">
            <text:p>801</text:p>
          </table:table-cell>
          <table:table-cell table:style-name="ce90" office:value-type="string">
            <text:p>OV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2">
            <text:p>802</text:p>
          </table:table-cell>
          <table:table-cell table:style-name="ce90" office:value-type="string">
            <text:p>OZ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3">
            <text:p>803</text:p>
          </table:table-cell>
          <table:table-cell table:style-name="ce90" office:value-type="string">
            <text:p>OM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4">
            <text:p>804</text:p>
          </table:table-cell>
          <table:table-cell table:style-name="ce90" office:value-type="string">
            <text:p>OH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5">
            <text:p>805</text:p>
          </table:table-cell>
          <table:table-cell table:style-name="ce90" office:value-type="string">
            <text:p>OH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6">
            <text:p>806</text:p>
          </table:table-cell>
          <table:table-cell table:style-name="ce90" office:value-type="string">
            <text:p>O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7">
            <text:p>807</text:p>
          </table:table-cell>
          <table:table-cell table:style-name="ce90" office:value-type="string">
            <text:p>OM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8">
            <text:p>808</text:p>
          </table:table-cell>
          <table:table-cell table:style-name="ce90" office:value-type="string">
            <text:p>OP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09">
            <text:p>809</text:p>
          </table:table-cell>
          <table:table-cell table:style-name="ce90" office:value-type="string">
            <text:p>OP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810">
            <text:p>810</text:p>
          </table:table-cell>
          <table:table-cell table:style-name="ce90" office:value-type="string">
            <text:p>OS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1">
            <text:p>811</text:p>
          </table:table-cell>
          <table:table-cell table:style-name="ce90" office:value-type="string">
            <text:p>OS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2">
            <text:p>812</text:p>
          </table:table-cell>
          <table:table-cell table:style-name="ce90" office:value-type="string">
            <text:p>OT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3">
            <text:p>813</text:p>
          </table:table-cell>
          <table:table-cell table:style-name="ce90" office:value-type="string">
            <text:p>OT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4">
            <text:p>814</text:p>
          </table:table-cell>
          <table:table-cell table:style-name="ce90" office:value-type="string">
            <text:p>OT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5">
            <text:p>815</text:p>
          </table:table-cell>
          <table:table-cell table:style-name="ce90" office:value-type="string">
            <text:p>GT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6">
            <text:p>816</text:p>
          </table:table-cell>
          <table:table-cell table:style-name="ce90" office:value-type="string">
            <text:p>ABS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7">
            <text:p>817</text:p>
          </table:table-cell>
          <table:table-cell table:style-name="ce90" office:value-type="string">
            <text:p>BE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8">
            <text:p>818</text:p>
          </table:table-cell>
          <table:table-cell table:style-name="ce90" office:value-type="string">
            <text:p>ODP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19">
            <text:p>819</text:p>
          </table:table-cell>
          <table:table-cell table:style-name="ce90" office:value-type="string">
            <text:p>PK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0">
            <text:p>820</text:p>
          </table:table-cell>
          <table:table-cell table:style-name="ce90" office:value-type="string">
            <text:p>OD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1">
            <text:p>821</text:p>
          </table:table-cell>
          <table:table-cell table:style-name="ce90" office:value-type="string">
            <text:p>ODB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2">
            <text:p>822</text:p>
          </table:table-cell>
          <table:table-cell table:style-name="ce90" office:value-type="string">
            <text:p>OD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3">
            <text:p>823</text:p>
          </table:table-cell>
          <table:table-cell table:style-name="ce90" office:value-type="string">
            <text:p>OD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4">
            <text:p>824</text:p>
          </table:table-cell>
          <table:table-cell table:style-name="ce90" office:value-type="string">
            <text:p>AS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5">
            <text:p>825</text:p>
          </table:table-cell>
          <table:table-cell table:style-name="ce90" office:value-type="string">
            <text:p>ODK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6">
            <text:p>826</text:p>
          </table:table-cell>
          <table:table-cell table:style-name="ce90" office:value-type="string">
            <text:p>OD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7">
            <text:p>827</text:p>
          </table:table-cell>
          <table:table-cell table:style-name="ce90" office:value-type="string">
            <text:p>OD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8">
            <text:p>828</text:p>
          </table:table-cell>
          <table:table-cell table:style-name="ce90" office:value-type="string">
            <text:p>ODP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29">
            <text:p>829</text:p>
          </table:table-cell>
          <table:table-cell table:style-name="ce90" office:value-type="string">
            <text:p>OH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0">
            <text:p>830</text:p>
          </table:table-cell>
          <table:table-cell table:style-name="ce90" office:value-type="string">
            <text:p>VKB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1">
            <text:p>831</text:p>
          </table:table-cell>
          <table:table-cell table:style-name="ce90" office:value-type="string">
            <text:p>VSM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2">
            <text:p>832</text:p>
          </table:table-cell>
          <table:table-cell table:style-name="ce90" office:value-type="string">
            <text:p>VHV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3">
            <text:p>833</text:p>
          </table:table-cell>
          <table:table-cell table:style-name="ce90" office:value-type="string">
            <text:p>ZV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4">
            <text:p>834</text:p>
          </table:table-cell>
          <table:table-cell table:style-name="ce90" office:value-type="string">
            <text:p>OV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5">
            <text:p>835</text:p>
          </table:table-cell>
          <table:table-cell table:style-name="ce90" office:value-type="string">
            <text:p>OV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6">
            <text:p>836</text:p>
          </table:table-cell>
          <table:table-cell table:style-name="ce90" office:value-type="string">
            <text:p>PN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7">
            <text:p>837</text:p>
          </table:table-cell>
          <table:table-cell table:style-name="ce90" office:value-type="string">
            <text:p>PP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8">
            <text:p>838</text:p>
          </table:table-cell>
          <table:table-cell table:style-name="ce90" office:value-type="string">
            <text:p>PP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39">
            <text:p>839</text:p>
          </table:table-cell>
          <table:table-cell table:style-name="ce90" office:value-type="string">
            <text:p>PZ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0">
            <text:p>840</text:p>
          </table:table-cell>
          <table:table-cell table:style-name="ce90" office:value-type="string">
            <text:p>PN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1">
            <text:p>841</text:p>
          </table:table-cell>
          <table:table-cell table:style-name="ce90" office:value-type="string">
            <text:p>PT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2">
            <text:p>842</text:p>
          </table:table-cell>
          <table:table-cell table:style-name="ce90" office:value-type="string">
            <text:p>PL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3">
            <text:p>843</text:p>
          </table:table-cell>
          <table:table-cell table:style-name="ce90" office:value-type="string">
            <text:p>PH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4">
            <text:p>844</text:p>
          </table:table-cell>
          <table:table-cell table:style-name="ce90" office:value-type="string">
            <text:p>PA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5">
            <text:p>845</text:p>
          </table:table-cell>
          <table:table-cell table:style-name="ce90" office:value-type="string">
            <text:p>PDR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846">
            <text:p>846</text:p>
          </table:table-cell>
          <table:table-cell table:style-name="ce90" office:value-type="string">
            <text:p>PB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7">
            <text:p>847</text:p>
          </table:table-cell>
          <table:table-cell table:style-name="ce90" office:value-type="string">
            <text:p>PT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8">
            <text:p>848</text:p>
          </table:table-cell>
          <table:table-cell table:style-name="ce90" office:value-type="string">
            <text:p>PV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49">
            <text:p>849</text:p>
          </table:table-cell>
          <table:table-cell table:style-name="ce90" office:value-type="string">
            <text:p>PT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0">
            <text:p>850</text:p>
          </table:table-cell>
          <table:table-cell table:style-name="ce90" office:value-type="string">
            <text:p>PC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1">
            <text:p>851</text:p>
          </table:table-cell>
          <table:table-cell table:style-name="ce90" office:value-type="string">
            <text:p>PS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2">
            <text:p>852</text:p>
          </table:table-cell>
          <table:table-cell table:style-name="ce90" office:value-type="string">
            <text:p>PM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3">
            <text:p>853</text:p>
          </table:table-cell>
          <table:table-cell table:style-name="ce90" office:value-type="string">
            <text:p>PT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4">
            <text:p>854</text:p>
          </table:table-cell>
          <table:table-cell table:style-name="ce90" office:value-type="string">
            <text:p>PT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5">
            <text:p>855</text:p>
          </table:table-cell>
          <table:table-cell table:style-name="ce90" office:value-type="string">
            <text:p>PT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6">
            <text:p>856</text:p>
          </table:table-cell>
          <table:table-cell table:style-name="ce90" office:value-type="string">
            <text:p>RT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7">
            <text:p>857</text:p>
          </table:table-cell>
          <table:table-cell table:style-name="ce90" office:value-type="string">
            <text:p>RD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8">
            <text:p>858</text:p>
          </table:table-cell>
          <table:table-cell table:style-name="ce90" office:value-type="string">
            <text:p>RWK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59">
            <text:p>859</text:p>
          </table:table-cell>
          <table:table-cell table:style-name="ce90" office:value-type="string">
            <text:p>RD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0">
            <text:p>860</text:p>
          </table:table-cell>
          <table:table-cell table:style-name="ce90" office:value-type="string">
            <text:p>RW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1">
            <text:p>861</text:p>
          </table:table-cell>
          <table:table-cell table:style-name="ce90" office:value-type="string">
            <text:p>RV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2">
            <text:p>862</text:p>
          </table:table-cell>
          <table:table-cell table:style-name="ce90" office:value-type="string">
            <text:p>RW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3">
            <text:p>863</text:p>
          </table:table-cell>
          <table:table-cell table:style-name="ce90" office:value-type="string">
            <text:p>RM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4">
            <text:p>864</text:p>
          </table:table-cell>
          <table:table-cell table:style-name="ce90" office:value-type="string">
            <text:p>RK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5">
            <text:p>865</text:p>
          </table:table-cell>
          <table:table-cell table:style-name="ce90" office:value-type="string">
            <text:p>RW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6">
            <text:p>866</text:p>
          </table:table-cell>
          <table:table-cell table:style-name="ce90" office:value-type="string">
            <text:p>RS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7">
            <text:p>867</text:p>
          </table:table-cell>
          <table:table-cell table:style-name="ce90" office:value-type="string">
            <text:p>RS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8">
            <text:p>868</text:p>
          </table:table-cell>
          <table:table-cell table:style-name="ce90" office:value-type="string">
            <text:p>R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69">
            <text:p>869</text:p>
          </table:table-cell>
          <table:table-cell table:style-name="ce90" office:value-type="string">
            <text:p>RN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0">
            <text:p>870</text:p>
          </table:table-cell>
          <table:table-cell table:style-name="ce90" office:value-type="string">
            <text:p>RH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1">
            <text:p>871</text:p>
          </table:table-cell>
          <table:table-cell table:style-name="ce90" office:value-type="string">
            <text:p>RD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2">
            <text:p>872</text:p>
          </table:table-cell>
          <table:table-cell table:style-name="ce90" office:value-type="string">
            <text:p>RI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3">
            <text:p>873</text:p>
          </table:table-cell>
          <table:table-cell table:style-name="ce90" office:value-type="string">
            <text:p>RH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4">
            <text:p>874</text:p>
          </table:table-cell>
          <table:table-cell table:style-name="ce90" office:value-type="string">
            <text:p>R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5">
            <text:p>875</text:p>
          </table:table-cell>
          <table:table-cell table:style-name="ce90" office:value-type="string">
            <text:p>RHT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876">
            <text:p>876</text:p>
          </table:table-cell>
          <table:table-cell table:style-name="ce90" office:value-type="string">
            <text:p>R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7">
            <text:p>877</text:p>
          </table:table-cell>
          <table:table-cell table:style-name="ce90" office:value-type="string">
            <text:p>R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8">
            <text:p>878</text:p>
          </table:table-cell>
          <table:table-cell table:style-name="ce90" office:value-type="string">
            <text:p>R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79">
            <text:p>879</text:p>
          </table:table-cell>
          <table:table-cell table:style-name="ce90" office:value-type="string">
            <text:p>RS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0">
            <text:p>880</text:p>
          </table:table-cell>
          <table:table-cell table:style-name="ce90" office:value-type="string">
            <text:p>RW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1">
            <text:p>881</text:p>
          </table:table-cell>
          <table:table-cell table:style-name="ce90" office:value-type="string">
            <text:p>RL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2">
            <text:p>882</text:p>
          </table:table-cell>
          <table:table-cell table:style-name="ce90" office:value-type="string">
            <text:p>RKJ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3">
            <text:p>883</text:p>
          </table:table-cell>
          <table:table-cell table:style-name="ce90" office:value-type="string">
            <text:p>RD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4">
            <text:p>884</text:p>
          </table:table-cell>
          <table:table-cell table:style-name="ce90" office:value-type="string">
            <text:p>R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5">
            <text:p>885</text:p>
          </table:table-cell>
          <table:table-cell table:style-name="ce90" office:value-type="string">
            <text:p>RG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6">
            <text:p>886</text:p>
          </table:table-cell>
          <table:table-cell table:style-name="ce90" office:value-type="string">
            <text:p>RD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7">
            <text:p>887</text:p>
          </table:table-cell>
          <table:table-cell table:style-name="ce90" office:value-type="string">
            <text:p>RD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8">
            <text:p>888</text:p>
          </table:table-cell>
          <table:table-cell table:style-name="ce90" office:value-type="string">
            <text:p>RS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89">
            <text:p>889</text:p>
          </table:table-cell>
          <table:table-cell table:style-name="ce90" office:value-type="string">
            <text:p>R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0">
            <text:p>890</text:p>
          </table:table-cell>
          <table:table-cell table:style-name="ce90" office:value-type="string">
            <text:p>RM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1">
            <text:p>891</text:p>
          </table:table-cell>
          <table:table-cell table:style-name="ce90" office:value-type="string">
            <text:p>RS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2">
            <text:p>892</text:p>
          </table:table-cell>
          <table:table-cell table:style-name="ce90" office:value-type="string">
            <text:p>RTD1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3">
            <text:p>893</text:p>
          </table:table-cell>
          <table:table-cell table:style-name="ce90" office:value-type="string">
            <text:p>RTD1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4">
            <text:p>894</text:p>
          </table:table-cell>
          <table:table-cell table:style-name="ce90" office:value-type="string">
            <text:p>RTD1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5">
            <text:p>895</text:p>
          </table:table-cell>
          <table:table-cell table:style-name="ce90" office:value-type="string">
            <text:p>RTD1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6">
            <text:p>896</text:p>
          </table:table-cell>
          <table:table-cell table:style-name="ce90" office:value-type="string">
            <text:p>RTD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7">
            <text:p>897</text:p>
          </table:table-cell>
          <table:table-cell table:style-name="ce90" office:value-type="string">
            <text:p>RTD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8">
            <text:p>898</text:p>
          </table:table-cell>
          <table:table-cell table:style-name="ce90" office:value-type="string">
            <text:p>RTD0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899">
            <text:p>899</text:p>
          </table:table-cell>
          <table:table-cell table:style-name="ce90" office:value-type="string">
            <text:p>RTD0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0">
            <text:p>900</text:p>
          </table:table-cell>
          <table:table-cell table:style-name="ce90" office:value-type="string">
            <text:p>RTD0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1">
            <text:p>901</text:p>
          </table:table-cell>
          <table:table-cell table:style-name="ce90" office:value-type="string">
            <text:p>RTD0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2">
            <text:p>902</text:p>
          </table:table-cell>
          <table:table-cell table:style-name="ce90" office:value-type="string">
            <text:p>RT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3">
            <text:p>903</text:p>
          </table:table-cell>
          <table:table-cell table:style-name="ce90" office:value-type="string">
            <text:p>RZ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4">
            <text:p>904</text:p>
          </table:table-cell>
          <table:table-cell table:style-name="ce90" office:value-type="string">
            <text:p>RZ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5">
            <text:p>905</text:p>
          </table:table-cell>
          <table:table-cell table:style-name="ce90" office:value-type="string">
            <text:p>RP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6">
            <text:p>906</text:p>
          </table:table-cell>
          <table:table-cell table:style-name="ce90" office:value-type="string">
            <text:p>RN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7">
            <text:p>907</text:p>
          </table:table-cell>
          <table:table-cell table:style-name="ce90" office:value-type="string">
            <text:p>RN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8">
            <text:p>908</text:p>
          </table:table-cell>
          <table:table-cell table:style-name="ce90" office:value-type="string">
            <text:p>R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09">
            <text:p>909</text:p>
          </table:table-cell>
          <table:table-cell table:style-name="ce90" office:value-type="string">
            <text:p>RWL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910">
            <text:p>910</text:p>
          </table:table-cell>
          <table:table-cell table:style-name="ce90" office:value-type="string">
            <text:p>SP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1">
            <text:p>911</text:p>
          </table:table-cell>
          <table:table-cell table:style-name="ce90" office:value-type="string">
            <text:p>SA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2">
            <text:p>912</text:p>
          </table:table-cell>
          <table:table-cell table:style-name="ce90" office:value-type="string">
            <text:p>SS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3">
            <text:p>913</text:p>
          </table:table-cell>
          <table:table-cell table:style-name="ce90" office:value-type="string">
            <text:p>S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4">
            <text:p>914</text:p>
          </table:table-cell>
          <table:table-cell table:style-name="ce90" office:value-type="string">
            <text:p>SG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5">
            <text:p>915</text:p>
          </table:table-cell>
          <table:table-cell table:style-name="ce90" office:value-type="string">
            <text:p>SCH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6">
            <text:p>916</text:p>
          </table:table-cell>
          <table:table-cell table:style-name="ce90" office:value-type="string">
            <text:p>SWK04</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917">
            <text:p>917</text:p>
          </table:table-cell>
          <table:table-cell table:style-name="ce90" office:value-type="string">
            <text:p>SN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8">
            <text:p>918</text:p>
          </table:table-cell>
          <table:table-cell table:style-name="ce90" office:value-type="string">
            <text:p>SD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19">
            <text:p>919</text:p>
          </table:table-cell>
          <table:table-cell table:style-name="ce90" office:value-type="string">
            <text:p>SL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0">
            <text:p>920</text:p>
          </table:table-cell>
          <table:table-cell table:style-name="ce90" office:value-type="string">
            <text:p>SM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1">
            <text:p>921</text:p>
          </table:table-cell>
          <table:table-cell table:style-name="ce90" office:value-type="string">
            <text:p>SP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2">
            <text:p>922</text:p>
          </table:table-cell>
          <table:table-cell table:style-name="ce90" office:value-type="string">
            <text:p>SP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3">
            <text:p>923</text:p>
          </table:table-cell>
          <table:table-cell table:style-name="ce90" office:value-type="string">
            <text:p>SB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4">
            <text:p>924</text:p>
          </table:table-cell>
          <table:table-cell table:style-name="ce90" office:value-type="string">
            <text:p>SD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5">
            <text:p>925</text:p>
          </table:table-cell>
          <table:table-cell table:style-name="ce90" office:value-type="string">
            <text:p>SM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6">
            <text:p>926</text:p>
          </table:table-cell>
          <table:table-cell table:style-name="ce90" office:value-type="string">
            <text:p>SD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7">
            <text:p>927</text:p>
          </table:table-cell>
          <table:table-cell table:style-name="ce90" office:value-type="string">
            <text:p>SM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8">
            <text:p>928</text:p>
          </table:table-cell>
          <table:table-cell table:style-name="ce90" office:value-type="string">
            <text:p>SC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29">
            <text:p>929</text:p>
          </table:table-cell>
          <table:table-cell table:style-name="ce90" office:value-type="string">
            <text:p>SN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0">
            <text:p>930</text:p>
          </table:table-cell>
          <table:table-cell table:style-name="ce90" office:value-type="string">
            <text:p>S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1">
            <text:p>931</text:p>
          </table:table-cell>
          <table:table-cell table:style-name="ce90" office:value-type="string">
            <text:p>SL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2">
            <text:p>932</text:p>
          </table:table-cell>
          <table:table-cell table:style-name="ce90" office:value-type="string">
            <text:p>SN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3">
            <text:p>933</text:p>
          </table:table-cell>
          <table:table-cell table:style-name="ce90" office:value-type="string">
            <text:p>SH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4">
            <text:p>934</text:p>
          </table:table-cell>
          <table:table-cell table:style-name="ce90" office:value-type="string">
            <text:p>SRW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5">
            <text:p>935</text:p>
          </table:table-cell>
          <table:table-cell table:style-name="ce90" office:value-type="string">
            <text:p>SC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6">
            <text:p>936</text:p>
          </table:table-cell>
          <table:table-cell table:style-name="ce90" office:value-type="string">
            <text:p>ST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7">
            <text:p>937</text:p>
          </table:table-cell>
          <table:table-cell table:style-name="ce90" office:value-type="string">
            <text:p>SV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8">
            <text:p>938</text:p>
          </table:table-cell>
          <table:table-cell table:style-name="ce90" office:value-type="string">
            <text:p>SB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39">
            <text:p>939</text:p>
          </table:table-cell>
          <table:table-cell table:style-name="ce90" office:value-type="string">
            <text:p>GV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0">
            <text:p>940</text:p>
          </table:table-cell>
          <table:table-cell table:style-name="ce90" office:value-type="string">
            <text:p>GV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1">
            <text:p>941</text:p>
          </table:table-cell>
          <table:table-cell table:style-name="ce90" office:value-type="string">
            <text:p>GVH1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2">
            <text:p>942</text:p>
          </table:table-cell>
          <table:table-cell table:style-name="ce90" office:value-type="string">
            <text:p>GVH2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3">
            <text:p>943</text:p>
          </table:table-cell>
          <table:table-cell table:style-name="ce90" office:value-type="string">
            <text:p>GVH2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4">
            <text:p>944</text:p>
          </table:table-cell>
          <table:table-cell table:style-name="ce90" office:value-type="string">
            <text:p>GVH2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5">
            <text:p>945</text:p>
          </table:table-cell>
          <table:table-cell table:style-name="ce90" office:value-type="string">
            <text:p>GVH2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6">
            <text:p>946</text:p>
          </table:table-cell>
          <table:table-cell table:style-name="ce90" office:value-type="string">
            <text:p>GVH2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7">
            <text:p>947</text:p>
          </table:table-cell>
          <table:table-cell table:style-name="ce90" office:value-type="string">
            <text:p>GVH2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8">
            <text:p>948</text:p>
          </table:table-cell>
          <table:table-cell table:style-name="ce90" office:value-type="string">
            <text:p>GVH2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49">
            <text:p>949</text:p>
          </table:table-cell>
          <table:table-cell table:style-name="ce90" office:value-type="string">
            <text:p>GVH2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0">
            <text:p>950</text:p>
          </table:table-cell>
          <table:table-cell table:style-name="ce90" office:value-type="string">
            <text:p>GVH2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1">
            <text:p>951</text:p>
          </table:table-cell>
          <table:table-cell table:style-name="ce90" office:value-type="string">
            <text:p>GVH2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2">
            <text:p>952</text:p>
          </table:table-cell>
          <table:table-cell table:style-name="ce90" office:value-type="string">
            <text:p>GVH3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3">
            <text:p>953</text:p>
          </table:table-cell>
          <table:table-cell table:style-name="ce90" office:value-type="string">
            <text:p>GVH3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4">
            <text:p>954</text:p>
          </table:table-cell>
          <table:table-cell table:style-name="ce90" office:value-type="string">
            <text:p>GVH3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5">
            <text:p>955</text:p>
          </table:table-cell>
          <table:table-cell table:style-name="ce90" office:value-type="string">
            <text:p>GVH3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6">
            <text:p>956</text:p>
          </table:table-cell>
          <table:table-cell table:style-name="ce90" office:value-type="string">
            <text:p>GVH3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7">
            <text:p>957</text:p>
          </table:table-cell>
          <table:table-cell table:style-name="ce90" office:value-type="string">
            <text:p>GVH3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8">
            <text:p>958</text:p>
          </table:table-cell>
          <table:table-cell table:style-name="ce90" office:value-type="string">
            <text:p>GVH3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59">
            <text:p>959</text:p>
          </table:table-cell>
          <table:table-cell table:style-name="ce90" office:value-type="string">
            <text:p>GVH3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0">
            <text:p>960</text:p>
          </table:table-cell>
          <table:table-cell table:style-name="ce90" office:value-type="string">
            <text:p>GVH3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1">
            <text:p>961</text:p>
          </table:table-cell>
          <table:table-cell table:style-name="ce90" office:value-type="string">
            <text:p>GVH3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2">
            <text:p>962</text:p>
          </table:table-cell>
          <table:table-cell table:style-name="ce90" office:value-type="string">
            <text:p>GVH4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3">
            <text:p>963</text:p>
          </table:table-cell>
          <table:table-cell table:style-name="ce90" office:value-type="string">
            <text:p>GVH4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4">
            <text:p>964</text:p>
          </table:table-cell>
          <table:table-cell table:style-name="ce90" office:value-type="string">
            <text:p>GVH4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5">
            <text:p>965</text:p>
          </table:table-cell>
          <table:table-cell table:style-name="ce90" office:value-type="string">
            <text:p>GVH4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6">
            <text:p>966</text:p>
          </table:table-cell>
          <table:table-cell table:style-name="ce90" office:value-type="string">
            <text:p>GVH4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7">
            <text:p>967</text:p>
          </table:table-cell>
          <table:table-cell table:style-name="ce90" office:value-type="string">
            <text:p>GVH4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8">
            <text:p>968</text:p>
          </table:table-cell>
          <table:table-cell table:style-name="ce90" office:value-type="string">
            <text:p>GVH4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69">
            <text:p>969</text:p>
          </table:table-cell>
          <table:table-cell table:style-name="ce90" office:value-type="string">
            <text:p>GVH4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0">
            <text:p>970</text:p>
          </table:table-cell>
          <table:table-cell table:style-name="ce90" office:value-type="string">
            <text:p>GVH4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1">
            <text:p>971</text:p>
          </table:table-cell>
          <table:table-cell table:style-name="ce90" office:value-type="string">
            <text:p>GVH4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2">
            <text:p>972</text:p>
          </table:table-cell>
          <table:table-cell table:style-name="ce90" office:value-type="string">
            <text:p>GV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3">
            <text:p>973</text:p>
          </table:table-cell>
          <table:table-cell table:style-name="ce90" office:value-type="string">
            <text:p>GV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4">
            <text:p>974</text:p>
          </table:table-cell>
          <table:table-cell table:style-name="ce90" office:value-type="string">
            <text:p>GV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5">
            <text:p>975</text:p>
          </table:table-cell>
          <table:table-cell table:style-name="ce90" office:value-type="string">
            <text:p>GVH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6">
            <text:p>976</text:p>
          </table:table-cell>
          <table:table-cell table:style-name="ce90" office:value-type="string">
            <text:p>GVH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7">
            <text:p>977</text:p>
          </table:table-cell>
          <table:table-cell table:style-name="ce90" office:value-type="string">
            <text:p>GVH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8">
            <text:p>978</text:p>
          </table:table-cell>
          <table:table-cell table:style-name="ce90" office:value-type="string">
            <text:p>GVH0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79">
            <text:p>979</text:p>
          </table:table-cell>
          <table:table-cell table:style-name="ce90" office:value-type="string">
            <text:p>GVH0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0">
            <text:p>980</text:p>
          </table:table-cell>
          <table:table-cell table:style-name="ce90" office:value-type="string">
            <text:p>GVH0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1">
            <text:p>981</text:p>
          </table:table-cell>
          <table:table-cell table:style-name="ce90" office:value-type="string">
            <text:p>GVH09</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2">
            <text:p>982</text:p>
          </table:table-cell>
          <table:table-cell table:style-name="ce90" office:value-type="string">
            <text:p>GVH1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3">
            <text:p>983</text:p>
          </table:table-cell>
          <table:table-cell table:style-name="ce90" office:value-type="string">
            <text:p>GVH1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4">
            <text:p>984</text:p>
          </table:table-cell>
          <table:table-cell table:style-name="ce90" office:value-type="string">
            <text:p>GVH1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5">
            <text:p>985</text:p>
          </table:table-cell>
          <table:table-cell table:style-name="ce90" office:value-type="string">
            <text:p>GVH1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6">
            <text:p>986</text:p>
          </table:table-cell>
          <table:table-cell table:style-name="ce90" office:value-type="string">
            <text:p>GVH1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7">
            <text:p>987</text:p>
          </table:table-cell>
          <table:table-cell table:style-name="ce90" office:value-type="string">
            <text:p>GVH1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8">
            <text:p>988</text:p>
          </table:table-cell>
          <table:table-cell table:style-name="ce90" office:value-type="string">
            <text:p>GVH16</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89">
            <text:p>989</text:p>
          </table:table-cell>
          <table:table-cell table:style-name="ce90" office:value-type="string">
            <text:p>GVH17</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0">
            <text:p>990</text:p>
          </table:table-cell>
          <table:table-cell table:style-name="ce90" office:value-type="string">
            <text:p>GVH18</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1">
            <text:p>991</text:p>
          </table:table-cell>
          <table:table-cell table:style-name="ce90" office:value-type="string">
            <text:p>GV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2">
            <text:p>992</text:p>
          </table:table-cell>
          <table:table-cell table:style-name="ce90" office:value-type="string">
            <text:p>GV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3">
            <text:p>993</text:p>
          </table:table-cell>
          <table:table-cell table:style-name="ce90" office:value-type="string">
            <text:p>HDK01</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994">
            <text:p>994</text:p>
          </table:table-cell>
          <table:table-cell table:style-name="ce90" office:value-type="string">
            <text:p>HR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5">
            <text:p>995</text:p>
          </table:table-cell>
          <table:table-cell table:style-name="ce90" office:value-type="string">
            <text:p>HT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6">
            <text:p>996</text:p>
          </table:table-cell>
          <table:table-cell table:style-name="ce90" office:value-type="string">
            <text:p>SBK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997">
            <text:p>997</text:p>
          </table:table-cell>
          <table:table-cell table:style-name="ce90" office:value-type="string">
            <text:p>SP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8">
            <text:p>998</text:p>
          </table:table-cell>
          <table:table-cell table:style-name="ce90" office:value-type="string">
            <text:p>ANA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999">
            <text:p>999</text:p>
          </table:table-cell>
          <table:table-cell table:style-name="ce90" office:value-type="string">
            <text:p>AN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0">
            <text:p>1000</text:p>
          </table:table-cell>
          <table:table-cell table:style-name="ce90" office:value-type="string">
            <text:p>GT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1">
            <text:p>1001</text:p>
          </table:table-cell>
          <table:table-cell table:style-name="ce90" office:value-type="string">
            <text:p>JC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2">
            <text:p>1002</text:p>
          </table:table-cell>
          <table:table-cell table:style-name="ce90" office:value-type="string">
            <text:p>JSN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003">
            <text:p>1003</text:p>
          </table:table-cell>
          <table:table-cell table:style-name="ce90" office:value-type="string">
            <text:p>JH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4">
            <text:p>1004</text:p>
          </table:table-cell>
          <table:table-cell table:style-name="ce90" office:value-type="string">
            <text:p>KRU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005">
            <text:p>1005</text:p>
          </table:table-cell>
          <table:table-cell table:style-name="ce90" office:value-type="string">
            <text:p>M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6">
            <text:p>1006</text:p>
          </table:table-cell>
          <table:table-cell table:style-name="ce90" office:value-type="string">
            <text:p>MTD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7">
            <text:p>1007</text:p>
          </table:table-cell>
          <table:table-cell table:style-name="ce90" office:value-type="string">
            <text:p>MC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8">
            <text:p>1008</text:p>
          </table:table-cell>
          <table:table-cell table:style-name="ce90" office:value-type="string">
            <text:p>OD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09">
            <text:p>1009</text:p>
          </table:table-cell>
          <table:table-cell table:style-name="ce90" office:value-type="string">
            <text:p>OD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0">
            <text:p>1010</text:p>
          </table:table-cell>
          <table:table-cell table:style-name="ce90" office:value-type="string">
            <text:p>PC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1">
            <text:p>1011</text:p>
          </table:table-cell>
          <table:table-cell table:style-name="ce90" office:value-type="string">
            <text:p>PL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2">
            <text:p>1012</text:p>
          </table:table-cell>
          <table:table-cell table:style-name="ce90" office:value-type="string">
            <text:p>P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3">
            <text:p>1013</text:p>
          </table:table-cell>
          <table:table-cell table:style-name="ce90" office:value-type="string">
            <text:p>ST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4">
            <text:p>1014</text:p>
          </table:table-cell>
          <table:table-cell table:style-name="ce90" office:value-type="string">
            <text:p>SL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5">
            <text:p>1015</text:p>
          </table:table-cell>
          <table:table-cell table:style-name="ce90" office:value-type="string">
            <text:p>SA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6">
            <text:p>1016</text:p>
          </table:table-cell>
          <table:table-cell table:style-name="ce90" office:value-type="string">
            <text:p>SD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7">
            <text:p>1017</text:p>
          </table:table-cell>
          <table:table-cell table:style-name="ce90" office:value-type="string">
            <text:p>SLI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018">
            <text:p>1018</text:p>
          </table:table-cell>
          <table:table-cell table:style-name="ce90" office:value-type="string">
            <text:p>ST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19">
            <text:p>1019</text:p>
          </table:table-cell>
          <table:table-cell table:style-name="ce90" office:value-type="string">
            <text:p>ST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0">
            <text:p>1020</text:p>
          </table:table-cell>
          <table:table-cell table:style-name="ce90" office:value-type="string">
            <text:p>ST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1">
            <text:p>1021</text:p>
          </table:table-cell>
          <table:table-cell table:style-name="ce90" office:value-type="string">
            <text:p>SL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2">
            <text:p>1022</text:p>
          </table:table-cell>
          <table:table-cell table:style-name="ce90" office:value-type="string">
            <text:p>SD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3">
            <text:p>1023</text:p>
          </table:table-cell>
          <table:table-cell table:style-name="ce90" office:value-type="string">
            <text:p>SN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4">
            <text:p>1024</text:p>
          </table:table-cell>
          <table:table-cell table:style-name="ce90" office:value-type="string">
            <text:p>SRW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5">
            <text:p>1025</text:p>
          </table:table-cell>
          <table:table-cell table:style-name="ce90" office:value-type="string">
            <text:p>SR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6">
            <text:p>1026</text:p>
          </table:table-cell>
          <table:table-cell table:style-name="ce90" office:value-type="string">
            <text:p>SO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7">
            <text:p>1027</text:p>
          </table:table-cell>
          <table:table-cell table:style-name="ce90" office:value-type="string">
            <text:p>SM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8">
            <text:p>1028</text:p>
          </table:table-cell>
          <table:table-cell table:style-name="ce90" office:value-type="string">
            <text:p>S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29">
            <text:p>1029</text:p>
          </table:table-cell>
          <table:table-cell table:style-name="ce90" office:value-type="string">
            <text:p>SO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0">
            <text:p>1030</text:p>
          </table:table-cell>
          <table:table-cell table:style-name="ce90" office:value-type="string">
            <text:p>SBK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1">
            <text:p>1031</text:p>
          </table:table-cell>
          <table:table-cell table:style-name="ce90" office:value-type="string">
            <text:p>SK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2">
            <text:p>1032</text:p>
          </table:table-cell>
          <table:table-cell table:style-name="ce90" office:value-type="string">
            <text:p>SP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3">
            <text:p>1033</text:p>
          </table:table-cell>
          <table:table-cell table:style-name="ce90" office:value-type="string">
            <text:p>HRV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4">
            <text:p>1034</text:p>
          </table:table-cell>
          <table:table-cell table:style-name="ce90" office:value-type="string">
            <text:p>AM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5">
            <text:p>1035</text:p>
          </table:table-cell>
          <table:table-cell table:style-name="ce90" office:value-type="string">
            <text:p>D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6">
            <text:p>1036</text:p>
          </table:table-cell>
          <table:table-cell table:style-name="ce90" office:value-type="string">
            <text:p>DTC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7">
            <text:p>1037</text:p>
          </table:table-cell>
          <table:table-cell table:style-name="ce90" office:value-type="string">
            <text:p>HDB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8">
            <text:p>1038</text:p>
          </table:table-cell>
          <table:table-cell table:style-name="ce90" office:value-type="string">
            <text:p>OM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39">
            <text:p>1039</text:p>
          </table:table-cell>
          <table:table-cell table:style-name="ce90" office:value-type="string">
            <text:p>SDB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0">
            <text:p>1040</text:p>
          </table:table-cell>
          <table:table-cell table:style-name="ce90" office:value-type="string">
            <text:p>SH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1">
            <text:p>1041</text:p>
          </table:table-cell>
          <table:table-cell table:style-name="ce90" office:value-type="string">
            <text:p>SV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2">
            <text:p>1042</text:p>
          </table:table-cell>
          <table:table-cell table:style-name="ce90" office:value-type="string">
            <text:p>SV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3">
            <text:p>1043</text:p>
          </table:table-cell>
          <table:table-cell table:style-name="ce90" office:value-type="string">
            <text:p>SD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4">
            <text:p>1044</text:p>
          </table:table-cell>
          <table:table-cell table:style-name="ce90" office:value-type="string">
            <text:p>SD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5">
            <text:p>1045</text:p>
          </table:table-cell>
          <table:table-cell table:style-name="ce90" office:value-type="string">
            <text:p>S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6">
            <text:p>1046</text:p>
          </table:table-cell>
          <table:table-cell table:style-name="ce90" office:value-type="string">
            <text:p>SD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7">
            <text:p>1047</text:p>
          </table:table-cell>
          <table:table-cell table:style-name="ce90" office:value-type="string">
            <text:p>SW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8">
            <text:p>1048</text:p>
          </table:table-cell>
          <table:table-cell table:style-name="ce90" office:value-type="string">
            <text:p>SWK05</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49">
            <text:p>1049</text:p>
          </table:table-cell>
          <table:table-cell table:style-name="ce90" office:value-type="string">
            <text:p>ST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0">
            <text:p>1050</text:p>
          </table:table-cell>
          <table:table-cell table:style-name="ce90" office:value-type="string">
            <text:p>SL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1">
            <text:p>1051</text:p>
          </table:table-cell>
          <table:table-cell table:style-name="ce90" office:value-type="string">
            <text:p>SV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2">
            <text:p>1052</text:p>
          </table:table-cell>
          <table:table-cell table:style-name="ce90" office:value-type="string">
            <text:p>SH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3">
            <text:p>1053</text:p>
          </table:table-cell>
          <table:table-cell table:style-name="ce90" office:value-type="string">
            <text:p>SW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4">
            <text:p>1054</text:p>
          </table:table-cell>
          <table:table-cell table:style-name="ce90" office:value-type="string">
            <text:p>SWK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5">
            <text:p>1055</text:p>
          </table:table-cell>
          <table:table-cell table:style-name="ce90" office:value-type="string">
            <text:p>ST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6">
            <text:p>1056</text:p>
          </table:table-cell>
          <table:table-cell table:style-name="ce90" office:value-type="string">
            <text:p>SRY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7">
            <text:p>1057</text:p>
          </table:table-cell>
          <table:table-cell table:style-name="ce90" office:value-type="string">
            <text:p>ST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8">
            <text:p>1058</text:p>
          </table:table-cell>
          <table:table-cell table:style-name="ce90" office:value-type="string">
            <text:p>SK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59">
            <text:p>1059</text:p>
          </table:table-cell>
          <table:table-cell table:style-name="ce90" office:value-type="string">
            <text:p>SE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0">
            <text:p>1060</text:p>
          </table:table-cell>
          <table:table-cell table:style-name="ce90" office:value-type="string">
            <text:p>STR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1">
            <text:p>1061</text:p>
          </table:table-cell>
          <table:table-cell table:style-name="ce90" office:value-type="string">
            <text:p>SH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2">
            <text:p>1062</text:p>
          </table:table-cell>
          <table:table-cell table:style-name="ce90" office:value-type="string">
            <text:p>ST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3">
            <text:p>1063</text:p>
          </table:table-cell>
          <table:table-cell table:style-name="ce90" office:value-type="string">
            <text:p>SM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4">
            <text:p>1064</text:p>
          </table:table-cell>
          <table:table-cell table:style-name="ce90" office:value-type="string">
            <text:p>ZA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5">
            <text:p>1065</text:p>
          </table:table-cell>
          <table:table-cell table:style-name="ce90" office:value-type="string">
            <text:p>TG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6">
            <text:p>1066</text:p>
          </table:table-cell>
          <table:table-cell table:style-name="ce90" office:value-type="string">
            <text:p>BO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7">
            <text:p>1067</text:p>
          </table:table-cell>
          <table:table-cell table:style-name="ce90" office:value-type="string">
            <text:p>AA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8">
            <text:p>1068</text:p>
          </table:table-cell>
          <table:table-cell table:style-name="ce90" office:value-type="string">
            <text:p>TH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69">
            <text:p>1069</text:p>
          </table:table-cell>
          <table:table-cell table:style-name="ce90" office:value-type="string">
            <text:p>TH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0">
            <text:p>1070</text:p>
          </table:table-cell>
          <table:table-cell table:style-name="ce90" office:value-type="string">
            <text:p>TM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1">
            <text:p>1071</text:p>
          </table:table-cell>
          <table:table-cell table:style-name="ce90" office:value-type="string">
            <text:p>TN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2">
            <text:p>1072</text:p>
          </table:table-cell>
          <table:table-cell table:style-name="ce90" office:value-type="string">
            <text:p>TN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3">
            <text:p>1073</text:p>
          </table:table-cell>
          <table:table-cell table:style-name="ce90" office:value-type="string">
            <text:p>TS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4">
            <text:p>1074</text:p>
          </table:table-cell>
          <table:table-cell table:style-name="ce90" office:value-type="string">
            <text:p>T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5">
            <text:p>1075</text:p>
          </table:table-cell>
          <table:table-cell table:style-name="ce90" office:value-type="string">
            <text:p>TE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6">
            <text:p>1076</text:p>
          </table:table-cell>
          <table:table-cell table:style-name="ce90" office:value-type="string">
            <text:p>TL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7">
            <text:p>1077</text:p>
          </table:table-cell>
          <table:table-cell table:style-name="ce90" office:value-type="string">
            <text:p>TH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8">
            <text:p>1078</text:p>
          </table:table-cell>
          <table:table-cell table:style-name="ce90" office:value-type="string">
            <text:p>TI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79">
            <text:p>1079</text:p>
          </table:table-cell>
          <table:table-cell table:style-name="ce90" office:value-type="string">
            <text:p>TH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0">
            <text:p>1080</text:p>
          </table:table-cell>
          <table:table-cell table:style-name="ce90" office:value-type="string">
            <text:p>T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1">
            <text:p>1081</text:p>
          </table:table-cell>
          <table:table-cell table:style-name="ce90" office:value-type="string">
            <text:p>TL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2">
            <text:p>1082</text:p>
          </table:table-cell>
          <table:table-cell table:style-name="ce90" office:value-type="string">
            <text:p>TW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3">
            <text:p>1083</text:p>
          </table:table-cell>
          <table:table-cell table:style-name="ce90" office:value-type="string">
            <text:p>TJ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4">
            <text:p>1084</text:p>
          </table:table-cell>
          <table:table-cell table:style-name="ce90" office:value-type="string">
            <text:p>TS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5">
            <text:p>1085</text:p>
          </table:table-cell>
          <table:table-cell table:style-name="ce90" office:value-type="string">
            <text:p>TG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6">
            <text:p>1086</text:p>
          </table:table-cell>
          <table:table-cell table:style-name="ce90" office:value-type="string">
            <text:p>T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7">
            <text:p>1087</text:p>
          </table:table-cell>
          <table:table-cell table:style-name="ce90" office:value-type="string">
            <text:p>TUL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088">
            <text:p>1088</text:p>
          </table:table-cell>
          <table:table-cell table:style-name="ce90" office:value-type="string">
            <text:p>T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89">
            <text:p>1089</text:p>
          </table:table-cell>
          <table:table-cell table:style-name="ce90" office:value-type="string">
            <text:p>TWI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090">
            <text:p>1090</text:p>
          </table:table-cell>
          <table:table-cell table:style-name="ce90" office:value-type="string">
            <text:p>TM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1">
            <text:p>1091</text:p>
          </table:table-cell>
          <table:table-cell table:style-name="ce90" office:value-type="string">
            <text:p>UB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2">
            <text:p>1092</text:p>
          </table:table-cell>
          <table:table-cell table:style-name="ce90" office:value-type="string">
            <text:p>UB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3">
            <text:p>1093</text:p>
          </table:table-cell>
          <table:table-cell table:style-name="ce90" office:value-type="string">
            <text:p>UD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4">
            <text:p>1094</text:p>
          </table:table-cell>
          <table:table-cell table:style-name="ce90" office:value-type="string">
            <text:p>UD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5">
            <text:p>1095</text:p>
          </table:table-cell>
          <table:table-cell table:style-name="ce90" office:value-type="string">
            <text:p>UG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6">
            <text:p>1096</text:p>
          </table:table-cell>
          <table:table-cell table:style-name="ce90" office:value-type="string">
            <text:p>UH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7">
            <text:p>1097</text:p>
          </table:table-cell>
          <table:table-cell table:style-name="ce90" office:value-type="string">
            <text:p>UHZ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8">
            <text:p>1098</text:p>
          </table:table-cell>
          <table:table-cell table:style-name="ce90" office:value-type="string">
            <text:p>UHZ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099">
            <text:p>1099</text:p>
          </table:table-cell>
          <table:table-cell table:style-name="ce90" office:value-type="string">
            <text:p>U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0">
            <text:p>1100</text:p>
          </table:table-cell>
          <table:table-cell table:style-name="ce90" office:value-type="string">
            <text:p>UR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1">
            <text:p>1101</text:p>
          </table:table-cell>
          <table:table-cell table:style-name="ce90" office:value-type="string">
            <text:p>UR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2">
            <text:p>1102</text:p>
          </table:table-cell>
          <table:table-cell table:style-name="ce90" office:value-type="string">
            <text:p>UR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3">
            <text:p>1103</text:p>
          </table:table-cell>
          <table:table-cell table:style-name="ce90" office:value-type="string">
            <text:p>UM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4">
            <text:p>1104</text:p>
          </table:table-cell>
          <table:table-cell table:style-name="ce90" office:value-type="string">
            <text:p>UQ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5">
            <text:p>1105</text:p>
          </table:table-cell>
          <table:table-cell table:style-name="ce90" office:value-type="string">
            <text:p>UT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6">
            <text:p>1106</text:p>
          </table:table-cell>
          <table:table-cell table:style-name="ce90" office:value-type="string">
            <text:p>VAA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7">
            <text:p>1107</text:p>
          </table:table-cell>
          <table:table-cell table:style-name="ce90" office:value-type="string">
            <text:p>VS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8">
            <text:p>1108</text:p>
          </table:table-cell>
          <table:table-cell table:style-name="ce90" office:value-type="string">
            <text:p>VB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09">
            <text:p>1109</text:p>
          </table:table-cell>
          <table:table-cell table:style-name="ce90" office:value-type="string">
            <text:p>VKB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0">
            <text:p>1110</text:p>
          </table:table-cell>
          <table:table-cell table:style-name="ce90" office:value-type="string">
            <text:p>VKB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1">
            <text:p>1111</text:p>
          </table:table-cell>
          <table:table-cell table:style-name="ce90" office:value-type="string">
            <text:p>VK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2">
            <text:p>1112</text:p>
          </table:table-cell>
          <table:table-cell table:style-name="ce90" office:value-type="string">
            <text:p>VK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3">
            <text:p>1113</text:p>
          </table:table-cell>
          <table:table-cell table:style-name="ce90" office:value-type="string">
            <text:p>VR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4">
            <text:p>1114</text:p>
          </table:table-cell>
          <table:table-cell table:style-name="ce90" office:value-type="string">
            <text:p>VS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5">
            <text:p>1115</text:p>
          </table:table-cell>
          <table:table-cell table:style-name="ce90" office:value-type="string">
            <text:p>V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6">
            <text:p>1116</text:p>
          </table:table-cell>
          <table:table-cell table:style-name="ce90" office:value-type="string">
            <text:p>VN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7">
            <text:p>1117</text:p>
          </table:table-cell>
          <table:table-cell table:style-name="ce90" office:value-type="string">
            <text:p>VW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8">
            <text:p>1118</text:p>
          </table:table-cell>
          <table:table-cell table:style-name="ce90" office:value-type="string">
            <text:p>VR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19">
            <text:p>1119</text:p>
          </table:table-cell>
          <table:table-cell table:style-name="ce90" office:value-type="string">
            <text:p>VS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0">
            <text:p>1120</text:p>
          </table:table-cell>
          <table:table-cell table:style-name="ce90" office:value-type="string">
            <text:p>VH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1">
            <text:p>1121</text:p>
          </table:table-cell>
          <table:table-cell table:style-name="ce90" office:value-type="string">
            <text:p>VHV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2">
            <text:p>1122</text:p>
          </table:table-cell>
          <table:table-cell table:style-name="ce90" office:value-type="string">
            <text:p>VHZ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3">
            <text:p>1123</text:p>
          </table:table-cell>
          <table:table-cell table:style-name="ce90" office:value-type="string">
            <text:p>VE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4">
            <text:p>1124</text:p>
          </table:table-cell>
          <table:table-cell table:style-name="ce90" office:value-type="string">
            <text:p>VEL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125">
            <text:p>1125</text:p>
          </table:table-cell>
          <table:table-cell table:style-name="ce90" office:value-type="string">
            <text:p>VS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6">
            <text:p>1126</text:p>
          </table:table-cell>
          <table:table-cell table:style-name="ce90" office:value-type="string">
            <text:p>VHZ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7">
            <text:p>1127</text:p>
          </table:table-cell>
          <table:table-cell table:style-name="ce90" office:value-type="string">
            <text:p>V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8">
            <text:p>1128</text:p>
          </table:table-cell>
          <table:table-cell table:style-name="ce90" office:value-type="string">
            <text:p>VRY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29">
            <text:p>1129</text:p>
          </table:table-cell>
          <table:table-cell table:style-name="ce90" office:value-type="string">
            <text:p>VS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0">
            <text:p>1130</text:p>
          </table:table-cell>
          <table:table-cell table:style-name="ce90" office:value-type="string">
            <text:p>VE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1">
            <text:p>1131</text:p>
          </table:table-cell>
          <table:table-cell table:style-name="ce90" office:value-type="string">
            <text:p>VA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2">
            <text:p>1132</text:p>
          </table:table-cell>
          <table:table-cell table:style-name="ce90" office:value-type="string">
            <text:p>VL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3">
            <text:p>1133</text:p>
          </table:table-cell>
          <table:table-cell table:style-name="ce90" office:value-type="string">
            <text:p>VP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4">
            <text:p>1134</text:p>
          </table:table-cell>
          <table:table-cell table:style-name="ce90" office:value-type="string">
            <text:p>VK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5">
            <text:p>1135</text:p>
          </table:table-cell>
          <table:table-cell table:style-name="ce90" office:value-type="string">
            <text:p>VD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6">
            <text:p>1136</text:p>
          </table:table-cell>
          <table:table-cell table:style-name="ce90" office:value-type="string">
            <text:p>VW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7">
            <text:p>1137</text:p>
          </table:table-cell>
          <table:table-cell table:style-name="ce90" office:value-type="string">
            <text:p>VD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8">
            <text:p>1138</text:p>
          </table:table-cell>
          <table:table-cell table:style-name="ce90" office:value-type="string">
            <text:p>V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39">
            <text:p>1139</text:p>
          </table:table-cell>
          <table:table-cell table:style-name="ce90" office:value-type="string">
            <text:p>VL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0">
            <text:p>1140</text:p>
          </table:table-cell>
          <table:table-cell table:style-name="ce90" office:value-type="string">
            <text:p>VDN01</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141">
            <text:p>1141</text:p>
          </table:table-cell>
          <table:table-cell table:style-name="ce90" office:value-type="string">
            <text:p>VM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2">
            <text:p>1142</text:p>
          </table:table-cell>
          <table:table-cell table:style-name="ce90" office:value-type="string">
            <text:p>VS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3">
            <text:p>1143</text:p>
          </table:table-cell>
          <table:table-cell table:style-name="ce90" office:value-type="string">
            <text:p>VL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4">
            <text:p>1144</text:p>
          </table:table-cell>
          <table:table-cell table:style-name="ce90" office:value-type="string">
            <text:p>VD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5">
            <text:p>1145</text:p>
          </table:table-cell>
          <table:table-cell table:style-name="ce90" office:value-type="string">
            <text:p>VR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6">
            <text:p>1146</text:p>
          </table:table-cell>
          <table:table-cell table:style-name="ce90" office:value-type="string">
            <text:p>VL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7">
            <text:p>1147</text:p>
          </table:table-cell>
          <table:table-cell table:style-name="ce90" office:value-type="string">
            <text:p>VB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8">
            <text:p>1148</text:p>
          </table:table-cell>
          <table:table-cell table:style-name="ce90" office:value-type="string">
            <text:p>VH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49">
            <text:p>1149</text:p>
          </table:table-cell>
          <table:table-cell table:style-name="ce90" office:value-type="string">
            <text:p>V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0">
            <text:p>1150</text:p>
          </table:table-cell>
          <table:table-cell table:style-name="ce90" office:value-type="string">
            <text:p>VO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1">
            <text:p>1151</text:p>
          </table:table-cell>
          <table:table-cell table:style-name="ce90" office:value-type="string">
            <text:p>VHZ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2">
            <text:p>1152</text:p>
          </table:table-cell>
          <table:table-cell table:style-name="ce90" office:value-type="string">
            <text:p>V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3">
            <text:p>1153</text:p>
          </table:table-cell>
          <table:table-cell table:style-name="ce90" office:value-type="string">
            <text:p>VL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4">
            <text:p>1154</text:p>
          </table:table-cell>
          <table:table-cell table:style-name="ce90" office:value-type="string">
            <text:p>VW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5">
            <text:p>1155</text:p>
          </table:table-cell>
          <table:table-cell table:style-name="ce90" office:value-type="string">
            <text:p>VR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6">
            <text:p>1156</text:p>
          </table:table-cell>
          <table:table-cell table:style-name="ce90" office:value-type="string">
            <text:p>VZ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7">
            <text:p>1157</text:p>
          </table:table-cell>
          <table:table-cell table:style-name="ce90" office:value-type="string">
            <text:p>VHV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158">
            <text:p>1158</text:p>
          </table:table-cell>
          <table:table-cell table:style-name="ce90" office:value-type="string">
            <text:p>VU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59">
            <text:p>1159</text:p>
          </table:table-cell>
          <table:table-cell table:style-name="ce90" office:value-type="string">
            <text:p>VR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60">
            <text:p>1160</text:p>
          </table:table-cell>
          <table:table-cell table:style-name="ce90" office:value-type="string">
            <text:p>WR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61">
            <text:p>1161</text:p>
          </table:table-cell>
          <table:table-cell table:style-name="ce90" office:value-type="string">
            <text:p>WW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62">
            <text:p>1162</text:p>
          </table:table-cell>
          <table:table-cell table:style-name="ce90" office:value-type="string">
            <text:p>WD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63">
            <text:p>1163</text:p>
          </table:table-cell>
          <table:table-cell table:style-name="ce90" office:value-type="string">
            <text:p>WDR02</text:p>
          </table:table-cell>
          <table:table-cell table:number-columns-repeated="2" table:style-name="ce92" office:value-type="date" office:date-value="2000-01-01">
            <text:p>2000-01-01</text:p>
          </table:table-cell>
          <table:table-cell table:number-columns-repeated="1016"/>
        </table:table-row>
        <table:table-row table:style-name="ro4">
          <table:table-cell table:number-columns-repeated="4"/>
          <table:table-cell table:style-name="ce88" office:value-type="float" office:value="1164">
            <text:p>1164</text:p>
          </table:table-cell>
          <table:table-cell table:style-name="ce90" office:value-type="string">
            <text:p>WDB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65">
            <text:p>1165</text:p>
          </table:table-cell>
          <table:table-cell table:style-name="ce90" office:value-type="string">
            <text:p>WDR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66">
            <text:p>1166</text:p>
          </table:table-cell>
          <table:table-cell table:style-name="ce90" office:value-type="string">
            <text:p>WDZ03</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167">
            <text:p>1167</text:p>
          </table:table-cell>
          <table:table-cell table:style-name="ce90" office:value-type="string">
            <text:p>WDZ01</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168">
            <text:p>1168</text:p>
          </table:table-cell>
          <table:table-cell table:style-name="ce90" office:value-type="string">
            <text:p>WDZ02</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169">
            <text:p>1169</text:p>
          </table:table-cell>
          <table:table-cell table:style-name="ce90" office:value-type="string">
            <text:p>WDV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0">
            <text:p>1170</text:p>
          </table:table-cell>
          <table:table-cell table:style-name="ce90" office:value-type="string">
            <text:p>WDN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1">
            <text:p>1171</text:p>
          </table:table-cell>
          <table:table-cell table:style-name="ce90" office:value-type="string">
            <text:p>WG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2">
            <text:p>1172</text:p>
          </table:table-cell>
          <table:table-cell table:style-name="ce90" office:value-type="string">
            <text:p>WM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3">
            <text:p>1173</text:p>
          </table:table-cell>
          <table:table-cell table:style-name="ce90" office:value-type="string">
            <text:p>WN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4">
            <text:p>1174</text:p>
          </table:table-cell>
          <table:table-cell table:style-name="ce90" office:value-type="string">
            <text:p>WRJ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5">
            <text:p>1175</text:p>
          </table:table-cell>
          <table:table-cell table:style-name="ce90" office:value-type="string">
            <text:p>WS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6">
            <text:p>1176</text:p>
          </table:table-cell>
          <table:table-cell table:style-name="ce90" office:value-type="string">
            <text:p>WDR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7">
            <text:p>1177</text:p>
          </table:table-cell>
          <table:table-cell table:style-name="ce90" office:value-type="string">
            <text:p>WF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8">
            <text:p>1178</text:p>
          </table:table-cell>
          <table:table-cell table:style-name="ce90" office:value-type="string">
            <text:p>WM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79">
            <text:p>1179</text:p>
          </table:table-cell>
          <table:table-cell table:style-name="ce90" office:value-type="string">
            <text:p>WM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0">
            <text:p>1180</text:p>
          </table:table-cell>
          <table:table-cell table:style-name="ce90" office:value-type="string">
            <text:p>W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1">
            <text:p>1181</text:p>
          </table:table-cell>
          <table:table-cell table:style-name="ce90" office:value-type="string">
            <text:p>WRG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2">
            <text:p>1182</text:p>
          </table:table-cell>
          <table:table-cell table:style-name="ce90" office:value-type="string">
            <text:p>WPK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3">
            <text:p>1183</text:p>
          </table:table-cell>
          <table:table-cell table:style-name="ce90" office:value-type="string">
            <text:p>WS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4">
            <text:p>1184</text:p>
          </table:table-cell>
          <table:table-cell table:style-name="ce90" office:value-type="string">
            <text:p>WT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5">
            <text:p>1185</text:p>
          </table:table-cell>
          <table:table-cell table:style-name="ce90" office:value-type="string">
            <text:p>WT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6">
            <text:p>1186</text:p>
          </table:table-cell>
          <table:table-cell table:style-name="ce90" office:value-type="string">
            <text:p>WT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7">
            <text:p>1187</text:p>
          </table:table-cell>
          <table:table-cell table:style-name="ce90" office:value-type="string">
            <text:p>WV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8">
            <text:p>1188</text:p>
          </table:table-cell>
          <table:table-cell table:style-name="ce90" office:value-type="string">
            <text:p>WDE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89">
            <text:p>1189</text:p>
          </table:table-cell>
          <table:table-cell table:style-name="ce90" office:value-type="string">
            <text:p>WS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0">
            <text:p>1190</text:p>
          </table:table-cell>
          <table:table-cell table:style-name="ce90" office:value-type="string">
            <text:p>WE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1">
            <text:p>1191</text:p>
          </table:table-cell>
          <table:table-cell table:style-name="ce90" office:value-type="string">
            <text:p>WEE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2">
            <text:p>1192</text:p>
          </table:table-cell>
          <table:table-cell table:style-name="ce90" office:value-type="string">
            <text:p>WPK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3">
            <text:p>1193</text:p>
          </table:table-cell>
          <table:table-cell table:style-name="ce90" office:value-type="string">
            <text:p>WE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4">
            <text:p>1194</text:p>
          </table:table-cell>
          <table:table-cell table:style-name="ce90" office:value-type="string">
            <text:p>WM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5">
            <text:p>1195</text:p>
          </table:table-cell>
          <table:table-cell table:style-name="ce90" office:value-type="string">
            <text:p>WK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6">
            <text:p>1196</text:p>
          </table:table-cell>
          <table:table-cell table:style-name="ce90" office:value-type="string">
            <text:p>WH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7">
            <text:p>1197</text:p>
          </table:table-cell>
          <table:table-cell table:style-name="ce90" office:value-type="string">
            <text:p>WV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8">
            <text:p>1198</text:p>
          </table:table-cell>
          <table:table-cell table:style-name="ce90" office:value-type="string">
            <text:p>WS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199">
            <text:p>1199</text:p>
          </table:table-cell>
          <table:table-cell table:style-name="ce90" office:value-type="string">
            <text:p>WBK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00">
            <text:p>1200</text:p>
          </table:table-cell>
          <table:table-cell table:style-name="ce90" office:value-type="string">
            <text:p>WD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1">
            <text:p>1201</text:p>
          </table:table-cell>
          <table:table-cell table:style-name="ce90" office:value-type="string">
            <text:p>WT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2">
            <text:p>1202</text:p>
          </table:table-cell>
          <table:table-cell table:style-name="ce90" office:value-type="string">
            <text:p>WT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3">
            <text:p>1203</text:p>
          </table:table-cell>
          <table:table-cell table:style-name="ce90" office:value-type="string">
            <text:p>WTH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4">
            <text:p>1204</text:p>
          </table:table-cell>
          <table:table-cell table:style-name="ce90" office:value-type="string">
            <text:p>KG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5">
            <text:p>1205</text:p>
          </table:table-cell>
          <table:table-cell table:style-name="ce90" office:value-type="string">
            <text:p>WT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6">
            <text:p>1206</text:p>
          </table:table-cell>
          <table:table-cell table:style-name="ce90" office:value-type="string">
            <text:p>WT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7">
            <text:p>1207</text:p>
          </table:table-cell>
          <table:table-cell table:style-name="ce90" office:value-type="string">
            <text:p>WKP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8">
            <text:p>1208</text:p>
          </table:table-cell>
          <table:table-cell table:style-name="ce90" office:value-type="string">
            <text:p>WMS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09">
            <text:p>1209</text:p>
          </table:table-cell>
          <table:table-cell table:style-name="ce90" office:value-type="string">
            <text:p>WV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0">
            <text:p>1210</text:p>
          </table:table-cell>
          <table:table-cell table:style-name="ce90" office:value-type="string">
            <text:p>WZ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1">
            <text:p>1211</text:p>
          </table:table-cell>
          <table:table-cell table:style-name="ce90" office:value-type="string">
            <text:p>WE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2">
            <text:p>1212</text:p>
          </table:table-cell>
          <table:table-cell table:style-name="ce90" office:value-type="string">
            <text:p>WD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3">
            <text:p>1213</text:p>
          </table:table-cell>
          <table:table-cell table:style-name="ce90" office:value-type="string">
            <text:p>WRG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4">
            <text:p>1214</text:p>
          </table:table-cell>
          <table:table-cell table:style-name="ce90" office:value-type="string">
            <text:p>WRG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5">
            <text:p>1215</text:p>
          </table:table-cell>
          <table:table-cell table:style-name="ce90" office:value-type="string">
            <text:p>WRG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6">
            <text:p>1216</text:p>
          </table:table-cell>
          <table:table-cell table:style-name="ce90" office:value-type="string">
            <text:p>WC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7">
            <text:p>1217</text:p>
          </table:table-cell>
          <table:table-cell table:style-name="ce90" office:value-type="string">
            <text:p>WD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8">
            <text:p>1218</text:p>
          </table:table-cell>
          <table:table-cell table:style-name="ce90" office:value-type="string">
            <text:p>WH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19">
            <text:p>1219</text:p>
          </table:table-cell>
          <table:table-cell table:style-name="ce90" office:value-type="string">
            <text:p>WIJ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0">
            <text:p>1220</text:p>
          </table:table-cell>
          <table:table-cell table:style-name="ce90" office:value-type="string">
            <text:p>WIJ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1">
            <text:p>1221</text:p>
          </table:table-cell>
          <table:table-cell table:style-name="ce90" office:value-type="string">
            <text:p>WRE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2">
            <text:p>1222</text:p>
          </table:table-cell>
          <table:table-cell table:style-name="ce90" office:value-type="string">
            <text:p>WN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3">
            <text:p>1223</text:p>
          </table:table-cell>
          <table:table-cell table:style-name="ce90" office:value-type="string">
            <text:p>WG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4">
            <text:p>1224</text:p>
          </table:table-cell>
          <table:table-cell table:style-name="ce90" office:value-type="string">
            <text:p>WDV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5">
            <text:p>1225</text:p>
          </table:table-cell>
          <table:table-cell table:style-name="ce90" office:value-type="string">
            <text:p>WDV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6">
            <text:p>1226</text:p>
          </table:table-cell>
          <table:table-cell table:style-name="ce90" office:value-type="string">
            <text:p>WL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7">
            <text:p>1227</text:p>
          </table:table-cell>
          <table:table-cell table:style-name="ce90" office:value-type="string">
            <text:p>WL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8">
            <text:p>1228</text:p>
          </table:table-cell>
          <table:table-cell table:style-name="ce90" office:value-type="string">
            <text:p>WL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29">
            <text:p>1229</text:p>
          </table:table-cell>
          <table:table-cell table:style-name="ce90" office:value-type="string">
            <text:p>WN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0">
            <text:p>1230</text:p>
          </table:table-cell>
          <table:table-cell table:style-name="ce90" office:value-type="string">
            <text:p>WIL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1">
            <text:p>1231</text:p>
          </table:table-cell>
          <table:table-cell table:style-name="ce90" office:value-type="string">
            <text:p>WSM03</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32">
            <text:p>1232</text:p>
          </table:table-cell>
          <table:table-cell table:style-name="ce90" office:value-type="string">
            <text:p>WS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3">
            <text:p>1233</text:p>
          </table:table-cell>
          <table:table-cell table:style-name="ce90" office:value-type="string">
            <text:p>WS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4">
            <text:p>1234</text:p>
          </table:table-cell>
          <table:table-cell table:style-name="ce90" office:value-type="string">
            <text:p>WSM04</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5">
            <text:p>1235</text:p>
          </table:table-cell>
          <table:table-cell table:style-name="ce90" office:value-type="string">
            <text:p>WTW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6">
            <text:p>1236</text:p>
          </table:table-cell>
          <table:table-cell table:style-name="ce90" office:value-type="string">
            <text:p>WD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7">
            <text:p>1237</text:p>
          </table:table-cell>
          <table:table-cell table:style-name="ce90" office:value-type="string">
            <text:p>WI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8">
            <text:p>1238</text:p>
          </table:table-cell>
          <table:table-cell table:style-name="ce90" office:value-type="string">
            <text:p>WS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39">
            <text:p>1239</text:p>
          </table:table-cell>
          <table:table-cell table:style-name="ce90" office:value-type="string">
            <text:p>WMS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0">
            <text:p>1240</text:p>
          </table:table-cell>
          <table:table-cell table:style-name="ce90" office:value-type="string">
            <text:p>WT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1">
            <text:p>1241</text:p>
          </table:table-cell>
          <table:table-cell table:style-name="ce90" office:value-type="string">
            <text:p>WD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2">
            <text:p>1242</text:p>
          </table:table-cell>
          <table:table-cell table:style-name="ce90" office:value-type="string">
            <text:p>WSL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3">
            <text:p>1243</text:p>
          </table:table-cell>
          <table:table-cell table:style-name="ce90" office:value-type="string">
            <text:p>WD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4">
            <text:p>1244</text:p>
          </table:table-cell>
          <table:table-cell table:style-name="ce90" office:value-type="string">
            <text:p>WN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5">
            <text:p>1245</text:p>
          </table:table-cell>
          <table:table-cell table:style-name="ce90" office:value-type="string">
            <text:p>WP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46">
            <text:p>1246</text:p>
          </table:table-cell>
          <table:table-cell table:style-name="ce90" office:value-type="string">
            <text:p>WV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7">
            <text:p>1247</text:p>
          </table:table-cell>
          <table:table-cell table:style-name="ce90" office:value-type="string">
            <text:p>WMS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8">
            <text:p>1248</text:p>
          </table:table-cell>
          <table:table-cell table:style-name="ce90" office:value-type="string">
            <text:p>WK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49">
            <text:p>1249</text:p>
          </table:table-cell>
          <table:table-cell table:style-name="ce90" office:value-type="string">
            <text:p>WM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0">
            <text:p>1250</text:p>
          </table:table-cell>
          <table:table-cell table:style-name="ce90" office:value-type="string">
            <text:p>WM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1">
            <text:p>1251</text:p>
          </table:table-cell>
          <table:table-cell table:style-name="ce90" office:value-type="string">
            <text:p>WB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2">
            <text:p>1252</text:p>
          </table:table-cell>
          <table:table-cell table:style-name="ce90" office:value-type="string">
            <text:p>WDB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3">
            <text:p>1253</text:p>
          </table:table-cell>
          <table:table-cell table:style-name="ce90" office:value-type="string">
            <text:p>WDC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4">
            <text:p>1254</text:p>
          </table:table-cell>
          <table:table-cell table:style-name="ce90" office:value-type="string">
            <text:p>WE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5">
            <text:p>1255</text:p>
          </table:table-cell>
          <table:table-cell table:style-name="ce90" office:value-type="string">
            <text:p>WOU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6">
            <text:p>1256</text:p>
          </table:table-cell>
          <table:table-cell table:style-name="ce90" office:value-type="string">
            <text:p>YS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7">
            <text:p>1257</text:p>
          </table:table-cell>
          <table:table-cell table:style-name="ce90" office:value-type="string">
            <text:p>ZSG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8">
            <text:p>1258</text:p>
          </table:table-cell>
          <table:table-cell table:style-name="ce90" office:value-type="string">
            <text:p>ZDM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59">
            <text:p>1259</text:p>
          </table:table-cell>
          <table:table-cell table:style-name="ce90" office:value-type="string">
            <text:p>ZD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0">
            <text:p>1260</text:p>
          </table:table-cell>
          <table:table-cell table:style-name="ce90" office:value-type="string">
            <text:p>ZAL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61">
            <text:p>1261</text:p>
          </table:table-cell>
          <table:table-cell table:style-name="ce90" office:value-type="string">
            <text:p>ZB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2">
            <text:p>1262</text:p>
          </table:table-cell>
          <table:table-cell table:style-name="ce90" office:value-type="string">
            <text:p>ZVT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3">
            <text:p>1263</text:p>
          </table:table-cell>
          <table:table-cell table:style-name="ce90" office:value-type="string">
            <text:p>ZDM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4">
            <text:p>1264</text:p>
          </table:table-cell>
          <table:table-cell table:style-name="ce90" office:value-type="string">
            <text:p>ZD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5">
            <text:p>1265</text:p>
          </table:table-cell>
          <table:table-cell table:style-name="ce90" office:value-type="string">
            <text:p>ZL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6">
            <text:p>1266</text:p>
          </table:table-cell>
          <table:table-cell table:style-name="ce90" office:value-type="string">
            <text:p>ZWD03</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7">
            <text:p>1267</text:p>
          </table:table-cell>
          <table:table-cell table:style-name="ce90" office:value-type="string">
            <text:p>ZVD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8">
            <text:p>1268</text:p>
          </table:table-cell>
          <table:table-cell table:style-name="ce90" office:value-type="string">
            <text:p>ZW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69">
            <text:p>1269</text:p>
          </table:table-cell>
          <table:table-cell table:style-name="ce90" office:value-type="string">
            <text:p>ZEI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0">
            <text:p>1270</text:p>
          </table:table-cell>
          <table:table-cell table:style-name="ce90" office:value-type="string">
            <text:p>ZH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1">
            <text:p>1271</text:p>
          </table:table-cell>
          <table:table-cell table:style-name="ce90" office:value-type="string">
            <text:p>ZGH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72">
            <text:p>1272</text:p>
          </table:table-cell>
          <table:table-cell table:style-name="ce90" office:value-type="string">
            <text:p>ZT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3">
            <text:p>1273</text:p>
          </table:table-cell>
          <table:table-cell table:style-name="ce90" office:value-type="string">
            <text:p>ZV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4">
            <text:p>1274</text:p>
          </table:table-cell>
          <table:table-cell table:style-name="ce90" office:value-type="string">
            <text:p>ZVB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5">
            <text:p>1275</text:p>
          </table:table-cell>
          <table:table-cell table:style-name="ce90" office:value-type="string">
            <text:p>ZVH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6">
            <text:p>1276</text:p>
          </table:table-cell>
          <table:table-cell table:style-name="ce90" office:value-type="string">
            <text:p>ZVH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7">
            <text:p>1277</text:p>
          </table:table-cell>
          <table:table-cell table:style-name="ce90" office:value-type="string">
            <text:p>ZRZ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8">
            <text:p>1278</text:p>
          </table:table-cell>
          <table:table-cell table:style-name="ce90" office:value-type="string">
            <text:p>ZP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79">
            <text:p>1279</text:p>
          </table:table-cell>
          <table:table-cell table:style-name="ce90" office:value-type="string">
            <text:p>ZLN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0">
            <text:p>1280</text:p>
          </table:table-cell>
          <table:table-cell table:style-name="ce90" office:value-type="string">
            <text:p>ZTM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1">
            <text:p>1281</text:p>
          </table:table-cell>
          <table:table-cell table:style-name="ce90" office:value-type="string">
            <text:p>ZTW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2">
            <text:p>1282</text:p>
          </table:table-cell>
          <table:table-cell table:style-name="ce90" office:value-type="string">
            <text:p>ZTV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3">
            <text:p>1283</text:p>
          </table:table-cell>
          <table:table-cell table:style-name="ce90" office:value-type="string">
            <text:p>BEL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4">
            <text:p>1284</text:p>
          </table:table-cell>
          <table:table-cell table:style-name="ce90" office:value-type="string">
            <text:p>ZBK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5">
            <text:p>1285</text:p>
          </table:table-cell>
          <table:table-cell table:style-name="ce90" office:value-type="string">
            <text:p>ZH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6">
            <text:p>1286</text:p>
          </table:table-cell>
          <table:table-cell table:style-name="ce90" office:value-type="string">
            <text:p>ZLD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7">
            <text:p>1287</text:p>
          </table:table-cell>
          <table:table-cell table:style-name="ce90" office:value-type="string">
            <text:p>ZLR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8">
            <text:p>1288</text:p>
          </table:table-cell>
          <table:table-cell table:style-name="ce90" office:value-type="string">
            <text:p>ZWD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89">
            <text:p>1289</text:p>
          </table:table-cell>
          <table:table-cell table:style-name="ce90" office:value-type="string">
            <text:p>ZZ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90">
            <text:p>1290</text:p>
          </table:table-cell>
          <table:table-cell table:style-name="ce90" office:value-type="string">
            <text:p>ZLN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1">
            <text:p>1291</text:p>
          </table:table-cell>
          <table:table-cell table:style-name="ce90" office:value-type="string">
            <text:p>ZLC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92">
            <text:p>1292</text:p>
          </table:table-cell>
          <table:table-cell table:style-name="ce90" office:value-type="string">
            <text:p>ZDT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3">
            <text:p>1293</text:p>
          </table:table-cell>
          <table:table-cell table:style-name="ce90" office:value-type="string">
            <text:p>ZPN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4">
            <text:p>1294</text:p>
          </table:table-cell>
          <table:table-cell table:style-name="ce90" office:value-type="string">
            <text:p>ZMD00</text:p>
          </table:table-cell>
          <table:table-cell table:style-name="ce92" office:value-type="date" office:date-value="2000-01-01">
            <text:p>2000-01-01</text:p>
          </table:table-cell>
          <table:table-cell table:style-name="ce92" office:value-type="date" office:date-value="2009-01-01">
            <text:p>2009-01-01</text:p>
          </table:table-cell>
          <table:table-cell table:number-columns-repeated="1016"/>
        </table:table-row>
        <table:table-row table:style-name="ro4">
          <table:table-cell table:number-columns-repeated="4"/>
          <table:table-cell table:style-name="ce88" office:value-type="float" office:value="1295">
            <text:p>1295</text:p>
          </table:table-cell>
          <table:table-cell table:style-name="ce90" office:value-type="string">
            <text:p>ZTW02</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6">
            <text:p>1296</text:p>
          </table:table-cell>
          <table:table-cell table:style-name="ce90" office:value-type="string">
            <text:p>ZSS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7">
            <text:p>1297</text:p>
          </table:table-cell>
          <table:table-cell table:style-name="ce90" office:value-type="string">
            <text:p>ZLO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8">
            <text:p>1298</text:p>
          </table:table-cell>
          <table:table-cell table:style-name="ce90" office:value-type="string">
            <text:p>ZDT01</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299">
            <text:p>1299</text:p>
          </table:table-cell>
          <table:table-cell table:style-name="ce90" office:value-type="string">
            <text:p>ZLE00</text:p>
          </table:table-cell>
          <table:table-cell table:style-name="ce92" office:value-type="date" office:date-value="2000-01-01">
            <text:p>2000-01-01</text:p>
          </table:table-cell>
          <table:table-cell table:style-name="ce92"/>
          <table:table-cell table:number-columns-repeated="1016"/>
        </table:table-row>
        <table:table-row table:style-name="ro4">
          <table:table-cell table:number-columns-repeated="4"/>
          <table:table-cell table:style-name="ce88" office:value-type="float" office:value="1300">
            <text:p>1300</text:p>
          </table:table-cell>
          <table:table-cell table:style-name="ce90" office:value-type="string">
            <text:p>ZLK00</text:p>
          </table:table-cell>
          <table:table-cell table:style-name="ce92" office:value-type="date" office:date-value="2000-01-01">
            <text:p>2000-01-01</text:p>
          </table:table-cell>
          <table:table-cell table:style-name="ce92"/>
          <table:table-cell table:number-columns-repeated="1016"/>
        </table:table-row>
        <table:table-row table:style-name="ro4" table:number-rows-repeated="64229">
          <table:table-cell table:number-columns-repeated="1024"/>
        </table:table-row>
        <table:table-row table:style-name="ro4">
          <table:table-cell table:number-columns-repeated="1024"/>
        </table:table-row>
      </table:table>
      <table:table table:name="Help" table:style-name="ta1" table:protected="true" table:print="false">
        <table:table-column table:style-name="co14" table:default-cell-style-name="CraneBackgroundNoWrap"/>
        <table:table-column table:style-name="co15" table:number-columns-repeated="1023" table:default-cell-style-name="CraneBackgroundNoWrap"/>
        <table:table-row table:style-name="ro1">
          <table:table-cell table:style-name="ce1" office:value-type="string" table:number-columns-spanned="6" table:number-rows-spanned="1">
            <text:p>Crane's OASIS genericode 1.0 editor - Help</text:p>
          </table:table-cell>
          <table:covered-table-cell table:style-name="CraneBackground"/>
          <table:covered-table-cell table:number-columns-repeated="4"/>
          <table:table-cell table:style-name="ce101" table:formula="of:=TemplateVersion" office:value-type="string" office:string-value="Editor version:$Date: 2008/11/26 21:40:01 $(UTC)" table:number-columns-spanned="4" table:number-rows-spanned="1">
            <text:p>Editor version:$Date: 2008/11/26 21:40:01 $(UTC)</text:p>
          </table:table-cell>
          <table:covered-table-cell table:number-columns-repeated="2"/>
          <table:covered-table-cell table:style-name="ce102"/>
          <table:table-cell table:number-columns-repeated="1014"/>
        </table:table-row>
        <table:table-row table:style-name="ro2">
          <table:table-cell table:style-name="CraneLanguageNoPrint" office:value-type="string">
            <text:p><text:a xlink:href="#Identification">&lt;&lt;</text:a></text:p>
          </table:table-cell>
          <table:table-cell table:style-name="CraneLanguageNoPrint" office:value-type="string" table:number-columns-spanned="5" table:number-rows-spanned="1">
            <text:p>Return to Main page</text:p>
          </table:table-cell>
          <table:covered-table-cell table:number-columns-repeated="4" table:style-name="CraneLanguageNoPrint"/>
          <table:table-cell table:number-columns-repeated="3"/>
          <table:table-cell table:style-name="ce17" office:value-type="string">
            <text:p>SHEET NOT PROTECTED AS RECOMMENDED</text:p>
          </table:table-cell>
          <table:table-cell table:number-columns-repeated="1014"/>
        </table:table-row>
        <table:table-row table:style-name="ro2">
          <table:table-cell table:style-name="CraneLanguageNoPrint"/>
          <table:table-cell table:style-name="CraneHelpSubheading"/>
          <table:table-cell table:style-name="CraneLanguageNoPrint" office:value-type="string" table:number-columns-spanned="8" table:number-rows-spanned="1">
            <text:p>Click on "<text:a xlink:href="#Identification">&lt;&lt;</text:a>" to jump to the page to which the help applies</text:p>
          </table:table-cell>
          <table:covered-table-cell table:number-columns-repeated="7"/>
          <table:table-cell table:number-columns-repeated="1014"/>
        </table:table-row>
        <table:table-row table:style-name="ro2">
          <table:table-cell table:style-name="CraneLanguageNoPrint" office:value-type="string">
            <text:p><text:a xlink:href="#Identification">&lt;&lt;</text:a></text:p>
          </table:table-cell>
          <table:table-cell table:style-name="CraneHelpTitle" office:value-type="string" table:number-columns-spanned="9" table:number-rows-spanned="1">
            <text:p>Disclaimer</text:p>
          </table:table-cell>
          <table:covered-table-cell table:number-columns-repeated="8"/>
          <table:table-cell table:number-columns-repeated="1014"/>
        </table:table-row>
        <table:table-row table:style-name="ro8">
          <table:table-cell table:style-name="CraneLanguageNoPrint"/>
          <table:table-cell/>
          <table:table-cell table:style-name="CraneLanguage" office:value-type="string" table:number-columns-spanned="8" table:number-rows-spanned="1">
            <text:p>THE AUTHOR MAKES NO REPRESENTATION ABOUT THE SUITABILITY OF THIS CODE FOR ANY PURPOSE. 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able:table-cell>
          <table:covered-table-cell table:number-columns-repeated="7" table:style-name="CraneLanguage"/>
          <table:table-cell table:number-columns-repeated="1014"/>
        </table:table-row>
        <table:table-row table:style-name="ro4">
          <table:table-cell table:style-name="CraneLanguageNoPrint"/>
          <table:table-cell table:number-columns-spanned="9" table:number-rows-spanned="1"/>
          <table:covered-table-cell table:number-columns-repeated="8"/>
          <table:table-cell table:number-columns-repeated="1014"/>
        </table:table-row>
        <table:table-row table:style-name="ro2">
          <table:table-cell table:style-name="CraneLanguageNoPrint" office:value-type="string">
            <text:p><text:a xlink:href="#Identification">&lt;&lt;</text:a></text:p>
          </table:table-cell>
          <table:table-cell table:style-name="CraneHelpTitle" office:value-type="string" table:number-columns-spanned="9" table:number-rows-spanned="1">
            <text:p>Crane Softwrights Ltd.</text:p>
          </table:table-cell>
          <table:covered-table-cell table:number-columns-repeated="8"/>
          <table:table-cell table:number-columns-repeated="1014"/>
        </table:table-row>
        <table:table-row table:style-name="ro9">
          <table:table-cell table:style-name="CraneLanguageNoPrint"/>
          <table:table-cell/>
          <table:table-cell table:style-name="CraneLanguage" office:value-type="string" table:number-columns-spanned="8" table:number-rows-spanned="1">
            <text:p>Copyright © Crane Softwrights Ltd. - Box 266 - Kars, ON Canada K0A-2E0 +1(613)489-0999</text:p>
            <text:p><text:a xlink:href="http://www.CraneSoftwrights.com/links/training-gctk.htm">http://www.CraneSoftwrights.com/links/training-gctk.htm</text:a></text:p>
          </table:table-cell>
          <table:covered-table-cell table:number-columns-repeated="7"/>
          <table:table-cell table:number-columns-repeated="1014"/>
        </table:table-row>
        <table:table-row table:style-name="ro4">
          <table:table-cell table:style-name="CraneLanguageNoPrint"/>
          <table:table-cell table:number-columns-spanned="9" table:number-rows-spanned="1"/>
          <table:covered-table-cell table:number-columns-repeated="8"/>
          <table:table-cell table:number-columns-repeated="1014"/>
        </table:table-row>
        <table:table-row table:style-name="ro2">
          <table:table-cell table:style-name="CraneLanguageNoPrint" office:value-type="string">
            <text:p><text:a xlink:href="#Identification">&lt;&lt;</text:a></text:p>
          </table:table-cell>
          <table:table-cell table:style-name="CraneHelpTitle" office:value-type="string" table:number-columns-spanned="9" table:number-rows-spanned="1">
            <text:p>OASIS Open</text:p>
          </table:table-cell>
          <table:covered-table-cell table:number-columns-repeated="8"/>
          <table:table-cell table:number-columns-repeated="1014"/>
        </table:table-row>
        <table:table-row table:style-name="ro9">
          <table:table-cell table:style-name="CraneLanguageNoPrint"/>
          <table:table-cell/>
          <table:table-cell table:style-name="CraneLanguage" office:value-type="string" table:number-columns-spanned="8" table:number-rows-spanned="1">
            <text:p>Portions copyright (C) -OASIS Open 2008. All Rights Reserved.</text:p>
            <text:p><text:a xlink:href="http://www.oasis-open.org/who/intellectualproperty.php">http://www.oasis-open.org/who/intellectualproperty.php</text:a></text:p>
          </table:table-cell>
          <table:covered-table-cell table:number-columns-repeated="7"/>
          <table:table-cell table:number-columns-repeated="1014"/>
        </table:table-row>
        <table:table-row table:style-name="ro4">
          <table:table-cell table:style-name="CraneLanguageNoPrint"/>
          <table:table-cell table:number-columns-spanned="9" table:number-rows-spanned="1"/>
          <table:covered-table-cell table:number-columns-repeated="8"/>
          <table:table-cell table:number-columns-repeated="1014"/>
        </table:table-row>
        <table:table-row table:style-name="ro2">
          <table:table-cell table:style-name="CraneLanguageNoPrint" office:value-type="string">
            <text:p><text:a xlink:href="#Identification">&lt;&lt;</text:a></text:p>
          </table:table-cell>
          <table:table-cell table:style-name="CraneHelpTitle" office:value-type="string" table:number-columns-spanned="9" table:number-rows-spanned="1">
            <text:p>Limitations</text:p>
          </table:table-cell>
          <table:covered-table-cell table:number-columns-repeated="8"/>
          <table:table-cell table:number-columns-repeated="1014"/>
        </table:table-row>
        <table:table-row table:style-name="ro10">
          <table:table-cell table:style-name="CraneLanguageNoPrint"/>
          <table:table-cell/>
          <table:table-cell table:style-name="CraneLanguage" office:value-type="string" table:number-columns-spanned="8" table:number-rows-spanned="1">
            <text:p>Redistribution in source or binary forms in any way is strictly prohibited.</text:p>
            <text:p/>
            <text:p>There is no charge for the purchase of this code but the use of this code,</text:p>
            <text:p>unless specifically permitted in writing by Crane Softwrights Ltd., is</text:p>
            <text:p>restricted to bona-fide users of Crane Softwrights Ltd. book:</text:p>
            <text:p/>
            <text:p><text:s text:c="4"/><text:s text:c="4"/><text:s text:c="4"/><text:s text:c="2"/>Practical Code List Implementation</text:p>
            <text:p/>
            <text:p>This OpenOffice template reads and writes a subset of OASIS genericode 1.0 documents. <text:s/>If a genericode file is using a particular construct not supported by this template, a message is displayed indicating the unsupported constructs and the file contents are not revealed.</text:p>
          </table:table-cell>
          <table:covered-table-cell table:number-columns-repeated="7"/>
          <table:table-cell table:number-columns-repeated="1014"/>
        </table:table-row>
        <table:table-row table:style-name="ro2">
          <table:table-cell table:style-name="CraneLanguageNoPrint" office:value-type="string">
            <text:p><text:a xlink:href="#Identification">&lt;&lt;</text:a></text:p>
          </table:table-cell>
          <table:table-cell table:style-name="CraneHelpTitle" office:value-type="string" table:number-columns-spanned="9" table:number-rows-spanned="1">
            <text:p>Conventions</text:p>
          </table:table-cell>
          <table:covered-table-cell table:style-name="CraneLanguage"/>
          <table:covered-table-cell table:number-columns-repeated="7"/>
          <table:table-cell table:number-columns-repeated="1014"/>
        </table:table-row>
        <table:table-row table:style-name="ro9">
          <table:table-cell table:style-name="CraneLanguageNoPrint"/>
          <table:table-cell table:style-name="CraneHelpTitle"/>
          <table:table-cell table:style-name="CraneLanguage" office:value-type="string" table:number-columns-spanned="8" table:number-rows-spanned="1">
            <text:p>Because of the XML serialization of cell contents, not all cells that have content may be written to the genericode file. <text:s/>At any time you can save your intermediate work as an Open Document Format .ods spreadsheet file.</text:p>
          </table:table-cell>
          <table:covered-table-cell table:number-columns-repeated="7"/>
          <table:table-cell table:number-columns-repeated="1014"/>
        </table:table-row>
        <table:table-row table:style-name="ro4">
          <table:table-cell table:style-name="CraneLanguageNoPrint"/>
          <table:table-cell table:style-name="ce95"/>
          <table:table-cell table:style-name="ce97"/>
          <table:table-cell office:value-type="string" table:number-columns-spanned="7" table:number-rows-spanned="1">
            <text:p>- this darker colour marks cells that are mandatory</text:p>
          </table:table-cell>
          <table:covered-table-cell table:number-columns-repeated="6"/>
          <table:table-cell table:number-columns-repeated="1014"/>
        </table:table-row>
        <table:table-row table:style-name="ro4">
          <table:table-cell table:style-name="CraneLanguageNoPrint"/>
          <table:table-cell table:style-name="ce95"/>
          <table:table-cell table:style-name="ce98"/>
          <table:table-cell office:value-type="string" table:number-columns-spanned="7" table:number-rows-spanned="1">
            <text:p>- this medium colour marks cells whose values may be lost because of incomplete information elsewhere</text:p>
          </table:table-cell>
          <table:covered-table-cell table:number-columns-repeated="6"/>
          <table:table-cell table:number-columns-repeated="1014"/>
        </table:table-row>
        <table:table-row table:style-name="ro4">
          <table:table-cell table:style-name="CraneLanguageNoPrint"/>
          <table:table-cell table:style-name="ce95"/>
          <table:table-cell table:style-name="ce99"/>
          <table:table-cell office:value-type="string" table:number-columns-spanned="7" table:number-rows-spanned="1">
            <text:p>- this light colour marks cells whose values are likely to be saved when serialized as genericode</text:p>
          </table:table-cell>
          <table:covered-table-cell table:number-columns-repeated="6"/>
          <table:table-cell table:number-columns-repeated="1014"/>
        </table:table-row>
        <table:table-row table:style-name="ro11">
          <table:table-cell table:style-name="CraneLanguageNoPrint"/>
          <table:table-cell table:style-name="ce96"/>
          <table:table-cell table:style-name="CraneLanguage" office:value-type="string" table:number-columns-spanned="8" table:number-rows-spanned="1">
            <text:p>Because of the limitations in expressing intermediate content as valid genericode, it is safest to save a completed document and then validate the contents using the supplied genericode validation environment. <text:s/>If you need to save incomplete intermediate work use the Open Document Format .ods spreadsheet file.</text:p>
          </table:table-cell>
          <table:covered-table-cell table:number-columns-repeated="7"/>
          <table:table-cell table:number-columns-repeated="1014"/>
        </table:table-row>
        <table:table-row table:style-name="ro2">
          <table:table-cell table:style-name="CraneLanguageNoPrint" office:value-type="string">
            <text:p><text:a xlink:href="#Identification">&lt;&lt;</text:a></text:p>
          </table:table-cell>
          <table:table-cell table:style-name="CraneHelpTitle" office:value-type="string" table:number-columns-spanned="9" table:number-rows-spanned="1">
            <text:p>Troubleshooting</text:p>
          </table:table-cell>
          <table:covered-table-cell table:style-name="CraneLanguage"/>
          <table:covered-table-cell table:number-columns-repeated="7"/>
          <table:table-cell table:number-columns-repeated="1014"/>
        </table:table-row>
        <table:table-row table:style-name="ro12">
          <table:table-cell table:style-name="CraneLanguageNoPrint"/>
          <table:table-cell table:style-name="CraneHelpTitle"/>
          <table:table-cell table:style-name="CraneLanguage" office:value-type="string" table:number-columns-spanned="8" table:number-rows-spanned="1">
            <text:p>Sometimes OpenOffice seems to complain about being able to write the genericode file to disk. <text:s/>This is evidence of either a transient problem or an installation problem.</text:p>
            <text:p/>
            <text:p>First save the spreadsheet as an Open Document Spreadsheet file (.ods), exit all running copies of Open Office, restart Open Office (you'll know the software is restarting if you see the splash screen; if you don't see the splash screen then it is likely an Open Office document is open in another window), open the .ods file, and try to save again as a genericode file.</text:p>
            <text:p/>
            <text:p>If that doesn't work, then the problem is probably an installation issue. <text:s/>There is evidence that OpenOffice corrupts the transformation stylesheets when loading a new shorter XML filter over top of an old longer XML filter. <text:s/>First be sure to have saved your file in .ods format as above. <text:s/>Then under the "Tools/XML Filter Settings..." menu item, select the genericode filter and press the "Edit..." button to bring up the "XML Filter: Genericode by Crane Softwrights Ltd" dialogue. <text:s/>Select the "Transformation" tab and find the entry for "XSLT for export". <text:s/>Press the associated "Browse..." button to bring up the Open window. <text:s/>In that open window, highlight the "Crane-gc2ods-obfuscated.xsl" entry and press the delete key or shift-delete key to delete the old installation, then press "Cancel". <text:s/>Do the same for the "Template for import" entry to delete the "genericode.ots" file. <text:s/>Press "OK" or "Cancel" to get back to the "XML Filter Settings". <text:s/>Ensuring the genericode filter is still selected, press the "Delete..." button and confirm the deletion. <text:s/>At this point the filter dialogue may still report the presence of the filter, but this is not the case. <text:s/>Close the dialogue and re-open the dialogue and you will see the entry is missing.</text:p>
          </table:table-cell>
          <table:covered-table-cell table:number-columns-repeated="7"/>
          <table:table-cell table:number-columns-repeated="1014"/>
        </table:table-row>
        <table:table-row table:style-name="ro4">
          <table:table-cell table:style-name="CraneLanguageNoPrint"/>
          <table:table-cell table:number-columns-spanned="9" table:number-rows-spanned="1"/>
          <table:covered-table-cell table:style-name="CraneLanguage"/>
          <table:covered-table-cell table:number-columns-repeated="7"/>
          <table:table-cell table:number-columns-repeated="1014"/>
        </table:table-row>
        <table:table-row table:style-name="ro5">
          <table:table-cell table:style-name="CraneLanguageNoPrint"/>
          <table:table-cell table:style-name="CraneHelpHeading" office:value-type="string" table:number-columns-spanned="9" table:number-rows-spanned="1">
            <text:p>Identification (main) page:</text:p>
          </table:table-cell>
          <table:covered-table-cell table:number-columns-repeated="8"/>
          <table:table-cell table:number-columns-repeated="1014"/>
        </table:table-row>
        <table:table-row table:style-name="ro2">
          <table:table-cell table:style-name="CraneLanguageNoPrint" office:value-type="string">
            <text:p><text:a xlink:href="#Identification">&lt;&lt;</text:a></text:p>
          </table:table-cell>
          <table:table-cell table:style-name="CraneHelpSubheading" office:value-type="string">
            <text:p>Return to Main page</text:p>
          </table:table-cell>
          <table:table-cell table:number-columns-repeated="1022"/>
        </table:table-row>
        <table:table-row table:style-name="ro2">
          <table:table-cell table:style-name="CraneLanguageNoPrint"/>
          <table:table-cell table:style-name="ce96"/>
          <table:table-cell table:style-name="CraneLanguage" office:value-type="string" table:number-columns-spanned="8" table:number-rows-spanned="1">
            <text:p>This page defines the list-level meta data for the entire controlled vocabulary described in the genericode file.</text:p>
          </table:table-cell>
          <table:covered-table-cell table:number-columns-repeated="7"/>
          <table:table-cell table:number-columns-repeated="1014"/>
        </table:table-row>
        <table:table-row table:style-name="ro4">
          <table:table-cell table:style-name="CraneLanguageNoPrint"/>
          <table:table-cell table:style-name="ce96"/>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Indentation during the save process</text:p>
          </table:table-cell>
          <table:table-cell table:number-columns-repeated="1022"/>
        </table:table-row>
        <table:table-row table:style-name="ro8">
          <table:table-cell table:style-name="CraneLanguageNoPrint"/>
          <table:table-cell table:style-name="ce95"/>
          <table:table-cell table:style-name="CraneLanguage" office:value-type="string" table:number-columns-spanned="8" table:number-rows-spanned="1">
            <text:p>When saving the genericode file as XML, the default is not to indent the result. <text:s/>Programs don't need indentation, people do, but then stylesheets often create a better presentation for people than even the indented XML. <text:s/>The typical process, therefore, is to save without indentation and use stylesheets to render. <text:s/>But if the raw XML needs to be indented, this control will set that as an output function. <text:s/>Note that a breadcrumb is left in the genericode file to remember this setting when opened again by this environment. <text:s/>This breadcrumb is implemented using a processing instruction and it does not impact on the validity of the resulting XML document.</text:p>
            <text:p/>
            <text:p>Note that only with the breadcrumb is it possible for this program to know that the input was indented to start with. <text:s/>It is not possible to detected and preserve any native indentation setting.</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Encoding during save</text:p>
          </table:table-cell>
          <table:table-cell table:number-columns-repeated="1022"/>
        </table:table-row>
        <table:table-row table:style-name="ro13">
          <table:table-cell table:style-name="CraneLanguageNoPrint"/>
          <table:table-cell table:style-name="ce95"/>
          <table:table-cell table:style-name="CraneLanguage" office:value-type="string" table:number-columns-spanned="8" table:number-rows-spanned="1">
            <text:p>When saving the genericode file as XML, the default is to use UTF-8 as the character encoding. <text:s/>XML processors are only guaranteed to support UTF-8 or UTF-16, so using any other value for the encoding is not guaranteed to be interoperable with other applications using XML processors. <text:s/>But if the raw XML needs to have a particular encoding, this control will set that as an output function. <text:s/>Note that a breadcrumb is left in the genericode file to remember this setting when opened again by this environment. <text:s/>This breadcrumb is implemented using a processing instruction and it does not impact on the validity of the resulting XML document.</text:p>
            <text:p/>
            <text:p>Note that only with the breadcrumb is it possible for this program to know that the input had a preferred encoding. <text:s/>It is not possible to detected and preserve any native encoding value.</text:p>
            <text:p/>
            <text:p>There is also no way to know a priori that a particular value of encoding is going to be acceptable. <text:s/>If you set this value to other than UTF-8 and you have problems saving the file, it may be because of your choice of encoding.</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Associated stylesheet setting during the save process</text:p>
          </table:table-cell>
          <table:table-cell table:number-columns-repeated="1022"/>
        </table:table-row>
        <table:table-row table:style-name="ro14">
          <table:table-cell table:style-name="CraneLanguageNoPrint"/>
          <table:table-cell table:style-name="ce95"/>
          <table:table-cell table:style-name="CraneLanguage" office:value-type="string" table:number-columns-spanned="8" table:number-rows-spanned="1">
            <text:p>When saving the genericode file as XML, the default is not to add a processing instruction for stylesheet association. <text:s/>By filling out the two fields of the location and the type, the resulting genericode file can be rendered in a web browser. <text:s/>When using Windows this is typically a simple drag and drop of the genericode file icon onto the browser canvas. <text:s/>Note that without this association the browser's default rendering of the XML file will be used.</text:p>
            <text:p/>
            <text:p>When using an XSLT stylesheet the type attribute should be "text/xsl".</text:p>
            <text:p/>
            <text:p>The value of the href attribute should be a relative URI from where you are storing the final genericode file, or otherwise an absolute URI allowing you to move the genericode file around. <text:s/>When writing absolute URI values, your version of Java may require a directory to be prefaced as follows: <text:s/>file:///c:/dir1/dir2/Crane-genericode2html.xsl</text:p>
            <text:p/>
            <text:p>Note the packaged environment includes a drag-and-drop interface for engaging an embedded stylesheet association processing instruction for rendering the document in HTML.</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Add a new facet of list-level identification</text:p>
          </table:table-cell>
          <table:table-cell table:number-columns-repeated="1022"/>
        </table:table-row>
        <table:table-row table:style-name="ro15">
          <table:table-cell table:style-name="CraneLanguageNoPrint"/>
          <table:table-cell table:style-name="ce95"/>
          <table:table-cell table:style-name="CraneLanguage" office:value-type="string" table:number-columns-spanned="8" table:number-rows-spanned="1">
            <text:p>There is a single slot available for each information item. <text:s/>Note the cardinality in the left-hand column: this indicates how often the item is allowed to exist in the resulting genericode file. <text:s/>Those items that are mandatory are in bold face. <text:s/>This environment is not able to validate the spreadsheet cells within OpenOffice. Please review the complete package to use the supplied genericode file validation drag-and-drop facility.</text:p>
            <text:p/>
            <text:p>Those items with cardinality of "0..n" (zero or many) or "1..n" (one or many) allow repeated entries.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short name of the entire list of values</text:p>
          </table:table-cell>
          <table:table-cell table:number-columns-repeated="1022"/>
        </table:table-row>
        <table:table-row table:style-name="ro9">
          <table:table-cell table:style-name="CraneLanguageNoPrint"/>
          <table:table-cell table:style-name="ce95"/>
          <table:table-cell table:style-name="CraneLanguage" office:value-type="string" table:number-columns-spanned="8" table:number-rows-spanned="1">
            <text:p>This is the simple tokenized reference to the entire list of values, typically used for programmatic identification. <text:s/>A value must be specified and it must only contain letters, numbers, the period, the hyphen and the underscor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version of the entire list of values</text:p>
          </table:table-cell>
          <table:table-cell table:number-columns-repeated="1022"/>
        </table:table-row>
        <table:table-row table:style-name="ro2">
          <table:table-cell table:style-name="CraneLanguageNoPrint"/>
          <table:table-cell table:style-name="ce95"/>
          <table:table-cell table:style-name="CraneLanguage" office:value-type="string" table:number-columns-spanned="8" table:number-rows-spanned="1">
            <text:p>This distinguishes this list from a different version of the same list. <text:s/>A value must be specified.</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canonical universal resource identifier of the entire list of values</text:p>
          </table:table-cell>
          <table:table-cell table:number-columns-repeated="1022"/>
        </table:table-row>
        <table:table-row table:style-name="ro9">
          <table:table-cell table:style-name="CraneLanguageNoPrint"/>
          <table:table-cell table:style-name="ce95"/>
          <table:table-cell table:style-name="CraneLanguage" office:value-type="string" table:number-columns-spanned="8" table:number-rows-spanned="1">
            <text:p>This distinguishes all versions of this list from all other lists. <text:s/>It should remain constant as versions change. <text:s/>A value must be specified.</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canonical version universal resource identifier of the entire list of values</text:p>
          </table:table-cell>
          <table:table-cell table:number-columns-repeated="1022"/>
        </table:table-row>
        <table:table-row table:style-name="ro9">
          <table:table-cell table:style-name="CraneLanguageNoPrint"/>
          <table:table-cell table:style-name="ce95"/>
          <table:table-cell table:style-name="CraneLanguage" office:value-type="string" table:number-columns-spanned="8" table:number-rows-spanned="1">
            <text:p>This distinguishes each version of the list from other versions of the same list and other lists. <text:s/>It should change with each revised version of the list. <text:s/>A value must be specified.</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long name of the entire list</text:p>
          </table:table-cell>
          <table:table-cell table:number-columns-repeated="1022"/>
        </table:table-row>
        <table:table-row table:style-name="ro8">
          <table:table-cell table:style-name="CraneLanguageNoPrint"/>
          <table:table-cell table:style-name="ce95"/>
          <table:table-cell table:style-name="CraneLanguage" office:value-type="string" table:number-columns-spanned="8" table:number-rows-spanned="1">
            <text:p>This is a human-readable long name for the entire list, used to help people understand its source or role or identity. <text:s/>The optional xml:lang attribute indicates the language text of the long name. <text:s/>The Identifier attribute qualifies a particular role for the long name. <text:s/>Note that in the Universal Business Language project the Identifier "listID" is used to qualify a long name being used as a recognizable list identifier.</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location universal resource identifier </text:p>
          </table:table-cell>
          <table:table-cell table:number-columns-repeated="1022"/>
        </table:table-row>
        <table:table-row table:style-name="ro16">
          <table:table-cell table:style-name="CraneLanguageNoPrint"/>
          <table:table-cell table:style-name="ce95"/>
          <table:table-cell table:style-name="CraneLanguage" office:value-type="string" table:number-columns-spanned="8" table:number-rows-spanned="1">
            <text:p>This is a location that can be referenced to get a OASIS genericode version of this code list.</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alternate format location universal resource identifier</text:p>
          </table:table-cell>
          <table:table-cell table:number-columns-repeated="1022"/>
        </table:table-row>
        <table:table-row table:style-name="ro17">
          <table:table-cell table:style-name="CraneLanguageNoPrint"/>
          <table:table-cell table:style-name="ce95"/>
          <table:table-cell table:style-name="CraneLanguage" office:value-type="string" table:number-columns-spanned="8" table:number-rows-spanned="1">
            <text:p>This is a location that can be referenced to get a version of this code list in a format other than OASIS genericode.</text:p>
            <text:p/>
            <text:p>The MimeType attribute can give a hint as to the format being used to store the list information.</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style-name="Default"/>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agency short name</text:p>
          </table:table-cell>
          <table:table-cell table:number-columns-repeated="1022"/>
        </table:table-row>
        <table:table-row table:style-name="ro9">
          <table:table-cell table:style-name="CraneLanguageNoPrint"/>
          <table:table-cell table:style-name="ce95"/>
          <table:table-cell table:style-name="CraneLanguage" office:value-type="string" table:number-columns-spanned="8" table:number-rows-spanned="1">
            <text:p>This identifies the short name for the custodial agency for the code list. <text:s/>As such this can only contain letters, numbers, the period, hyphen or underscore. <text:s/>No spaces are allowed.</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agency long name</text:p>
          </table:table-cell>
          <table:table-cell table:number-columns-repeated="1022"/>
        </table:table-row>
        <table:table-row table:style-name="ro18">
          <table:table-cell table:style-name="CraneLanguageNoPrint"/>
          <table:table-cell table:style-name="ce95"/>
          <table:table-cell table:style-name="CraneLanguage" office:value-type="string" table:number-columns-spanned="8" table:number-rows-spanned="1">
            <text:p>This identifies the long name for the custodial agency for the code list. <text:s/>The optional xml:lang attribute indicates the language text of the long name. <text:s/>The Identifier attribute qualifies a particular role for the long name. <text:s/></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The agency identifier</text:p>
          </table:table-cell>
          <table:table-cell table:number-columns-repeated="1022"/>
        </table:table-row>
        <table:table-row table:style-name="ro18">
          <table:table-cell table:style-name="CraneLanguageNoPrint"/>
          <table:table-cell table:style-name="ce95"/>
          <table:table-cell table:style-name="CraneLanguage" office:value-type="string" table:number-columns-spanned="8" table:number-rows-spanned="1">
            <text:p>This qualifies the agency by some recognized identifier. <text:s/>The optional xml:lang attribute indicates the language text of the long name. <text:s/>The Identifier attribute qualifies a particular role for the long name. <text:s/></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An annotation description for the entire list</text:p>
          </table:table-cell>
          <table:table-cell table:number-columns-repeated="1022"/>
        </table:table-row>
        <table:table-row table:style-name="ro19">
          <table:table-cell table:style-name="CraneLanguageNoPrint"/>
          <table:table-cell table:style-name="ce95"/>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list as a whole, suitable for a human reader. <text:s/>The optional xml:lang attribute indicates the language text of the description.</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An annotation set of application information for the entire list</text:p>
          </table:table-cell>
          <table:table-cell table:number-columns-repeated="1022"/>
        </table:table-row>
        <table:table-row table:style-name="ro13">
          <table:table-cell table:style-name="CraneLanguageNoPrint"/>
          <table:table-cell table:style-name="ce95"/>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list as a whole, suitable for some downstream programmatic process.</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able:table-cell>
          <table:covered-table-cell table:number-columns-repeated="7" table:style-name="Default"/>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An annotation description for the set of values within the list</text:p>
          </table:table-cell>
          <table:table-cell table:number-columns-repeated="1022"/>
        </table:table-row>
        <table:table-row table:style-name="ro19">
          <table:table-cell table:style-name="CraneLanguageNoPrint"/>
          <table:table-cell table:style-name="ce95"/>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set of values within the list, suitable for a human reader. <text:s/>The optional xml:lang attribute indicates the language text of the description.</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style-name="Default"/>
          <table:table-cell table:number-columns-repeated="1014"/>
        </table:table-row>
        <table:table-row table:style-name="ro4">
          <table:table-cell table:style-name="CraneLanguageNoPrint"/>
          <table:table-cell table:style-name="ce95"/>
          <table:table-cell table:number-columns-repeated="1022"/>
        </table:table-row>
        <table:table-row table:style-name="ro2">
          <table:table-cell table:style-name="CraneLanguageNoPrint" office:value-type="string">
            <text:p><text:a xlink:href="#Identification">&lt;&lt;</text:a></text:p>
          </table:table-cell>
          <table:table-cell table:style-name="CraneHelpTitle" office:value-type="string">
            <text:p>An annotation set of application information for the set of values within the list</text:p>
          </table:table-cell>
          <table:table-cell table:number-columns-repeated="1022"/>
        </table:table-row>
        <table:table-row table:style-name="ro13">
          <table:table-cell table:style-name="CraneLanguageNoPrint"/>
          <table:table-cell table:style-name="ce95"/>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set of values within the list, suitable for some downstream programmatic process.</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able:table-cell>
          <table:covered-table-cell table:number-columns-repeated="7" table:style-name="Default"/>
          <table:table-cell table:number-columns-repeated="1014"/>
        </table:table-row>
        <table:table-row table:style-name="ro4">
          <table:table-cell table:style-name="CraneLanguageNoPrint"/>
          <table:table-cell table:style-name="ce95"/>
          <table:table-cell table:number-columns-repeated="1022"/>
        </table:table-row>
        <table:table-row table:style-name="ro5">
          <table:table-cell table:style-name="CraneLanguageNoPrint"/>
          <table:table-cell table:style-name="CraneHelpHeading" office:value-type="string">
            <text:p>Columns page:</text:p>
          </table:table-cell>
          <table:table-cell table:number-columns-repeated="1022"/>
        </table:table-row>
        <table:table-row table:style-name="ro2">
          <table:table-cell table:style-name="CraneLanguageNoPrint" office:value-type="string">
            <text:p><text:a xlink:href="#Columns">&lt;&lt;</text:a></text:p>
          </table:table-cell>
          <table:table-cell table:style-name="CraneHelpSubheading" office:value-type="string">
            <text:p>Return to Columns page</text:p>
          </table:table-cell>
          <table:table-cell table:number-columns-repeated="1022"/>
        </table:table-row>
        <table:table-row table:style-name="ro2">
          <table:table-cell table:style-name="CraneLanguageNoPrint"/>
          <table:table-cell table:style-name="ce96"/>
          <table:table-cell table:style-name="CraneLanguage" office:value-type="string" table:number-columns-spanned="8" table:number-rows-spanned="1">
            <text:p>This page defines the value-level meta data for each of the columns of values described in the genericode file.</text:p>
          </table:table-cell>
          <table:covered-table-cell table:number-columns-repeated="7" table:style-name="Default"/>
          <table:table-cell table:number-columns-repeated="1014"/>
        </table:table-row>
        <table:table-row table:style-name="ro4">
          <table:table-cell table:style-name="CraneLanguageNoPrint"/>
          <table:table-cell table:style-name="ce96"/>
          <table:table-cell table:number-columns-repeated="1022"/>
        </table:table-row>
        <table:table-row table:style-name="ro2">
          <table:table-cell table:style-name="CraneLanguageNoPrint" office:value-type="string">
            <text:p><text:a xlink:href="#Columns">&lt;&lt;</text:a></text:p>
          </table:table-cell>
          <table:table-cell table:style-name="CraneHelpTitle" office:value-type="string">
            <text:p>Add a new column of value-level meta data</text:p>
          </table:table-cell>
          <table:table-cell table:number-columns-repeated="1022"/>
        </table:table-row>
        <table:table-row table:style-name="ro8">
          <table:table-cell table:style-name="CraneLanguageNoPrint"/>
          <table:table-cell/>
          <table:table-cell table:style-name="CraneLanguage" office:value-type="string" table:number-columns-spanned="8" table:number-rows-spanned="1">
            <text:p>There is a single slot available for each information item. <text:s/>Note the cardinality in the left-hand column: this indicates how often the item is allowed to exist in the resulting genericode file. <text:s/>Those items that are mandatory are in bold face. <text:s/>This environment is not able to validate the spreadsheet cells within OpenOffice. Please review the complete package to use the supplied genericode file validation drag-and-drop facility.</text:p>
            <text:p/>
            <text:p>Those items with cardinality of "0..n" (zero or many) or "1..n" (one or many) allow repeated entries. <text:s/>When a genericode file is opened, there is always room for one entry more than the entries defined in the input file. <text:s/>If you need to add more than one entry to the file, add the first one, save the file as genericode, reload the file (the menu item File/Reload after using File/Save will reopen the file with an additional entry without having to exit the file).</text:p>
          </table:table-cell>
          <table:covered-table-cell table:number-columns-repeated="7" table:style-name="Default"/>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List identifier</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is a reminder of the short name for the entire controlled vocabulary as defined on the identification page. <text:s/>It is reported from the information page and is read-only on this pag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save action</text:p>
          </table:table-cell>
          <table:table-cell table:number-columns-repeated="1022"/>
        </table:table-row>
        <table:table-row table:style-name="ro20">
          <table:table-cell table:style-name="CraneLanguageNoPrint"/>
          <table:table-cell/>
          <table:table-cell table:style-name="ce100" office:value-type="string" table:number-columns-spanned="8" table:number-rows-spanned="1">
            <text:p>This setting is used to shift, insert and delete entire column specifications, though the order is only important for maintenance and not for any semantic purpose. <text:s/>Shifts and deletions are effected during the save action, while insertions insertions are not effected until the file is saved and reloaded again. <text:s/>This save/reload action precludes the need to define and use macros which may be prohibited for some users. <text:s/>More information on this save/reload action is in the HTML documentation for this environment.</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identifier</text:p>
          </table:table-cell>
          <table:table-cell table:number-columns-repeated="1022"/>
        </table:table-row>
        <table:table-row table:style-name="ro20">
          <table:table-cell table:style-name="CraneLanguageNoPrint"/>
          <table:table-cell/>
          <table:table-cell table:style-name="CraneLanguage" office:value-type="string" table:number-columns-spanned="8" table:number-rows-spanned="1">
            <text:p>This is a unique identifier used to identify the role of a particular piece of value-level meta data.</text:p>
            <text:p/>
            <text:p>Note that all identifiers are unique and mutually exclusive values. <text:s/>The same value cannot be used for two or more columns, for two or more keys or for any combination of columns and keys. <text:s/>This can only be validated outside of this OpenOffice editing environment.</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value necessity</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Is a specification for this column's value required in a row of value-level meta data? <text:s/>That each row has this value can only be validated outside of this OpenOffice editing environment.</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HelpColShortName">&lt;&lt;</text:a></text:p>
          </table:table-cell>
          <table:table-cell table:style-name="CraneHelpTitle" office:value-type="string">
            <text:p>Column short name</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is a short name for the particular column, used in programmatic references (not in the referential integrity of the value-level meta data).</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data type</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describes the constraints on the value-level meta data facet, though not in a formal way for schema-level constraint checking.</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data type languag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specifies the language of values specified for the value-level meta data facet.</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data type library</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qualifies the data type as being that described or specified for a particular data type library.</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Indicate that the value-level meta data is a key (at least one key is required)</text:p>
          </table:table-cell>
          <table:table-cell table:number-columns-repeated="1022"/>
        </table:table-row>
        <table:table-row table:style-name="ro21">
          <table:table-cell table:style-name="CraneLanguageNoPrint"/>
          <table:table-cell/>
          <table:table-cell table:style-name="CraneLanguage" office:value-type="string" table:number-columns-spanned="8" table:number-rows-spanned="1">
            <text:p>A properly-formed genericode file of value-level meta data for a particular list must have at least one key column. <text:s/>The referential identifiers for each key column must be unique across all columns. <text:s/>The values in each key column must be unique only with each column (thus allowing the same value to be used in two columns), so there must be no duplicates with each column. <text:s/>This can only be validated outside of this OpenOffice editing environment.</text:p>
          </table:table-cell>
          <table:covered-table-cell table:number-columns-repeated="7"/>
          <table:table-cell table:number-columns-repeated="1014"/>
        </table:table-row>
        <table:table-row table:style-name="ro4">
          <table:table-cell table:style-name="CraneLanguageNoPrint"/>
          <table:table-cell/>
          <table:table-cell table:style-name="CraneLanguage"/>
          <table:table-cell table:number-columns-repeated="1021"/>
        </table:table-row>
        <table:table-row table:style-name="ro2">
          <table:table-cell table:style-name="CraneLanguageNoPrint" office:value-type="string">
            <text:p><text:a xlink:href="#Columns">&lt;&lt;</text:a></text:p>
          </table:table-cell>
          <table:table-cell table:style-name="CraneHelpTitle" office:value-type="string">
            <text:p>Key Identifier</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Note that all identifiers are unique and mutually exclusive values. <text:s/>The same value cannot be used for two or more columns, for two or more keys or for any combination of columns and keys.</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Short Name</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is a short name for the particular key, used in programmatic references (not in the referential integrity of the column key definitions).</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Long Name</text:p>
          </table:table-cell>
          <table:table-cell table:number-columns-repeated="1022"/>
        </table:table-row>
        <table:table-row table:style-name="ro18">
          <table:table-cell table:style-name="CraneLanguageNoPrint"/>
          <table:table-cell/>
          <table:table-cell table:style-name="CraneLanguage" office:value-type="string" table:number-columns-spanned="8" table:number-rows-spanned="1">
            <text:p>This is a long name for the particular key, used for human-language description.</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 <text:s/>Note that three rows are created for each description, including two for associated attributes of the descrip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long name languag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the language of the human-language descrip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long name identifier</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a qualifier of the human-language descrip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canonical universal resource identifier</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distinguishes all versions of this key from keys of all other lists. <text:s/>If used, it should remain constant as versions chang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canonical version universal resource identifier</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distinguishes each version of the key from other versions of the same key and those found in other lists. <text:s/>If used, it should change with each change in the key defini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annotation description</text:p>
          </table:table-cell>
          <table:table-cell table:number-columns-repeated="1022"/>
        </table:table-row>
        <table:table-row table:style-name="ro19">
          <table:table-cell table:style-name="CraneLanguageNoPrint"/>
          <table:table-cell/>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particular key, suitable for a human reader. <text:s/>The optional xml:lang attribute indicates the language text of the description.</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annotation description languag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the language of the human-language descrip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Key annotation application information</text:p>
          </table:table-cell>
          <table:table-cell table:number-columns-repeated="1022"/>
        </table:table-row>
        <table:table-row table:style-name="ro13">
          <table:table-cell table:style-name="CraneLanguageNoPrint"/>
          <table:table-cell/>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particular key, suitable for some downstream programmatic process.</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long nam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a human-readable long name for the colum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long name languag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the language of the human-readable long nam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long name identifier</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a qualifier of the human-readable descrip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canonical universal resource identifier</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distinguishes all versions of this column from columns of all other lists. <text:s/>If used, it should remain constant as versions chang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canonical version universal resource identifier</text:p>
          </table:table-cell>
          <table:table-cell table:number-columns-repeated="1022"/>
        </table:table-row>
        <table:table-row table:style-name="ro9">
          <table:table-cell table:style-name="CraneLanguageNoPrint"/>
          <table:table-cell/>
          <table:table-cell table:style-name="CraneLanguage" office:value-type="string" table:number-columns-spanned="8" table:number-rows-spanned="1">
            <text:p>This distinguishes each version of the column from other versions of the same column and those found in other lists. <text:s/>If used, it should change with each change in the column defini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annotation description</text:p>
          </table:table-cell>
          <table:table-cell table:number-columns-repeated="1022"/>
        </table:table-row>
        <table:table-row table:style-name="ro19">
          <table:table-cell table:style-name="CraneLanguageNoPrint"/>
          <table:table-cell/>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particular column, suitable for a human reader. <text:s/>The optional xml:lang attribute indicates the language text of the description.</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style-name="Default"/>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annotation description languag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the language of the human-language description.</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application information</text:p>
          </table:table-cell>
          <table:table-cell table:number-columns-repeated="1022"/>
        </table:table-row>
        <table:table-row table:style-name="ro13">
          <table:table-cell table:style-name="CraneLanguageNoPrint"/>
          <table:table-cell/>
          <table:table-cell table:style-name="CraneLanguage" office:value-type="string" table:number-columns-spanned="8" table:number-rows-spanned="1">
            <text:p>An annotation is supplemental information added to describe an aspect of the information without changing the definition of the information. <text:s/>This particular annotation is a description of the particular column, suitable for some downstream programmatic process.</text:p>
            <text:p/>
            <text:p>The content of this item must be entered very carefully as it is raw XML syntax complete with angle brackets and all necessary lexical restrictions. <text:s/>There must be a single top-most element and it must be in a namespace and that namespace must be other than the genericode. <text:s/>The risk in editing this field is the introduction of any XML lexical error will prevent the entire genericode file from being used by File/Open or by any stylesheet. <text:s/>Should you create non-well-formed XML in this field, you will need to remove or repair it from some non-XML perspective, such as in a text editor.</text:p>
            <text:p/>
            <text:p>Note that OpenOffice appears to discard some newline characters, usually (but not reliably) at the start or end of this field.</text:p>
          </table:table-cell>
          <table:covered-table-cell table:number-columns-repeated="7" table:style-name="Default"/>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data type parameter</text:p>
          </table:table-cell>
          <table:table-cell table:number-columns-repeated="1022"/>
        </table:table-row>
        <table:table-row table:style-name="ro16">
          <table:table-cell table:style-name="CraneLanguageNoPrint"/>
          <table:table-cell/>
          <table:table-cell table:style-name="CraneLanguage" office:value-type="string" table:number-columns-spanned="8" table:number-rows-spanned="1">
            <text:p>This describes a facet of the data type according to the short name and the long name.</text:p>
            <text:p/>
            <text:p>As an item with cardinality of "0..n" (zero or many), many entries are allowed. <text:s/>When a genericode file is opened, there is always room for one entry more than the entries defined in the input file. <text:s/>If you need to add more than one entry to the file, add the first one, save the file as genericode, and then reload the file (this is conveniently done using the menu item File/Reload after using File/Save in order to reopen the file with an additional entry without having to exit the fil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data type parameter short nam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the short name for the data type parameter whose value is described abov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Columns">&lt;&lt;</text:a></text:p>
          </table:table-cell>
          <table:table-cell table:style-name="CraneHelpTitle" office:value-type="string">
            <text:p>Column data type parameter long nam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the long name for the data type parameter whose value is described abov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5">
          <table:table-cell table:style-name="CraneLanguageNoPrint"/>
          <table:table-cell table:style-name="CraneHelpHeading" office:value-type="string">
            <text:p>Values page:</text:p>
          </table:table-cell>
          <table:table-cell table:number-columns-repeated="1022"/>
        </table:table-row>
        <table:table-row table:style-name="ro2">
          <table:table-cell table:style-name="CraneLanguageNoPrint" office:value-type="string">
            <text:p><text:a xlink:href="#Values">&lt;&lt;</text:a></text:p>
          </table:table-cell>
          <table:table-cell table:style-name="CraneHelpSubheading" office:value-type="string">
            <text:p>Return to Values page</text:p>
          </table:table-cell>
          <table:table-cell table:number-columns-repeated="1022"/>
        </table:table-row>
        <table:table-row table:style-name="ro2">
          <table:table-cell table:style-name="CraneLanguageNoPrint"/>
          <table:table-cell table:style-name="ce96"/>
          <table:table-cell table:style-name="CraneLanguage" office:value-type="string" table:number-columns-spanned="8" table:number-rows-spanned="1">
            <text:p>This page defines the actual values for the rows of list content for the columns described on the columns page.</text:p>
          </table:table-cell>
          <table:covered-table-cell table:number-columns-repeated="7" table:style-name="Default"/>
          <table:table-cell table:number-columns-repeated="1014"/>
        </table:table-row>
        <table:table-row table:style-name="ro4">
          <table:table-cell table:style-name="CraneLanguageNoPrint"/>
          <table:table-cell table:style-name="ce96"/>
          <table:table-cell table:number-columns-repeated="1022"/>
        </table:table-row>
        <table:table-row table:style-name="ro2">
          <table:table-cell table:style-name="CraneLanguageNoPrint" office:value-type="string">
            <text:p><text:a xlink:href="#Values">&lt;&lt;</text:a></text:p>
          </table:table-cell>
          <table:table-cell table:style-name="CraneHelpTitle" office:value-type="string">
            <text:p>List identification</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a reminder of the short name for the entire controlled vocabulary as defined on the identification pag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Values">&lt;&lt;</text:a></text:p>
          </table:table-cell>
          <table:table-cell table:style-name="CraneHelpTitle" office:value-type="string">
            <text:p>Columns identifier</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a reminder of the identifier of the column specified on the columns pag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Values">&lt;&lt;</text:a></text:p>
          </table:table-cell>
          <table:table-cell table:style-name="CraneHelpTitle" office:value-type="string">
            <text:p>Columns short name</text:p>
          </table:table-cell>
          <table:table-cell table:number-columns-repeated="1022"/>
        </table:table-row>
        <table:table-row table:style-name="ro2">
          <table:table-cell table:style-name="CraneLanguageNoPrint"/>
          <table:table-cell/>
          <table:table-cell table:style-name="CraneLanguage" office:value-type="string" table:number-columns-spanned="8" table:number-rows-spanned="1">
            <text:p>This is a reminder of the short name of the column specified on the columns page.</text:p>
          </table:table-cell>
          <table:covered-table-cell table:number-columns-repeated="7"/>
          <table:table-cell table:number-columns-repeated="1014"/>
        </table:table-row>
        <table:table-row table:style-name="ro4">
          <table:table-cell table:style-name="CraneLanguageNoPrint"/>
          <table:table-cell table:number-columns-repeated="1023"/>
        </table:table-row>
        <table:table-row table:style-name="ro2">
          <table:table-cell table:style-name="CraneLanguageNoPrint" office:value-type="string">
            <text:p><text:a xlink:href="#Values">&lt;&lt;</text:a></text:p>
          </table:table-cell>
          <table:table-cell table:style-name="CraneHelpTitle" office:value-type="string">
            <text:p>Add a new entry in the list of values</text:p>
          </table:table-cell>
          <table:table-cell table:number-columns-repeated="1022"/>
        </table:table-row>
        <table:table-row table:style-name="ro11">
          <table:table-cell table:style-name="CraneLanguageNoPrint"/>
          <table:table-cell/>
          <table:table-cell table:style-name="CraneLanguage" office:value-type="string" table:number-columns-spanned="8" table:number-rows-spanned="1">
            <text:p>Each row defines a new code value; each column is meta data facet for that value</text:p>
            <text:p/>
            <text:p>At this time only simple values are allowed to be read and entered, not complex values.</text:p>
          </table:table-cell>
          <table:covered-table-cell table:number-columns-repeated="7"/>
          <table:table-cell table:number-columns-repeated="1014"/>
        </table:table-row>
        <table:table-row table:style-name="ro11">
          <table:table-cell table:style-name="CraneLanguageNoPrint"/>
          <table:table-cell table:number-columns-repeated="1023"/>
        </table:table-row>
        <table:table-row table:style-name="ro11" table:number-rows-repeated="65341">
          <table:table-cell table:number-columns-repeated="1024"/>
        </table:table-row>
        <table:table-row table:style-name="ro11">
          <table:table-cell table:number-columns-repeated="1024"/>
        </table:table-row>
      </table:table>
      <table:named-expressions>
        <table:named-range table:name="HelpHelp" table:base-cell-address="$Columns.$A$1" table:cell-range-address="$Help.$A$13"/>
        <table:named-range table:name="HelpDisclaimer" table:base-cell-address="$Columns.$A$3" table:cell-range-address="$Help.$A$4"/>
        <table:named-range table:name="HelpOASIS" table:base-cell-address="$Columns.$A$7" table:cell-range-address="$Help.$A$10"/>
        <table:named-range table:name="HelpCrane" table:base-cell-address="$Columns.$A$5" table:cell-range-address="$Help.$A$7"/>
        <table:named-range table:name="HelpNewIdentification" table:base-cell-address="$Columns.$A$13" table:cell-range-address="$Help.$A$37"/>
        <table:named-range table:name="HelpValue" table:base-cell-address="$Columns.$A$17" table:cell-range-address="$Help.$A$192"/>
        <table:named-range table:name="QuestionIdentification" table:base-cell-address="$Identification.$E$7" table:cell-range-address="$Identification.$E$10"/>
        <table:named-range table:name="TemplateVersion" table:base-cell-address="$Identification.$G$1" table:cell-range-address="$Identification.$G$1"/>
        <table:named-range table:name="HelpIdentification" table:base-cell-address="$Help.$A$13" table:cell-range-address="$Help.$A$25"/>
        <table:named-range table:name="HelpColumns" table:base-cell-address="$Help.$A$41" table:cell-range-address="$Help.$A$83"/>
        <table:named-range table:name="HelpNewColumn" table:base-cell-address="$Help.$A$20" table:cell-range-address="$Help.$A$86"/>
        <table:named-range table:name="HelpKey" table:base-cell-address="$Help.$A$22" table:cell-range-address="$Help.$A$113"/>
        <table:named-range table:name="HelpValues" table:base-cell-address="$Help.$A$25" table:cell-range-address="$Help.$A$180"/>
        <table:named-range table:name="HelpIndentation" table:base-cell-address="$Help.$A$20" table:cell-range-address="$Help.$A$28"/>
        <table:named-range table:name="HelpIdentShortName" table:base-cell-address="$Help.$A$26" table:cell-range-address="$Help.$A$40"/>
        <table:named-range table:name="HelpIdentVersion" table:base-cell-address="$Help.$A$29" table:cell-range-address="$Help.$A$43"/>
        <table:named-range table:name="HelpIdentApplicationInfo" table:base-cell-address="$Help.$A$59" table:cell-range-address="$Help.$A$73"/>
        <table:named-range table:name="HelpIdentValuesDescription" table:base-cell-address="$Help.$A$62" table:cell-range-address="$Help.$A$76"/>
        <table:named-range table:name="HelpIdentValuesApplicationInfo" table:base-cell-address="$Help.$A$65" table:cell-range-address="$Help.$A$79"/>
        <table:named-range table:name="HelpIdentAgencyIdent" table:base-cell-address="$Help.$A$53" table:cell-range-address="$Help.$A$67"/>
        <table:named-range table:name="HelpIdentAgencyLongName" table:base-cell-address="$Help.$A$50" table:cell-range-address="$Help.$A$64"/>
        <table:named-range table:name="HelpIdentAgencyShortName" table:base-cell-address="$Help.$A$47" table:cell-range-address="$Help.$A$61"/>
        <table:named-range table:name="HelpIdentAlternateFormatLocationUri" table:base-cell-address="$Help.$A$44" table:cell-range-address="$Help.$A$58"/>
        <table:named-range table:name="HelpIdentLocationUri" table:base-cell-address="$Help.$A$41" table:cell-range-address="$Help.$A$55"/>
        <table:named-range table:name="HelpIdentLongName" table:base-cell-address="$Help.$A$38" table:cell-range-address="$Help.$A$52"/>
        <table:named-range table:name="HelpIdentCanonicalVersionUri" table:base-cell-address="$Help.$A$32" table:cell-range-address="$Help.$A$49"/>
        <table:named-range table:name="HelpIdentCanonicalUri" table:base-cell-address="$Help.$A$32" table:cell-range-address="$Help.$A$46"/>
        <table:named-range table:name="HelpIdentDescription" table:base-cell-address="$Help.$A$56" table:cell-range-address="$Help.$A$70"/>
        <table:named-range table:name="HelpColId" table:base-cell-address="$Help.$A$75" table:cell-range-address="$Help.$A$95"/>
        <table:named-range table:name="HelpColOptional" table:base-cell-address="$Help.$A$78" table:cell-range-address="$Help.$A$98"/>
        <table:named-range table:name="HelpColShortName" table:base-cell-address="$Help.$A$81" table:cell-range-address="$Help.$A$101"/>
        <table:named-range table:name="HelpColDataType" table:base-cell-address="$Help.$A$84" table:cell-range-address="$Help.$A$104"/>
        <table:named-range table:name="HelpColDataTypeLanguage" table:base-cell-address="$Help.$A$87" table:cell-range-address="$Help.$A$107"/>
        <table:named-range table:name="HelpColDataTypeLibrary" table:base-cell-address="$Help.$A$90" table:cell-range-address="$Help.$A$110"/>
        <table:named-range table:name="HelpKeyId" table:base-cell-address="$Help.$A$96" table:cell-range-address="$Help.$A$116"/>
        <table:named-range table:name="HelpKeyShortName" table:base-cell-address="$Help.$A$99" table:cell-range-address="$Help.$A$119"/>
        <table:named-range table:name="HelpKeyLongName" table:base-cell-address="$Help.$A$102" table:cell-range-address="$Help.$A$122"/>
        <table:named-range table:name="HelpKeyLongNameLang" table:base-cell-address="$Help.$A$105" table:cell-range-address="$Help.$A$125"/>
        <table:named-range table:name="HelpKeyLongNameIdentifier" table:base-cell-address="$Help.$A$108" table:cell-range-address="$Help.$A$128"/>
        <table:named-range table:name="HelpKeyCanonicalUri" table:base-cell-address="$Help.$A$111" table:cell-range-address="$Help.$A$131"/>
        <table:named-range table:name="HelpKeyCanonicalVersionUri" table:base-cell-address="$Help.$A$114" table:cell-range-address="$Help.$A$134"/>
        <table:named-range table:name="HelpKeyDescription" table:base-cell-address="$Help.$A$117" table:cell-range-address="$Help.$A$137"/>
        <table:named-range table:name="HelpKeyLang" table:base-cell-address="$Help.$A$120" table:cell-range-address="$Help.$A$140"/>
        <table:named-range table:name="HelpKeyApplicationInfo" table:base-cell-address="$Help.$A$123" table:cell-range-address="$Help.$A$143"/>
        <table:named-range table:name="HelpColLongName" table:base-cell-address="$Help.$A$126" table:cell-range-address="$Help.$A$146"/>
        <table:named-range table:name="HelpColLongNameLang" table:base-cell-address="$Help.$A$129" table:cell-range-address="$Help.$A$149"/>
        <table:named-range table:name="HelpColLongNameIdentifier" table:base-cell-address="$Help.$A$132" table:cell-range-address="$Help.$A$152"/>
        <table:named-range table:name="HelpColCanonicalUri" table:base-cell-address="$Help.$A$135" table:cell-range-address="$Help.$A$155"/>
        <table:named-range table:name="HelpColCanonicalVersionUri" table:base-cell-address="$Help.$A$138" table:cell-range-address="$Help.$A$158"/>
        <table:named-range table:name="HelpColDescription" table:base-cell-address="$Help.$A$141" table:cell-range-address="$Help.$A$161"/>
        <table:named-range table:name="HelpColDescriptionLang" table:base-cell-address="$Help.$A$144" table:cell-range-address="$Help.$A$164"/>
        <table:named-range table:name="HelpColApplicationInfo" table:base-cell-address="$Help.$A$147" table:cell-range-address="$Help.$A$167"/>
        <table:named-range table:name="HelpDataTypeParameter" table:base-cell-address="$Help.$A$150" table:cell-range-address="$Help.$A$170"/>
        <table:named-range table:name="HelpDataTypeParameterShortName" table:base-cell-address="$Help.$A$153" table:cell-range-address="$Help.$A$173"/>
        <table:named-range table:name="HelpDataTypeParameterLongName" table:base-cell-address="$Help.$A$156" table:cell-range-address="$Help.$A$176"/>
        <table:named-range table:name="HelpValueIdentification" table:base-cell-address="$Help.$A$163" table:cell-range-address="$Help.$A$183"/>
        <table:named-range table:name="HelpValueColumnId" table:base-cell-address="$Help.$A$166" table:cell-range-address="$Help.$A$186"/>
        <table:named-range table:name="HelpValueColumnShortName" table:base-cell-address="$Help.$A$169" table:cell-range-address="$Help.$A$189"/>
        <table:named-range table:name="HelpColumnsId" table:base-cell-address="$Help.$A$83" table:cell-range-address="$Help.$A$89"/>
        <table:named-range table:name="HelpColumnsSave" table:base-cell-address="$Help.$A$86" table:cell-range-address="$Help.$A$92"/>
        <table:named-range table:name="HelpStylesheet" table:base-cell-address="$Help.$A$31" table:cell-range-address="$Help.$A$34"/>
        <table:named-range table:name="HelpEncoding" table:base-cell-address="$Help.$A$31" table:cell-range-address="$Help.$A$31"/>
        <table:named-range table:name="Excel_BuiltIn__FilterDatabase" table:base-cell-address="$Identification.$A$1" table:cell-range-address="$Identification.$B$1:.$D$12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text-style style:name="N100">
      <number:text-content/>
    </number:tex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text>Version  </number:text>
      <number:number number:decimal-places="0" number:min-integer-digits="1"/>
    </number:number-style>
    <number:text-style style:name="N109">
      <number:text>ERROR: </number:text>
      <number:text-content/>
    </number:text-style>
    <number:currency-style style:name="N111P0" style:volatile="true">
      <number:currency-symbol number:language="nl" number:country="NL">€</number:currency-symbol>
      <number:text> </number:text>
      <number:number number:decimal-places="2" number:min-integer-digits="1" number:grouping="true"/>
    </number:currency-style>
    <number:currency-style style:name="N11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11P0"/>
    </number:currency-style>
    <number:number-style style:name="N113P0" style:volatile="true">
      <number:text>€ </number:text>
      <number:number number:decimal-places="0" number:min-integer-digits="1" number:grouping="true"/>
      <number:text> </number:text>
    </number:number-style>
    <number:number-style style:name="N113">
      <number:text>€ </number:text>
      <number:number number:decimal-places="0" number:min-integer-digits="1" number:grouping="true"/>
      <number:text>-</number:text>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
      <style:text-properties fo:color="#ff0000"/>
      <number:text>€ </number:text>
      <number:number number:decimal-places="0" number:min-integer-digits="1" number:grouping="true"/>
      <number:text>-</number:text>
      <style:map style:condition="value()&gt;=0" style:apply-style-name="N114P0"/>
    </number:number-style>
    <number:number-style style:name="N116P0" style:volatile="true">
      <number:text>€ </number:text>
      <number:number number:decimal-places="2" number:min-integer-digits="1" number:grouping="true"/>
      <number:text> </number:text>
    </number:number-style>
    <number:number-style style:name="N116">
      <number:text>€ </number:text>
      <number:number number:decimal-places="2" number:min-integer-digits="1" number:grouping="true"/>
      <number:text>-</number:text>
      <style:map style:condition="value()&gt;=0" style:apply-style-name="N116P0"/>
    </number:number-style>
    <number:number-style style:name="N117P0" style:volatile="true">
      <number:text>€ </number:text>
      <number:number number:decimal-places="2" number:min-integer-digits="1" number:grouping="true"/>
      <number:text> </number:text>
    </number:number-style>
    <number:number-style style:name="N117">
      <style:text-properties fo:color="#ff0000"/>
      <number:text>€ </number:text>
      <number:number number:decimal-places="2" number:min-integer-digits="1" number:grouping="true"/>
      <number:text>-</number:text>
      <style:map style:condition="value()&gt;=0" style:apply-style-name="N117P0"/>
    </number:number-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5P0" style:volatile="true">
      <number:number number:decimal-places="0" number:min-integer-digits="1" number:grouping="true"/>
      <number:text> </number:text>
    </number:number-style>
    <number:number-style style:name="N125P1" style:volatile="true">
      <number:number number:decimal-places="0" number:min-integer-digits="1" number:grouping="true"/>
      <number:text>-</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 </number:text>
      <number:number number:decimal-places="0" number:min-integer-digits="1" number:grouping="true"/>
      <number:text> </number:text>
    </number:number-style>
    <number:number-style style:name="N129P1" style:volatile="true">
      <number:text> € </number:text>
      <number:number number:decimal-places="0" number:min-integer-digits="1" number:grouping="true"/>
      <number:text>-</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number:text>
    </number:number-style>
    <number:number-style style:name="N133P1" style:volatile="true">
      <number:number number:decimal-places="2" number:min-integer-digits="1" number:grouping="true"/>
      <number:text>-</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 </number:text>
      <number:number number:decimal-places="2" number:min-integer-digits="1" number:grouping="true"/>
      <number:text> </number:text>
    </number:number-style>
    <number:number-style style:name="N137P1" style:volatile="true">
      <number:text> € </number:text>
      <number:number number:decimal-places="2" number:min-integer-digits="1" number:grouping="true"/>
      <number:text>-</number:text>
    </number:number-style>
    <number:number-style style:name="N137P2" style:volatile="true">
      <number:text> €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integer-digits="3" number:min-exponent-digits="1"/>
    </number:number-style>
    <number:number-style style:name="N143P0" style:volatile="true">
      <number:text>fl </number:text>
      <number:number number:decimal-places="0" number:min-integer-digits="1" number:grouping="true"/>
      <number:text> </number:text>
    </number:number-style>
    <number:number-style style:name="N143">
      <number:text>fl </number:text>
      <number:number number:decimal-places="0" number:min-integer-digits="1" number:grouping="true"/>
      <number:text>-</number:text>
      <style:map style:condition="value()&gt;=0" style:apply-style-name="N143P0"/>
    </number:number-style>
    <number:number-style style:name="N144P0" style:volatile="true">
      <number:text>fl </number:text>
      <number:number number:decimal-places="0" number:min-integer-digits="1" number:grouping="true"/>
      <number:text> </number:text>
    </number:number-style>
    <number:number-style style:name="N144">
      <style:text-properties fo:color="#ff0000"/>
      <number:text>fl </number:text>
      <number:number number:decimal-places="0" number:min-integer-digits="1" number:grouping="true"/>
      <number:text>-</number:text>
      <style:map style:condition="value()&gt;=0" style:apply-style-name="N144P0"/>
    </number:number-style>
    <number:number-style style:name="N146P0" style:volatile="true">
      <number:text>fl </number:text>
      <number:number number:decimal-places="2" number:min-integer-digits="1" number:grouping="true"/>
      <number:text> </number:text>
    </number:number-style>
    <number:number-style style:name="N146">
      <number:text>fl </number:text>
      <number:number number:decimal-places="2" number:min-integer-digits="1" number:grouping="true"/>
      <number:text>-</number:text>
      <style:map style:condition="value()&gt;=0" style:apply-style-name="N146P0"/>
    </number:number-style>
    <number:number-style style:name="N147P0" style:volatile="true">
      <number:text>fl </number:text>
      <number:number number:decimal-places="2" number:min-integer-digits="1" number:grouping="true"/>
      <number:text> </number:text>
    </number:number-style>
    <number:number-style style:name="N147">
      <style:text-properties fo:color="#ff0000"/>
      <number:text>fl </number:text>
      <number:number number:decimal-places="2" number:min-integer-digits="1" number:grouping="true"/>
      <number:text>-</number:text>
      <style:map style:condition="value()&gt;=0" style:apply-style-name="N147P0"/>
    </number:number-style>
    <number:number-style style:name="N151P0" style:volatile="true">
      <number:text> fl </number:text>
      <number:number number:decimal-places="0" number:min-integer-digits="1" number:grouping="true"/>
      <number:text> </number:text>
    </number:number-style>
    <number:number-style style:name="N151P1" style:volatile="true">
      <number:text> fl </number:text>
      <number:number number:decimal-places="0" number:min-integer-digits="1" number:grouping="true"/>
      <number:text>-</number:text>
    </number:number-style>
    <number:number-style style:name="N151P2" style:volatile="true">
      <number:text> fl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fl </number:text>
      <number:number number:decimal-places="2" number:min-integer-digits="1" number:grouping="true"/>
      <number:text> </number:text>
    </number:number-style>
    <number:number-style style:name="N155P1" style:volatile="true">
      <number:text> fl </number:text>
      <number:number number:decimal-places="2" number:min-integer-digits="1" number:grouping="true"/>
      <number:text>-</number:text>
    </number:number-style>
    <number:number-style style:name="N155P2" style:volatile="true">
      <number:text> fl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Ja</number:text>
    </number:number-style>
    <number:number-style style:name="N157P1" style:volatile="true">
      <number:text>Ja</number:text>
    </number:number-style>
    <number:number-style style:name="N157">
      <number:text>Nee</number:text>
      <style:map style:condition="value()&gt;0" style:apply-style-name="N157P0"/>
      <style:map style:condition="value()&lt;0" style:apply-style-name="N157P1"/>
    </number:number-style>
    <number:number-style style:name="N159P0" style:volatile="true">
      <number:text>Waar</number:text>
    </number:number-style>
    <number:number-style style:name="N159P1" style:volatile="true">
      <number:text>Waar</number:text>
    </number:number-style>
    <number:number-style style:name="N159">
      <number:text>Niet waar</number:text>
      <style:map style:condition="value()&gt;0" style:apply-style-name="N159P0"/>
      <style:map style:condition="value()&lt;0" style:apply-style-name="N159P1"/>
    </number:number-style>
    <number:number-style style:name="N161P0" style:volatile="true">
      <number:text>Aan</number:text>
    </number:number-style>
    <number:number-style style:name="N161P1" style:volatile="true">
      <number:text>Aan</number:text>
    </number:number-style>
    <number:number-style style:name="N161">
      <number:text>Uit</number:text>
      <style:map style:condition="value()&gt;0" style:apply-style-name="N161P0"/>
      <style:map style:condition="value()&lt;0" style:apply-style-name="N161P1"/>
    </number:number-style>
    <number:currency-style style:name="N163P0" style:volatile="true">
      <number:currency-symbol>€</number:currency-symbol>
      <number:text> </number:text>
      <number:number number:decimal-places="5" number:min-integer-digits="0" number:decimal-replacement=""/>
      <number:text> </number:text>
    </number:currency-style>
    <number:currency-style style:name="N163">
      <style:text-properties fo:color="#ff0000"/>
      <number:text>(</number:text>
      <number:currency-symbol>€</number:currency-symbol>
      <number:text> </number:text>
      <number:number number:decimal-places="5" number:min-integer-digits="0" number:decimal-replacement=""/>
      <number:text>)</number:text>
      <style:map style:condition="value()&gt;=0" style:apply-style-name="N163P0"/>
    </number:currency-style>
    <number:date-style style:name="N164">
      <number:year number:style="long"/>
      <number:text>-</number:text>
      <number:day number:style="long"/>
      <number:text>-</number:text>
      <number:month number:style="long"/>
    </number:date-style>
    <style:style style:name="Default" style:family="table-cell" style:data-style-name="N100">
      <style:table-cell-properties fo:background-color="#ffffff" style:cell-protect="none" style:print-content="true" style:rotation-align="none" style:vertical-align="top"/>
      <style:text-properties style:font-name="Arial1" fo:language="zxx" fo:country="none"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raneBackground" style:family="table-cell" style:parent-style-name="Default">
      <style:table-cell-properties fo:background-color="#e6e6ff" style:cell-protect="protected" style:print-content="true"/>
      <style:text-properties fo:language="zxx" fo:country="none"/>
    </style:style>
    <style:style style:name="DataEntry" style:family="table-cell" style:parent-style-name="Default">
      <style:table-cell-properties style:cell-protect="none" style:print-content="true" fo:background-color="transparent"/>
      <style:text-properties fo:language="zxx" fo:country="none"/>
    </style:style>
    <style:style style:name="CraneLanguage" style:family="table-cell" style:parent-style-name="CraneBackground">
      <style:table-cell-properties fo:background-color="#e6e6ff" style:cell-protect="protected" style:print-content="true" fo:wrap-option="wrap"/>
      <style:text-properties fo:language="en" fo:country="US" fo:font-style="italic" style:font-style-asian="italic" style:font-style-complex="italic"/>
    </style:style>
    <style:style style:name="DataEntryError" style:family="table-cell" style:parent-style-name="DataEntry">
      <style:table-cell-properties fo:background-color="#ffcc99"/>
    </style:style>
    <style:style style:name="CraneBackgroundNoWrap" style:family="table-cell" style:parent-style-name="CraneBackground">
      <style:table-cell-properties style:cell-protect="protected" style:print-content="true" fo:wrap-option="no-wrap"/>
    </style:style>
    <style:style style:name="CraneBackgroundNoWrapNumber" style:family="table-cell" style:parent-style-name="CraneBackgroundNoWrap" style:data-style-name="N0"/>
    <style:style style:name="CraneErrorCell" style:family="table-cell" style:parent-style-name="CraneBackground" style:data-style-name="N0">
      <style:table-cell-properties fo:wrap-option="wrap"/>
      <style:text-properties fo:color="#b80047" fo:font-weight="bold"/>
    </style:style>
    <style:style style:name="CraneHelpTitle" style:family="table-cell" style:parent-style-name="CraneLanguage">
      <style:table-cell-properties fo:wrap-option="no-wrap"/>
      <style:text-properties fo:font-weight="bold" style:font-weight-asian="bold" style:font-weight-complex="bold"/>
    </style:style>
    <style:style style:name="CraneHelpHeading" style:family="table-cell" style:parent-style-name="CraneHelpTitle">
      <style:text-properties fo:font-size="12pt"/>
    </style:style>
    <style:style style:name="CraneLabelColumnAnnotationDescription" style:family="table-cell" style:parent-style-name="CraneBackground"/>
    <style:style style:name="CraneLabelColumnId" style:family="table-cell" style:parent-style-name="CraneBackground">
      <style:text-properties fo:font-weight="bold" style:font-weight-asian="bold" style:font-weight-complex="bold"/>
    </style:style>
    <style:style style:name="CraneLabelColumnUse" style:family="table-cell" style:parent-style-name="CraneBackground">
      <style:text-properties fo:font-weight="bold" style:font-weight-asian="bold" style:font-weight-complex="bold"/>
    </style:style>
    <style:style style:name="CraneLabelColumnShortName" style:family="table-cell" style:parent-style-name="CraneBackground">
      <style:text-properties fo:font-weight="bold" style:font-weight-asian="bold" style:font-weight-complex="bold"/>
    </style:style>
    <style:style style:name="CraneLabelColumnDataType" style:family="table-cell" style:parent-style-name="CraneBackground">
      <style:text-properties fo:font-weight="bold" style:font-weight-asian="bold" style:font-weight-complex="bold"/>
    </style:style>
    <style:style style:name="CraneLabelColumnKeyId" style:family="table-cell" style:parent-style-name="CraneBackground"/>
    <style:style style:name="CraneLabelColumnKeyShortName" style:family="table-cell" style:parent-style-name="CraneBackground">
      <style:text-properties fo:font-weight="bold" style:font-weight-asian="bold" style:font-weight-complex="bold"/>
    </style:style>
    <style:style style:name="CraneLabelColumnDataTypeLibrary" style:family="table-cell" style:parent-style-name="CraneBackground"/>
    <style:style style:name="CraneLabelColumnDataTypeLanguage" style:family="table-cell" style:parent-style-name="CraneBackground"/>
    <style:style style:name="CraneLabelColumnLongName" style:family="table-cell" style:parent-style-name="CraneBackground"/>
    <style:style style:name="CraneLabelColumnLongNameLang" style:family="table-cell" style:parent-style-name="CraneBackground"/>
    <style:style style:name="CraneLabelColumnLongNameIdentifier" style:family="table-cell" style:parent-style-name="CraneBackground"/>
    <style:style style:name="CraneLabelColumnCanonicalUri" style:family="table-cell" style:parent-style-name="CraneBackground">
      <style:text-properties fo:font-weight="normal" style:font-weight-asian="normal" style:font-weight-complex="normal"/>
    </style:style>
    <style:style style:name="CraneLabelColumnCanonicalVersionUri" style:family="table-cell" style:parent-style-name="CraneBackground">
      <style:text-properties fo:font-weight="normal" style:font-weight-asian="normal" style:font-weight-complex="normal"/>
    </style:style>
    <style:style style:name="DataEntryIgnored" style:family="table-cell" style:parent-style-name="DataEntry">
      <style:table-cell-properties fo:background-color="#ffffcc" style:cell-protect="none" style:print-content="true"/>
    </style:style>
    <style:style style:name="CraneIdentificationDefined" style:family="table-cell" style:parent-style-name="CraneBackground"/>
    <style:style style:name="CraneBackgroundNoWrapNumberProtected" style:family="table-cell" style:parent-style-name="CraneBackgroundNoWrapNumber"/>
    <style:style style:name="CraneLabelIdentShortName" style:family="table-cell" style:parent-style-name="CraneBackground">
      <style:text-properties fo:font-weight="bold" style:font-weight-asian="bold" style:font-weight-complex="bold"/>
    </style:style>
    <style:style style:name="CraneLabelIdentVersion" style:family="table-cell" style:parent-style-name="CraneBackground">
      <style:text-properties fo:font-weight="bold" style:font-weight-asian="bold" style:font-weight-complex="bold"/>
    </style:style>
    <style:style style:name="CraneLabelIdentCanonicalUri" style:family="table-cell" style:parent-style-name="CraneBackground">
      <style:text-properties fo:font-weight="bold" style:font-weight-asian="bold" style:font-weight-complex="bold"/>
    </style:style>
    <style:style style:name="CraneLabelIdentCanonicalVersionUri" style:family="table-cell" style:parent-style-name="CraneBackground">
      <style:text-properties fo:font-weight="bold" style:font-weight-asian="bold" style:font-weight-complex="bold"/>
    </style:style>
    <style:style style:name="CraneLabelIdentLongName" style:family="table-cell" style:parent-style-name="CraneBackground"/>
    <style:style style:name="CraneLabelIdentLocationUri" style:family="table-cell" style:parent-style-name="CraneBackground"/>
    <style:style style:name="CraneLabelIdentAlternateFormatLocationUri" style:family="table-cell" style:parent-style-name="CraneBackground"/>
    <style:style style:name="CraneLabelIdentAgencyShortName" style:family="table-cell" style:parent-style-name="CraneBackground"/>
    <style:style style:name="CraneLabelIdentAgencyLongName" style:family="table-cell" style:parent-style-name="CraneBackground"/>
    <style:style style:name="CraneLabelIdentAgencyIdentifier" style:family="table-cell" style:parent-style-name="CraneBackground"/>
    <style:style style:name="CraneLabelIdentAgencyLongNameLang" style:family="table-cell" style:parent-style-name="CraneBackground"/>
    <style:style style:name="CraneLabelIdentLongNameIdentifier" style:family="table-cell" style:parent-style-name="CraneBackground"/>
    <style:style style:name="CraneLabelIdentAlternateFormatLocationUriMimeType" style:family="table-cell" style:parent-style-name="CraneBackground"/>
    <style:style style:name="CraneLabelIdentAgencyIdentifierIdentifier" style:family="table-cell" style:parent-style-name="CraneBackground"/>
    <style:style style:name="CraneLabelValues" style:family="table-cell" style:parent-style-name="CraneBackground"/>
    <style:style style:name="CraneLabelColumnDataTypeParameterShortName" style:family="table-cell" style:parent-style-name="CraneBackground"/>
    <style:style style:name="CraneLabelColumnDataTypeParameterLongName" style:family="table-cell" style:parent-style-name="CraneBackground"/>
    <style:style style:name="CraneLabelColumnKeyLongName" style:family="table-cell" style:parent-style-name="CraneBackground"/>
    <style:style style:name="CraneLabelColumnKeyLongNameLang" style:family="table-cell" style:parent-style-name="CraneBackground"/>
    <style:style style:name="CraneLabelColumnKeyLongNameIdentifier" style:family="table-cell" style:parent-style-name="CraneBackground"/>
    <style:style style:name="CraneLabelColumnKeyCanonicalUri" style:family="table-cell" style:parent-style-name="CraneBackground"/>
    <style:style style:name="CraneLabelColumnKeyCanonicalVersionUri" style:family="table-cell" style:parent-style-name="CraneBackground"/>
    <style:style style:name="CraneLabelColumnDataTypeParameter" style:family="table-cell" style:parent-style-name="CraneBackground"/>
    <style:style style:name="CraneLabelIdentAgencyLongNameIdentifier" style:family="table-cell" style:parent-style-name="CraneBackground"/>
    <style:style style:name="DataEntryBold" style:family="table-cell" style:parent-style-name="DataEntry">
      <style:text-properties fo:font-weight="bold"/>
    </style:style>
    <style:style style:name="CraneBackgroundNoWrapNumberProtectedBold" style:family="table-cell" style:parent-style-name="CraneBackgroundNoWrapNumberProtected">
      <style:text-properties fo:font-style="normal" fo:font-weight="bold"/>
    </style:style>
    <style:style style:name="CraneFillerValues1" style:family="table-cell" style:parent-style-name="CraneBackground"/>
    <style:style style:name="CraneFillerValues2" style:family="table-cell" style:parent-style-name="CraneBackground"/>
    <style:style style:name="CraneFillerValues3" style:family="table-cell" style:parent-style-name="CraneBackground"/>
    <style:style style:name="CraneFillerValues4" style:family="table-cell" style:parent-style-name="CraneBackground"/>
    <style:style style:name="CraneLabelValuesId" style:family="table-cell" style:parent-style-name="CraneBackground">
      <style:text-properties fo:font-size="12pt" fo:font-weight="bold" style:font-weight-asian="bold" style:font-weight-complex="bold"/>
    </style:style>
    <style:style style:name="CraneLabelValuesShortName" style:family="table-cell" style:parent-style-name="CraneBackground"/>
    <style:style style:name="CraneLabelColumnSaveAction" style:family="table-cell" style:parent-style-name="CraneBackground"/>
    <style:style style:name="CraneLabelFillerValues" style:family="table-cell" style:parent-style-name="CraneBackgroundNoWrap"/>
    <style:style style:name="CraneLabelIdentAnnotationDescription" style:family="table-cell" style:parent-style-name="CraneBackground"/>
    <style:style style:name="CraneLabelIdentAnnotationDescriptionLang" style:family="table-cell" style:parent-style-name="CraneBackground"/>
    <style:style style:name="CraneLabelIdentAnnotationApplication" style:family="table-cell" style:parent-style-name="CraneBackground"/>
    <style:style style:name="CraneLabelColumnKeyAnnotationDescription" style:family="table-cell" style:parent-style-name="CraneBackground"/>
    <style:style style:name="CraneLabelColumnKeyAnnotationDescriptionLang" style:family="table-cell" style:parent-style-name="CraneBackground"/>
    <style:style style:name="CraneLabelColumnKeyAnnotationApplication" style:family="table-cell" style:parent-style-name="CraneBackground"/>
    <style:style style:name="CraneLabelColumnAnnotationApplication" style:family="table-cell" style:parent-style-name="CraneBackground"/>
    <style:style style:name="CraneLabelColumnAnnotationDescriptionLang" style:family="table-cell" style:parent-style-name="CraneBackground"/>
    <style:style style:name="CraneLabelIdentValuesAnnotationDescription" style:family="table-cell" style:parent-style-name="CraneBackground"/>
    <style:style style:name="CraneLabelIdentValuesAnnotationApplication" style:family="table-cell" style:parent-style-name="CraneBackground"/>
    <style:style style:name="CraneLabelIdentValuesAnnotationDescriptionLang" style:family="table-cell" style:parent-style-name="CraneBackground"/>
    <style:style style:name="CraneLabelSaveIndentation" style:family="table-cell" style:parent-style-name="CraneBackgroundNoWrap"/>
    <style:style style:name="CraneLabelIdentLongNameLang" style:family="table-cell" style:parent-style-name="CraneBackground"/>
    <style:style style:name="CraneBackgroundNoWrapNumberProtectedHidden" style:family="table-cell" style:parent-style-name="CraneBackgroundNoWrapNumberProtected">
      <style:table-cell-properties style:cell-protect="hidden-and-protected" style:print-content="true"/>
    </style:style>
    <style:style style:name="CraneBackgroundUnprotected" style:family="table-cell" style:parent-style-name="CraneBackgroundNoWrap">
      <style:table-cell-properties style:cell-protect="none" style:print-content="true"/>
    </style:style>
    <style:style style:name="CraneHelpSubheading" style:family="table-cell" style:parent-style-name="CraneHelpHeading">
      <style:text-properties fo:font-size="10pt" fo:font-weight="normal"/>
    </style:style>
    <style:style style:name="CraneNameExposition" style:family="table-cell" style:parent-style-name="CraneBackgroundNoWrap">
      <style:table-cell-properties style:cell-protect="hidden-and-protected" style:print-content="true"/>
      <style:text-properties fo:color="#008000"/>
    </style:style>
    <style:style style:name="CraneProtectExposition" style:family="table-cell" style:parent-style-name="CraneNameExposition">
      <style:text-properties fo:color="#ff0000" fo:font-weight="bold"/>
    </style:style>
    <style:style style:name="CraneLanguageNoWrap" style:family="table-cell" style:parent-style-name="CraneLanguage">
      <style:table-cell-properties fo:background-color="#e6e6ff" fo:wrap-option="no-wrap"/>
    </style:style>
    <style:style style:name="CraneLabelSaveStylesheet" style:family="table-cell" style:parent-style-name="CraneBackgroundNoWrap"/>
    <style:style style:name="CraneLabelSaveStylesheetType" style:family="table-cell" style:parent-style-name="CraneBackgroundNoWrap"/>
    <style:style style:name="CraneLanguageNoPrint" style:family="table-cell" style:parent-style-name="CraneLanguage">
      <style:table-cell-properties style:cell-protect="protected" style:print-content="false"/>
    </style:style>
    <style:style style:name="CraneLabelIdentAgencyIdentifierLang" style:family="table-cell" style:parent-style-name="CraneLabelIdentAgencyLongNameLang"/>
    <style:style style:name="CranePad" style:family="table-cell" style:parent-style-name="CraneBackground"/>
    <style:style style:name="CraneSaveAction" style:family="table-cell" style:parent-style-name="DataEntry"/>
    <style:style style:name="CraneLabelSaveEncoding" style:family="table-cell" style:parent-style-name="CraneBackgroundNoWrap"/>
    <style:style style:name="_32_0_25__20_-_20_Accent1" style:display-name="20% - Accent1" style:family="table-cell" style:parent-style-name="Default">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2" style:display-name="20% - Accent2" style:family="table-cell" style:parent-style-name="Default">
      <style:table-cell-properties fo:background-color="#ffcc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3" style:display-name="20% - Accent3" style:family="table-cell" style:parent-style-name="Default">
      <style:table-cell-properties fo:background-color="#cc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4" style:display-name="20% - Accent4" style:family="table-cell" style:parent-style-name="Default">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2" style:display-name="40% - Accent2" style:family="table-cell" style:parent-style-name="Default">
      <style:table-cell-properties fo:background-color="#ffcc99"/>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3" style:display-name="40% - Accent3" style:family="table-cell" style:parent-style-name="Default">
      <style:table-cell-properties fo:background-color="#cc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3" style:display-name="60% - Accent3" style:family="table-cell" style:parent-style-name="Default">
      <style:table-cell-properties fo:background-color="#ccccff"/>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4" style:display-name="60% - Accent4" style:family="table-cell" style:parent-style-name="Default">
      <style:table-cell-properties fo:background-color="#c0c0c0"/>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_36_0_25__20_-_20_Accent6" style:display-name="60% - Accent6" style:family="table-cell" style:parent-style-name="Default">
      <style:table-cell-properties fo:background-color="#ffcc99"/>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2" style:family="table-cell" style:parent-style-name="Default">
      <style:table-cell-properties fo:background-color="#90713a"/>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3" style:family="table-cell" style:parent-style-name="Default">
      <style:table-cell-properties fo:background-color="#ccccff"/>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Accent6" style:family="table-cell" style:parent-style-name="Default">
      <style:table-cell-properties fo:background-color="#ff8080"/>
      <style:text-properties fo:color="#ffffff"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Berekening"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ontrolece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ekoppelde_20_cel" style:display-name="Gekoppelde ce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Goed" style:family="table-cell" style:parent-style-name="Default">
      <style:table-cell-properties fo:background-color="#ccffcc"/>
      <style:text-properties fo:color="#006411"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Invoer"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Kop_20_1" style:display-name="Kop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Kop_20_2" style:display-name="Kop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Kop_20_3" style:display-name="Kop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Kop_20_4" style:display-name="Kop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Neutraal" style:family="table-cell" style:parent-style-name="Default">
      <style:table-cell-properties fo:background-color="#ffffcc"/>
      <style:text-properties fo:color="#9933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Notitie" style:family="table-cell" style:parent-style-name="Default">
      <style:table-cell-properties fo:background-color="#ffff99" style:diagonal-bl-tr="none" style:diagonal-tl-br="none" fo:border="0.035cm solid #c0c0c0" style:rotation-align="none"/>
    </style:style>
    <style:style style:name="Ongeldig" style:family="table-cell" style:parent-style-name="Default">
      <style:table-cell-properties fo:background-color="#ff99cc"/>
      <style:text-properties fo:color="#f20884"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itel"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ota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Uitvoer"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Verklarende_20_tekst" style:display-name="Verklarende tekst" style:family="table-cell" style:parent-style-name="Default">
      <style:text-properties fo:color="#808080" style:text-outline="false" style:text-line-through-styl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Waarschuwingstekst" style:family="table-cell" style:parent-style-name="Default">
      <style:text-properties fo:color="#dd0806"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draw:marker draw:name="Arrowheads_20_1" draw:display-name="Arrowheads 1" svg:viewBox="0 0 20 30" svg:d="m10 0-10 30h20z"/>
  </office:styles>
  <office:automatic-styles>
    <style:page-layout style:name="Mpm1">
      <style:page-layout-properties fo:page-width="27.94cm" fo:page-height="21.59cm" style:num-format="1" style:print-orientation="landscape" fo:margin-top="1.27cm" fo:margin-bottom="1.27cm" fo:margin-left="1.27cm" fo:margin-right="1.27cm" style:shadow="none" fo:background-color="transparent" style:first-page-number="continue" style:writing-mode="lr-tb">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style:region-left>
          <text:p><text:sheet-name>???</text:sheet-name></text:p>
        </style:region-left>
        <style:region-right>
          <text:p>OASIS genericode editing by Crane Softwrights Ltd.</text:p>
        </style:region-right>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29-10-2012</text:date>, <text:time>11:32:27</text:time></text:p>
        </style:region-right>
      </style:header>
      <style:header-left style:display="false"/>
      <style:footer>
        <text:p>Page <text:page-number>1</text:page-number> / <text:page-count>99</text:page-count></text:p>
      </style:footer>
      <style:footer-left style:display="false"/>
    </style:master-page>
    <style:master-page style:name="PageStyle_5f_kodes" style:display-name="PageStyle_kodes" style:page-layout-name="Mpm3">
      <style:header style:display="false"/>
      <style:header-left style:display="false"/>
      <style:footer style:display="false"/>
      <style:footer-left style:display="false"/>
    </style:master-page>
    <style:master-page style:name="PageStyle_5f_kodes_20_1" style:display-name="PageStyle_kodes 1" style:page-layout-name="Mpm3">
      <style:header style:display="false"/>
      <style:header-left style:display="false"/>
      <style:footer style:display="false"/>
      <style:footer-left style:display="false"/>
    </style:master-page>
    <style:master-page style:name="PageStyle_5f_kodes_20_2" style:display-name="PageStyle_kodes 2" style:page-layout-name="Mpm3">
      <style:header style:display="false"/>
      <style:header-left style:display="false"/>
      <style:footer style:display="false"/>
      <style:footer-left style:display="false"/>
    </style:master-page>
    <style:master-page style:name="PageStyle_5f_kodes_20_3" style:display-name="PageStyle_kodes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field="urn:openoffice:names:experimental:ooo-ms-interop:xmlns:field:1.0">
    <meta:creation-date>2012-04-18T14:58:36.07</meta:creation-date>
    <meta:editing-duration>PT1H58M36S</meta:editing-duration>
    <meta:editing-cycles>10</meta:editing-cycles>
    <meta:generator>OpenOffice.org/3.3$Win32 OpenOffice.org_project/330m20$Build-9567</meta:generator>
    <meta:initial-creator>Thies Mesdag</meta:initial-creator>
    <dc:date>2012-10-29T11:32:27.13</dc:date>
    <dc:creator>Thies Mesdag</dc:creator>
    <meta:document-statistic meta:table-count="4" meta:cell-count="4441" meta:object-count="0"/>
    <meta:user-defined meta:name="Info 1"/>
    <meta:user-defined meta:name="Info 2"/>
    <meta:user-defined meta:name="Info 3"/>
    <meta:user-defined meta:name="Info 4"/>
    <meta:template xlink:type="simple" xlink:actuate="onRequest" xlink:title="genericode" xlink:href="file:///C:/Documents%20and%20Settings/mesdat/Toepassingsgegevens/OpenOffice.org/3/user/template/Genericode%20by%20Crane%20Softwrights%20Ltd/genericode.ots" meta:date="2012-04-18T14:58:32.45"/>
  </office:meta>
</office:document-meta>
</file>